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60E42C7.png" manifest:media-type="image/png"/>
  <manifest:file-entry manifest:full-path="Pictures/1000000000000320000002580760E510.png" manifest:media-type="image/png"/>
  <manifest:file-entry manifest:full-path="Pictures/100000000000032000000258634F793E.png" manifest:media-type="image/png"/>
  <manifest:file-entry manifest:full-path="Pictures/100002000000001000000010E156A1A9.gif" manifest:media-type="image/gif"/>
  <manifest:file-entry manifest:full-path="Pictures/1000000000000320000002581CBB80A3.png" manifest:media-type="image/png"/>
  <manifest:file-entry manifest:full-path="Pictures/1000000000000320000002588527B2C2.png" manifest:media-type="image/png"/>
  <manifest:file-entry manifest:full-path="Pictures/1000000000000320000002587D55B7E2.png" manifest:media-type="image/png"/>
  <manifest:file-entry manifest:full-path="Pictures/10000000000003A7000004BAB2DB4021.png" manifest:media-type="image/png"/>
  <manifest:file-entry manifest:full-path="Pictures/100000000000032000000258A78812E3.png" manifest:media-type="image/png"/>
  <manifest:file-entry manifest:full-path="Pictures/1000000000000320000002588695583A.png" manifest:media-type="image/png"/>
  <manifest:file-entry manifest:full-path="Pictures/100000000000032000000258594E7313.png" manifest:media-type="image/png"/>
  <manifest:file-entry manifest:full-path="Pictures/100000000000032000000258CA0C59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e6e6ff" fo:min-height="3.982cm"/>
    </style:style>
    <style:style style:name="gr5" style:family="graphic" style:parent-style-name="standard">
      <style:graphic-properties draw:stroke="none" draw:fill="solid" draw:fill-color="#e6e6ff" fo:min-height="2.39cm" draw:shadow="hidden"/>
    </style:style>
    <style:style style:name="gr6" style:family="graphic" style:parent-style-name="standard">
      <style:graphic-properties draw:stroke="none" draw:fill="solid" draw:fill-color="#e6e6ff" fo:min-height="4.778cm"/>
    </style:style>
    <style:style style:name="gr7" style:family="graphic" style:parent-style-name="standard">
      <style:graphic-properties draw:stroke="none" draw:fill="solid" draw:fill-color="#e6e6ff" fo:min-height="9.956cm"/>
    </style:style>
    <style:style style:name="gr8" style:family="graphic" style:parent-style-name="standard">
      <style:graphic-properties draw:stroke="none" draw:fill="solid" draw:fill-color="#e6e6ff" fo:min-height="11.378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solid" draw:fill-color="#e6e6ff" fo:min-height="5.69cm"/>
    </style:style>
    <style:style style:name="gr11" style:family="graphic" style:parent-style-name="standard">
      <style:graphic-properties draw:stroke="none" draw:fill="none" fo:min-height="7.112cm"/>
    </style:style>
    <style:style style:name="gr12" style:family="graphic" style:parent-style-name="standard">
      <style:graphic-properties draw:stroke="none" draw:fill="none" fo:min-height="8.534cm"/>
    </style:style>
    <style:style style:name="gr13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solid" draw:fill-color="#e6e6ff" fo:min-height="6.401cm"/>
    </style:style>
    <style:style style:name="gr16" style:family="graphic" style:parent-style-name="standard">
      <style:graphic-properties draw:stroke="none" draw:fill="solid" draw:fill-color="#e6e6ff" fo:min-height="4.979cm"/>
    </style:style>
    <style:style style:name="gr17" style:family="graphic" style:parent-style-name="standard">
      <style:graphic-properties draw:stroke="none" draw:fill="solid" draw:fill-color="#e6e6ff" fo:min-height="4.956cm"/>
    </style:style>
    <style:style style:name="gr18" style:family="graphic" style:parent-style-name="standard">
      <style:graphic-properties draw:stroke="none" draw:fill="solid" draw:fill-color="#e6e6ff" fo:min-height="16.895cm"/>
    </style:style>
    <style:style style:name="gr19" style:family="graphic" style:parent-style-name="standard">
      <style:graphic-properties draw:stroke="none" draw:fill="solid" draw:fill-color="#e6e6ff" fo:min-height="12.089cm"/>
    </style:style>
    <style:style style:name="gr20" style:family="graphic" style:parent-style-name="standard">
      <style:graphic-properties draw:stroke="none" draw:fill="solid" draw:fill-color="#e6e6ff" fo:min-height="7.112cm"/>
    </style:style>
    <style:style style:name="gr21" style:family="graphic" style:parent-style-name="standard">
      <style:graphic-properties draw:stroke="none" draw:fill="solid" draw:fill-color="#e6e6ff" fo:min-height="2.846cm"/>
    </style:style>
    <style:style style:name="gr22" style:family="graphic" style:parent-style-name="standard">
      <style:graphic-properties draw:stroke="none" draw:fill="solid" draw:fill-color="#e6e6ff" fo:min-height="2.135cm"/>
    </style:style>
    <style:style style:name="gr23" style:family="graphic" style:parent-style-name="standard">
      <style:graphic-properties draw:stroke="none" draw:fill="none" fo:min-height="14.933cm"/>
    </style:style>
    <style:style style:name="gr24" style:family="graphic" style:parent-style-name="standard">
      <style:graphic-properties draw:stroke="none" draw:fill="solid" draw:fill-color="#e6e6ff" fo:min-height="9.245cm"/>
    </style:style>
    <style:style style:name="gr25" style:family="graphic" style:parent-style-name="standard">
      <style:graphic-properties draw:stroke="none" draw:fill="solid" draw:fill-color="#e6e6ff" fo:min-height="8.534cm"/>
    </style:style>
    <style:style style:name="gr26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solid" draw:fill-color="#e6e6ff" fo:min-height="12.8cm"/>
    </style:style>
    <style:style style:name="pr1" style:family="presentation" style:parent-style-name="lyt-organic-notes">
      <style:graphic-properties draw:fill-color="#ffffff" fo:min-height="12.572cm"/>
    </style:style>
    <style:style style:name="pr2" style:family="presentation" style:parent-style-name="lyt-organic-title">
      <style:graphic-properties fo:min-height="3.506cm"/>
    </style:style>
    <style:style style:name="pr3" style:family="presentation" style:parent-style-name="lyt-organic-outline1">
      <style:graphic-properties fo:min-height="13.86cm"/>
    </style:style>
    <style:style style:name="pr4" style:family="presentation" style:parent-style-name="lyt-organic-title">
      <style:graphic-properties draw:auto-grow-height="true" fo:min-height="3.506cm"/>
    </style:style>
    <style:style style:name="pr5" style:family="presentation" style:parent-style-name="lyt-organic-outline1">
      <style:graphic-properties fo:min-height="15.343cm"/>
    </style:style>
    <style:style style:name="pr6" style:family="presentation" style:parent-style-name="lyt-organic-notes">
      <style:graphic-properties draw:fill-color="#ffffff" draw:auto-grow-height="true" fo:min-height="12.572cm"/>
    </style:style>
    <style:style style:name="pr7" style:family="presentation" style:parent-style-name="lyt-organic-outline1">
      <style:graphic-properties fo:min-height="12.901cm"/>
    </style:style>
    <style:style style:name="pr8" style:family="presentation" style:parent-style-name="lyt-organic-outline1">
      <style:graphic-properties fo:min-height="13.536cm"/>
    </style:style>
    <style:style style:name="pr9" style:family="presentation" style:parent-style-name="lyt-organic-outline1">
      <style:graphic-properties fo:min-height="12.266cm"/>
    </style:style>
    <style:style style:name="pr10" style:family="presentation" style:parent-style-name="lyt-organic-outline1">
      <style:graphic-properties fo:min-height="9.849cm"/>
    </style:style>
    <style:style style:name="pr11" style:family="presentation" style:parent-style-name="lyt-organic-outline1">
      <style:graphic-properties fo:min-height="8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DejaVu Sans Mono'" style:font-family-generic="modern" style:font-pitch="fixed" fo:font-size="2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/>
    </style:style>
    <style:style style:name="P7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P8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9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10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11" style:family="paragraph">
      <style:text-properties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4pt"/>
    </style:style>
    <style:style style:name="P13" style:family="paragraph">
      <style:text-properties fo:color="#dc2300" fo:font-size="20pt" style:font-size-asian="20pt" style:font-size-complex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5" style:family="text">
      <style:text-properties fo:font-family="Albany" style:font-family-generic="swiss" fo:font-size="32pt" style:font-size-asian="32pt" style:font-size-complex="32pt"/>
    </style:style>
    <style:style style:name="T6" style:family="text">
      <style:text-properties fo:font-family="'DejaVu Sans Mono'" style:font-family-generic="modern" style:font-pitch="fixed" fo:font-size="2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/>
    </style:style>
    <style:style style:name="T7" style:family="text">
      <style:text-properties fo:font-family="'DejaVu Sans Mono'" style:font-family-generic="modern" style:font-pitch="fixed" fo:font-size="2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 style:font-weight-complex="normal"/>
    </style:style>
    <style:style style:name="T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/>
    </style:style>
    <style:style style:name="T9" style:family="text">
      <style:text-properties fo:font-family="'DejaVu Sans Mono'" style:font-family-generic="modern" style:font-pitch="fixed" fo:font-size="22pt" style:font-size-asian="22pt" style:font-size-complex="22pt"/>
    </style:style>
    <style:style style:name="T10" style:family="text">
      <style:text-properties fo:font-family="'DejaVu Sans Mono'" style:font-family-generic="modern" style:font-pitch="fixed" fo:font-size="20pt" style:font-size-asian="20pt" style:font-size-complex="20pt"/>
    </style:style>
    <style:style style:name="T11" style:family="text">
      <style:text-properties fo:color="#ff3333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ff" fo:font-family="'DejaVu Sans Mono'" style:font-family-generic="modern" style:font-pitch="fixed" fo:font-size="24pt" style:font-size-asian="24pt" style:font-size-complex="24pt"/>
    </style:style>
    <style:style style:name="T15" style:family="text">
      <style:text-properties fo:color="#00ae00" fo:font-family="'DejaVu Sans Mono'" style:font-family-generic="modern" style:font-pitch="fixed" fo:font-size="24pt" style:font-size-asian="24pt" style:font-size-complex="24pt"/>
    </style:style>
    <style:style style:name="T16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17" style:family="text">
      <style:text-properties fo:color="#ff3333" fo:font-family="'DejaVu Sans Mono'" style:font-family-generic="modern" style:font-pitch="fixed" fo:font-size="24pt" style:font-size-asian="24pt" style:font-size-complex="24pt"/>
    </style:style>
    <style:style style:name="T18" style:family="text">
      <style:text-properties fo:color="#dc2300" fo:font-family="'DejaVu Sans Mono'" style:font-family-generic="modern" style:font-pitch="fixed" fo:font-size="24pt" style:font-size-asian="24pt" style:font-size-complex="24pt"/>
    </style:style>
    <style:style style:name="T19" style:family="text">
      <style:text-properties fo:color="#dc2300" fo:font-family="'DejaVu Sans Mono'" style:font-family-generic="modern" style:font-pitch="fixed" fo:font-size="24pt" style:font-size-asian="24pt" style:font-size-complex="24pt" style:text-overline-style="solid" style:text-overline-width="auto" style:text-overline-color="font-color"/>
    </style:style>
    <style:style style:name="T20" style:family="text">
      <style:text-properties fo:color="#ff0000" fo:font-family="'DejaVu Sans Mono'" style:font-family-generic="modern" style:font-pitch="fixed" fo:font-size="24pt" style:font-size-asian="24pt" style:font-size-complex="24pt" style:text-overline-style="solid" style:text-overline-width="auto" style:text-overline-color="font-color"/>
    </style:style>
    <style:style style:name="T21" style:family="text">
      <style:text-properties fo:color="#ff0000" fo:font-family="'DejaVu Sans Mono'" style:font-family-generic="modern" style:font-pitch="fixed" fo:font-size="24pt" fo:font-weight="bold" style:font-size-asian="24pt" style:font-weight-asian="bold" style:font-size-complex="24pt" style:font-weight-complex="bold" style:text-overline-style="solid" style:text-overline-width="auto" style:text-overline-color="font-color"/>
    </style:style>
    <style:style style:name="T22" style:family="text">
      <style:text-properties fo:color="#dc2300" fo:font-family="'DejaVu Sans Mono'" style:font-family-generic="modern" style:font-pitch="fixed" fo:font-size="26pt" style:font-size-asian="26pt" style:font-size-complex="26pt"/>
    </style:style>
    <style:style style:name="T23" style:family="text">
      <style:text-properties fo:color="#00ae00" fo:font-family="'DejaVu Sans'" style:font-family-generic="swiss" style:font-pitch="variable" fo:font-size="26pt" style:font-size-asian="26pt" style:font-size-complex="26pt"/>
    </style:style>
    <style:style style:name="T24" style:family="text">
      <style:text-properties fo:color="#008000" fo:font-family="'DejaVu Sans Mono'" style:font-family-generic="modern" style:font-pitch="fixed" fo:font-size="26pt" style:font-size-asian="26pt" style:font-size-complex="26pt"/>
    </style:style>
    <style:style style:name="T25" style:family="text">
      <style:text-properties fo:color="#0000ff" fo:font-family="'DejaVu Sans Mono'" style:font-family-generic="modern" style:font-pitch="fixed" fo:font-size="26pt" style:font-size-asian="26pt" style:font-size-complex="26pt"/>
    </style:style>
    <style:style style:name="T26" style:family="text">
      <style:text-properties fo:color="#5c8526" fo:font-family="'DejaVu Sans Mono'" style:font-family-generic="modern" style:font-pitch="fixed" fo:font-size="20pt" style:font-size-asian="20pt" style:font-size-complex="20pt"/>
    </style:style>
    <style:style style:name="T27" style:family="text">
      <style:text-properties fo:color="#dc2300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style:text-line-through-style="solid" fo:font-family="'DejaVu Sans Mono'" style:font-family-generic="modern" style:font-pitch="fixed" fo:font-size="22pt" style:font-size-asian="22pt" style:font-size-complex="22pt"/>
    </style:style>
    <style:style style:name="T29" style:family="text">
      <style:text-properties fo:color="#4700b8" fo:font-family="'DejaVu Sans Mono'" style:font-family-generic="modern" style:font-pitch="fixed" fo:font-size="24pt" style:font-size-asian="24pt" style:font-size-complex="24pt"/>
    </style:style>
    <style:style style:name="T30" style:family="text">
      <style:text-properties fo:font-family="'DejaVu Sans Mono'" style:font-family-generic="modern" style:font-pitch="fixed" fo:font-size="24pt" fo:text-shadow="1pt 1pt" style:font-size-asian="24pt" style:font-size-complex="24pt"/>
    </style:style>
    <style:style style:name="T31" style:family="text">
      <style:text-properties fo:color="#2300dc" fo:font-family="'DejaVu Sans Mono'" style:font-family-generic="modern" style:font-pitch="fixed" fo:font-size="24pt" style:font-size-asian="24pt" style:font-size-complex="24pt"/>
    </style:style>
    <style:style style:name="T32" style:family="text">
      <style:text-properties style:text-line-through-style="solid"/>
    </style:style>
    <style:style style:name="T33" style:family="text">
      <style:text-properties style:text-line-through-style="none"/>
    </style:style>
    <style:style style:name="T34" style:family="text">
      <style:text-properties fo:color="#5c8526"/>
    </style:style>
    <style:style style:name="T35" style:family="text">
      <style:text-properties fo:color="#dc23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draw:style-name="gr1" draw:text-style-name="P2" draw:layer="layout" svg:width="7.322cm" svg:height="5.141cm" svg:x="10.795cm" svg:y="3.81cm">
          <draw:text-box>
            <text:p text:style-name="P1"><text:span text:style-name="T1">XML</text:span></text:p>
            <text:p text:style-name="P1"><text:span text:style-name="T2">(and Perl)</text:span></text:p>
          </draw:text-box>
        </draw:frame>
        <draw:frame draw:style-name="gr2" draw:layer="layout" svg:width="24.13cm" svg:height="0.962cm" svg:x="1.905cm" svg:y="17.78cm">
          <draw:text-box>
            <text:p>Mark Overmeer, MARKOV Solutions<text:tab/><text:tab/><text:tab/><text:tab/><text:tab/>YAPC::EU August 2012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Plan</text:p>
          </draw:text-box>
        </draw:frame>
        <draw:frame presentation:style-name="pr3" draw:layer="layout" svg:width="23cm" svg:height="13.86cm" svg:x="2.5cm" svg:y="5.514cm" presentation:class="outline">
          <draw:text-box>
            <text:list text:style-name="L3">
              <text:list-item>
                <text:p>XML</text:p>
              </text:list-item>
              <text:list-item>
                <text:p>Schemata (horrors)</text:p>
              </text:list-item>
              <text:list-item>
                <text:p>XML::Compile</text:p>
              </text:list-item>
              <text:list-item>
                <text:p>SOAP and WSDL</text:p>
              </text:list-item>
              <text:list-item>
                <text:p>XML::Compile::SOAP:**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Be realistic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“XML” is just a like lines on paper, it's nothing more than structural notation:</text:p>
                <text:list>
                  <text:list-item>
                    <text:p>YAML</text:p>
                  </text:list-item>
                  <text:list-item>
                    <text:p>JSON</text:p>
                  </text:list-item>
                  <text:list-item>
                    <text:p><text:a xlink:href="data::Dumper">Data::Dumper</text:a></text:p>
                  </text:list-item>
                  <text:list-item>
                    <text:p>Serialize</text:p>
                  </text:list-item>
                  <text:list-item>
                    <text:p>INI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(dis-)advantag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name-spaces</text:p>
              </text:list-item>
              <text:list-item>
                <text:p>utf-8</text:p>
              </text:list-item>
              <text:list-item>
                <text:p>readable</text:p>
              </text:list-item>
              <text:list-item>
                <text:p>editable</text:p>
              </text:list-item>
              <text:list-item>
                <text:p>industry standard</text:p>
              </text:list-item>
              <text:list-item>
                <text:p>widely availab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(dis-)advantag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name-spaces</text:p>
              </text:list-item>
              <text:list-item>
                <text:p>utf-8</text:p>
              </text:list-item>
              <text:list-item>
                <text:p>readable</text:p>
              </text:list-item>
              <text:list-item>
                <text:p>editable</text:p>
              </text:list-item>
              <text:list-item>
                <text:p>industry standard</text:p>
              </text:list-item>
              <text:list-item>
                <text:p>widely avai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Name-spaces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Avoid name collisions when multiple specifications get mixed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Name-spaces</text:p>
          </draw:text-box>
        </draw:frame>
        <draw:frame presentation:style-name="pr7" draw:layer="layout" svg:width="23cm" svg:height="12.901cm" svg:x="2.5cm" svg:y="5.514cm" presentation:class="outline" presentation:user-transformed="true">
          <draw:text-box>
            <text:list text:style-name="L3">
              <text:list-item>
                <text:p>Avoid name collisions when multiple specifications get mixed.</text:p>
              </text:list-item>
              <text:list-item>
                <text:p>Data elements and types are always pairs of <text:s text:c="2"/>(namespace, name)</text:p>
                <text:p/>
                <text:p><text:s text:c="7"/>{ns}nam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Name-spaces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Avoid name collisions when multiple specifications get mixed.</text:p>
              </text:list-item>
              <text:list-item>
                <text:p>Data elements and types are always pairs of <text:s text:c="2"/>(namespace, name)</text:p>
              </text:list-item>
              <text:list-item>
                <text:p>Name-spaces are uri's, usually very long. <text:s/>Introduce abbreviations in your file<text:line-break/><text:span text:style-name="T3">&lt;otm:xyz xmlns:otm=”</text:span><text:span text:style-name="T3"><text:a xlink:href="http://very-long/">http://very-long</text:a></text:span><text:span text:style-name="T3">“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Name-spaces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Avoid name collisions when multiple specifications get mixed.</text:p>
              </text:list-item>
              <text:list-item>
                <text:p>Data elements and types are always pairs</text:p>
              </text:list-item>
              <text:list-item>
                <text:p>Name-spaces are uri's, usually very long. <text:s/>Introduce abbreviations in your file<text:line-break/><text:span text:style-name="T3">&lt;otm:xyz xmlns:otm=”</text:span><text:span text:style-name="T3"><text:a xlink:href="http://very-long/">http://very-long</text:a></text:span><text:span text:style-name="T3">“&gt;</text:span></text:p>
              </text:list-item>
              <text:list-item>
                <text:p>Your abbreviation can differ from other people's abbreviation.<text:line-break/> <text:s text:c="6"/><text:span text:style-name="T4">XML::LibXML::XPathContext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Structure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XML is syntax, structure and namespaces, nothing more.<text:line-break/></text:p>
                <text:p><text:span text:style-name="T3">&lt;ns:name1 <text:s/>a=”13” <text:s/>xmlns:ns=”http://xyz”&gt;</text:span><text:span text:style-name="T3"><text:line-break/></text:span><text:span text:style-name="T3"> <text:s text:c="3"/>&lt;ns:name2&gt;42&lt;/ns:name2&gt;</text:span><text:span text:style-name="T3"><text:line-break/></text:span><text:span text:style-name="T3"> <text:s text:c="3"/>&lt;ns2:name2/&gt;</text:span><text:span text:style-name="T3"><text:line-break/></text:span><text:span text:style-name="T3">&lt;/ns:name1&gt;</text:span></text:p>
                <text:p><text:span text:style-name="T5"/></text:p>
              </text:list-item>
              <text:list-item>
                <text:p><text:span text:style-name="T5">Terms: container, element, attribute</text:span><text:span text:style-name="T5"><text:line-break/></text:span><text:span text:style-name="T5">qualified, unqualified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echnologi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Validate the structure of a message</text:p>
                <text:list>
                  <text:list-item>
                    <text:p>DTD</text:p>
                  </text:list-item>
                  <text:list-item>
                    <text:p>Schema's</text:p>
                  </text:list-item>
                  <text:list-item>
                    <text:p>Relax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echnologi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Validate the structure of a message</text:p>
                <text:list>
                  <text:list-item>
                    <text:p>DTD</text:p>
                  </text:list-item>
                  <text:list-item>
                    <text:p>Schema's</text:p>
                  </text:list-item>
                  <text:list-item>
                    <text:p>RelaxNG</text:p>
                    <text:p/>
                  </text:list-item>
                </text:list>
              </text:list-item>
              <text:list-item>
                <text:p>Postscript specialists write webservers in postscript. <text:s/>XML people use XML where they can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Example</text:p>
          </draw:text-box>
        </draw:frame>
        <draw:frame draw:style-name="gr4" draw:text-style-name="P5" draw:layer="layout" svg:width="22.86cm" svg:height="10.111cm" svg:x="2.54cm" svg:y="6.35cm">
          <draw:text-box>
            <text:p text:style-name="P4"><text:span text:style-name="T6">&lt;addressBook&gt;</text:span></text:p>
            <text:p text:style-name="P4"><text:span text:style-name="T6"><text:s text:c="2"/></text:span><text:span text:style-name="T6">&lt;card&gt;</text:span></text:p>
            <text:p text:style-name="P4"><text:span text:style-name="T6"><text:s text:c="4"/></text:span><text:span text:style-name="T6">&lt;name&gt;John Smith&lt;/name&gt;</text:span></text:p>
            <text:p text:style-name="P4"><text:span text:style-name="T6"><text:s text:c="4"/></text:span><text:span text:style-name="T6">&lt;email&gt;js@example.com&lt;/email&gt;</text:span></text:p>
            <text:p text:style-name="P4"><text:span text:style-name="T6"><text:s text:c="2"/></text:span><text:span text:style-name="T6">&lt;/card&gt;</text:span></text:p>
            <text:p text:style-name="P4"><text:span text:style-name="T6"><text:s text:c="2"/></text:span><text:span text:style-name="T6">&lt;card&gt;</text:span></text:p>
            <text:p text:style-name="P4"><text:span text:style-name="T6"><text:s text:c="4"/></text:span><text:span text:style-name="T6">&lt;name&gt;Fred Bloggs&lt;/name&gt;</text:span></text:p>
            <text:p text:style-name="P4"><text:span text:style-name="T6"><text:s text:c="4"/></text:span><text:span text:style-name="T6">&lt;email&gt;fb@example.net&lt;/email&gt;</text:span></text:p>
            <text:p text:style-name="P4"><text:span text:style-name="T6"><text:s text:c="2"/></text:span><text:span text:style-name="T6">&lt;/card&gt;</text:span></text:p>
            <text:p text:style-name="P4"><text:span text:style-name="T6">&lt;/addressBook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Description in DTD</text:p>
          </draw:text-box>
        </draw:frame>
        <draw:frame draw:style-name="gr5" draw:text-style-name="P6" draw:layer="layout" svg:width="16.188cm" svg:height="6.222cm" svg:x="5.715cm" svg:y="7.748cm">
          <draw:text-box>
            <text:p text:style-name="P4"><text:span text:style-name="T7">&lt;!DOCTYPE addressBook [</text:span></text:p>
            <text:p text:style-name="P4"><text:span text:style-name="T7">&lt;!ELEMENT addressBook (card*)&gt;</text:span></text:p>
            <text:p text:style-name="P4"><text:span text:style-name="T7">&lt;!ELEMENT card (name, email)&gt;</text:span></text:p>
            <text:p text:style-name="P4"><text:span text:style-name="T7">&lt;!ELEMENT name (#PCDATA)&gt;</text:span></text:p>
            <text:p text:style-name="P4"><text:span text:style-name="T7">&lt;!ELEMENT email (#PCDATA)&gt;</text:span></text:p>
            <text:p text:style-name="P4"><text:span text:style-name="T7">]</text:span><text:span text:style-name="T8">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Description in RelaxNG</text:p>
          </draw:text-box>
        </draw:frame>
        <draw:frame draw:style-name="gr6" draw:text-style-name="P5" draw:layer="layout" svg:width="22.727cm" svg:height="12.083cm" svg:x="2.673cm" svg:y="6.332cm">
          <draw:text-box>
            <text:p text:style-name="P4"><text:span text:style-name="T6">&lt;element name="addressBook"&gt;</text:span></text:p>
            <text:p text:style-name="P4"><text:span text:style-name="T6"><text:s text:c="2"/></text:span><text:span text:style-name="T6">&lt;zeroOrMore&gt;</text:span></text:p>
            <text:p text:style-name="P4"><text:span text:style-name="T6"><text:s text:c="4"/></text:span><text:span text:style-name="T6">&lt;element name="card"&gt;</text:span></text:p>
            <text:p text:style-name="P4"><text:span text:style-name="T6"><text:s text:c="6"/></text:span><text:span text:style-name="T6">&lt;element name="name"&gt;</text:span></text:p>
            <text:p text:style-name="P4"><text:span text:style-name="T6"><text:s text:c="8"/></text:span><text:span text:style-name="T6">&lt;text/&gt;</text:span></text:p>
            <text:p text:style-name="P4"><text:span text:style-name="T6"><text:s text:c="6"/></text:span><text:span text:style-name="T6">&lt;/element&gt;</text:span></text:p>
            <text:p text:style-name="P4"><text:span text:style-name="T6"><text:s text:c="6"/></text:span><text:span text:style-name="T6">&lt;element name="email"&gt;</text:span></text:p>
            <text:p text:style-name="P4"><text:span text:style-name="T6"><text:s text:c="8"/></text:span><text:span text:style-name="T6">&lt;text/&gt;</text:span></text:p>
            <text:p text:style-name="P4"><text:span text:style-name="T6"><text:s text:c="6"/></text:span><text:span text:style-name="T6">&lt;/element&gt;</text:span></text:p>
            <text:p text:style-name="P4"><text:span text:style-name="T6"><text:s text:c="4"/></text:span><text:span text:style-name="T6">&lt;/element&gt;</text:span></text:p>
            <text:p text:style-name="P4"><text:span text:style-name="T6"><text:s text:c="2"/></text:span><text:span text:style-name="T6">&lt;/zeroOrMore&gt;</text:span></text:p>
            <text:p text:style-name="P4"><text:span text:style-name="T6">&lt;/element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Description in Schema</text:p>
          </draw:text-box>
        </draw:frame>
        <draw:frame draw:style-name="gr7" draw:text-style-name="P7" draw:layer="layout" svg:width="24.035cm" svg:height="13.781cm" svg:x="2cm" svg:y="5.043cm">
          <draw:text-box>
            <text:p><text:span text:style-name="T9">&lt;element name="addressBook"&gt;</text:span></text:p>
            <text:p><text:span text:style-name="T9"><text:s text:c="2"/></text:span><text:span text:style-name="T9">&lt;complexType&gt;</text:span></text:p>
            <text:p><text:span text:style-name="T9"><text:s text:c="4"/></text:span><text:span text:style-name="T9">&lt;sequence&gt;</text:span></text:p>
            <text:p><text:span text:style-name="T9"><text:s text:c="6"/></text:span><text:span text:style-name="T9">&lt;element name="card"</text:span></text:p>
            <text:p><text:span text:style-name="T9"><text:s text:c="10"/></text:span><text:span text:style-name="T9">minOccurs="0" maxOccurs="unbounded"&gt;</text:span></text:p>
            <text:p><text:span text:style-name="T9"><text:s text:c="8"/></text:span><text:span text:style-name="T9">&lt;complexType&gt;</text:span></text:p>
            <text:p><text:span text:style-name="T9"><text:s text:c="10"/></text:span><text:span text:style-name="T9">&lt;sequence&gt;</text:span></text:p>
            <text:p><text:span text:style-name="T9"><text:s text:c="12"/></text:span><text:span text:style-name="T9">&lt;element name="name" type="string" /&gt;</text:span></text:p>
            <text:p><text:span text:style-name="T9"><text:s text:c="12"/></text:span><text:span text:style-name="T9">&lt;element name="email" type="string" /&gt;</text:span></text:p>
            <text:p><text:span text:style-name="T9"><text:s text:c="10"/></text:span><text:span text:style-name="T9">&lt;/sequence&gt;</text:span></text:p>
            <text:p><text:span text:style-name="T9"><text:s text:c="8"/></text:span><text:span text:style-name="T9">&lt;/complexType&gt;</text:span></text:p>
            <text:p><text:span text:style-name="T9"><text:s text:c="6"/></text:span><text:span text:style-name="T9">&lt;/element&gt;</text:span></text:p>
            <text:p><text:span text:style-name="T9"><text:s text:c="4"/></text:span><text:span text:style-name="T9">&lt;/sequence&gt;</text:span></text:p>
            <text:p><text:span text:style-name="T9"><text:s text:c="2"/></text:span><text:span text:style-name="T9">&lt;/complexType&gt;</text:span></text:p>
            <text:p><text:span text:style-name="T9">&lt;/element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Description in Schema</text:p>
          </draw:text-box>
        </draw:frame>
        <draw:frame draw:style-name="gr8" draw:text-style-name="P8" draw:layer="layout" svg:width="24.13cm" svg:height="14.208cm" svg:x="2cm" svg:y="4.445cm">
          <draw:text-box>
            <text:p><text:span text:style-name="T10">&lt;element name="addressBook" type="my:addressBookType"/&gt;</text:span></text:p>
            <text:p><text:span text:style-name="T10"/></text:p>
            <text:p><text:span text:style-name="T10">&lt;complexType name="addressBookType"&gt;</text:span></text:p>
            <text:p><text:span text:style-name="T10"><text:s text:c="2"/></text:span><text:span text:style-name="T10">&lt;sequence&gt;</text:span></text:p>
            <text:p><text:span text:style-name="T10"><text:s text:c="4"/></text:span><text:span text:style-name="T10">&lt;element ref="my:card"</text:span></text:p>
            <text:p><text:span text:style-name="T10"><text:s text:c="7"/></text:span><text:span text:style-name="T10">minOccurs="0" maxOccurs="unbounded" /&gt;</text:span></text:p>
            <text:p><text:span text:style-name="T10"><text:s text:c="2"/></text:span><text:span text:style-name="T10">&lt;/sequence&gt;</text:span></text:p>
            <text:p><text:span text:style-name="T10">&lt;/complexType&gt;</text:span></text:p>
            <text:p><text:span text:style-name="T10"/></text:p>
            <text:p><text:span text:style-name="T10">&lt;element name="card" type="my:card" /&gt;</text:span></text:p>
            <text:p><text:span text:style-name="T10"/></text:p>
            <text:p><text:span text:style-name="T10">&lt;complexType name="cardType"&gt;</text:span></text:p>
            <text:p><text:span text:style-name="T10"><text:s text:c="2"/></text:span><text:span text:style-name="T10">&lt;sequence&gt;</text:span></text:p>
            <text:p><text:span text:style-name="T10"><text:s text:c="4"/></text:span><text:span text:style-name="T10">&lt;element name="name" type="string" /&gt;</text:span></text:p>
            <text:p><text:span text:style-name="T10"><text:s text:c="4"/></text:span><text:span text:style-name="T10">&lt;element name="email" type="string" /&gt;</text:span></text:p>
            <text:p><text:span text:style-name="T10"><text:s text:c="2"/></text:span><text:span text:style-name="T10">&lt;/sequence&gt;</text:span></text:p>
            <text:p><text:span text:style-name="T10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chema'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A fast way to learn new things is to focus on the unexpected!<text:line-break/><text:line-break/>Let's discuss the problems first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Mistak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unqualified elements <text:s/>/ <text:s/>default prefix<text:line-break/><text:line-break/><text:span text:style-name="T4"> <text:s text:c="3"/>&lt;tic xmlns=”</text:span><text:span text:style-name="T4"><text:a xlink:href="http://xyz/">http://xyz</text:a></text:span><text:span text:style-name="T4">”&gt;</text:span><text:span text:style-name="T4"><text:line-break/></text:span><text:span text:style-name="T4"> <text:s text:c="7"/>&lt;tac /&gt; <text:s text:c="5"/># default namespace?</text:span><text:span text:style-name="T4"><text:line-break/></text:span><text:span text:style-name="T4"> <text:s text:c="7"/>&lt;toe /&gt; <text:s text:c="5"/># namespace-less?</text:span><text:line-break/></text:p>
              </text:list-item>
              <text:list-item>
                <text:p>unqualified attributes</text:p>
                <text:list>
                  <text:list-item>
                    <text:p>namespace coll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8" draw:layer="layout" svg:width="23cm" svg:height="13.536cm" svg:x="2.5cm" svg:y="5.514cm" presentation:class="outline" presentation:user-transformed="true">
          <draw:text-box>
            <text:list text:style-name="L3">
              <text:list-item>
                <text:p>Versioning via namespace</text:p>
              </text:list-item>
            </text:list>
          </draw:text-box>
        </draw:frame>
        <draw:frame draw:style-name="gr9" draw:text-style-name="P9" draw:layer="layout" svg:width="19.582cm" svg:height="3.209cm" svg:x="5.08cm" svg:y="7.62cm">
          <draw:text-box>
            <text:p><text:span text:style-name="T4">http://www.w3.org/1999/XMLSchema</text:span></text:p>
            <text:p><text:span text:style-name="T4">http://www.w3.org/2000/10/XMLSchema</text:span></text:p>
            <text:p><text:span text:style-name="T4">http://www.w3.org/2001/XMLSchema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8" draw:layer="layout" svg:width="23cm" svg:height="13.536cm" svg:x="2.5cm" svg:y="5.514cm" presentation:class="outline" presentation:user-transformed="true">
          <draw:text-box>
            <text:list text:style-name="L3">
              <text:list-item>
                <text:p>Versioning via namespace</text:p>
              </text:list-item>
            </text:list>
          </draw:text-box>
        </draw:frame>
        <draw:frame draw:style-name="gr9" draw:text-style-name="P9" draw:layer="layout" svg:width="19.582cm" svg:height="3.209cm" svg:x="5.08cm" svg:y="7.62cm">
          <draw:text-box>
            <text:p><text:span text:style-name="T4">http://www.w3.org/1999/XMLSchema</text:span></text:p>
            <text:p><text:span text:style-name="T4">http://www.w3.org/2000/10/XMLSchema</text:span></text:p>
            <text:p><text:span text:style-name="T4">http://www.w3.org/2001/XMLSchema</text:span></text:p>
          </draw:text-box>
        </draw:frame>
        <draw:frame draw:style-name="gr10" draw:text-style-name="P7" draw:layer="layout" svg:width="32.385cm" svg:height="5.94cm" svg:x="0.635cm" svg:y="12.485cm">
          <draw:text-box>
            <text:p><text:span text:style-name="T9">&lt;xs:schema </text:span><text:span text:style-name="T11">version="1.0"</text:span><text:span text:style-name="T9"> ...</text:span></text:p>
            <text:p><text:span text:style-name="T9"><text:s text:c="3"/></text:span><text:span text:style-name="T9">targetNamespace="http://www.w3.org/2001/XMLSchema"&gt;</text:span></text:p>
            <text:p><text:span text:style-name="T9"><text:s/></text:span><text:span text:style-name="T9">&lt;xs:annotation&gt;</text:span></text:p>
            <text:p><text:span text:style-name="T9"><text:s text:c="2"/></text:span><text:span text:style-name="T9">&lt;xs:documentation&gt;</text:span></text:p>
            <text:p><text:span text:style-name="T9"><text:s text:c="4"/></text:span><text:span text:style-name="T9">Part 1 version: structures.xsd,</text:span><text:span text:style-name="T11">v1.2 2004/01/15</text:span><text:span text:style-name="T9"> 11:34:25 ht Exp </text:span></text:p>
            <text:p><text:span text:style-name="T9"><text:s text:c="4"/></text:span><text:span text:style-name="T9">Part 2 version: datatypes.xsd,v1.3 2004/01/23 18:11:13 ht Exp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3" draw:layer="layout" svg:width="23cm" svg:height="13.86cm" svg:x="2.5cm" svg:y="5.514cm" presentation:class="outline" presentation:user-transformed="true">
          <draw:text-box>
            <text:list text:style-name="L3">
              <text:list-item>
                <text:p>Version lock-in</text:p>
                <text:list>
                  <text:list-item>
                    <text:p>schema's use a certain version of an other schema... and do not want to upgr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3" draw:layer="layout" svg:width="23cm" svg:height="13.86cm" svg:x="2.5cm" svg:y="5.514cm" presentation:class="outline" presentation:user-transformed="true">
          <draw:text-box>
            <text:list text:style-name="L3">
              <text:list-item>
                <text:p>Version lock-in</text:p>
                <text:list>
                  <text:list-item>
                    <text:p>schema's use a certain version of an other schema... and do not want to upgrade.<text:line-break/></text:p>
                  </text:list-item>
                </text:list>
              </text:list-item>
              <text:list-item>
                <text:p>Many protocols start schema-less</text:p>
                <text:list>
                  <text:list-item>
                    <text:p>KML</text:p>
                  </text:list-item>
                  <text:list-item>
                    <text:p>most Perl implem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validation is optional<text:line-break/></text:p>
              </text:list-item>
              <text:list-item>
                <text:p>schema's loaded dynamically</text:p>
                <text:p/>
              </text:list-item>
              <text:list-item>
                <text:p>use of uri as name-space confusing<text:line-break/></text:p>
              </text:list-item>
              <text:list-item>
                <text:p>readable or computer processing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designed by librarians:</text:p>
                <text:list>
                  <text:list-item>
                    <text:p>base-type is anyType: simple? complex?</text:p>
                  </text:list-item>
                  <text:list-item>
                    <text:p>in many steps to boolean<text:line-break/></text:p>
                  </text:list-item>
                </text:list>
              </text:list-item>
              <text:list-item>
                <text:p>Integer is huge 18 digits(!)<text:line-break/></text:p>
              </text:list-item>
              <text:list-item>
                <text:p>Default type is anyType<text:line-break/><text:line-break/><text:span text:style-name="T4"> <text:s text:c="3"/>&lt;element name=”city” /&gt;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9" draw:layer="layout" svg:width="24.765cm" svg:height="12.266cm" svg:x="1.905cm" svg:y="5.043cm" presentation:class="outline" presentation:user-transformed="true">
          <draw:text-box>
            <text:list text:style-name="L3">
              <text:list-item>
                <text:p>Extension via xsi:type<text:line-break/><text:line-break/><text:span text:style-name="T12"> <text:s/>&lt;pc xsi:type=”pcNL”&gt;6816 BH&lt;/pc&gt;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Mistakes</text:p>
          </draw:text-box>
        </draw:frame>
        <draw:frame presentation:style-name="pr9" draw:layer="layout" svg:width="24.765cm" svg:height="12.266cm" svg:x="1.905cm" svg:y="5.043cm" presentation:class="outline" presentation:user-transformed="true">
          <draw:text-box>
            <text:list text:style-name="L3">
              <text:list-item>
                <text:p>Extension via xsi:type<text:line-break/><text:line-break/><text:span text:style-name="T12"> <text:s/>&lt;pc xsi:type=”pcNL”&gt;6816 BH&lt;/pc&gt;</text:span><text:line-break/></text:p>
              </text:list-item>
              <text:list-item>
                <text:p>Extension via any<text:line-break/><text:span text:style-name="T13"><text:line-break/></text:span><text:span text:style-name="T13"> </text:span><text:span text:style-name="T12">&lt;sequence&gt;</text:span><text:span text:style-name="T12"><text:line-break/></text:span><text:span text:style-name="T12"> <text:s/>&lt;element name=”address” type=”string”/&gt;</text:span><text:span text:style-name="T12"><text:line-break/></text:span><text:span text:style-name="T12"> <text:s/>&lt;any minOccurs=”0” /&gt;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substitutionGroups!</text:p>
          </draw:text-box>
        </draw:frame>
        <draw:frame draw:style-name="gr7" draw:text-style-name="P9" draw:layer="layout" svg:width="23.006cm" svg:height="14.055cm" svg:x="2.394cm" svg:y="4.399cm">
          <draw:text-box>
            <text:p><text:span text:style-name="T4">&lt;element name="</text:span><text:span text:style-name="T14">base</text:span><text:span text:style-name="T4">" type="my:</text:span><text:span text:style-name="T15">basetype</text:span><text:span text:style-name="T4">"</text:span></text:p>
            <text:p><text:span text:style-name="T4"><text:s text:c="3"/></text:span><text:span text:style-name="T4">abstract="true" /&gt;</text:span></text:p>
            <text:p><text:span text:style-name="T4"/></text:p>
            <text:p><text:span text:style-name="T4">&lt;complexType name="</text:span><text:span text:style-name="T15">basetype</text:span><text:span text:style-name="T4">" /&gt;</text:span></text:p>
            <text:p><text:span text:style-name="T4"/></text:p>
            <text:p><text:span text:style-name="T4">&lt;element name="ext" type="my:</text:span><text:span text:style-name="T16">exttype</text:span><text:span text:style-name="T4">"</text:span></text:p>
            <text:p><text:span text:style-name="T4"><text:s text:c="3"/></text:span><text:span text:style-name="T17">substitutionGroup="my:base"</text:span><text:span text:style-name="T4"> /&gt;</text:span></text:p>
            <text:p><text:span text:style-name="T4"/></text:p>
            <text:p><text:span text:style-name="T4">&lt;complexType name="my:</text:span><text:span text:style-name="T16">exttype</text:span><text:span text:style-name="T4">"&gt;</text:span></text:p>
            <text:p><text:span text:style-name="T4"><text:s text:c="3"/></text:span><text:span text:style-name="T4">&lt;complexContent&gt;</text:span></text:p>
            <text:p><text:span text:style-name="T4"><text:s text:c="6"/></text:span><text:span text:style-name="T4">&lt;extension base="my:</text:span><text:span text:style-name="T15">basetype</text:span><text:span text:style-name="T4">" /&gt;</text:span></text:p>
            <text:p><text:span text:style-name="T4"/></text:p>
            <text:p><text:span text:style-name="T4">&lt;sequence&gt;</text:span></text:p>
            <text:p><text:span text:style-name="T4"><text:s text:c="2"/></text:span><text:span text:style-name="T4">&lt;element ref="my</text:span><text:span text:style-name="T14">:base</text:span><text:span text:style-name="T4">" minOccurs="0" /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organic" presentation:presentation-page-layout-name="AL3T19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chema set-up</text:p>
          </draw:text-box>
        </draw:frame>
        <draw:frame draw:style-name="gr11" draw:text-style-name="P9" draw:layer="layout" svg:width="24.361cm" svg:height="12.083cm" svg:x="2.944cm" svg:y="4.552cm">
          <draw:text-box>
            <text:p><text:span text:style-name="T4">&lt;schema</text:span></text:p>
            <text:p><text:span text:style-name="T4"><text:s text:c="2"/></text:span><text:span text:style-name="T4">targetNamespace="</text:span><text:span text:style-name="T14">http://my-uri</text:span><text:span text:style-name="T4">"</text:span></text:p>
            <text:p><text:span text:style-name="T4"><text:s text:c="2"/></text:span><text:span text:style-name="T4">xmlns="http://www.w3.org/2001/XMLSchema"</text:span></text:p>
            <text:p><text:span text:style-name="T4"><text:s text:c="2"/></text:span><text:span text:style-name="T4">xmlns</text:span><text:span text:style-name="T18">:mine</text:span><text:span text:style-name="T4">="</text:span><text:span text:style-name="T14">http://my-uri</text:span><text:span text:style-name="T4">"&gt;</text:span></text:p>
            <text:p><text:span text:style-name="T4"/></text:p>
            <text:p><text:span text:style-name="T4">&lt;element name="my-elem" type="</text:span><text:span text:style-name="T18">mine:</text:span><text:span text:style-name="T4">my-type"/&gt;</text:span></text:p>
            <text:p><text:span text:style-name="T4"/></text:p>
            <text:p><text:span text:style-name="T4">&lt;complexType name="my-type"&gt;</text:span></text:p>
            <text:p><text:span text:style-name="T4"><text:s/></text:span><text:span text:style-name="T4">...</text:span></text:p>
            <text:p><text:span text:style-name="T4">&lt;/complexType&gt;</text:span></text:p>
            <text:p><text:span text:style-name="T4"/></text:p>
            <text:p><text:span text:style-name="T4">&lt;/schema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organic" presentation:presentation-page-layout-name="AL3T19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chema set-up</text:p>
          </draw:text-box>
        </draw:frame>
        <draw:frame draw:style-name="gr12" draw:text-style-name="P9" draw:layer="layout" svg:width="24.349cm" svg:height="12.083cm" svg:x="2.321cm" svg:y="5.043cm">
          <draw:text-box>
            <text:p><text:span text:style-name="T4">&lt;xsd:schema</text:span></text:p>
            <text:p><text:span text:style-name="T4"><text:s text:c="2"/></text:span><text:span text:style-name="T4">targetNamespace="http://my-uri"</text:span></text:p>
            <text:p><text:span text:style-name="T4"><text:s text:c="2"/></text:span><text:span text:style-name="T4">xmlns:xsd="http://www.w3.org/2001/XMLSchema"</text:span></text:p>
            <text:p><text:span text:style-name="T4"><text:s text:c="2"/></text:span><text:span text:style-name="T4">xmlns="http://my-uri"&gt;</text:span></text:p>
            <text:p><text:span text:style-name="T4"/></text:p>
            <text:p><text:span text:style-name="T4">&lt;xsd:element name="my-elem" type="my-type" /&gt;</text:span></text:p>
            <text:p><text:span text:style-name="T4"/></text:p>
            <text:p><text:span text:style-name="T4">&lt;xsd:complexType name="my-type"&gt;</text:span></text:p>
            <text:p><text:span text:style-name="T4"><text:s/></text:span><text:span text:style-name="T4">...</text:span></text:p>
            <text:p><text:span text:style-name="T4">&lt;/xsd:complexType&gt;</text:span></text:p>
            <text:p><text:span text:style-name="T4"/></text:p>
            <text:p><text:span text:style-name="T4">&lt;/xsd:schema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XML Node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Attribute or child element?</text:p>
              </text:list-item>
            </text:list>
          </draw:text-box>
        </draw:frame>
        <draw:frame draw:style-name="gr13" draw:text-style-name="P9" draw:layer="layout" svg:width="14.218cm" svg:height="7.153cm" svg:x="2.927cm" svg:y="7.452cm">
          <draw:text-box>
            <text:p><text:span text:style-name="T4">&lt;stock&gt;</text:span></text:p>
            <text:p><text:span text:style-name="T4"><text:s text:c="2"/></text:span><text:span text:style-name="T4">&lt;product id=”f0134”&gt;</text:span></text:p>
            <text:p><text:span text:style-name="T4"><text:s text:c="4"/></text:span><text:span text:style-name="T4">&lt;name lang=”en”&gt;apple</text:span></text:p>
            <text:p><text:span text:style-name="T4"><text:s text:c="4"/></text:span><text:span text:style-name="T4">&lt;quantity&gt;10</text:span></text:p>
            <text:p><text:span text:style-name="T4"><text:s text:c="2"/></text:span><text:span text:style-name="T4">&lt;product id=”g2133”&gt;</text:span></text:p>
            <text:p><text:span text:style-name="T4"><text:s text:c="4"/></text:span><text:span text:style-name="T4">&lt;name lang=”nl”&gt;voetbal</text:span></text:p>
            <text:p><text:span text:style-name="T4"><text:s text:c="4"/></text:span><text:span text:style-name="T4">&lt;quantity&gt;12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XML Node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Attribute or child element?</text:p>
              </text:list-item>
            </text:list>
          </draw:text-box>
        </draw:frame>
        <draw:frame draw:style-name="gr13" draw:text-style-name="P9" draw:layer="layout" svg:width="14.218cm" svg:height="7.153cm" svg:x="2.927cm" svg:y="7.452cm">
          <draw:text-box>
            <text:p><text:span text:style-name="T4">&lt;stock&gt;</text:span></text:p>
            <text:p><text:span text:style-name="T4"><text:s text:c="2"/></text:span><text:span text:style-name="T4">&lt;product id=”f0134”&gt;</text:span></text:p>
            <text:p><text:span text:style-name="T4"><text:s text:c="4"/></text:span><text:span text:style-name="T4">&lt;name lang=”en”&gt;apple</text:span></text:p>
            <text:p><text:span text:style-name="T4"><text:s text:c="4"/></text:span><text:span text:style-name="T4">&lt;quantity&gt;10</text:span></text:p>
            <text:p><text:span text:style-name="T4"><text:s text:c="2"/></text:span><text:span text:style-name="T4">&lt;product id=”g2133”&gt;</text:span></text:p>
            <text:p><text:span text:style-name="T4"><text:s text:c="4"/></text:span><text:span text:style-name="T4">&lt;name lang=”nl”&gt;voetbal</text:span></text:p>
            <text:p><text:span text:style-name="T4"><text:s text:c="4"/></text:span><text:span text:style-name="T4">&lt;quantity&gt;12</text:span></text:p>
          </draw:text-box>
        </draw:frame>
        <draw:frame draw:style-name="gr14" draw:text-style-name="P9" draw:layer="layout" svg:width="10.154cm" svg:height="7.153cm" svg:x="17.145cm" svg:y="13.167cm">
          <draw:text-box>
            <text:p><text:span text:style-name="T4">product =&gt;</text:span></text:p>
            <text:p><text:span text:style-name="T4">[ { id <text:s text:c="2"/>=&gt; 'f0134'</text:span></text:p>
            <text:p><text:span text:style-name="T4"><text:s text:c="2"/></text:span><text:span text:style-name="T4">, name =&gt; ...</text:span></text:p>
            <text:p><text:span text:style-name="T4"><text:s text:c="2"/></text:span><text:span text:style-name="T4">, quantity =&gt; 10</text:span></text:p>
            <text:p><text:span text:style-name="T4"><text:s text:c="2"/></text:span><text:span text:style-name="T4">}</text:span></text:p>
            <text:p><text:span text:style-name="T4">, { id <text:s text:c="2"/>=&gt; '92133'</text:span></text:p>
            <text:p><text:span text:style-name="T4"><text:s text:c="2"/></text:span><text:span text:style-name="T4">, name =&gt; ...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hree Constructs</text:p>
          </draw:text-box>
        </draw:frame>
        <draw:frame presentation:style-name="pr5" draw:layer="layout" svg:width="24.17cm" svg:height="15.343cm" svg:x="2.5cm" svg:y="5.514cm" presentation:class="outline" presentation:user-transformed="true">
          <draw:text-box>
            <text:list text:style-name="L3">
              <text:list-item>
                <text:p>SimpleType<text:line-break/><text:span text:style-name="T4"> <text:s/>&lt;quantity&gt;10&lt;/quantity&gt;</text:span><text:span text:style-name="T4"><text:line-break/></text:span><text:span text:style-name="T4"> <text:s/></text:span><text:span text:style-name="T19"><text:line-break/></text:span><text:span text:style-name="T19"/></text:p>
              </text:list-item>
              <text:list-item>
                <text:p>ComplexType/SimpleContent <text:s text:c="3"/>(“tagged”)<text:line-break/><text:span text:style-name="T4"> <text:s/>&lt;name lang=”en”&gt;Perl&lt;/name&gt;</text:span><text:span text:style-name="T4"><text:line-break/></text:span><text:span text:style-name="T20"><text:line-break/></text:span><text:span text:style-name="T20"/></text:p>
              </text:list-item>
              <text:list-item>
                <text:p>ComplexType<text:line-break/><text:span text:style-name="T4"> <text:s/>&lt;person id=”12314”&gt;</text:span><text:span text:style-name="T4"><text:line-break/></text:span><text:span text:style-name="T4"> <text:s text:c="4"/>&lt;name&gt;Damian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hree Constructs</text:p>
          </draw:text-box>
        </draw:frame>
        <draw:frame presentation:style-name="pr5" draw:layer="layout" svg:width="24.17cm" svg:height="15.343cm" svg:x="2.5cm" svg:y="5.514cm" presentation:class="outline" presentation:user-transformed="true">
          <draw:text-box>
            <text:list text:style-name="L3">
              <text:list-item>
                <text:p>SimpleType<text:line-break/><text:span text:style-name="T4"> <text:s/>&lt;quantity&gt;10&lt;/quantity&gt;</text:span><text:span text:style-name="T4"><text:line-break/></text:span><text:span text:style-name="T4"> <text:s text:c="2"/></text:span><text:span text:style-name="T19">quantity =&gt; 10</text:span><text:span text:style-name="T19"><text:line-break/></text:span><text:span text:style-name="T19"/></text:p>
              </text:list-item>
              <text:list-item>
                <text:p>ComplexType/SimpleContent<text:line-break/><text:span text:style-name="T4"> <text:s/>&lt;name lang=”en”&gt;Perl&lt;/name&gt;</text:span><text:span text:style-name="T4"><text:line-break/></text:span><text:span text:style-name="T20"><text:line-break/></text:span><text:span text:style-name="T20"/></text:p>
              </text:list-item>
              <text:list-item>
                <text:p>ComplexType<text:line-break/><text:span text:style-name="T4"> <text:s/>&lt;person id=”12314”&gt;</text:span><text:span text:style-name="T4"><text:line-break/></text:span><text:span text:style-name="T4"> <text:s text:c="4"/>&lt;name&gt;Damian</text:span><text:span text:style-name="T4"><text:line-break/></text:span><text:span text:style-name="T4"> <text:s/></text:span><text:span text:style-name="T18"><text:s/></text:span><text:span text:style-name="T19">person =&gt; {id =&gt; 12314, name =&gt; 'Damian'}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hree Constructs</text:p>
          </draw:text-box>
        </draw:frame>
        <draw:frame presentation:style-name="pr5" draw:layer="layout" svg:width="24.17cm" svg:height="15.343cm" svg:x="2.5cm" svg:y="5.514cm" presentation:class="outline" presentation:user-transformed="true">
          <draw:text-box>
            <text:list text:style-name="L3">
              <text:list-item>
                <text:p>SimpleType<text:line-break/><text:span text:style-name="T4"> <text:s/>&lt;quantity&gt;10&lt;/quantity&gt;</text:span><text:span text:style-name="T4"><text:line-break/></text:span><text:span text:style-name="T4"> <text:s text:c="2"/></text:span><text:span text:style-name="T19">quantity =&gt; 10</text:span><text:span text:style-name="T19"><text:line-break/></text:span><text:span text:style-name="T19"/></text:p>
              </text:list-item>
              <text:list-item>
                <text:p>ComplexType/SimpleContent<text:line-break/><text:span text:style-name="T4"> <text:s/>&lt;name lang=”en”&gt;Perl&lt;/name&gt;</text:span><text:span text:style-name="T4"><text:line-break/></text:span><text:span text:style-name="T4"> <text:s text:c="2"/></text:span><text:span text:style-name="T20">name =&gt; { lang =&gt; 'en', </text:span><text:span text:style-name="T21">_</text:span><text:span text:style-name="T20"> =&gt; 'Perl' }</text:span><text:span text:style-name="T20"><text:line-break/></text:span><text:span text:style-name="T20"/></text:p>
              </text:list-item>
              <text:list-item>
                <text:p>ComplexType<text:line-break/><text:span text:style-name="T4"> <text:s/>&lt;person id=”12314”&gt;</text:span><text:span text:style-name="T4"><text:line-break/></text:span><text:span text:style-name="T4"> <text:s text:c="4"/>&lt;name&gt;Damian</text:span><text:span text:style-name="T4"><text:line-break/></text:span><text:span text:style-name="T4"> <text:s/></text:span><text:span text:style-name="T18"><text:s/></text:span><text:span text:style-name="T19">person =&gt; {id =&gt; 12314, name =&gt; 'Damian'}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 presentation:user-transformed="true">
          <draw:text-box>
            <text:p>SimpleType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<text:span text:style-name="T12">&lt;simpleType name=”xyz”&gt;</text:span><text:span text:style-name="T12"><text:line-break/></text:span><text:span text:style-name="T12"> <text:s/>&lt;restriction </text:span><text:span text:style-name="T22">base=”int”</text:span><text:span text:style-name="T12">&gt;</text:span><text:span text:style-name="T12"><text:line-break/></text:span><text:span text:style-name="T12"> <text:s text:c="3"/>&lt;minimum value=”42”&gt; <text:s text:c="5"/># </text:span><text:span text:style-name="T23">facets</text:span><text:span text:style-name="T12"><text:line-break/></text:span><text:span text:style-name="T12"/></text:p>
              </text:list-item>
              <text:list-item>
                <text:p><text:span text:style-name="T12">&lt;simpleType name=”abc”&gt;</text:span><text:span text:style-name="T12"><text:line-break/></text:span><text:span text:style-name="T12"> <text:s/>&lt;</text:span><text:span text:style-name="T22">list</text:span><text:span text:style-name="T12"> itemType=”int”&gt;</text:span><text:span text:style-name="T4"><text:line-break/></text:span><text:span text:style-name="T4"/></text:p>
              </text:list-item>
              <text:list-item>
                <text:p><text:span text:style-name="T12">&lt;simpleType name=”timestamp”&gt;</text:span><text:span text:style-name="T12"><text:line-break/></text:span><text:span text:style-name="T12"> <text:s/>&lt;</text:span><text:span text:style-name="T22">union</text:span><text:span text:style-name="T12"> memberTypes=”date dateTime”&gt;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mplexType/SimpleContent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Simple value extension</text:p>
              </text:list-item>
            </text:list>
          </draw:text-box>
        </draw:frame>
        <draw:frame draw:style-name="gr15" draw:text-style-name="P10" draw:layer="layout" svg:width="22.265cm" svg:height="7.72cm" svg:x="2.5cm" svg:y="8.89cm">
          <draw:text-box>
            <text:p><text:span text:style-name="T12">&lt;complexType name=”b”&gt;</text:span></text:p>
            <text:p><text:span text:style-name="T12"><text:s text:c="2"/></text:span><text:span text:style-name="T12">&lt;simpleContent&gt;</text:span></text:p>
            <text:p><text:span text:style-name="T12"><text:s text:c="4"/></text:span><text:span text:style-name="T12">&lt;extension base="int"&gt;</text:span></text:p>
            <text:p><text:span text:style-name="T12"><text:s text:c="6"/></text:span><text:span text:style-name="T12">&lt;attribute name="a" type="int"/&gt;</text:span></text:p>
            <text:p><text:span text:style-name="T12"><text:s text:c="4"/></text:span><text:span text:style-name="T12">&lt;/extension&gt;</text:span></text:p>
            <text:p><text:span text:style-name="T12"><text:s text:c="2"/></text:span><text:span text:style-name="T12">&lt;/simpleContent&gt;</text:span></text:p>
            <text:p><text:span text:style-name="T12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mplexType/SimpleContent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Simple value restriction</text:p>
              </text:list-item>
            </text:list>
          </draw:text-box>
        </draw:frame>
        <draw:frame draw:style-name="gr16" draw:text-style-name="P10" draw:layer="layout" svg:width="23.595cm" svg:height="7.72cm" svg:x="1.905cm" svg:y="8.993cm">
          <draw:text-box>
            <text:p><text:span text:style-name="T12">&lt;complexType name="t"&gt;</text:span></text:p>
            <text:p><text:span text:style-name="T12"><text:s text:c="2"/></text:span><text:span text:style-name="T12">&lt;simpleContent&gt;</text:span></text:p>
            <text:p><text:span text:style-name="T12"><text:s text:c="4"/></text:span><text:span text:style-name="T12">&lt;restriction base="int"&gt;</text:span></text:p>
            <text:p><text:span text:style-name="T12"><text:s text:c="6"/></text:span><text:span text:style-name="T12">&lt;attribute name="a" type="string"/&gt;</text:span></text:p>
            <text:p><text:span text:style-name="T12"><text:s text:c="4"/></text:span><text:span text:style-name="T12">&lt;/restriction&gt;</text:span></text:p>
            <text:p><text:span text:style-name="T12"><text:s text:c="2"/></text:span><text:span text:style-name="T12">&lt;/simpleContent&gt;</text:span></text:p>
            <text:p><text:span text:style-name="T12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mplexType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normal</text:p>
              </text:list-item>
            </text:list>
          </draw:text-box>
        </draw:frame>
        <draw:frame draw:style-name="gr10" draw:text-style-name="P10" draw:layer="layout" svg:width="20.955cm" svg:height="9.854cm" svg:x="3.175cm" svg:y="7.926cm">
          <draw:text-box>
            <text:p><text:span text:style-name="T12">&lt;complexType name="t"&gt;</text:span></text:p>
            <text:p><text:span text:style-name="T12"><text:s text:c="2"/></text:span><text:span text:style-name="T12">&lt;sequence&gt;</text:span></text:p>
            <text:p><text:span text:style-name="T12"><text:s text:c="4"/></text:span><text:span text:style-name="T12">&lt;element name="ta" type="int" /&gt;</text:span></text:p>
            <text:p><text:span text:style-name="T12"><text:s text:c="4"/></text:span><text:span text:style-name="T12">&lt;element name="tb" type="int" /&gt;</text:span></text:p>
            <text:p><text:span text:style-name="T12"><text:s text:c="2"/></text:span><text:span text:style-name="T12">&lt;/sequence&gt;</text:span></text:p>
            <text:p><text:span text:style-name="T12"><text:s text:c="2"/></text:span><text:span text:style-name="T12">&lt;attribute name="aa" type="int" /&gt;</text:span></text:p>
            <text:p><text:span text:style-name="T12"><text:s text:c="2"/></text:span><text:span text:style-name="T12">&lt;attribute name="ab" type="int"</text:span></text:p>
            <text:p><text:span text:style-name="T12"><text:s text:c="5"/></text:span><text:span text:style-name="T12">use="required" /&gt;</text:span></text:p>
            <text:p><text:span text:style-name="T12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mplexType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normal</text:p>
              </text:list-item>
            </text:list>
          </draw:text-box>
        </draw:frame>
        <draw:frame draw:style-name="gr10" draw:text-style-name="P10" draw:layer="layout" svg:width="20.955cm" svg:height="9.854cm" svg:x="3.175cm" svg:y="7.926cm">
          <draw:text-box>
            <text:p><text:span text:style-name="T12">&lt;complexType name="t"&gt;</text:span></text:p>
            <text:p><text:span text:style-name="T12"><text:s text:c="2"/></text:span><text:span text:style-name="T12">&lt;sequence&gt;</text:span></text:p>
            <text:p><text:span text:style-name="T12"><text:s text:c="3"/></text:span><text:span text:style-name="T12">&lt;element name=”a” type=”int” /&gt;</text:span></text:p>
            <text:p><text:span text:style-name="T12"><text:s text:c="3"/></text:span><text:span text:style-name="T12">&lt;choice&gt;</text:span></text:p>
            <text:p><text:span text:style-name="T12"><text:s text:c="5"/></text:span><text:span text:style-name="T12">&lt;element name=”b” type=”int” /&gt;</text:span></text:p>
            <text:p><text:span text:style-name="T12"><text:s text:c="5"/></text:span><text:span text:style-name="T12">&lt;element name=”c” type=”int” /&gt;</text:span></text:p>
            <text:p><text:span text:style-name="T12"><text:s text:c="3"/></text:span><text:span text:style-name="T12">&lt;all&gt;</text:span></text:p>
            <text:p><text:span text:style-name="T12"><text:s text:c="5"/></text:span><text:span text:style-name="T12">&lt;element name=”d” type=”int” /&gt;</text:span></text:p>
            <text:p><text:span text:style-name="T12"><text:s text:c="5"/></text:span><text:span text:style-name="T12">&lt;element name=”e” type=”int” /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Particles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normal</text:p>
              </text:list-item>
            </text:list>
          </draw:text-box>
        </draw:frame>
        <draw:frame draw:style-name="gr10" draw:text-style-name="P10" draw:layer="layout" svg:width="22.225cm" svg:height="9.854cm" svg:x="3.175cm" svg:y="7.926cm">
          <draw:text-box>
            <text:p><text:span text:style-name="T12">&lt;choice </text:span><text:span text:style-name="T24">minOccurs=”0” maxOccurs=”50”</text:span><text:span text:style-name="T12">&gt;</text:span></text:p>
            <text:p><text:span text:style-name="T12"><text:s text:c="2"/></text:span><text:span text:style-name="T12">&lt;element name=”a” type=”int”/&gt;</text:span></text:p>
            <text:p><text:span text:style-name="T12"/></text:p>
            <text:p><text:span text:style-name="T12"><text:s text:c="2"/></text:span><text:span text:style-name="T12">&lt;element name=”b” type=”int”</text:span></text:p>
            <text:p><text:span text:style-name="T12"><text:s text:c="5"/></text:span><text:span text:style-name="T22">minOccurs=”0”</text:span><text:span text:style-name="T12"> /&gt;</text:span></text:p>
            <text:p><text:span text:style-name="T12"/></text:p>
            <text:p><text:span text:style-name="T12"><text:s text:c="2"/></text:span><text:span text:style-name="T25">&lt;sequence&gt;</text:span></text:p>
            <text:p><text:span text:style-name="T12"><text:s text:c="4"/></text:span><text:span text:style-name="T12">&lt;element name=”c” type=”int” /&gt;</text:span></text:p>
            <text:p><text:span text:style-name="T12"><text:s text:c="4"/></text:span><text:span text:style-name="T12">&lt;element name=”d” type=”int” /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Particles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normal</text:p>
              </text:list-item>
            </text:list>
          </draw:text-box>
        </draw:frame>
        <draw:frame draw:style-name="gr10" draw:text-style-name="P10" draw:layer="layout" svg:width="22.225cm" svg:height="9.854cm" svg:x="3.175cm" svg:y="7.926cm">
          <draw:text-box>
            <text:p><text:span text:style-name="T12">&lt;choice </text:span><text:span text:style-name="T24">minOccurs=”0” maxOccurs=”50”</text:span><text:span text:style-name="T12">&gt;</text:span></text:p>
            <text:p><text:span text:style-name="T12"><text:s text:c="2"/></text:span><text:span text:style-name="T12">&lt;element name=”a” type=”int”/&gt;</text:span></text:p>
            <text:p><text:span text:style-name="T12"/></text:p>
            <text:p><text:span text:style-name="T12"/></text:p>
            <text:p><text:span text:style-name="T12"><text:s/></text:span><text:span text:style-name="T12">cho_a =&gt; [ { a =&gt; 10 }</text:span></text:p>
            <text:p><text:span text:style-name="T12"><text:s text:c="10"/></text:span><text:span text:style-name="T12">, { b =&gt; 42 }</text:span></text:p>
            <text:p><text:span text:style-name="T12"><text:s text:c="10"/></text:span><text:span text:style-name="T12">, { a =&gt; 7 <text:s/>}</text:span></text:p>
            <text:p><text:span text:style-name="T12"><text:s text:c="10"/></text:span><text:span text:style-name="T12">, { c =&gt; 1, d =&gt; 2 } ]</text:span></text:p>
            <text:p><text:span text:style-name="T12"/></text:p>
          </draw:text-box>
        </draw:frame>
        <presentation:notes draw:style-name="dp2">
          <draw:page-thumbnail draw:style-name="gr3" draw:layer="layout" svg:width="15.265cm" svg:height="10.476cm" svg:x="3.161cm" svg:y="2.123cm" draw:page-number="4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mplexType/ComplexContent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extension</text:p>
              </text:list-item>
            </text:list>
          </draw:text-box>
        </draw:frame>
        <draw:frame draw:style-name="gr17" draw:text-style-name="P10" draw:layer="layout" svg:width="22.265cm" svg:height="10.921cm" svg:x="2.5cm" svg:y="7.62cm">
          <draw:text-box>
            <text:p><text:span text:style-name="T12">&lt;complexType name="t2"&gt;</text:span></text:p>
            <text:p><text:span text:style-name="T12"><text:s text:c="2"/></text:span><text:span text:style-name="T12">&lt;complexContent&gt;</text:span></text:p>
            <text:p><text:span text:style-name="T12"><text:s text:c="4"/></text:span><text:span text:style-name="T12">&lt;</text:span><text:span text:style-name="T22">extension base="me:t1"</text:span><text:span text:style-name="T12">&gt;</text:span></text:p>
            <text:p><text:span text:style-name="T12"><text:s text:c="6"/></text:span><text:span text:style-name="T12">&lt;sequence&gt;</text:span></text:p>
            <text:p><text:span text:style-name="T12"><text:s text:c="8"/></text:span><text:span text:style-name="T12">&lt;element name="t2" type="int"/&gt;</text:span></text:p>
            <text:p><text:span text:style-name="T12"><text:s text:c="6"/></text:span><text:span text:style-name="T12">&lt;/sequence&gt;</text:span></text:p>
            <text:p><text:span text:style-name="T12"><text:s text:c="6"/></text:span><text:span text:style-name="T12">&lt;attribute name="a2" type="int"/&gt;</text:span></text:p>
            <text:p><text:span text:style-name="T12"><text:s text:c="4"/></text:span><text:span text:style-name="T12">&lt;/extension&gt;</text:span></text:p>
            <text:p><text:span text:style-name="T12"><text:s text:c="2"/></text:span><text:span text:style-name="T12">&lt;/complexContent&gt;</text:span></text:p>
            <text:p><text:span text:style-name="T12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organic">
        <office:forms form:automatic-focus="false" form:apply-design-mode="false"/>
        <draw:frame draw:style-name="gr18" draw:text-style-name="P11" draw:layer="layout" svg:width="24.13cm" svg:height="17.145cm" svg:x="1.905cm" svg:y="1.905cm">
          <draw:text-box>
            <text:p><text:span text:style-name="T26">&lt;schema xmlns="http://www.w3.org/2001/XMLSchema" </text:span></text:p>
            <text:p><text:span text:style-name="T26"><text:s text:c="2"/></text:span><text:span text:style-name="T26">xmlns:sidn="urn:ietf:params:xml:ns:sidn-ext-epp-1.0"</text:span></text:p>
            <text:p><text:span text:style-name="T26"><text:s text:c="2"/></text:span><text:span text:style-name="T26">xmlns:epp="urn:ietf:params:xml:ns:epp-1.0"</text:span></text:p>
            <text:p><text:span text:style-name="T26"><text:s text:c="2"/></text:span><text:span text:style-name="T26">elementFormDefault="qualified" &gt;</text:span></text:p>
            <text:p><text:span text:style-name="T10"/></text:p>
            <text:p><text:span text:style-name="T10"><text:s/></text:span><text:span text:style-name="T10">&lt;!-- Extensions on existing commands --&gt;</text:span></text:p>
            <text:p><text:span text:style-name="T10"><text:s/></text:span><text:span text:style-name="T10">&lt;element name="ext" type="sidn:extType"/&gt;</text:span></text:p>
            <text:p><text:span text:style-name="T10"><text:s/></text:span><text:span text:style-name="T10">&lt;complexType name="extType"&gt;</text:span></text:p>
            <text:p><text:span text:style-name="T10"><text:s text:c="2"/></text:span><text:span text:style-name="T10">&lt;choice&gt;</text:span></text:p>
            <text:p><text:span text:style-name="T10"><text:s text:c="3"/></text:span><text:span text:style-name="T10">&lt;element name="create" <text:s text:c="2"/>type="sidn:createType"/&gt;</text:span></text:p>
            <text:p><text:span text:style-name="T10"><text:s text:c="3"/></text:span><text:span text:style-name="T10">&lt;element name="response" type="sidn:responseType"/&gt;</text:span></text:p>
            <text:p><text:span text:style-name="T10"/></text:p>
            <text:p><text:span text:style-name="T10"><text:s/></text:span><text:span text:style-name="T10">&lt;complexType name="createType"&gt;</text:span></text:p>
            <text:p><text:span text:style-name="T10"><text:s text:c="2"/></text:span><text:span text:style-name="T10">&lt;choice&gt;</text:span></text:p>
            <text:p><text:span text:style-name="T10"><text:s text:c="3"/></text:span><text:span text:style-name="T10">&lt;element name="contact" type="sidn:contactType"/&gt;</text:span></text:p>
            <text:p><text:span text:style-name="T10"><text:s text:c="3"/></text:span><text:span text:style-name="T10">&lt;element name="domain" <text:s/>type="sidn:domainType"/&gt;</text:span></text:p>
            <text:p><text:span text:style-name="T10"/></text:p>
            <text:p><text:span text:style-name="T10"><text:s/></text:span><text:span text:style-name="T10">&lt;complexType name=”domainType”&gt;</text:span></text:p>
            <text:p><text:span text:style-name="T10"><text:s text:c="3"/></text:span><text:span text:style-name="T10">&lt;sequence&gt;</text:span></text:p>
            <text:p><text:span text:style-name="T10"><text:s text:c="5"/></text:span><text:span text:style-name="T10">&lt;element name=”optOut”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organic">
        <office:forms form:automatic-focus="false" form:apply-design-mode="false"/>
        <draw:frame draw:style-name="gr19" draw:text-style-name="P7" draw:layer="layout" svg:width="24.13cm" svg:height="15.585cm" svg:x="1.905cm" svg:y="2.266cm">
          <draw:text-box>
            <text:p><text:span text:style-name="T27">&lt;!-- in epp.xsd --&gt;</text:span></text:p>
            <text:p><text:span text:style-name="T9"><text:s text:c="7"/></text:span><text:span text:style-name="T28">&lt;any minOccurs="0"/&gt;</text:span></text:p>
            <text:p><text:span text:style-name="T9"><text:s text:c="7"/></text:span><text:span text:style-name="T9">&lt;element ref="epp:command-extension" /&gt;</text:span></text:p>
            <text:p><text:span text:style-name="T9"/></text:p>
            <text:p><text:span text:style-name="T9">&lt;element name="command-extension" abstract=”true”</text:span></text:p>
            <text:p><text:span text:style-name="T9"><text:s text:c="3"/></text:span><text:span text:style-name="T9">type="epp:commandExtType"/&gt;</text:span></text:p>
            <text:p><text:span text:style-name="T9">&lt;complexType name="commandExtType" /&gt;</text:span></text:p>
            <text:p><text:span text:style-name="T27"/></text:p>
            <text:p><text:span text:style-name="T27">&lt;!-- in sidn.xsd --&gt;</text:span></text:p>
            <text:p><text:span text:style-name="T9">&lt;element name="createDomainExt" type="sidn:crType" </text:span></text:p>
            <text:p><text:span text:style-name="T9"><text:s text:c="3"/></text:span><text:span text:style-name="T9">substitutionGroup="epp:command-extension"&gt;</text:span></text:p>
            <text:p><text:span text:style-name="T9"/></text:p>
            <text:p><text:span text:style-name="T9">&lt;complexType name="crType"&gt;</text:span></text:p>
            <text:p><text:span text:style-name="T9"><text:s text:c="2"/></text:span><text:span text:style-name="T9">&lt;complexContent&gt;</text:span></text:p>
            <text:p><text:span text:style-name="T9"><text:s text:c="4"/></text:span><text:span text:style-name="T9">&lt;extension base="epp:commandExtType"&gt;</text:span></text:p>
            <text:p><text:span text:style-name="T9"><text:s text:c="6"/></text:span><text:span text:style-name="T9">&lt;sequence&gt;</text:span></text:p>
            <text:p><text:span text:style-name="T9"><text:s text:c="8"/></text:span><text:span text:style-name="T9">&lt;element name="optOut" type="boolean"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organic">
        <office:forms form:automatic-focus="false" form:apply-design-mode="false"/>
        <draw:frame draw:style-name="gr20" draw:text-style-name="P9" draw:layer="layout" svg:width="22.659cm" svg:height="11.097cm" svg:x="2.741cm" svg:y="4.703cm">
          <draw:text-box>
            <text:p><text:span text:style-name="T4"><text:s/></text:span><text:span text:style-name="T4">&lt;complexType name="responseType"&gt;</text:span></text:p>
            <text:p><text:span text:style-name="T4"><text:s text:c="2"/></text:span><text:span text:style-name="T4">&lt;sequence&gt;</text:span></text:p>
            <text:p><text:span text:style-name="T4"><text:s text:c="3"/></text:span><text:span text:style-name="T4">&lt;element name="msg" type="sidn:msgType"</text:span><text:span text:style-name="T4"><text:line-break/></text:span><text:span text:style-name="T4"> <text:s text:c="5"/>minOccurs="0" maxOccurs="unbounded"/&gt;</text:span></text:p>
            <text:p><text:span text:style-name="T4"><text:s text:c="2"/></text:span><text:span text:style-name="T4">&lt;/sequence&gt;</text:span></text:p>
            <text:p><text:span text:style-name="T4"><text:s/></text:span><text:span text:style-name="T4">&lt;/complexType&gt;</text:span></text:p>
            <text:p><text:span text:style-name="T4"/></text:p>
            <text:p><text:span text:style-name="T4"><text:s/></text:span><text:span text:style-name="T4">&lt;complexType name="msgType"&gt;</text:span></text:p>
            <text:p><text:span text:style-name="T4"><text:s text:c="2"/></text:span><text:span text:style-name="T4">&lt;attribute name="code" use="required"/&gt;</text:span></text:p>
            <text:p><text:span text:style-name="T4"><text:s text:c="2"/></text:span><text:span text:style-name="T4">&lt;attribute name="field"/&gt;</text:span></text:p>
            <text:p><text:span text:style-name="T4"><text:s/></text:span><text:span text:style-name="T4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mplexType/ComplexContent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restriction</text:p>
              </text:list-item>
            </text:list>
          </draw:text-box>
        </draw:frame>
        <draw:frame draw:style-name="gr20" draw:text-style-name="P10" draw:layer="layout" svg:width="22.637cm" svg:height="10.921cm" svg:x="2.128cm" svg:y="7.62cm">
          <draw:text-box>
            <text:p><text:span text:style-name="T12">&lt;complexType name="t2"&gt;</text:span></text:p>
            <text:p><text:span text:style-name="T12"><text:s text:c="2"/></text:span><text:span text:style-name="T12">&lt;complexContent&gt;</text:span></text:p>
            <text:p><text:span text:style-name="T12"><text:s text:c="4"/></text:span><text:span text:style-name="T12">&lt;</text:span><text:span text:style-name="T22">restriction base="me:t1"</text:span><text:span text:style-name="T12">&gt;</text:span></text:p>
            <text:p><text:span text:style-name="T12"><text:s text:c="6"/></text:span><text:span text:style-name="T12">&lt;sequence&gt;</text:span></text:p>
            <text:p><text:span text:style-name="T12"><text:s text:c="8"/></text:span><text:span text:style-name="T12">&lt;element name="t" type="int" /&gt;</text:span></text:p>
            <text:p><text:span text:style-name="T12"><text:s text:c="6"/></text:span><text:span text:style-name="T12">&lt;/sequence&gt;</text:span></text:p>
            <text:p><text:span text:style-name="T12"><text:s text:c="6"/></text:span><text:span text:style-name="T12">&lt;attribute name="a" type="int" /&gt;</text:span></text:p>
            <text:p><text:span text:style-name="T12"><text:s text:c="4"/></text:span><text:span text:style-name="T12">&lt;/restriction&gt;</text:span></text:p>
            <text:p><text:span text:style-name="T12"><text:s text:c="2"/></text:span><text:span text:style-name="T12">&lt;/complexContent&gt;</text:span></text:p>
            <text:p><text:span text:style-name="T12">&lt;/complexTy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onclusions</text:p>
          </draw:text-box>
        </draw:frame>
        <draw:frame presentation:style-name="pr8" draw:layer="layout" svg:width="21.63cm" svg:height="13.536cm" svg:x="2.5cm" svg:y="5.514cm" presentation:class="outline" presentation:user-transformed="true">
          <draw:text-box>
            <text:list text:style-name="L3">
              <text:list-item>
                <text:p>Extremely verbose syntax for only a dozen constructs.<text:line-break/></text:p>
              </text:list-item>
              <text:list-item>
                <text:p>Very powerful<text:line-break/></text:p>
              </text:list-item>
              <text:list-item>
                <text:p>Hard to validat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Let's get started</text:p>
          </draw:text-box>
        </draw:frame>
        <draw:frame presentation:style-name="pr5" draw:layer="layout" svg:width="23cm" svg:height="15.343cm" svg:x="2.5cm" svg:y="5.514cm" presentation:class="outline" presentation:user-transformed="true">
          <draw:text-box>
            <text:list text:style-name="L3">
              <text:list-item>
                <text:p>This saves your day:</text:p>
              </text:list-item>
            </text:list>
          </draw:text-box>
        </draw:frame>
        <draw:frame draw:style-name="gr21" draw:text-style-name="P9" draw:layer="layout" svg:width="22.86cm" svg:height="8.139cm" svg:x="2.5cm" svg:y="8.89cm">
          <draw:text-box>
            <text:p><text:span text:style-name="T4">my $schema = XML::Compile::Cache-&gt;new($xsd);</text:span></text:p>
            <text:p><text:span text:style-name="T4"/></text:p>
            <text:p><text:span text:style-name="T4">$schema-&gt;prefix(p =&gt; '</text:span><text:span text:style-name="T4"><text:a xlink:href="http://my-namespace/">http://my-namespace</text:a></text:span><text:span text:style-name="T4">');</text:span></text:p>
            <text:p><text:span text:style-name="T4"/></text:p>
            <text:p><text:span text:style-name="T4"># $schema-&gt;addKeyRewrite('PREFIXES');</text:span></text:p>
            <text:p><text:span text:style-name="T4"># $schema-&gt;addKeyRewrite('UNDERSCORES');</text:span></text:p>
            <text:p><text:span text:style-name="T4"/></text:p>
            <text:p><text:span text:style-name="T4">print $schema-&gt;template(PERL =&gt; 'p:elname'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XML::(LibXML::)Simple</text:p>
          </draw:text-box>
        </draw:frame>
        <draw:frame draw:style-name="gr22" draw:text-style-name="P9" draw:layer="layout" svg:width="17.673cm" svg:height="3.209cm" svg:x="5.08cm" svg:y="5.046cm">
          <draw:text-box>
            <text:p text:style-name="P12"><text:span text:style-name="T4">use XML::LibXML::Simple 'XMLin';</text:span></text:p>
            <text:p text:style-name="P12"><text:span text:style-name="T4"/></text:p>
            <text:p text:style-name="P12"><text:span text:style-name="T4">my $hash = XMLin($xml);</text:span></text:p>
          </draw:text-box>
        </draw:frame>
        <draw:frame presentation:style-name="pr10" draw:layer="layout" svg:width="23cm" svg:height="9.849cm" svg:x="2.5cm" svg:y="9.525cm" presentation:class="outline" presentation:user-transformed="true">
          <draw:text-box>
            <text:list text:style-name="L3">
              <text:list-item>
                <text:p>no validation</text:p>
              </text:list-item>
              <text:list-item>
                <text:p>no smart handling</text:p>
                <text:list>
                  <text:list-item>
                    <text:p>blanks</text:p>
                  </text:list-item>
                  <text:list-item>
                    <text:p>auto-encoding/-decoding time, base64, ...</text:p>
                  </text:list-item>
                  <text:list-item>
                    <text:p>repea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organic">
        <office:forms form:automatic-focus="false" form:apply-design-mode="false"/>
        <draw:frame draw:style-name="gr23" draw:text-style-name="P7" draw:layer="layout" svg:width="23.495cm" svg:height="18.291cm" svg:x="1.807cm" svg:y="1.507cm">
          <draw:text-box>
            <text:p><text:span text:style-name="T9"><text:s text:c="2"/></text:span><text:span text:style-name="T9"># is a xs:boolean</text:span></text:p>
            <text:p><text:span text:style-name="T9"><text:s text:c="2"/></text:span><text:span text:style-name="T9"># defaults to 0</text:span></text:p>
            <text:p><text:span text:style-name="T9"><text:s text:c="2"/></text:span><text:span text:style-name="T9">open =&gt; 0,</text:span></text:p>
            <text:p><text:span text:style-name="T9"/></text:p>
            <text:p><text:span text:style-name="T9"><text:s text:c="2"/></text:span><text:span text:style-name="T9"># is an atom:atomPersonConstruct</text:span></text:p>
            <text:p><text:span text:style-name="T9"><text:s text:c="2"/></text:span><text:span text:style-name="T9"># is optional</text:span></text:p>
            <text:p><text:span text:style-name="T9"><text:s text:c="2"/></text:span><text:span text:style-name="T9">author =&gt;</text:span></text:p>
            <text:p><text:span text:style-name="T9"><text:s text:c="2"/></text:span><text:span text:style-name="T9">{ # choice of name, uri, email</text:span></text:p>
            <text:p><text:span text:style-name="T9"><text:s text:c="4"/></text:span><text:span text:style-name="T9"># occurs any number of times</text:span></text:p>
            <text:p><text:span text:style-name="T9"><text:s text:c="4"/></text:span><text:span text:style-name="T9">cho_name =&gt; </text:span></text:p>
            <text:p><text:span text:style-name="T9"><text:s text:c="4"/></text:span><text:span text:style-name="T9">[ { # is a xs:string</text:span></text:p>
            <text:p><text:span text:style-name="T9"><text:s text:c="8"/></text:span><text:span text:style-name="T9">name =&gt; "example",</text:span></text:p>
            <text:p><text:span text:style-name="T9"/></text:p>
            <text:p><text:span text:style-name="T9"><text:s text:c="8"/></text:span><text:span text:style-name="T9"># is a xs:string</text:span></text:p>
            <text:p><text:span text:style-name="T9"><text:s text:c="8"/></text:span><text:span text:style-name="T9">uri =&gt; "example",</text:span></text:p>
            <text:p><text:span text:style-name="T9"/></text:p>
            <text:p><text:span text:style-name="T9"><text:s text:c="8"/></text:span><text:span text:style-name="T9"># is a xs:string</text:span></text:p>
            <text:p><text:span text:style-name="T9"><text:s text:c="8"/></text:span><text:span text:style-name="T9"># Pattern: .+@.+</text:span></text:p>
            <text:p><text:span text:style-name="T9"><text:s text:c="8"/></text:span><text:span text:style-name="T9">email =&gt; "example", },</text:span></text:p>
            <text:p><text:span text:style-name="T9"><text:s text:c="4"/></text:span><text:span text:style-name="T9">], },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XML → Perl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From String/File/FileHandle to HASHes</text:p>
              </text:list-item>
            </text:list>
          </draw:text-box>
        </draw:frame>
        <draw:frame draw:style-name="gr16" draw:text-style-name="P9" draw:layer="layout" svg:width="24.034cm" svg:height="10.111cm" svg:x="2.001cm" svg:y="7.557cm">
          <draw:text-box>
            <text:p><text:span text:style-name="T4"># compile once</text:span></text:p>
            <text:p><text:span text:style-name="T4">my </text:span><text:span text:style-name="T29">$rules</text:span><text:span text:style-name="T4"> <text:s/>= XML::Compile::Schema-&gt;new($xsd);</text:span></text:p>
            <text:p><text:span text:style-name="T4">my </text:span><text:span text:style-name="T18">$elem</text:span><text:span text:style-name="T4"> <text:s text:c="2"/>= pack_type($myns, $myname);</text:span></text:p>
            <text:p><text:span text:style-name="T4">my </text:span><text:span text:style-name="T15">$reader</text:span><text:span text:style-name="T4"> = </text:span><text:span text:style-name="T29">$rules</text:span><text:span text:style-name="T4">-&gt;compile(READER =&gt; </text:span><text:span text:style-name="T18">$elem</text:span><text:span text:style-name="T4">);</text:span></text:p>
            <text:p><text:span text:style-name="T4"/></text:p>
            <text:p><text:span text:style-name="T4"># call often</text:span></text:p>
            <text:p><text:span text:style-name="T4">my $hash <text:s text:c="2"/>= </text:span><text:span text:style-name="T15">$reader</text:span><text:span text:style-name="T4">-&gt;($xml);</text:span></text:p>
            <text:p><text:span text:style-name="T4"/></text:p>
            <text:p><text:span text:style-name="T4"/></text:p>
            <text:p><text:span text:style-name="T4"><text:s text:c="4"/></text:span><text:span text:style-name="T18">$elem</text:span><text:span text:style-name="T4"> == “{$myns}$myname”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XML → Perl</text:p>
          </draw:text-box>
        </draw:frame>
        <draw:frame presentation:style-name="pr5" draw:layer="layout" svg:width="23cm" svg:height="15.343cm" svg:x="2.5cm" svg:y="5.514cm" presentation:class="outline">
          <draw:text-box>
            <text:list text:style-name="L3">
              <text:list-item>
                <text:p>From String/File/FileHandle to HASHes</text:p>
              </text:list-item>
            </text:list>
          </draw:text-box>
        </draw:frame>
        <draw:frame draw:style-name="gr16" draw:text-style-name="P9" draw:layer="layout" svg:width="24.034cm" svg:height="7.153cm" svg:x="2.001cm" svg:y="7.557cm">
          <draw:text-box>
            <text:p><text:span text:style-name="T4"># compile once</text:span></text:p>
            <text:p><text:span text:style-name="T4">my </text:span><text:span text:style-name="T29">$rules</text:span><text:span text:style-name="T4"> <text:s/>= XML::Compile::</text:span><text:span text:style-name="T30">Cache</text:span><text:span text:style-name="T4">-&gt;new($xsd);</text:span></text:p>
            <text:p><text:span text:style-name="T29">$rules</text:span><text:span text:style-name="T4">-&gt;prefixes(mine =&gt; $myns);</text:span></text:p>
            <text:p><text:span text:style-name="T4"/></text:p>
            <text:p><text:span text:style-name="T4"># call often</text:span></text:p>
            <text:p><text:span text:style-name="T4">my $hash <text:s text:c="2"/>= </text:span><text:span text:style-name="T29">$rules-&gt;</text:span><text:span text:style-name="T15">reader(</text:span><text:span text:style-name="T18">“mine:$myname”</text:span><text:span text:style-name="T15">)</text:span><text:span text:style-name="T15"><text:line-break/></text:span><text:span text:style-name="T15"> <text:s text:c="18"/></text:span><text:span text:style-name="T4">-&gt;($xml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Perl → XML</text:p>
          </draw:text-box>
        </draw:frame>
        <draw:frame presentation:style-name="pr3" draw:layer="layout" svg:width="23cm" svg:height="13.86cm" svg:x="2.54cm" svg:y="5.043cm" presentation:class="outline" presentation:user-transformed="true">
          <draw:text-box>
            <text:list text:style-name="L3">
              <text:list-item>
                <text:p>More complex</text:p>
              </text:list-item>
            </text:list>
          </draw:text-box>
        </draw:frame>
        <draw:frame draw:style-name="gr15" draw:text-style-name="P9" draw:layer="layout" svg:width="24.13cm" svg:height="11.097cm" svg:x="1.905cm" svg:y="7.318cm">
          <draw:text-box>
            <text:p><text:span text:style-name="T4"># compile once</text:span></text:p>
            <text:p><text:span text:style-name="T4">my </text:span><text:span text:style-name="T31">$rules</text:span><text:span text:style-name="T4"> <text:s/>= XML::Compile::Schema-&gt;new($xsd);</text:span></text:p>
            <text:p><text:span text:style-name="T4">my </text:span><text:span text:style-name="T18">$elem</text:span><text:span text:style-name="T4"> <text:s text:c="2"/>= packtype($myns, $myname);</text:span></text:p>
            <text:p><text:span text:style-name="T4">my </text:span><text:span text:style-name="T15">$writer</text:span><text:span text:style-name="T4"> = </text:span><text:span text:style-name="T31">$rules</text:span><text:span text:style-name="T4">-&gt;compile(WRITER =&gt; </text:span><text:span text:style-name="T18">$elem</text:span><text:span text:style-name="T4">);</text:span></text:p>
            <text:p><text:span text:style-name="T4"/></text:p>
            <text:p><text:span text:style-name="T4"># call often</text:span></text:p>
            <text:p><text:span text:style-name="T4">my $doc = XML::LibXML::Document</text:span></text:p>
            <text:p><text:span text:style-name="T4"><text:s text:c="13"/></text:span><text:span text:style-name="T4">-&gt;new('1.0', 'UTF-8');</text:span></text:p>
            <text:p><text:span text:style-name="T4">my $xml = </text:span><text:span text:style-name="T15">$writer</text:span><text:span text:style-name="T4">-&gt;($doc, $hash);</text:span></text:p>
            <text:p><text:span text:style-name="T4">$doc-&gt;setDocumentElement($xml);</text:span></text:p>
            <text:p><text:span text:style-name="T4">$doc-&gt;toString(1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Perl → XML</text:p>
          </draw:text-box>
        </draw:frame>
        <draw:frame presentation:style-name="pr3" draw:layer="layout" svg:width="23cm" svg:height="13.86cm" svg:x="2.54cm" svg:y="5.043cm" presentation:class="outline" presentation:user-transformed="true">
          <draw:text-box>
            <text:list text:style-name="L3">
              <text:list-item>
                <text:p>More complex</text:p>
              </text:list-item>
            </text:list>
          </draw:text-box>
        </draw:frame>
        <draw:frame draw:style-name="gr15" draw:text-style-name="P9" draw:layer="layout" svg:width="22.86cm" svg:height="11.097cm" svg:x="2.54cm" svg:y="7.318cm">
          <draw:text-box>
            <text:p><text:span text:style-name="T4"># compile once</text:span></text:p>
            <text:p><text:span text:style-name="T4">my </text:span><text:span text:style-name="T31">$rules</text:span><text:span text:style-name="T4"> <text:s/>= XML::Compile::</text:span><text:span text:style-name="T30">Cache</text:span><text:span text:style-name="T4">-&gt;new($xsd);</text:span></text:p>
            <text:p><text:span text:style-name="T29">$rules</text:span><text:span text:style-name="T4">-&gt;namespaces(mine =&gt; $myns);</text:span></text:p>
            <text:p><text:span text:style-name="T4"/></text:p>
            <text:p><text:span text:style-name="T4"># call often</text:span></text:p>
            <text:p><text:span text:style-name="T4">my $doc = XML::LibXML::Document</text:span></text:p>
            <text:p><text:span text:style-name="T4"><text:s text:c="13"/></text:span><text:span text:style-name="T4">-&gt;new('1.0', 'UTF-8');</text:span></text:p>
            <text:p><text:span text:style-name="T4">my $xml = </text:span><text:span text:style-name="T29">$rules-&gt;</text:span><text:span text:style-name="T15">write(</text:span><text:span text:style-name="T18">“mine:$myname”</text:span><text:span text:style-name="T15">)</text:span><text:span text:style-name="T15"><text:line-break/></text:span><text:span text:style-name="T15"> <text:s text:c="15"/></text:span><text:span text:style-name="T4">-&gt;($doc, $hash);</text:span></text:p>
            <text:p><text:span text:style-name="T4">$doc-&gt;setDocumentElement($xml);</text:span></text:p>
            <text:p><text:span text:style-name="T4">$doc-&gt;toString(1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o NIL or not to NIL</text:p>
          </draw:text-box>
        </draw:frame>
        <draw:frame presentation:style-name="pr11" draw:layer="layout" svg:width="23cm" svg:height="8.255cm" svg:x="2.4cm" svg:y="10.795cm" presentation:class="outline" presentation:user-transformed="true">
          <draw:text-box>
            <text:list text:style-name="L3">
              <text:list-item>
                <text:p>Conceptual difference between</text:p>
                <text:list>
                  <text:list-item>
                    <text:p>not specified (children) <text:s text:c="5"/>minOccurs=0 <text:tab/></text:p>
                  </text:list-item>
                  <text:list-item>
                    <text:p>none (pets)<text:tab/><text:tab/><text:tab/> <text:s/><text:tab/>sub-elem minOccurs=0</text:p>
                  </text:list-item>
                  <text:list-item>
                    <text:p>missing (parents)<text:tab/><text:tab/>nillable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9.806cm" svg:height="5.181cm" svg:x="3.689cm" svg:y="4.445cm">
          <draw:text-box>
            <text:p><text:span text:style-name="T4">&lt;person&gt;</text:span></text:p>
            <text:p><text:span text:style-name="T4"><text:s text:c="2"/></text:span><text:span text:style-name="T4">&lt;first&gt;Mark</text:span></text:p>
            <text:p><text:span text:style-name="T4"><text:s text:c="2"/></text:span><text:span text:style-name="T4">&lt;surname&gt;Overmeer</text:span></text:p>
            <text:p><text:span text:style-name="T4"><text:s text:c="2"/></text:span><text:span text:style-name="T4">&lt;pets /&gt;</text:span></text:p>
            <text:p><text:span text:style-name="T4"><text:s text:c="2"/></text:span><text:span text:style-name="T4">&lt;parents xsi:nil="true" /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SOAP / WSDL</text:p>
          </draw:text-box>
        </draw:frame>
        <draw:frame presentation:style-name="pr3" draw:layer="layout" svg:width="23cm" svg:height="13.86cm" svg:x="2.5cm" svg:y="5.514cm" presentation:class="outline">
          <draw:text-box>
            <text:list text:style-name="L3">
              <text:list-item>
                <text:p>SOAP 1.1<text:tab/><text:tab/><text:tab/><text:tab/><text:span text:style-name="T32">SOAP 1.2</text:span></text:p>
              </text:list-item>
              <text:list-item>
                <text:p>WSDL 1.1<text:tab/><text:tab/><text:tab/><text:span text:style-name="T32">WSDL 2</text:span><text:span text:style-name="T32"><text:line-break/></text:span><text:span text:style-name="T32"/></text:p>
              </text:list-item>
              <text:list-item>
                <text:p><text:span text:style-name="T33">SOAP is like RPC (what: procedures)</text:span></text:p>
                <text:list>
                  <text:list-item>
                    <text:p><text:span text:style-name="T33">rpc-encoded</text:span></text:p>
                  </text:list-item>
                  <text:list-item>
                    <text:p><text:span text:style-name="T33">rpc-literal</text:span></text:p>
                  </text:list-item>
                  <text:list-item>
                    <text:p><text:span text:style-name="T33">document-literal</text:span></text:p>
                  </text:list-item>
                </text:list>
              </text:list-item>
              <text:list-item>
                <text:p><text:span text:style-name="T33">WSDL (how, where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 presentation:user-transformed="true">
          <draw:text-box>
            <text:p>SOAP message</text:p>
          </draw:text-box>
        </draw:frame>
        <draw:frame draw:style-name="gr24" draw:text-style-name="P7" draw:layer="layout" svg:width="23.495cm" svg:height="12.879cm" svg:x="2.54cm" svg:y="5.636cm">
          <draw:text-box>
            <text:p><text:span text:style-name="T9">&lt;SOAP-ENV:Envelope</text:span></text:p>
            <text:p><text:span text:style-name="T9"><text:s text:c="3"/></text:span><text:span text:style-name="T9">xmlns:SOAP-ENV="</text:span><text:span text:style-name="T9"><text:a xlink:href="http://schemas/">http://schemas</text:a></text:span><text:span text:style-name="T9">.</text:span><text:span text:style-name="T9"><text:line-break/></text:span><text:span text:style-name="T9"> <text:s text:c="4"/>xmlsoap.org/soap/envelope/"&gt;</text:span></text:p>
            <text:p><text:span text:style-name="T9"><text:s text:c="2"/></text:span><text:span text:style-name="T9">&lt;SOAP-ENV:Header&gt;</text:span></text:p>
            <text:p><text:span text:style-name="T9"><text:s text:c="4"/></text:span><text:span text:style-name="T9">&lt;x0:Transaction xmlns:x0="http://test"&gt;</text:span></text:p>
            <text:p><text:span text:style-name="T9"><text:s text:c="8"/></text:span><text:span text:style-name="T9">5</text:span></text:p>
            <text:p><text:span text:style-name="T9"><text:s text:c="4"/></text:span><text:span text:style-name="T9">&lt;/x0:Transaction&gt;</text:span></text:p>
            <text:p><text:span text:style-name="T9"><text:s text:c="2"/></text:span><text:span text:style-name="T9">&lt;/SOAP-ENV:Header&gt;</text:span></text:p>
            <text:p><text:span text:style-name="T9"><text:s text:c="2"/></text:span><text:span text:style-name="T9">&lt;SOAP-ENV:Body&gt;</text:span></text:p>
            <text:p><text:span text:style-name="T9"><text:s text:c="4"/></text:span><text:span text:style-name="T9">&lt;x0:GetLastTradePrice xmlns:x0="http://test"&gt;</text:span></text:p>
            <text:p><text:span text:style-name="T9"><text:s text:c="6"/></text:span><text:span text:style-name="T9">&lt;x0:symbol&gt;DIS&lt;/x0:symbol&gt;</text:span></text:p>
            <text:p><text:span text:style-name="T9"><text:s text:c="4"/></text:span><text:span text:style-name="T9">&lt;/x0:GetLastTradePrice&gt;</text:span></text:p>
            <text:p><text:span text:style-name="T9"><text:s text:c="2"/></text:span><text:span text:style-name="T9">&lt;/SOAP-ENV:Body&gt;</text:span></text:p>
            <text:p><text:span text:style-name="T9">&lt;/SOAP-ENV:Envelop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organic" presentation:presentation-page-layout-name="AL3T19">
        <office:forms form:automatic-focus="false" form:apply-design-mode="false"/>
        <draw:frame draw:style-name="gr15" draw:text-style-name="P9" draw:layer="layout" svg:width="22.86cm" svg:height="10.111cm" svg:x="2.54cm" svg:y="6.683cm">
          <draw:text-box>
            <text:p><text:span text:style-name="T4">&lt;SOAP-ENV:</text:span><text:span text:style-name="T31">Envelope</text:span></text:p>
            <text:p><text:span text:style-name="T4"><text:s text:c="3"/></text:span><text:span text:style-name="T4">xmlns:SOAP-ENV="</text:span><text:span text:style-name="T4"><text:a xlink:href="http://schemas.xmlsoap/">http://schemas.xmlsoap</text:a></text:span><text:span text:style-name="T4"><text:line-break/></text:span><text:span text:style-name="T4"> <text:s text:c="6"/>.org/soap/envelope/"&gt;</text:span></text:p>
            <text:p><text:span text:style-name="T4"/></text:p>
            <text:p><text:span text:style-name="T4"><text:s text:c="2"/></text:span><text:span text:style-name="T4">&lt;SOAP-ENV:</text:span><text:span text:style-name="T31">Header</text:span><text:span text:style-name="T4">&gt;</text:span></text:p>
            <text:p><text:span text:style-name="T4"><text:s text:c="4"/></text:span><text:span text:style-name="T4">&lt;x0:Transaction xmlns:x0="http://test"&gt;5</text:span></text:p>
            <text:p><text:span text:style-name="T4"/></text:p>
            <text:p><text:span text:style-name="T4"><text:s text:c="2"/></text:span><text:span text:style-name="T4">&lt;SOAP-ENV:</text:span><text:span text:style-name="T31">Body</text:span><text:span text:style-name="T4">&gt;</text:span></text:p>
            <text:p><text:span text:style-name="T4"><text:s text:c="4"/></text:span><text:span text:style-name="T4">&lt;x0:</text:span><text:span text:style-name="T18">GetLastTradePrice </text:span><text:span text:style-name="T4">xmlns:x0="...”&gt;</text:span></text:p>
            <text:p><text:span text:style-name="T4"><text:s text:c="6"/></text:span><text:span text:style-name="T4">&lt;x0:symbol&gt;DIS</text:span></text:p>
          </draw:text-box>
        </draw:frame>
        <draw:frame presentation:style-name="pr4" draw:layer="layout" svg:width="24cm" svg:height="3.506cm" svg:x="2cm" svg:y="1.537cm" presentation:class="title">
          <draw:text-box>
            <text:p>SOAP message</text:p>
          </draw:text-box>
        </draw:frame>
        <presentation:notes draw:style-name="dp2">
          <draw:page-thumbnail draw:style-name="gr3" draw:layer="layout" svg:width="15.265cm" svg:height="10.476cm" svg:x="3.161cm" svg:y="2.123cm" draw:page-number="5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XML::Compile::SOAP</text:p>
          </draw:text-box>
        </draw:frame>
        <draw:frame draw:style-name="gr20" draw:text-style-name="P9" draw:layer="layout" svg:width="24.13cm" svg:height="11.097cm" svg:x="1.905cm" svg:y="6.985cm">
          <draw:text-box>
            <text:p><text:span text:style-name="T4">my $wsdl = XML::Compile::WSDL11-&gt;new($wsdl);</text:span></text:p>
            <text:p><text:span text:style-name="T4">my $call = $wsdl-&gt;compileClient('tradePrice');</text:span></text:p>
            <text:p><text:span text:style-name="T4"/></text:p>
            <text:p><text:span text:style-name="T4"># run often</text:span></text:p>
            <text:p><text:span text:style-name="T4">my ($answer, $trace) = $call-&gt;($request);</text:span></text:p>
            <text:p><text:span text:style-name="T4"/></text:p>
            <text:p><text:span text:style-name="T4">if($answer-&gt;{Fault}) …</text:span><text:span text:style-name="T4"><text:line-break/></text:span><text:span text:style-name="T4"/></text:p>
            <text:p><text:span text:style-name="T4">$trace-&gt;printTimings;</text:span></text:p>
            <text:p><text:span text:style-name="T4">$trace-&gt;printRequest;</text:span></text:p>
            <text:p><text:span text:style-name="T4">$trace-&gt;printerrors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XML::Compile::WSDL11</text:p>
          </draw:text-box>
        </draw:frame>
        <draw:frame presentation:style-name="pr3" draw:layer="layout" svg:width="23cm" svg:height="13.86cm" svg:x="2.5cm" svg:y="5.514cm" presentation:class="outline" presentation:user-transformed="true">
          <draw:text-box>
            <text:list text:style-name="L3">
              <text:list-item>
                <text:p>contains</text:p>
                <text:list>
                  <text:list-item>
                    <text:p><text:span text:style-name="T34">definition: </text:span>schema, elements and types</text:p>
                  </text:list-item>
                  <text:list-item>
                    <text:p><text:span text:style-name="T34">message: </text:span>message parts</text:p>
                  </text:list-item>
                  <text:list-item>
                    <text:p><text:span text:style-name="T34">portType: </text:span>operations, input and output parts become structures.</text:p>
                  </text:list-item>
                  <text:list-item>
                    <text:p><text:span text:style-name="T34">binding: </text:span>operations, encoding (document literal), protocol (http), soapAction</text:p>
                  </text:list-item>
                  <text:list-item>
                    <text:p><text:span text:style-name="T34">service: </text:span>application name and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organic" presentation:presentation-page-layout-name="AL3T19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example (continued)</text:p>
          </draw:text-box>
        </draw:frame>
        <draw:frame draw:style-name="gr25" draw:text-style-name="P9" draw:layer="layout" svg:width="24.095cm" svg:height="13.069cm" svg:x="1.94cm" svg:y="5.697cm">
          <draw:text-box>
            <text:p><text:span text:style-name="T4">my $wsdl = XML::Compile::WSDL11-&gt;new($wsdl);</text:span></text:p>
            <text:p><text:span text:style-name="T4">my $call = $wsdl-&gt;compileClient('tradePrice');</text:span></text:p>
            <text:p><text:span text:style-name="T4"/></text:p>
            <text:p><text:span text:style-name="T4">my $ask =</text:span></text:p>
            <text:p><text:span text:style-name="T4"><text:s/></text:span><text:span text:style-name="T4">{ transaction =&gt; 5</text:span></text:p>
            <text:p><text:span text:style-name="T4"><text:s/></text:span><text:span text:style-name="T4">, request <text:s text:c="4"/>=&gt; { symbol =&gt; 'DIS' }</text:span></text:p>
            <text:p><text:span text:style-name="T4"><text:s/></text:span><text:span text:style-name="T4">};</text:span></text:p>
            <text:p><text:span text:style-name="T4"/></text:p>
            <text:p><text:span text:style-name="T4">my ($answer, $trace) = $call-&gt;($ask);</text:span></text:p>
            <text:p><text:span text:style-name="T4">print Dumper $answer;</text:span></text:p>
            <text:p><text:span text:style-name="T4"/></text:p>
            <text:p><text:span text:style-name="T4"># { response <text:s text:c="3"/>=&gt; …</text:span></text:p>
            <text:p><text:span text:style-name="T4"># , headerparts =&gt;</text:span><text:span text:style-name="T4"><text:tab/></text:span><text:span text:style-name="T4"><text:tab/></text:span><text:span text:style-name="T4"> }</text:span></text:p>
          </draw:text-box>
        </draw:frame>
        <draw:frame draw:style-name="gr1" draw:text-style-name="P13" draw:layer="layout" svg:width="3.453cm" svg:height="1.038cm" svg:x="21.947cm" svg:y="9.525cm">
          <draw:text-box>
            <text:p><text:span text:style-name="T35">operation</text:span></text:p>
          </draw:text-box>
        </draw:frame>
        <draw:line draw:style-name="gr26" draw:text-style-name="P1" draw:layer="layout" svg:x1="23.495cm" svg:y1="9.525cm" svg:x2="22.225cm" svg:y2="8.023cm">
          <text:p/>
        </draw:line>
        <draw:frame draw:style-name="gr1" draw:text-style-name="P13" draw:layer="layout" svg:width="5.146cm" svg:height="1.038cm" svg:x="10.16cm" svg:y="12.065cm">
          <draw:text-box>
            <text:p><text:span text:style-name="T35">message parts</text:span></text:p>
          </draw:text-box>
        </draw:frame>
        <draw:line draw:style-name="gr26" draw:text-style-name="P1" draw:layer="layout" svg:x1="10.16cm" svg:y1="12.7cm" svg:x2="7.62cm" svg:y2="11.43cm">
          <text:p/>
        </draw:line>
        <draw:line draw:style-name="gr26" draw:text-style-name="P1" draw:layer="layout" svg:x1="10.16cm" svg:y1="12.7cm" svg:x2="5.715cm" svg:y2="16.51cm">
          <text:p/>
        </draw:line>
        <draw:line draw:style-name="gr26" draw:text-style-name="P1" draw:layer="layout" svg:x1="10.16cm" svg:y1="12.7cm" svg:x2="8.89cm" svg:y2="10.795cm">
          <text:p/>
        </draw:line>
        <presentation:notes draw:style-name="dp2">
          <draw:page-thumbnail draw:style-name="gr3" draw:layer="layout" svg:width="15.265cm" svg:height="10.476cm" svg:x="3.161cm" svg:y="2.123cm" draw:page-number="6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organic" presentation:presentation-page-layout-name="AL3T19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example (continued)</text:p>
          </draw:text-box>
        </draw:frame>
        <draw:frame draw:style-name="gr25" draw:text-style-name="P9" draw:layer="layout" svg:width="24.095cm" svg:height="8.784cm" svg:x="1.94cm" svg:y="5.697cm">
          <draw:text-box>
            <text:p><text:span text:style-name="T4">my $wsdl = XML::Compile::WSDL11-&gt;new($wsdl);</text:span></text:p>
            <text:p><text:span text:style-name="T4">my $call = $wsdl-&gt;compileClient('tradePrice');</text:span></text:p>
            <text:p><text:span text:style-name="T4"/></text:p>
            <text:p><text:span text:style-name="T4">my $answer = $call-&gt;(symbol =&gt; 'DIS');</text:span></text:p>
            <text:p><text:span text:style-name="T4"/></text:p>
            <text:p><text:span text:style-name="T4">if($answer-&gt;{Fault}) …</text:span></text:p>
            <text:p><text:span text:style-name="T4"/></text:p>
            <text:p><text:span text:style-name="T4">print “$answer-&gt;{response}{price}\n”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Create examples</text:p>
          </draw:text-box>
        </draw:frame>
        <draw:frame draw:style-name="gr24" draw:text-style-name="P8" draw:layer="layout" svg:width="23.631cm" svg:height="12.566cm" svg:x="1.905cm" svg:y="6.036cm">
          <draw:text-box>
            <text:p><text:span text:style-name="T10">foreach my $op ($wsdl-&gt;operations(service =&gt; 'MYAPI'))</text:span></text:p>
            <text:p><text:span text:style-name="T10">{</text:span></text:p>
            <text:p><text:span text:style-name="T10"><text:s text:c="4"/></text:span><text:span text:style-name="T10">my $name = $op-&gt;name;</text:span></text:p>
            <text:p><text:span text:style-name="T10"><text:s text:c="4"/></text:span><text:span text:style-name="T10">print "produce operation explanation for $name\n";</text:span></text:p>
            <text:p><text:span text:style-name="T10"/></text:p>
            <text:p><text:span text:style-name="T10"><text:s text:c="4"/></text:span><text:span text:style-name="T10">open OUT, '&gt;:encoding(utf8)', "$name.pl"</text:span></text:p>
            <text:p><text:span text:style-name="T10"><text:s text:c="8"/></text:span><text:span text:style-name="T10">or die "cannot write op-explain for $name";</text:span></text:p>
            <text:p><text:span text:style-name="T10"/></text:p>
            <text:p><text:span text:style-name="T10"><text:s text:c="4"/></text:span><text:span text:style-name="T10">print OUT "**** request by the client\n";</text:span></text:p>
            <text:p><text:span text:style-name="T10"><text:s text:c="4"/></text:span><text:span text:style-name="T10">print OUT $op-&gt;explain($wsdl, PERL =&gt; 'INPUT');</text:span></text:p>
            <text:p><text:span text:style-name="T10"/></text:p>
            <text:p><text:span text:style-name="T10"><text:s text:c="4"/></text:span><text:span text:style-name="T10">print OUT "\n\n**** response by the server\n";</text:span></text:p>
            <text:p><text:span text:style-name="T10"><text:s text:c="4"/></text:span><text:span text:style-name="T10">print OUT $op-&gt;explain($wsdl, PERL =&gt; 'OUTPUT');</text:span></text:p>
            <text:p><text:span text:style-name="T10"><text:s text:c="4"/></text:span><text:span text:style-name="T10">close OUT;</text:span></text:p>
            <text:p><text:span text:style-name="T10">}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Server</text:p>
          </draw:text-box>
        </draw:frame>
        <draw:frame draw:style-name="gr27" draw:text-style-name="P7" draw:layer="layout" svg:width="22.86cm" svg:height="13.781cm" svg:x="2.54cm" svg:y="5.043cm">
          <draw:text-box>
            <text:p><text:span text:style-name="T9">$d = XML::Compile::SOAP::Daemon::AnyDaemon-&gt;new</text:span></text:p>
            <text:p><text:span text:style-name="T9"><text:s text:c="2"/></text:span><text:span text:style-name="T9">( pid_file =&gt; '/var/run/appl.pid' );</text:span></text:p>
            <text:p><text:span text:style-name="T9"/></text:p>
            <text:p><text:span text:style-name="T9">$wsdl = XML::Compile::WSDL11-&gt;new(...);</text:span></text:p>
            <text:p><text:span text:style-name="T9">$d-&gt;operationsFromWSDL</text:span></text:p>
            <text:p><text:span text:style-name="T9"><text:s text:c="2"/></text:span><text:span text:style-name="T9">( $wsdl</text:span></text:p>
            <text:p><text:span text:style-name="T9"><text:s text:c="2"/></text:span><text:span text:style-name="T9">, callbacks =&gt; { tradePrice =&gt; \&amp;trade_price }</text:span></text:p>
            <text:p><text:span text:style-name="T9"><text:s text:c="2"/></text:span><text:span text:style-name="T9">);</text:span></text:p>
            <text:p><text:span text:style-name="T9"/></text:p>
            <text:p><text:span text:style-name="T9">$d-&gt;run</text:span></text:p>
            <text:p><text:span text:style-name="T9"><text:s text:c="2"/></text:span><text:span text:style-name="T9">( name <text:s text:c="6"/>=&gt; 'my server'</text:span></text:p>
            <text:p><text:span text:style-name="T9"><text:s text:c="2"/></text:span><text:span text:style-name="T9">, host <text:s text:c="6"/>=&gt; 'localhost'</text:span></text:p>
            <text:p><text:span text:style-name="T9"><text:s text:c="2"/></text:span><text:span text:style-name="T9">, port <text:s text:c="6"/>=&gt; 4545</text:span></text:p>
            <text:p><text:span text:style-name="T9"><text:s text:c="2"/></text:span><text:span text:style-name="T9">, max_childs =&gt; 5</text:span></text:p>
            <text:p><text:span text:style-name="T9"><text:s text:c="2"/></text:span><text:span text:style-name="T9">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organic" presentation:presentation-page-layout-name="AL3T19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Handler</text:p>
          </draw:text-box>
        </draw:frame>
        <draw:frame draw:style-name="gr20" draw:text-style-name="P9" draw:layer="layout" svg:width="22.86cm" svg:height="12.083cm" svg:x="2.54cm" svg:y="6.332cm">
          <draw:text-box>
            <text:p><text:span text:style-name="T4">sub trade_price($$$)</text:span></text:p>
            <text:p><text:span text:style-name="T4">{ <text:s text:c="2"/>my ($daemon, $msgin, $http_req) = @_;</text:span></text:p>
            <text:p><text:span text:style-name="T4"/></text:p>
            <text:p><text:span text:style-name="T4"/></text:p>
            <text:p><text:span text:style-name="T4"><text:s text:c="4"/></text:span><text:span text:style-name="T4">my $bodyin <text:s/>= $msgin-&gt;{</text:span><text:span text:style-name="T18">request</text:span><text:span text:style-name="T4">};</text:span></text:p>
            <text:p><text:span text:style-name="T4"><text:s text:c="4"/></text:span><text:span text:style-name="T4">my $symbol <text:s/>= $bodyin-&gt;{symbol};</text:span></text:p>
            <text:p><text:span text:style-name="T4"/></text:p>
            <text:p><text:span text:style-name="T4"><text:s text:c="4"/></text:span><text:span text:style-name="T4">my $price <text:s text:c="2"/>= lookup_price_of($symbol);</text:span></text:p>
            <text:p><text:span text:style-name="T4"/></text:p>
            <text:p><text:span text:style-name="T4"><text:s text:c="4"/></text:span><text:span text:style-name="T4">my $bodyout = { price =&gt; $price };</text:span></text:p>
            <text:p><text:span text:style-name="T4"><text:s text:c="4"/></text:span><text:span text:style-name="T4">+{ </text:span><text:span text:style-name="T18">response</text:span><text:span text:style-name="T4"> =&gt; $bodyout };</text:span></text:p>
            <text:p><text:span text:style-name="T4">}</text:span></text:p>
          </draw:text-box>
        </draw:frame>
        <draw:frame draw:style-name="gr1" draw:text-style-name="P13" draw:layer="layout" svg:width="3.376cm" svg:height="2.612cm" svg:x="1.704cm" svg:y="8.97cm">
          <draw:text-box>
            <text:p><text:span text:style-name="T35">message</text:span></text:p>
            <text:p><text:span text:style-name="T35">part</text:span></text:p>
            <text:p><text:span text:style-name="T35">names</text:span></text:p>
          </draw:text-box>
        </draw:frame>
        <draw:line draw:style-name="gr26" draw:text-style-name="P1" draw:layer="layout" svg:x1="5.08cm" svg:y1="9.525cm" svg:x2="16.51cm" svg:y2="10.16cm">
          <text:p/>
        </draw:line>
        <draw:line draw:style-name="gr26" draw:text-style-name="P1" draw:layer="layout" svg:x1="3.175cm" svg:y1="11.582cm" svg:x2="6.35cm" svg:y2="16.51cm">
          <text:p/>
        </draw:line>
        <presentation:notes draw:style-name="dp2">
          <draw:page-thumbnail draw:style-name="gr3" draw:layer="layout" svg:width="15.265cm" svg:height="10.476cm" svg:x="3.161cm" svg:y="2.123cm" draw:page-number="6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Farbverlauf_20_12a" draw:display-name="Farbverlauf 12a" draw:style="square" draw:cx="50%" draw:cy="50%" draw:start-color="#fffef9" draw:end-color="#ffffcc" draw:start-intensity="100%" draw:end-intensity="100%" draw:angle="0" draw:border="0%"/>
    <draw:gradient draw:name="Gradient_20_14" draw:display-name="Gradient 14" draw:style="square" draw:cx="0%" draw:cy="0%" draw:start-color="#ffffff" draw:end-color="#ffffff" draw:start-intensity="100%" draw:end-intensity="100%" draw:angle="0" draw:border="0%"/>
    <draw:gradient draw:name="Gradient_20_72" draw:display-name="Gradient 72" draw:style="linear" draw:start-color="#6351ea" draw:end-color="#ffffff" draw:start-intensity="100%" draw:end-intensity="100%" draw:angle="300" draw:border="0%"/>
    <draw:gradient draw:name="Gradient_20_8" draw:display-name="Gradient 8" draw:style="linear" draw:start-color="#000080" draw:end-color="#e6e6ff" draw:start-intensity="65%" draw:end-intensity="85%" draw:angle="1350" draw:border="0%"/>
    <draw:gradient draw:name="Gradient_20_9" draw:display-name="Gradient 9" draw:style="square" draw:cx="50%" draw:cy="50%" draw:start-color="#ffffcc" draw:end-color="#ffffff" draw:start-intensity="100%" draw:end-intensity="100%" draw:angle="0" draw:border="0%"/>
    <draw:fill-image draw:name="BackGround1" xlink:href="Pictures/10000000000003A7000004BAB2DB4021.png" xlink:type="simple" xlink:show="embed" xlink:actuate="onLoad"/>
    <draw:fill-image draw:name="ashapes2" xlink:href="Pictures/100000000000032000000258594E7313.png" xlink:type="simple" xlink:show="embed" xlink:actuate="onLoad"/>
    <draw:fill-image draw:name="blackmountains" xlink:href="Pictures/1000000000000320000002587D55B7E2.png" xlink:type="simple" xlink:show="embed" xlink:actuate="onLoad"/>
    <draw:fill-image draw:name="brightpainting" xlink:href="Pictures/100000000000032000000258A78812E3.png" xlink:type="simple" xlink:show="embed" xlink:actuate="onLoad"/>
    <draw:fill-image draw:name="organic" xlink:href="Pictures/100000000000032000000258CA0C59C4.png" xlink:type="simple" xlink:show="embed" xlink:actuate="onLoad"/>
    <draw:fill-image draw:name="rectangles2" xlink:href="Pictures/100000000000032000000258634F793E.png" xlink:type="simple" xlink:show="embed" xlink:actuate="onLoad"/>
    <draw:fill-image draw:name="rectangles2_5f_dark" draw:display-name="rectangles2_dark" xlink:href="Pictures/100000000000032000000258760E42C7.png" xlink:type="simple" xlink:show="embed" xlink:actuate="onLoad"/>
    <draw:fill-image draw:name="rectangles3_5f_dark" draw:display-name="rectangles3_dark" xlink:href="Pictures/1000000000000320000002581CBB80A3.png" xlink:type="simple" xlink:show="embed" xlink:actuate="onLoad"/>
    <draw:fill-image draw:name="rednoise" xlink:href="Pictures/1000000000000320000002580760E510.png" xlink:type="simple" xlink:show="embed" xlink:actuate="onLoad"/>
    <draw:fill-image draw:name="wachsmaler" xlink:href="Pictures/1000000000000320000002588527B2C2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intwaves-background" style:family="presentation">
      <style:graphic-properties draw:stroke="none" draw:fill="bitmap" draw:fill-image-name="ashapes2" style:repeat="stretch"/>
    </style:style>
    <style:style style:name="lyt-paintwaves-backgroundobjects" style:family="presentation">
      <style:graphic-properties draw:shadow="hidden" draw:shadow-offset-x="0.3cm" draw:shadow-offset-y="0.3cm" draw:shadow-color="#808080"/>
    </style:style>
    <style:style style:name="lyt-paintwaves-notes" style:family="presentation">
      <style:graphic-properties draw:stroke="none" draw:fill="none">
        <text:list-style style:name="lyt-paint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intwaves-outline1" style:family="presentation">
      <style:graphic-properties draw:stroke="none" draw:fill="none">
        <text:list-style style:name="lyt-paintwaves-outline1">
          <text:list-level-style-bullet text:level="1" text:bullet-char="●">
            <style:list-level-properties text:space-before="0.3cm" text:min-label-width="0.9cm"/>
            <style:text-properties fo:font-family="StarSymbol" fo:color="#8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outline2" style:family="presentation" style:parent-style-name="lyt-paintwav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paintwaves-outline3" style:family="presentation" style:parent-style-name="lyt-paintwav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paintwaves-outline4" style:family="presentation" style:parent-style-name="lyt-paintwav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intwaves-outline5" style:family="presentation" style:parent-style-name="lyt-paintwav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paintwaves-outline6" style:family="presentation" style:parent-style-name="lyt-paintwav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intwaves-outline7" style:family="presentation" style:parent-style-name="lyt-paintwav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paintwaves-outline8" style:family="presentation" style:parent-style-name="lyt-paintwav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intwaves-outline9" style:family="presentation" style:parent-style-name="lyt-paintwav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paintwaves-subtitle" style:family="presentation">
      <style:graphic-properties draw:stroke="none" draw:fill="none" draw:textarea-vertical-align="middle">
        <text:list-style style:name="lyt-paint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title" style:family="presentation">
      <style:graphic-properties draw:stroke="none" draw:fill="none" draw:textarea-vertical-align="middle">
        <text:list-style style:name="lyt-paint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e11a6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ightpainting-background" style:family="presentation">
      <style:graphic-properties draw:stroke="none" draw:fill="bitmap" draw:fill-image-name="brightpainting" style:repeat="stretch"/>
    </style:style>
    <style:style style:name="lyt-brightpainting-backgroundobjects" style:family="presentation">
      <style:graphic-properties draw:shadow="hidden" draw:shadow-offset-x="0.3cm" draw:shadow-offset-y="0.3cm" draw:shadow-color="#808080"/>
    </style:style>
    <style:style style:name="lyt-brightpainting-notes" style:family="presentation">
      <style:graphic-properties draw:stroke="none" draw:fill="none">
        <text:list-style style:name="lyt-brightpainting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ightpainting-outline1" style:family="presentation">
      <style:graphic-properties draw:stroke="none" draw:fill="none">
        <text:list-style style:name="lyt-brightpaint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painting-outline2" style:family="presentation" style:parent-style-name="lyt-brightpainting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ightpainting-outline3" style:family="presentation" style:parent-style-name="lyt-brightpainting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ightpainting-outline4" style:family="presentation" style:parent-style-name="lyt-brightpainting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ightpainting-outline5" style:family="presentation" style:parent-style-name="lyt-brightpainting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ightpainting-outline6" style:family="presentation" style:parent-style-name="lyt-brightpainting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ightpainting-outline7" style:family="presentation" style:parent-style-name="lyt-brightpainting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ightpainting-outline8" style:family="presentation" style:parent-style-name="lyt-brightpainting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ightpainting-outline9" style:family="presentation" style:parent-style-name="lyt-brightpainting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ightpainting-subtitle" style:family="presentation">
      <style:graphic-properties draw:stroke="none" draw:fill="none" draw:textarea-vertical-align="middle">
        <text:list-style style:name="lyt-brightpaint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painting-title" style:family="presentation">
      <style:graphic-properties draw:stroke="none" draw:fill="none" draw:textarea-vertical-align="middle">
        <text:list-style style:name="lyt-brightpaint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ctbright-background" style:family="presentation">
      <style:graphic-properties draw:stroke="none" draw:fill="bitmap" draw:fill-image-name="rectangles2" style:repeat="stretch"/>
    </style:style>
    <style:style style:name="lyt-rectbright-backgroundobjects" style:family="presentation">
      <style:graphic-properties draw:shadow="hidden" draw:shadow-offset-x="0.3cm" draw:shadow-offset-y="0.3cm" draw:shadow-color="#808080"/>
    </style:style>
    <style:style style:name="lyt-rectbright-notes" style:family="presentation">
      <style:graphic-properties draw:stroke="none" draw:fill="none">
        <text:list-style style:name="lyt-rectbr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ctbright-outline1" style:family="presentation">
      <style:graphic-properties draw:stroke="none" draw:fill="none">
        <text:list-style style:name="lyt-rectbright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ctbright-outline2" style:family="presentation" style:parent-style-name="lyt-rectbrigh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ectbright-outline3" style:family="presentation" style:parent-style-name="lyt-rectbrigh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ectbright-outline4" style:family="presentation" style:parent-style-name="lyt-rectbrigh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ectbright-outline5" style:family="presentation" style:parent-style-name="lyt-rectbrigh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ectbright-outline6" style:family="presentation" style:parent-style-name="lyt-rectbrigh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ectbright-outline7" style:family="presentation" style:parent-style-name="lyt-rectbrigh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ectbright-outline8" style:family="presentation" style:parent-style-name="lyt-rectbrigh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ectbright-outline9" style:family="presentation" style:parent-style-name="lyt-rectbrigh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ectbright-subtitle" style:family="presentation">
      <style:graphic-properties draw:stroke="none" draw:fill="none" draw:textarea-vertical-align="middle">
        <text:list-style style:name="lyt-rectbr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ctbright-title" style:family="presentation">
      <style:graphic-properties draw:stroke="none" draw:fill="none" draw:textarea-vertical-align="middle">
        <text:list-style style:name="lyt-rectbr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b8dc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noise-background" style:family="presentation">
      <style:graphic-properties draw:stroke="none" draw:fill="bitmap" draw:fill-image-name="rednoise" draw:fill-image-width="0cm" draw:fill-image-height="0cm"/>
    </style:style>
    <style:style style:name="lyt-rednoise-backgroundobjects" style:family="presentation">
      <style:graphic-properties draw:shadow="hidden" draw:shadow-offset-x="0.3cm" draw:shadow-offset-y="0.3cm" draw:shadow-color="#808080"/>
    </style:style>
    <style:style style:name="lyt-rednoise-notes" style:family="presentation">
      <style:graphic-properties draw:stroke="none" draw:fill="none">
        <text:list-style style:name="lyt-redno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rednoise-outline1" style:family="presentation">
      <style:graphic-properties draw:stroke="none" draw:fill="none">
        <text:list-style style:name="lyt-rednoise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noise-outline2" style:family="presentation" style:parent-style-name="lyt-rednois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ednoise-outline3" style:family="presentation" style:parent-style-name="lyt-rednois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ednoise-outline4" style:family="presentation" style:parent-style-name="lyt-rednois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ednoise-outline5" style:family="presentation" style:parent-style-name="lyt-rednois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ednoise-outline6" style:family="presentation" style:parent-style-name="lyt-rednois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ednoise-outline7" style:family="presentation" style:parent-style-name="lyt-rednois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ednoise-outline8" style:family="presentation" style:parent-style-name="lyt-rednois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ednoise-outline9" style:family="presentation" style:parent-style-name="lyt-rednois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ednoise-subtitle" style:family="presentation">
      <style:graphic-properties draw:stroke="none" draw:fill="none" draw:textarea-vertical-align="middle">
        <text:list-style style:name="lyt-redno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noise-title" style:family="presentation">
      <style:graphic-properties draw:stroke="none" draw:fill="none" draw:textarea-vertical-align="middle">
        <text:list-style style:name="lyt-redno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chatten_5f_blau-background" style:display-name="schatten_blau-background" style:family="presentation">
      <style:graphic-properties draw:stroke="none" draw:fill="none" draw:fill-gradient-name="Gradient_20_14" draw:fill-image-width="0cm" draw:fill-image-height="0cm"/>
    </style:style>
    <style:style style:name="schatten_5f_blau-backgroundobjects" style:display-name="schatten_blau-backgroundobjects" style:family="presentation">
      <style:graphic-properties draw:shadow="hidden" draw:shadow-offset-x="0.3cm" draw:shadow-offset-y="0.3cm" draw:shadow-color="#808080"/>
    </style:style>
    <style:style style:name="schatten_5f_blau-notes" style:display-name="schatten_blau-notes" style:family="presentation">
      <style:graphic-properties draw:stroke="none" draw:fill="none">
        <text:list-style style:name="schatten_5f_blau-notes" style:display-name="schatten_bla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2.6000003814697pt" fo:font-style="normal" fo:text-shadow="none" style:text-underline-style="none" fo:font-weight="normal" style:font-family-asian="Gothic" style:font-pitch-asian="variable" style:font-size-asian="22.6000003814697pt" style:font-style-asian="normal" style:font-weight-asian="normal" style:font-family-complex="Lucidasans" style:font-pitch-complex="variable" style:font-size-complex="22.6000003814697pt" style:font-style-complex="normal" style:font-weight-complex="normal" style:font-relief="none"/>
    </style:style>
    <style:style style:name="schatten_5f_blau-outline1" style:display-name="schatten_blau-outline1" style:family="presentation">
      <style:graphic-properties draw:stroke="none" draw:fill="none" draw:fill-color="#e6e6ff">
        <text:list-style style:name="schatten_5f_blau-outline1" style:display-name="schatten_blau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chatten_5f_blau-outline2" style:display-name="schatten_blau-outline2" style:family="presentation" style:parent-style-name="schatten_5f_blau-outline1">
      <style:paragraph-properties fo:margin-left="2.4cm" fo:margin-right="0cm" fo:margin-top="0cm" fo:margin-bottom="0.4cm" fo:text-indent="0cm"/>
      <style:text-properties fo:color="#000000" fo:font-family="Arial" style:font-family-generic="swiss" style:font-pitch="variable" fo:font-size="18pt" fo:text-shadow="none" style:font-size-asian="32pt" style:font-size-complex="32pt"/>
    </style:style>
    <style:style style:name="schatten_5f_blau-outline3" style:display-name="schatten_blau-outline3" style:family="presentation" style:parent-style-name="schatten_5f_blau-outline2">
      <style:paragraph-properties fo:margin-left="3.6cm" fo:margin-right="0cm" fo:margin-top="0cm" fo:margin-bottom="0.3cm" fo:text-indent="0cm"/>
      <style:text-properties fo:color="#000000" fo:font-family="Arial" style:font-family-generic="swiss" style:font-pitch="variable" fo:font-size="18pt" fo:text-shadow="none" style:font-size-asian="32pt" style:font-size-complex="32pt"/>
    </style:style>
    <style:style style:name="schatten_5f_blau-outline4" style:display-name="schatten_blau-outline4" style:family="presentation" style:parent-style-name="schatten_5f_blau-outline3">
      <style:paragraph-properties fo:margin-left="4.8cm" fo:margin-right="0cm" fo:margin-top="0cm" fo:margin-bottom="0.2cm" fo:text-indent="0cm"/>
      <style:text-properties fo:color="#000000" fo:font-family="Arial" style:font-family-generic="swiss" style:font-pitch="variable" fo:font-size="18pt" fo:text-shadow="none" style:font-size-asian="32pt" style:font-size-complex="32pt"/>
    </style:style>
    <style:style style:name="schatten_5f_blau-outline5" style:display-name="schatten_blau-outline5" style:family="presentation" style:parent-style-name="schatten_5f_blau-outline4">
      <style:paragraph-properties fo:margin-left="5.999cm" fo:margin-right="0cm" fo:margin-top="0cm" fo:margin-bottom="0.1cm" fo:text-indent="0cm"/>
      <style:text-properties fo:color="#000000" fo:font-family="Arial" style:font-family-generic="swiss" style:font-pitch="variable" fo:font-size="18pt" fo:text-shadow="none" style:font-size-asian="32pt" style:font-size-complex="32pt"/>
    </style:style>
    <style:style style:name="schatten_5f_blau-outline6" style:display-name="schatten_blau-outline6" style:family="presentation" style:parent-style-name="schatten_5f_blau-outline5">
      <style:paragraph-properties fo:margin-left="7.2cm" fo:margin-right="0cm" fo:margin-top="0cm" fo:margin-bottom="0.1cm" fo:text-indent="0cm"/>
      <style:text-properties fo:color="#000000" fo:font-family="Arial" style:font-family-generic="swiss" style:font-pitch="variable" fo:font-size="16pt" fo:text-shadow="none" style:font-size-asian="32pt" style:font-size-complex="32pt"/>
    </style:style>
    <style:style style:name="schatten_5f_blau-outline7" style:display-name="schatten_blau-outline7" style:family="presentation" style:parent-style-name="schatten_5f_blau-outline6">
      <style:paragraph-properties fo:margin-left="8.4cm" fo:margin-right="0cm" fo:margin-top="0cm" fo:margin-bottom="0.1cm" fo:text-indent="0cm"/>
      <style:text-properties fo:color="#000000" fo:font-family="Arial" style:font-family-generic="swiss" style:font-pitch="variable" fo:font-size="16pt" fo:text-shadow="none" style:font-size-asian="32pt" style:font-size-complex="32pt"/>
    </style:style>
    <style:style style:name="schatten_5f_blau-outline8" style:display-name="schatten_blau-outline8" style:family="presentation" style:parent-style-name="schatten_5f_blau-outline7">
      <style:paragraph-properties fo:margin-left="9.6cm" fo:margin-right="0cm" fo:margin-top="0cm" fo:margin-bottom="0.1cm" fo:text-indent="0cm"/>
      <style:text-properties fo:color="#000000" fo:font-family="Arial" style:font-family-generic="swiss" style:font-pitch="variable" fo:font-size="16pt" fo:text-shadow="none" style:font-size-asian="32pt" style:font-size-complex="32pt"/>
    </style:style>
    <style:style style:name="schatten_5f_blau-outline9" style:display-name="schatten_blau-outline9" style:family="presentation" style:parent-style-name="schatten_5f_blau-outline8">
      <style:paragraph-properties fo:margin-left="10.8cm" fo:margin-right="0cm" fo:margin-top="0cm" fo:margin-bottom="0.1cm" fo:text-indent="0cm"/>
      <style:text-properties fo:color="#000000" fo:font-family="Arial" style:font-family-generic="swiss" style:font-pitch="variable" fo:font-size="16pt" fo:text-shadow="none" style:font-size-asian="32pt" style:font-size-complex="32pt"/>
    </style:style>
    <style:style style:name="schatten_5f_blau-subtitle" style:display-name="schatten_blau-subtitle" style:family="presentation">
      <style:graphic-properties draw:stroke="none" draw:fill="none" draw:textarea-vertical-align="middle">
        <text:list-style style:name="schatten_5f_blau-subtitle" style:display-name="schatten_bla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Arial" style:font-style-name="Standard" style:font-family-generic="swiss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chatten_5f_blau-title" style:display-name="schatten_blau-title" style:family="presentation">
      <style:graphic-properties draw:stroke="none" draw:fill="none" draw:textarea-vertical-align="middle">
        <text:list-style style:name="schatten_5f_blau-title" style:display-name="schatten_bla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swiss" style:font-pitch="variable" fo:font-size="33.9000015258789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chatten_5f_gelb-background" style:display-name="schatten_gelb-background" style:family="presentation">
      <style:graphic-properties draw:stroke="none" draw:fill="none" draw:fill-gradient-name="Gradient_20_14" draw:fill-image-width="0cm" draw:fill-image-height="0cm"/>
    </style:style>
    <style:style style:name="schatten_5f_gelb-backgroundobjects" style:display-name="schatten_gelb-backgroundobjects" style:family="presentation">
      <style:graphic-properties draw:shadow="hidden" draw:shadow-offset-x="0.3cm" draw:shadow-offset-y="0.3cm" draw:shadow-color="#808080"/>
    </style:style>
    <style:style style:name="schatten_5f_gelb-notes" style:display-name="schatten_gelb-notes" style:family="presentation">
      <style:graphic-properties draw:stroke="none" draw:fill="none">
        <text:list-style style:name="schatten_5f_gelb-notes" style:display-name="schatten_gelb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2.6000003814697pt" fo:font-style="normal" fo:text-shadow="none" style:text-underline-style="none" fo:font-weight="normal" style:font-family-asian="Gothic" style:font-pitch-asian="variable" style:font-size-asian="22.6000003814697pt" style:font-style-asian="normal" style:font-weight-asian="normal" style:font-family-complex="Lucidasans" style:font-pitch-complex="variable" style:font-size-complex="22.6000003814697pt" style:font-style-complex="normal" style:font-weight-complex="normal" style:font-relief="none"/>
    </style:style>
    <style:style style:name="schatten_5f_gelb-outline1" style:display-name="schatten_gelb-outline1" style:family="presentation">
      <style:graphic-properties draw:stroke="none" draw:fill="none" draw:fill-color="#e6e6ff">
        <text:list-style style:name="schatten_5f_gelb-outline1" style:display-name="schatten_gelb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'Bitstream Vera Sans'" style:font-style-name="Standard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chatten_5f_gelb-outline2" style:display-name="schatten_gelb-outline2" style:family="presentation" style:parent-style-name="schatten_5f_gelb-outline1">
      <style:paragraph-properties fo:margin-left="0cm" fo:margin-right="0cm" fo:margin-top="0cm" fo:margin-bottom="0.4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3" style:display-name="schatten_gelb-outline3" style:family="presentation" style:parent-style-name="schatten_5f_gelb-outline2">
      <style:paragraph-properties fo:margin-left="0cm" fo:margin-right="0cm" fo:margin-top="0cm" fo:margin-bottom="0.3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4" style:display-name="schatten_gelb-outline4" style:family="presentation" style:parent-style-name="schatten_5f_gelb-outline3">
      <style:paragraph-properties fo:margin-left="0cm" fo:margin-right="0cm" fo:margin-top="0cm" fo:margin-bottom="0.2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5" style:display-name="schatten_gelb-outline5" style:family="presentation" style:parent-style-name="schatten_5f_gelb-outline4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6" style:display-name="schatten_gelb-outline6" style:family="presentation" style:parent-style-name="schatten_5f_gelb-outline5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7" style:display-name="schatten_gelb-outline7" style:family="presentation" style:parent-style-name="schatten_5f_gelb-outline6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8" style:display-name="schatten_gelb-outline8" style:family="presentation" style:parent-style-name="schatten_5f_gelb-outline7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outline9" style:display-name="schatten_gelb-outline9" style:family="presentation" style:parent-style-name="schatten_5f_gelb-outline8">
      <style:paragraph-properties fo:margin-left="0cm" fo:margin-right="0cm" fo:margin-top="0cm" fo:margin-bottom="0.1cm" fo:text-indent="0cm"/>
      <style:text-properties fo:color="#000000" fo:font-family="'Bitstream Vera Sans'" style:font-style-name="Standard" style:font-pitch="variable" fo:font-size="24pt" fo:text-shadow="none" style:font-size-asian="32pt" style:font-size-complex="32pt"/>
    </style:style>
    <style:style style:name="schatten_5f_gelb-subtitle" style:display-name="schatten_gelb-subtitle" style:family="presentation">
      <style:graphic-properties draw:stroke="none" draw:fill="none" draw:textarea-vertical-align="middle">
        <text:list-style style:name="schatten_5f_gelb-subtitle" style:display-name="schatten_gel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Bitstream Vera Sans'" style:font-style-name="Standard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chatten_5f_gelb-title" style:display-name="schatten_gelb-title" style:family="presentation">
      <style:graphic-properties draw:stroke="none" draw:fill="none" draw:textarea-vertical-align="middle">
        <text:list-style style:name="schatten_5f_gelb-title" style:display-name="schatten_gel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Bitstream Vera Sans'" style:font-style-name="Standard" style:font-pitch="variable" fo:font-size="33.9000015258789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imple-background" style:family="presentation">
      <style:graphic-properties draw:stroke="none" draw:fill="bitmap" draw:fill-color="#33a3a3" draw:fill-image-name="BackGround1" draw:fill-image-width="100%" draw:fill-image-height="100%"/>
    </style:style>
    <style:style style:name="Simple-backgroundobjects" style:family="presentation">
      <style:graphic-properties draw:shadow="hidden" draw:shadow-offset-x="0.3cm" draw:shadow-offset-y="0.3cm" draw:shadow-color="#808080"/>
    </style:style>
    <style:style style:name="Simpl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1pt" fo:font-style="normal" fo:text-shadow="none" style:text-underline-style="none" fo:font-weight="normal" style:font-family-asian="'HG Mincho Light J'" style:font-pitch-asian="variable" style:font-size-asian="21pt" style:font-style-asian="normal" style:font-weight-asian="normal" style:font-family-complex="'Arial Unicode MS'" style:font-pitch-complex="variable" style:font-size-complex="21pt" style:font-style-complex="normal" style:font-weight-complex="normal" style:font-relief="none"/>
    </style:style>
    <style:style style:name="Simple-outline1" style:family="presentation">
      <style:graphic-properties draw:stroke="none" draw:fill="non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mple-outline2" style:family="presentation" style:parent-style-name="Simple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mple-title" style:family="presentation">
      <style:graphic-properties draw:stroke="none" draw:fill="none" draw:textarea-vertical-align="middle">
        <text:list-style style:name="Simpl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1.4000015258789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techborder-background" style:family="presentation">
      <style:graphic-properties draw:stroke="none" draw:fill="bitmap" draw:fill-image-name="rectangles3_5f_dark" style:repeat="stretch"/>
    </style:style>
    <style:style style:name="lyt-techborder-backgroundobjects" style:family="presentation">
      <style:graphic-properties draw:shadow="hidden" draw:shadow-offset-x="0.3cm" draw:shadow-offset-y="0.3cm" draw:shadow-color="#808080"/>
    </style:style>
    <style:style style:name="lyt-techborder-notes" style:family="presentation">
      <style:graphic-properties draw:stroke="none" draw:fill="none">
        <text:list-style style:name="lyt-techbord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techborder-outline1" style:family="presentation">
      <style:graphic-properties draw:stroke="none" draw:fill="none">
        <text:list-style style:name="lyt-techborder-outline1">
          <text:list-level-style-bullet text:level="1" text:bullet-char="●">
            <style:list-level-properties text:space-before="0.3cm" text:min-label-width="0.9cm"/>
            <style:text-properties fo:font-family="StarSymbol" fo:color="#23b8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b8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b8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b8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b8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b8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b8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b8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b8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outline2" style:family="presentation" style:parent-style-name="lyt-techbord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border-outline3" style:family="presentation" style:parent-style-name="lyt-techbord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border-outline4" style:family="presentation" style:parent-style-name="lyt-techbord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border-outline5" style:family="presentation" style:parent-style-name="lyt-techbord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border-outline6" style:family="presentation" style:parent-style-name="lyt-techbord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border-outline7" style:family="presentation" style:parent-style-name="lyt-techbord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border-outline8" style:family="presentation" style:parent-style-name="lyt-techbord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border-outline9" style:family="presentation" style:parent-style-name="lyt-techbord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border-subtitle" style:family="presentation">
      <style:graphic-properties draw:stroke="none" draw:fill="none" draw:textarea-vertical-align="middle">
        <text:list-style style:name="lyt-techbor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title" style:family="presentation">
      <style:graphic-properties draw:stroke="none" draw:fill="none" draw:textarea-vertical-align="middle">
        <text:list-style style:name="lyt-techbor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b8dc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nical-background" style:family="presentation">
      <style:graphic-properties draw:stroke="none" draw:fill="bitmap" draw:fill-image-name="rectangles2_5f_dark" style:repeat="stretch"/>
    </style:style>
    <style:style style:name="lyt-technical-backgroundobjects" style:family="presentation">
      <style:graphic-properties draw:shadow="hidden" draw:shadow-offset-x="0.3cm" draw:shadow-offset-y="0.3cm" draw:shadow-color="#808080"/>
    </style:style>
    <style:style style:name="lyt-technical-notes" style:family="presentation">
      <style:graphic-properties draw:stroke="none" draw:fill="none">
        <text:list-style style:name="lyt-technic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technical-outline1" style:family="presentation">
      <style:graphic-properties draw:stroke="none" draw:fill="none">
        <text:list-style style:name="lyt-technical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nical-outline2" style:family="presentation" style:parent-style-name="lyt-technical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nical-outline3" style:family="presentation" style:parent-style-name="lyt-technical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nical-outline4" style:family="presentation" style:parent-style-name="lyt-technical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nical-outline5" style:family="presentation" style:parent-style-name="lyt-technical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nical-outline6" style:family="presentation" style:parent-style-name="lyt-technical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nical-outline7" style:family="presentation" style:parent-style-name="lyt-technical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nical-outline8" style:family="presentation" style:parent-style-name="lyt-technical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nical-outline9" style:family="presentation" style:parent-style-name="lyt-technical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nical-subtitle" style:family="presentation">
      <style:graphic-properties draw:stroke="none" draw:fill="none" draw:textarea-vertical-align="middle">
        <text:list-style style:name="lyt-techn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nical-title" style:family="presentation">
      <style:graphic-properties draw:stroke="none" draw:fill="none" draw:textarea-vertical-align="middle">
        <text:list-style style:name="lyt-techn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ortrag_5f_gelb-background" style:display-name="vortrag_gelb-background" style:family="presentation">
      <style:graphic-properties draw:stroke="none" draw:fill="gradient" draw:fill-color="#fffef9" draw:fill-gradient-name="Farbverlauf_20_12a" draw:gradient-step-count="43" draw:fill-image-width="0cm" draw:fill-image-height="0cm"/>
    </style:style>
    <style:style style:name="vortrag_5f_gelb-backgroundobjects" style:display-name="vortrag_gelb-backgroundobjects" style:family="presentation">
      <style:graphic-properties draw:shadow="hidden" draw:shadow-offset-x="0.3cm" draw:shadow-offset-y="0.3cm" draw:shadow-color="#808080"/>
    </style:style>
    <style:style style:name="vortrag_5f_gelb-notes" style:display-name="vortrag_gelb-notes" style:family="presentation">
      <style:graphic-properties draw:stroke="none" draw:fill="none">
        <text:list-style style:name="vortrag_5f_gelb-notes" style:display-name="vortrag_gelb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family-asian="Gothic" style:font-pitch-asian="variable" style:font-size-asian="22.6000003814697pt" style:font-style-asian="normal" style:font-weight-asian="normal" style:font-family-complex="Lucidasans" style:font-pitch-complex="variable" style:font-size-complex="22.6000003814697pt" style:font-style-complex="normal" style:font-weight-complex="normal" style:font-relief="none"/>
    </style:style>
    <style:style style:name="vortrag_5f_gelb-outline1" style:display-name="vortrag_gelb-outline1" style:family="presentation">
      <style:graphic-properties draw:stroke="none" draw:fill="none">
        <text:list-style style:name="vortrag_5f_gelb-outline1" style:display-name="vortrag_gelb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✗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fo:font-family="Arial" style:font-family-generic="swiss" style:font-pitch="variable" fo:font-size="24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vortrag_5f_gelb-outline2" style:display-name="vortrag_gelb-outline2" style:family="presentation" style:parent-style-name="vortrag_5f_gelb-outline1">
      <style:paragraph-properties fo:margin-left="0cm" fo:margin-right="0cm" fo:margin-top="0cm" fo:margin-bottom="0.398cm" fo:text-indent="0cm"/>
      <style:text-properties fo:color="#000000" fo:font-family="Arial" style:font-family-generic="swiss" style:font-pitch="variable" fo:font-size="22pt" fo:text-shadow="1pt 1pt" style:font-size-asian="32pt" style:font-size-complex="32pt"/>
    </style:style>
    <style:style style:name="vortrag_5f_gelb-outline3" style:display-name="vortrag_gelb-outline3" style:family="presentation" style:parent-style-name="vortrag_5f_gelb-outline2">
      <style:paragraph-properties fo:margin-left="0cm" fo:margin-right="0cm" fo:margin-top="0cm" fo:margin-bottom="0.3cm" fo:text-indent="0cm"/>
      <style:text-properties fo:color="#000000" fo:font-family="Arial" style:font-family-generic="swiss" style:font-pitch="variable" fo:font-size="16pt" fo:text-shadow="1pt 1pt" style:font-size-asian="32pt" style:font-size-complex="32pt"/>
    </style:style>
    <style:style style:name="vortrag_5f_gelb-outline4" style:display-name="vortrag_gelb-outline4" style:family="presentation" style:parent-style-name="vortrag_5f_gelb-outline3">
      <style:paragraph-properties fo:margin-left="0cm" fo:margin-right="0cm" fo:margin-top="0cm" fo:margin-bottom="0.2cm" fo:text-indent="0cm"/>
      <style:text-properties fo:color="#000000" fo:font-family="Arial" style:font-family-generic="swiss" style:font-pitch="variable" fo:font-size="16pt" fo:text-shadow="1pt 1pt" style:font-size-asian="32pt" style:font-size-complex="32pt"/>
    </style:style>
    <style:style style:name="vortrag_5f_gelb-outline5" style:display-name="vortrag_gelb-outline5" style:family="presentation" style:parent-style-name="vortrag_5f_gelb-outline4">
      <style:paragraph-properties fo:margin-left="0cm" fo:margin-right="0cm" fo:margin-top="0cm" fo:margin-bottom="0.1cm" fo:text-indent="0cm"/>
      <style:text-properties fo:color="#000000" fo:font-family="Arial" style:font-family-generic="swiss" style:font-pitch="variable" fo:font-size="16pt" fo:text-shadow="1pt 1pt" style:font-size-asian="32pt" style:font-size-complex="32pt"/>
    </style:style>
    <style:style style:name="vortrag_5f_gelb-outline6" style:display-name="vortrag_gelb-outline6" style:family="presentation" style:parent-style-name="vortrag_5f_gelb-outline5">
      <style:paragraph-properties fo:margin-left="0cm" fo:margin-right="0cm" fo:margin-top="0cm" fo:margin-bottom="0.1cm" fo:text-indent="0cm"/>
      <style:text-properties fo:color="#000000" fo:font-family="Arial" style:font-family-generic="swiss" style:font-pitch="variable" fo:font-size="14pt" fo:text-shadow="1pt 1pt" style:font-size-asian="32pt" style:font-size-complex="32pt"/>
    </style:style>
    <style:style style:name="vortrag_5f_gelb-outline7" style:display-name="vortrag_gelb-outline7" style:family="presentation" style:parent-style-name="vortrag_5f_gelb-outline6">
      <style:paragraph-properties fo:margin-left="0cm" fo:margin-right="0cm" fo:margin-top="0cm" fo:margin-bottom="0.1cm" fo:text-indent="0cm"/>
      <style:text-properties fo:color="#000000" fo:font-family="Arial" style:font-family-generic="swiss" style:font-pitch="variable" fo:font-size="14pt" fo:text-shadow="1pt 1pt" style:font-size-asian="32pt" style:font-size-complex="32pt"/>
    </style:style>
    <style:style style:name="vortrag_5f_gelb-outline8" style:display-name="vortrag_gelb-outline8" style:family="presentation" style:parent-style-name="vortrag_5f_gelb-outline7">
      <style:paragraph-properties fo:margin-left="0cm" fo:margin-right="0cm" fo:margin-top="0cm" fo:margin-bottom="0.1cm" fo:text-indent="0cm"/>
      <style:text-properties fo:color="#000000" fo:font-family="Arial" style:font-family-generic="swiss" style:font-pitch="variable" fo:font-size="12pt" style:font-size-asian="32pt" style:font-size-complex="32pt"/>
    </style:style>
    <style:style style:name="vortrag_5f_gelb-outline9" style:display-name="vortrag_gelb-outline9" style:family="presentation" style:parent-style-name="vortrag_5f_gelb-outline8">
      <style:paragraph-properties fo:margin-left="0cm" fo:margin-right="0cm" fo:margin-top="0cm" fo:margin-bottom="0.1cm" fo:text-indent="0cm"/>
      <style:text-properties fo:color="#000000" fo:font-family="Arial" style:font-family-generic="swiss" style:font-pitch="variable" fo:font-size="12pt" style:font-size-asian="32pt" style:font-size-complex="32pt"/>
    </style:style>
    <style:style style:name="vortrag_5f_gelb-subtitle" style:display-name="vortrag_gelb-subtitle" style:family="presentation">
      <style:graphic-properties draw:stroke="none" draw:fill="none" draw:textarea-vertical-align="middle">
        <text:list-style style:name="vortrag_5f_gelb-subtitle" style:display-name="vortrag_gel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Arial" style:font-style-name="Standard" style:font-family-generic="swiss" style:font-pitch="variable" fo:font-size="24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vortrag_5f_gelb-title" style:display-name="vortrag_gelb-title" style:family="presentation">
      <style:graphic-properties draw:stroke="none" draw:fill="none" draw:fill-color="#000000" draw:fill-gradient-name="Gradient_20_8" draw:textarea-vertical-align="middle">
        <text:list-style style:name="vortrag_5f_gelb-title" style:display-name="vortrag_gel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swiss" style:font-pitch="variable" fo:font-size="26.3999996185303pt" fo:font-style="normal" fo:text-shadow="1pt 1pt" style:text-underline-style="none" fo:font-weight="normal" style:letter-kerning="true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vortrag_5f_gruen-background" style:display-name="vortrag_gruen-background" style:family="presentation">
      <style:graphic-properties draw:stroke="none" draw:fill="solid" draw:fill-color="#fefff7" draw:fill-image-width="0cm" draw:fill-image-height="0cm"/>
    </style:style>
    <style:style style:name="vortrag_5f_gruen-backgroundobjects" style:display-name="vortrag_gruen-backgroundobjects" style:family="presentation">
      <style:graphic-properties draw:shadow="hidden" draw:shadow-offset-x="0.3cm" draw:shadow-offset-y="0.3cm" draw:shadow-color="#808080"/>
    </style:style>
    <style:style style:name="vortrag_5f_gruen-notes" style:display-name="vortrag_gruen-notes" style:family="presentation">
      <style:graphic-properties draw:stroke="none" draw:fill="none">
        <text:list-style style:name="vortrag_5f_gruen-notes" style:display-name="vortrag_gru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family-asian="Gothic" style:font-pitch-asian="variable" style:font-size-asian="22.6000003814697pt" style:font-style-asian="normal" style:font-weight-asian="normal" style:font-family-complex="Lucidasans" style:font-pitch-complex="variable" style:font-size-complex="22.6000003814697pt" style:font-style-complex="normal" style:font-weight-complex="normal" style:font-relief="none"/>
    </style:style>
    <style:style style:name="vortrag_5f_gruen-outline1" style:display-name="vortrag_gruen-outline1" style:family="presentation">
      <style:graphic-properties draw:stroke="none" draw:fill="none">
        <text:list-style style:name="vortrag_5f_gruen-outline1" style:display-name="vortrag_gruen-outline1">
          <text:list-level-style-image text:level="1" xlink:href="Pictures/100002000000001000000010E156A1A9.gif" xlink:type="simple" xlink:show="embed" xlink:actuate="onLoad">
            <style:list-level-properties text:space-before="0.3cm" text:min-label-width="0.9cm" style:vertical-pos="middle" style:vertical-rel="line" fo:width="0.391cm" fo:height="0.391cm"/>
          </text:list-level-style-image>
          <text:list-level-style-image text:level="2" xlink:href="Pictures/100002000000001000000010E156A1A9.gif" xlink:type="simple" xlink:show="embed" xlink:actuate="onLoad">
            <style:list-level-properties text:space-before="1.6cm" text:min-label-width="0.8cm" style:vertical-pos="middle" style:vertical-rel="line" fo:width="0.391cm" fo:height="0.391cm"/>
          </text:list-level-style-image>
          <text:list-level-style-image text:level="3" xlink:href="Pictures/100002000000001000000010E156A1A9.gif" xlink:type="simple" xlink:show="embed" xlink:actuate="onLoad">
            <style:list-level-properties text:space-before="3cm" text:min-label-width="0.6cm" style:vertical-pos="middle" style:vertical-rel="line" fo:width="0.391cm" fo:height="0.391cm"/>
          </text:list-level-style-image>
          <text:list-level-style-image text:level="4" xlink:href="Pictures/100002000000001000000010E156A1A9.gif" xlink:type="simple" xlink:show="embed" xlink:actuate="onLoad">
            <style:list-level-properties text:space-before="4.2cm" text:min-label-width="0.6cm" style:vertical-pos="middle" style:vertical-rel="line" fo:width="0.391cm" fo:height="0.391cm"/>
          </text:list-level-style-image>
          <text:list-level-style-image text:level="5" xlink:href="Pictures/100002000000001000000010E156A1A9.gif" xlink:type="simple" xlink:show="embed" xlink:actuate="onLoad">
            <style:list-level-properties text:space-before="5.4cm" text:min-label-width="0.6cm" style:vertical-pos="middle" style:vertical-rel="line" fo:width="0.391cm" fo:height="0.391cm"/>
          </text:list-level-style-image>
          <text:list-level-style-image text:level="6" xlink:href="Pictures/100002000000001000000010E156A1A9.gif" xlink:type="simple" xlink:show="embed" xlink:actuate="onLoad">
            <style:list-level-properties text:space-before="6.6cm" text:min-label-width="0.6cm" style:vertical-pos="middle" style:vertical-rel="line" fo:width="0.391cm" fo:height="0.391cm"/>
          </text:list-level-style-image>
          <text:list-level-style-image text:level="7" xlink:href="Pictures/100002000000001000000010E156A1A9.gif" xlink:type="simple" xlink:show="embed" xlink:actuate="onLoad">
            <style:list-level-properties text:space-before="7.8cm" text:min-label-width="0.6cm" style:vertical-pos="middle" style:vertical-rel="line" fo:width="0.391cm" fo:height="0.391cm"/>
          </text:list-level-style-image>
          <text:list-level-style-image text:level="8" xlink:href="Pictures/100002000000001000000010E156A1A9.gif" xlink:type="simple" xlink:show="embed" xlink:actuate="onLoad">
            <style:list-level-properties text:space-before="9cm" text:min-label-width="0.6cm" style:vertical-pos="middle" style:vertical-rel="line" fo:width="0.391cm" fo:height="0.391cm"/>
          </text:list-level-style-image>
          <text:list-level-style-image text:level="9" xlink:href="Pictures/100002000000001000000010E156A1A9.gif" xlink:type="simple" xlink:show="embed" xlink:actuate="onLoad">
            <style:list-level-properties text:space-before="10.2cm" text:min-label-width="0.6cm" style:vertical-pos="middle" style:vertical-rel="line" fo:width="0.391cm" fo:height="0.391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b015b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vortrag_5f_gruen-outline2" style:display-name="vortrag_gruen-outline2" style:family="presentation" style:parent-style-name="vortrag_5f_gruen-outline1">
      <style:paragraph-properties fo:margin-left="0cm" fo:margin-right="0cm" fo:margin-top="0cm" fo:margin-bottom="0.4cm" fo:text-indent="0cm"/>
      <style:text-properties fo:color="#1b015b" fo:font-family="'Bitstream Vera Sans'" style:font-pitch="variable" fo:font-size="28pt" style:font-size-asian="28pt" style:font-size-complex="28pt"/>
    </style:style>
    <style:style style:name="vortrag_5f_gruen-outline3" style:display-name="vortrag_gruen-outline3" style:family="presentation" style:parent-style-name="vortrag_5f_gruen-outline2">
      <style:paragraph-properties fo:margin-left="3.6cm" fo:margin-right="0cm" fo:margin-top="0cm" fo:margin-bottom="0.3cm" fo:text-indent="0cm"/>
      <style:text-properties fo:color="#1b015b" fo:font-family="'Bitstream Vera Sans'" style:font-pitch="variable" fo:font-size="24pt" style:font-size-asian="24pt" style:font-size-complex="24pt"/>
    </style:style>
    <style:style style:name="vortrag_5f_gruen-outline4" style:display-name="vortrag_gruen-outline4" style:family="presentation" style:parent-style-name="vortrag_5f_gruen-outline3">
      <style:paragraph-properties fo:margin-left="4.8cm" fo:margin-right="0cm" fo:margin-top="0cm" fo:margin-bottom="0.2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5" style:display-name="vortrag_gruen-outline5" style:family="presentation" style:parent-style-name="vortrag_5f_gruen-outline4">
      <style:paragraph-properties fo:margin-left="6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6" style:display-name="vortrag_gruen-outline6" style:family="presentation" style:parent-style-name="vortrag_5f_gruen-outline5">
      <style:paragraph-properties fo:margin-left="7.2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7" style:display-name="vortrag_gruen-outline7" style:family="presentation" style:parent-style-name="vortrag_5f_gruen-outline6">
      <style:paragraph-properties fo:margin-left="8.4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8" style:display-name="vortrag_gruen-outline8" style:family="presentation" style:parent-style-name="vortrag_5f_gruen-outline7">
      <style:paragraph-properties fo:margin-left="9.6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outline9" style:display-name="vortrag_gruen-outline9" style:family="presentation" style:parent-style-name="vortrag_5f_gruen-outline8">
      <style:paragraph-properties fo:margin-left="10.8cm" fo:margin-right="0cm" fo:margin-top="0cm" fo:margin-bottom="0.1cm" fo:text-indent="0cm"/>
      <style:text-properties fo:color="#1b015b" fo:font-family="'Bitstream Vera Sans'" style:font-pitch="variable" fo:font-size="20pt" style:font-size-asian="20pt" style:font-size-complex="20pt"/>
    </style:style>
    <style:style style:name="vortrag_5f_gruen-subtitle" style:display-name="vortrag_gruen-subtitle" style:family="presentation">
      <style:graphic-properties draw:stroke="none" draw:fill="none" draw:textarea-vertical-align="middle">
        <text:list-style style:name="vortrag_5f_gruen-subtitle" style:display-name="vortrag_gru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1b015b" style:text-outline="false" style:text-line-through-style="none" fo:font-family="'Bitstream Vera Sans'" style:font-style-name="Standard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vortrag_5f_gruen-title" style:display-name="vortrag_gruen-title" style:family="presentation">
      <style:graphic-properties draw:stroke="none" draw:fill="none" draw:textarea-vertical-align="middle">
        <text:list-style style:name="vortrag_5f_gruen-title" style:display-name="vortrag_gru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015b" style:text-outline="false" style:text-line-through-style="none" fo:font-family="'Bitstream Vera Sans'" style:font-pitch="variable" fo:font-size="26.3999996185303pt" fo:font-style="normal" fo:text-shadow="none" style:text-underline-style="none" fo:font-weight="bold" style:letter-kerning="true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wachsmaler-background" style:family="presentation">
      <style:graphic-properties draw:stroke="none" draw:fill="bitmap" draw:fill-image-name="wachsmaler" style:repeat="stretch"/>
    </style:style>
    <style:style style:name="lyt-wachsmaler-backgroundobjects" style:family="presentation">
      <style:graphic-properties draw:shadow="hidden" draw:shadow-offset-x="0.3cm" draw:shadow-offset-y="0.3cm" draw:shadow-color="#808080"/>
    </style:style>
    <style:style style:name="lyt-wachsmaler-notes" style:family="presentation">
      <style:graphic-properties draw:stroke="none" draw:fill="none">
        <text:list-style style:name="lyt-wachsmal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wachsmaler-outline1" style:family="presentation">
      <style:graphic-properties draw:stroke="none" draw:fill="none">
        <text:list-style style:name="lyt-wachsmaler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chsmaler-outline2" style:family="presentation" style:parent-style-name="lyt-wachsmal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wachsmaler-outline3" style:family="presentation" style:parent-style-name="lyt-wachsmal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wachsmaler-outline4" style:family="presentation" style:parent-style-name="lyt-wachsmal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wachsmaler-outline5" style:family="presentation" style:parent-style-name="lyt-wachsmal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wachsmaler-outline6" style:family="presentation" style:parent-style-name="lyt-wachsmal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wachsmaler-outline7" style:family="presentation" style:parent-style-name="lyt-wachsmal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wachsmaler-outline8" style:family="presentation" style:parent-style-name="lyt-wachsmal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wachsmaler-outline9" style:family="presentation" style:parent-style-name="lyt-wachsmal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wachsmaler-subtitle" style:family="presentation">
      <style:graphic-properties draw:stroke="none" draw:fill="none" draw:textarea-vertical-align="middle">
        <text:list-style style:name="lyt-wachsmal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chsmaler-title" style:family="presentation">
      <style:graphic-properties draw:stroke="none" draw:fill="none" draw:textarea-vertical-align="middle">
        <text:list-style style:name="lyt-wachsmal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0.762cm" fo:margin-right="0cm" fo:margin-top="0cm" fo:margin-bottom="0.4cm" fo:text-indent="0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2.032cm" fo:margin-right="0cm" fo:margin-top="0cm" fo:margin-bottom="0.3cm" fo:text-indent="0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whitemountains-background" style:family="presentation">
      <style:graphic-properties draw:stroke="none" draw:fill="bitmap" draw:fill-image-name="blackmountains" style:repeat="stretch"/>
    </style:style>
    <style:style style:name="lyt-whitemountain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whitemountains-notes" style:family="presentation">
      <style:graphic-properties draw:stroke="none" draw:fill="none">
        <text:list-style style:name="lyt-whitemountai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whitemountains-outline1" style:family="presentation">
      <style:graphic-properties draw:stroke="none" draw:fill="none">
        <text:list-style style:name="lyt-whitemountains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mountains-outline2" style:family="presentation" style:parent-style-name="lyt-whitemountain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whitemountains-outline3" style:family="presentation" style:parent-style-name="lyt-whitemountain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whitemountains-outline4" style:family="presentation" style:parent-style-name="lyt-whitemountain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whitemountains-outline5" style:family="presentation" style:parent-style-name="lyt-whitemountain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whitemountains-outline6" style:family="presentation" style:parent-style-name="lyt-whitemountain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whitemountains-outline7" style:family="presentation" style:parent-style-name="lyt-whitemountain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whitemountains-outline8" style:family="presentation" style:parent-style-name="lyt-whitemountain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whitemountains-outline9" style:family="presentation" style:parent-style-name="lyt-whitemountain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whitemountains-subtitle" style:family="presentation">
      <style:graphic-properties draw:stroke="none" draw:fill="none" draw:textarea-vertical-align="middle">
        <text:list-style style:name="lyt-whitemounta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mountains-title" style:family="presentation">
      <style:graphic-properties draw:stroke="none" draw:fill="none" draw:textarea-vertical-align="middle">
        <text:list-style style:name="lyt-whitemounta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2" style:repeat="stretch"/>
    </style:style>
    <style:style style:name="Mdp3" style:family="drawing-page">
      <style:drawing-page-properties draw:background-size="border" draw:fill="bitmap" draw:fill-image-name="brightpainting" style:repeat="stretch"/>
    </style:style>
    <style:style style:name="Mdp4" style:family="drawing-page">
      <style:drawing-page-properties draw:background-size="border" draw:fill="bitmap" draw:fill-image-name="rectangles2" style:repeat="stretch"/>
    </style:style>
    <style:style style:name="Mdp5" style:family="drawing-page">
      <style:drawing-page-properties draw:background-size="border" draw:fill="bitmap" draw:fill-image-name="rednoise" draw:fill-image-width="0cm" draw:fill-image-height="0cm"/>
    </style:style>
    <style:style style:name="Mdp6" style:family="drawing-page">
      <style:drawing-page-properties draw:background-size="border" draw:fill="none" draw:fill-gradient-name="Gradient_20_14" draw:fill-image-width="0cm" draw:fill-image-height="0cm"/>
    </style:style>
    <style:style style:name="Mdp7" style:family="drawing-page">
      <style:drawing-page-properties draw:background-size="border" draw:fill="bitmap" draw:fill-color="#33a3a3" draw:fill-image-name="BackGround1" draw:fill-image-width="100%" draw:fill-image-height="100%"/>
    </style:style>
    <style:style style:name="Mdp8" style:family="drawing-page">
      <style:drawing-page-properties draw:background-size="border" draw:fill="bitmap" draw:fill-image-name="rectangles3_5f_dark" style:repeat="stretch"/>
    </style:style>
    <style:style style:name="Mdp9" style:family="drawing-page">
      <style:drawing-page-properties draw:background-size="border" draw:fill="bitmap" draw:fill-image-name="rectangles2_5f_dark" style:repeat="stretch"/>
    </style:style>
    <style:style style:name="Mdp10" style:family="drawing-page">
      <style:drawing-page-properties draw:background-size="border" draw:fill="gradient" draw:fill-color="#fffef9" draw:fill-gradient-name="Farbverlauf_20_12a" draw:gradient-step-count="43" draw:fill-image-width="0cm" draw:fill-image-height="0cm"/>
    </style:style>
    <style:style style:name="Mdp11" style:family="drawing-page">
      <style:drawing-page-properties draw:background-size="border" draw:fill="solid" draw:fill-color="#fefff7" draw:fill-image-width="0cm" draw:fill-image-height="0cm"/>
    </style:style>
    <style:style style:name="Mdp12" style:family="drawing-page">
      <style:drawing-page-properties draw:background-size="border" draw:fill="bitmap" draw:fill-image-name="water" style:repeat="stretch"/>
    </style:style>
    <style:style style:name="Mdp13" style:family="drawing-page">
      <style:drawing-page-properties draw:background-size="border" draw:fill="bitmap" draw:fill-image-name="wachsmaler" style:repeat="stretch"/>
    </style:style>
    <style:style style:name="Mdp14" style:family="drawing-page">
      <style:drawing-page-properties draw:background-size="border" draw:fill="bitmap" draw:fill-image-name="organic" style:repeat="stretch"/>
    </style:style>
    <style:style style:name="Mdp15" style:family="drawing-page">
      <style:drawing-page-properties draw:background-size="border" draw:fill="bitmap" draw:fill-image-name="blackmountains" style:repeat="stretch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000000" draw:auto-grow-height="true" draw:auto-grow-width="false" fo:max-height="0cm" fo:min-height="0.619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int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int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int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ightpainting-outline1">
      <style:graphic-properties draw:fill-color="#ffffff" draw:auto-grow-height="false" fo:min-height="13.86cm"/>
    </style:style>
    <style:style style:name="Mpr8" style:family="presentation" style:parent-style-name="lyt-brightpainting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rightpainting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rightpainting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rectbrigh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ctbrigh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ctbrigh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rednoise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nois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nois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chatten_5f_blau-backgroundobjects">
      <style:graphic-properties svg:stroke-width="0.04cm" draw:marker-start-width="0.27cm" draw:marker-end-width="0.27cm" svg:stroke-opacity="100%" draw:fill="gradient" draw:fill-color="#ffff99" draw:fill-gradient-name="Gradient_20_72" draw:opacity="100%" draw:textarea-horizontal-align="center" draw:textarea-vertical-align="middle" fo:padding-top="0.02cm" fo:padding-bottom="0.02cm" fo:padding-left="0.02cm" fo:padding-right="0.02cm" draw:shadow="visible" draw:shadow-offset-x="0.45cm" draw:shadow-offset-y="0.45cm" draw:shadow-color="#666666" draw:shadow-opacity="100%"/>
    </style:style>
    <style:style style:name="Mpr18" style:family="presentation" style:parent-style-name="schatten_5f_blau-title">
      <style:graphic-properties draw:fill-color="#ffffff" draw:auto-grow-height="false" fo:min-height="3.507cm"/>
    </style:style>
    <style:style style:name="Mpr19" style:family="presentation" style:parent-style-name="schatten_5f_blau-outline1" style:list-style-name="ML3">
      <style:graphic-properties draw:fill-color="#ffffff" draw:auto-grow-height="false" fo:min-height="13.23cm"/>
    </style:style>
    <style:style style:name="Mpr20" style:family="presentation" style:parent-style-name="schatten_5f_gelb-backgroundobjects">
      <style:graphic-properties svg:stroke-width="0.06cm" draw:marker-start-width="0.3cm" draw:marker-end-width="0.3cm" svg:stroke-opacity="95%" draw:fill="solid" draw:fill-color="#ffff99" draw:opacity="100%" draw:textarea-horizontal-align="center" draw:textarea-vertical-align="middle" fo:padding-top="0.03cm" fo:padding-bottom="0.03cm" fo:padding-left="0.03cm" fo:padding-right="0.03cm" draw:shadow="visible" draw:shadow-offset-x="0.45cm" draw:shadow-offset-y="0.45cm" draw:shadow-opacity="100%"/>
    </style:style>
    <style:style style:name="Mpr21" style:family="presentation" style:parent-style-name="schatten_5f_gelb-title">
      <style:graphic-properties draw:fill-color="#ffffff" draw:auto-grow-height="false" fo:min-height="3.507cm"/>
    </style:style>
    <style:style style:name="Mpr22" style:family="presentation" style:parent-style-name="schatten_5f_gelb-outline1" style:list-style-name="ML3">
      <style:graphic-properties draw:fill-color="#ffffff" draw:auto-grow-height="false" fo:min-height="13.23cm"/>
    </style:style>
    <style:style style:name="Mpr23" style:family="presentation" style:parent-style-name="lyt-techbord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techbord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techbord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echnical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technica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technica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vortrag_5f_gelb-backgroundobjects">
      <style:graphic-properties draw:fill="solid" draw:fill-color="#ffffcc" draw:textarea-horizontal-align="center" draw:textarea-vertical-align="middle"/>
    </style:style>
    <style:style style:name="Mpr30" style:family="presentation" style:parent-style-name="vortrag_5f_gelb-backgroundobjects">
      <style:graphic-properties draw:fill="solid" draw:fill-color="#fffef9" draw:textarea-horizontal-align="center" draw:textarea-vertical-align="middle"/>
    </style:style>
    <style:style style:name="Mpr31" style:family="presentation" style:parent-style-name="vortrag_5f_gelb-backgroundobjects">
      <style:graphic-properties draw:marker-start-width="0.6cm" draw:fill="gradient" draw:fill-color="#e6ff00" draw:fill-gradient-name="Gradient_20_9" draw:textarea-horizontal-align="center" draw:textarea-vertical-align="middle"/>
    </style:style>
    <style:style style:name="Mpr32" style:family="presentation" style:parent-style-name="vortrag_5f_gelb-title">
      <style:graphic-properties draw:fill-color="#ffffff" draw:auto-grow-height="false" fo:min-height="3.507cm"/>
    </style:style>
    <style:style style:name="Mpr33" style:family="presentation" style:parent-style-name="vortrag_5f_gelb-outline1">
      <style:graphic-properties draw:fill-color="#ffffff" draw:auto-grow-height="false" fo:min-height="13.23cm"/>
    </style:style>
    <style:style style:name="Mpr34" style:family="presentation" style:parent-style-name="vortrag_5f_gelb-backgroundobjects">
      <style:graphic-properties draw:fill="gradient" draw:fill-color="#ffffcc" draw:fill-gradient-name="Farbverlauf_20_12a" draw:textarea-horizontal-align="center" draw:textarea-vertical-align="middle" draw:shadow="hidden"/>
    </style:style>
    <style:style style:name="Mpr35" style:family="presentation" style:parent-style-name="vortrag_5f_gelb-backgroundobjects">
      <style:graphic-properties draw:fill="gradient" draw:fill-color="#e6e6ff" draw:fill-gradient-name="Gradient_20_9" draw:textarea-horizontal-align="center" draw:textarea-vertical-align="middle"/>
    </style:style>
    <style:style style:name="Mpr36" style:family="presentation" style:parent-style-name="vortrag_5f_gruen-backgroundobjects">
      <style:graphic-properties draw:fill="solid" draw:fill-color="#e6ff00" draw:textarea-horizontal-align="center" draw:textarea-vertical-align="middle"/>
    </style:style>
    <style:style style:name="Mpr37" style:family="presentation" style:parent-style-name="vortrag_5f_gruen-backgroundobjects">
      <style:graphic-properties draw:fill="solid" draw:fill-color="#e6e64c" draw:textarea-horizontal-align="center" draw:textarea-vertical-align="middle"/>
    </style:style>
    <style:style style:name="Mpr38" style:family="presentation" style:parent-style-name="vortrag_5f_gruen-backgroundobjects">
      <style:graphic-properties draw:fill="solid" draw:fill-color="#ffffcc" draw:textarea-horizontal-align="center" draw:textarea-vertical-align="middle"/>
    </style:style>
    <style:style style:name="Mpr39" style:family="presentation" style:parent-style-name="vortrag_5f_gruen-backgroundobjects">
      <style:graphic-properties draw:fill="solid" draw:fill-color="#ffff99" draw:textarea-horizontal-align="center" draw:textarea-vertical-align="middle"/>
    </style:style>
    <style:style style:name="Mpr40" style:family="presentation" style:parent-style-name="vortrag_5f_gruen-backgroundobjects">
      <style:graphic-properties draw:fill="solid" draw:fill-color="#ffff66" draw:textarea-horizontal-align="center" draw:textarea-vertical-align="middle"/>
    </style:style>
    <style:style style:name="Mpr41" style:family="presentation" style:parent-style-name="vortrag_5f_gruen-backgroundobjects">
      <style:graphic-properties draw:fill="solid" draw:fill-color="#fdffe5" draw:textarea-horizontal-align="center" draw:textarea-vertical-align="middle"/>
    </style:style>
    <style:style style:name="Mpr42" style:family="presentation" style:parent-style-name="vortrag_5f_gruen-title">
      <style:graphic-properties draw:fill-color="#ffffff" draw:auto-grow-height="false" fo:min-height="3.507cm"/>
    </style:style>
    <style:style style:name="Mpr43" style:family="presentation" style:parent-style-name="vortrag_5f_gruen-outline1">
      <style:graphic-properties draw:fill-color="#ffffff" draw:auto-grow-height="false" fo:min-height="13.23cm"/>
    </style:style>
    <style:style style:name="Mpr4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4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wachsmaler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wachsmaler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wachsmaler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lyt-whitemountains-backgroundobjects">
      <style:graphic-properties draw:stroke="none" draw:fill="none" draw:fill-color="#ffffff" draw:auto-grow-height="false" fo:min-height="1.449cm"/>
    </style:style>
    <style:style style:name="Mpr54" style:family="presentation" style:parent-style-name="lyt-whitemountains-backgroundobjects">
      <style:graphic-properties draw:stroke="none" draw:fill="none" draw:fill-color="#ffffff" draw:auto-grow-height="false" fo:min-height="1.485cm"/>
    </style:style>
    <style:style style:name="Mpr55" style:family="presentation" style:parent-style-name="lyt-whitemountai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color="#000000" fo:font-family="Arial" style:font-style-name="Standard" style:font-family-generic="swiss" style:font-pitch="variable" fo:font-size="14pt" fo:text-shadow="1pt 1pt" style:font-size-asian="24pt" style:font-size-complex="24pt"/>
    </style:style>
    <style:style style:name="MP12" style:family="paragraph">
      <style:paragraph-properties fo:margin-left="0cm" fo:margin-right="0cm" fo:text-align="center" fo:text-indent="0cm"/>
      <style:text-properties fo:color="#1b015b" fo:font-family="'Bitstream Vera Sans'" style:font-pitch="variabl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style-name="Standard" style:font-family-generic="swiss" style:font-pitch="variable" fo:font-size="14pt" fo:text-shadow="1pt 1pt" style:font-size-asian="24pt" style:font-size-complex="24pt"/>
    </style:style>
    <style:style style:name="MT3" style:family="text">
      <style:text-properties fo:color="#1b015b" fo:font-family="'Bitstream Vera Sans'" style:font-pitch="variabl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391cm" fo:height="0.391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391cm" fo:height="0.391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391cm" fo:height="0.391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391cm" fo:height="0.391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391cm" fo:height="0.391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391cm" fo:height="0.391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391cm" fo:height="0.391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391cm" fo:height="0.391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391cm" fo:height="0.3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intwaves" style:page-layout-name="PM1" draw:style-name="Mdp2">
      <draw:frame presentation:style-name="lyt-paintwaves-title" draw:layer="backgroundobjects" svg:width="25.199cm" svg:height="3.506cm" svg:x="1.4cm" svg:y="1.737cm" presentation:class="title" presentation:placeholder="true">
        <draw:text-box/>
      </draw:frame>
      <draw:frame presentation:style-name="lyt-paintwaves-outline1" draw:layer="backgroundobjects" svg:width="23.6cm" svg:height="12.18cm" svg:x="2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7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intwaves-title" draw:layer="backgroundobjects" svg:width="15.265cm" svg:height="10.476cm" svg:x="3.161cm" svg:y="2.123cm" presentation:class="page"/>
        <draw:frame presentation:style-name="lyt-paint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ightpainting" style:page-layout-name="PM1" draw:style-name="Mdp3">
      <draw:frame presentation:style-name="lyt-brightpainting-title" draw:layer="backgroundobjects" svg:width="24.6cm" svg:height="3.506cm" svg:x="1.6cm" svg:y="1.537cm" presentation:class="title" presentation:placeholder="true">
        <draw:text-box/>
      </draw:frame>
      <draw:frame presentation:style-name="Mpr7" draw:text-style-name="MP8" draw:layer="backgroundobjects" svg:width="24.5cm" svg:height="10cm" svg:x="1.5cm" svg:y="6.5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448cm" svg:x="1.9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6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5cm" svg:y="17.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ightpainting-title" draw:layer="backgroundobjects" svg:width="15.265cm" svg:height="10.476cm" svg:x="3.161cm" svg:y="2.123cm" presentation:class="page"/>
        <draw:frame presentation:style-name="lyt-brightpainting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ctbright" style:page-layout-name="PM1" draw:style-name="Mdp4">
      <draw:frame presentation:style-name="lyt-rectbright-title" draw:layer="backgroundobjects" svg:width="24cm" svg:height="3.506cm" svg:x="2cm" svg:y="1.637cm" presentation:class="title" presentation:placeholder="true">
        <draw:text-box/>
      </draw:frame>
      <draw:frame presentation:style-name="lyt-rectbright-outline1" draw:layer="backgroundobjects" svg:width="23.6cm" svg:height="12.18cm" svg:x="2.2cm" svg:y="5.614cm" presentation:class="outline" presentation:placeholder="true">
        <draw:text-box/>
      </draw:frame>
      <draw:frame presentation:style-name="Mpr11" draw:text-style-name="MP4" draw:layer="backgroundobjects" svg:width="6.523cm" svg:height="1.448cm" svg:x="2cm" svg:y="18.0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8.0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19.576cm" svg:y="18.0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ctbright-title" draw:layer="backgroundobjects" svg:width="15.265cm" svg:height="10.476cm" svg:x="3.161cm" svg:y="2.123cm" presentation:class="page"/>
        <draw:frame presentation:style-name="lyt-rectbrigh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noise" style:page-layout-name="PM1" draw:style-name="Mdp5">
      <draw:frame presentation:style-name="lyt-rednoise-title" draw:layer="backgroundobjects" svg:width="25.199cm" svg:height="3.506cm" svg:x="1.4cm" svg:y="0.837cm" presentation:class="title" presentation:placeholder="true">
        <draw:text-box/>
      </draw:frame>
      <draw:frame presentation:style-name="lyt-rednoise-outline1" draw:layer="backgroundobjects" svg:width="25.199cm" svg:height="12.18cm" svg:x="1.4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noise-title" draw:layer="backgroundobjects" svg:width="15.265cm" svg:height="10.476cm" svg:x="3.161cm" svg:y="2.123cm" presentation:class="page"/>
        <draw:frame presentation:style-name="lyt-rednois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schatten_5f_blau" style:display-name="schatten_blau" style:page-layout-name="PM1" draw:style-name="Mdp6">
      <draw:rect presentation:style-name="Mpr17" draw:text-style-name="MP9" draw:layer="backgroundobjects" svg:width="26cm" svg:height="19cm" svg:x="1cm" svg:y="1cm" draw:corner-radius="0.7cm">
        <text:p/>
      </draw:rect>
      <draw:frame presentation:style-name="Mpr18" draw:text-style-name="MP7" draw:layer="backgroundobjects" svg:width="23.91cm" svg:height="2.989cm" svg:x="2.057cm" svg:y="1.499cm" presentation:class="title">
        <draw:text-box>
          <text:p text:style-name="MP7">Klicken Sie, um das Format des Titeltextes zu bearbeiten</text:p>
        </draw:text-box>
      </draw:frame>
      <draw:frame presentation:style-name="Mpr19" draw:text-style-name="MP8" draw:layer="backgroundobjects" svg:width="23.91cm" svg:height="13.327cm" svg:x="2.057cm" svg:y="5.74cm" presentation:class="outline">
        <draw:text-box>
          <text:list text:style-name="ML3">
            <text:list-item>
              <text:p text:style-name="MP7">Klicken Sie, um die Formate des Gliederungstextes zu bearbeiten</text:p>
              <text:list>
                <text:list-item>
                  <text:p text:style-name="MP7">Zweite Gliederungsebene</text:p>
                  <text:list>
                    <text:list-item>
                      <text:p text:style-name="MP7">Dritte Gliederungsebene</text:p>
                      <text:list>
                        <text:list-item>
                          <text:p text:style-name="MP7">Vierte Gliederungsebene</text:p>
                          <text:list>
                            <text:list-item>
                              <text:p text:style-name="MP7">Fünfte Gliederungsebene</text:p>
                              <text:list>
                                <text:list-item>
                                  <text:p text:style-name="MP7">Sechste Gliederungsebene</text:p>
                                  <text:list>
                                    <text:list-item>
                                      <text:p text:style-name="MP7">Siebente Gliederungsebene</text:p>
                                      <text:list>
                                        <text:list-item>
                                          <text:p text:style-name="MP7">Achte Gliederungsebene</text:p>
                                          <text:list>
                                            <text:list-item>
                                              <text:p text:style-name="MP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chatten_5f_blau-title" draw:layer="backgroundobjects" svg:width="14.09cm" svg:height="9.67cm" svg:x="3.743cm" svg:y="2.683cm" presentation:class="page"/>
        <draw:frame presentation:style-name="schatten_5f_blau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schatten_5f_gelb" style:display-name="schatten_gelb" style:page-layout-name="PM1" draw:style-name="Mdp6">
      <draw:rect presentation:style-name="Mpr20" draw:text-style-name="MP9" draw:layer="backgroundobjects" svg:width="26cm" svg:height="19cm" svg:x="1cm" svg:y="1cm" draw:corner-radius="0.7cm">
        <text:p/>
      </draw:rect>
      <draw:frame presentation:style-name="Mpr21" draw:text-style-name="MP7" draw:layer="backgroundobjects" svg:width="23.91cm" svg:height="2.989cm" svg:x="2.057cm" svg:y="1.499cm" presentation:class="title">
        <draw:text-box>
          <text:p text:style-name="MP7">Klicken Sie, um das Format des Titeltextes zu bearbeiten</text:p>
        </draw:text-box>
      </draw:frame>
      <draw:frame presentation:style-name="Mpr22" draw:text-style-name="MP8" draw:layer="backgroundobjects" svg:width="23.91cm" svg:height="13.327cm" svg:x="2.057cm" svg:y="5.74cm" presentation:class="outline">
        <draw:text-box>
          <text:list text:style-name="ML3">
            <text:list-item>
              <text:p text:style-name="MP7">Klicken Sie, um die Formate des Gliederungstextes zu bearbeiten</text:p>
              <text:list>
                <text:list-item>
                  <text:p text:style-name="MP7">Zweite Gliederungsebene</text:p>
                  <text:list>
                    <text:list-item>
                      <text:p text:style-name="MP7">Dritte Gliederungsebene</text:p>
                      <text:list>
                        <text:list-item>
                          <text:p text:style-name="MP7">Vierte Gliederungsebene</text:p>
                          <text:list>
                            <text:list-item>
                              <text:p text:style-name="MP7">Fünfte Gliederungsebene</text:p>
                              <text:list>
                                <text:list-item>
                                  <text:p text:style-name="MP7">Sechste Gliederungsebene</text:p>
                                  <text:list>
                                    <text:list-item>
                                      <text:p text:style-name="MP7">Siebente Gliederungsebene</text:p>
                                      <text:list>
                                        <text:list-item>
                                          <text:p text:style-name="MP7">Achte Gliederungsebene</text:p>
                                          <text:list>
                                            <text:list-item>
                                              <text:p text:style-name="MP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chatten_5f_gelb-title" draw:layer="backgroundobjects" svg:width="14.09cm" svg:height="9.67cm" svg:x="3.743cm" svg:y="2.683cm" presentation:class="page"/>
        <draw:frame presentation:style-name="schatten_5f_gelb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Simple" style:page-layout-name="PM1" draw:style-name="Mdp7">
      <draw:frame presentation:style-name="Simple-title" draw:layer="backgroundobjects" svg:width="23.057cm" svg:height="3.007cm" svg:x="1.982cm" svg:y="1.492cm" presentation:class="title" presentation:placeholder="true">
        <draw:text-box/>
      </draw:frame>
      <draw:frame presentation:style-name="Simple-outline1" draw:layer="backgroundobjects" svg:width="23.057cm" svg:height="12.18cm" svg:x="1.982cm" svg:y="5.003cm" presentation:class="outline" presentation:placeholder="true">
        <draw:text-box/>
      </draw:frame>
      <presentation:notes style:page-layout-name="PM0">
        <draw:page-thumbnail presentation:style-name="Simple-title" draw:layer="backgroundobjects" svg:width="13.126cm" svg:height="9.008cm" svg:x="4.534cm" svg:y="2.628cm" presentation:class="page"/>
        <draw:frame presentation:style-name="Simple-notes" draw:layer="backgroundobjects" svg:width="15.442cm" svg:height="9.998cm" svg:x="3.384cm" svg:y="12.51cm" presentation:class="notes" presentation:placeholder="true">
          <draw:text-box/>
        </draw:frame>
      </presentation:notes>
    </style:master-page>
    <style:master-page style:name="lyt-techborder" style:page-layout-name="PM1" draw:style-name="Mdp8">
      <draw:frame presentation:style-name="lyt-techborder-title" draw:layer="backgroundobjects" svg:width="22.1cm" svg:height="3.506cm" svg:x="1.4cm" svg:y="0.837cm" presentation:class="title" presentation:placeholder="true">
        <draw:text-box/>
      </draw:frame>
      <draw:frame presentation:style-name="lyt-techborder-outline1" draw:layer="backgroundobjects" svg:width="22.1cm" svg:height="12.18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7.9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6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border-title" draw:layer="backgroundobjects" svg:width="15.265cm" svg:height="10.476cm" svg:x="3.161cm" svg:y="2.123cm" presentation:class="page"/>
        <draw:frame presentation:style-name="lyt-techbord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nical" style:page-layout-name="PM1" draw:style-name="Mdp9">
      <draw:frame presentation:style-name="lyt-technical-title" draw:layer="backgroundobjects" svg:width="24.1cm" svg:height="3.163cm" svg:x="1.8cm" svg:y="1.637cm" presentation:class="title" presentation:placeholder="true">
        <draw:text-box/>
      </draw:frame>
      <draw:frame presentation:style-name="lyt-technical-outline1" draw:layer="backgroundobjects" svg:width="23.6cm" svg:height="12.18cm" svg:x="2cm" svg:y="5.214cm" presentation:class="outline" presentation:placeholder="true">
        <draw:text-box/>
      </draw:frame>
      <draw:frame presentation:style-name="Mpr26" draw:text-style-name="MP4" draw:layer="backgroundobjects" svg:width="6.523cm" svg:height="1.448cm" svg:x="1.9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19.4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nical-title" draw:layer="backgroundobjects" svg:width="15.265cm" svg:height="10.476cm" svg:x="3.161cm" svg:y="2.123cm" presentation:class="page"/>
        <draw:frame presentation:style-name="lyt-technical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vortrag_5f_gelb" style:display-name="vortrag_gelb" style:page-layout-name="PM1" draw:style-name="Mdp10">
      <draw:polygon presentation:style-name="Mpr29" draw:text-style-name="MP9" draw:layer="backgroundobjects" svg:width="0.729cm" svg:height="1.919cm" draw:transform="rotate (-3.14159265358979) translate (5.729cm 21cm)" svg:viewBox="0 0 730 1920" draw:points="702,1789 656,1854 586,1899 509,1913 509,1920 211,1920 211,1913 135,1899 66,1854 19,1789 3,1709 0,1709 0,0 730,0 730,1709 720,1709">
        <text:p/>
      </draw:polygon>
      <draw:polygon presentation:style-name="Mpr30" draw:text-style-name="MP9" draw:layer="backgroundobjects" svg:width="0.729cm" svg:height="1.484cm" draw:transform="rotate (-3.14159265358979) translate (5.536cm 21cm)" svg:viewBox="0 0 730 1485" draw:points="702,1384 656,1434 586,1469 509,1480 509,1485 211,1485 211,1480 135,1469 66,1434 19,1384 3,1322 0,1322 0,0 730,0 730,1322 720,1322">
        <text:p/>
      </draw:polygon>
      <draw:polygon presentation:style-name="Mpr29" draw:text-style-name="MP9" draw:layer="backgroundobjects" svg:width="0.729cm" svg:height="1.307cm" draw:transform="rotate (-3.14159265358979) translate (5.031cm 21cm)" svg:viewBox="0 0 730 1308" draw:points="702,1218 656,1263 587,1293 510,1303 510,1308 211,1308 211,1303 135,1293 66,1263 19,1218 3,1164 0,1164 0,0 730,0 730,1164 720,1164">
        <text:p/>
      </draw:polygon>
      <draw:polygon presentation:style-name="Mpr29" draw:text-style-name="MP9" draw:layer="backgroundobjects" svg:width="0.428cm" svg:height="1.129cm" draw:transform="rotate (-3.14159265358979) translate (4.551cm 21cm)" svg:viewBox="0 0 429 1130" draw:points="413,1053 386,1091 345,1118 300,1126 300,1130 124,1130 124,1126 79,1118 39,1091 11,1053 2,1006 0,1006 0,0 429,0 429,1006 423,1006">
        <text:p/>
      </draw:polygon>
      <draw:polygon presentation:style-name="Mpr29" draw:text-style-name="MP9" draw:layer="backgroundobjects" svg:width="0.428cm" svg:height="0.873cm" draw:transform="rotate (-3.14159265358979) translate (4.422cm 21cm)" svg:viewBox="0 0 429 874" draw:points="412,815 385,844 344,865 299,871 299,874 124,874 124,871 79,865 38,844 11,815 1,778 0,778 0,0 429,0 429,778 423,778">
        <text:p/>
      </draw:polygon>
      <draw:polygon presentation:style-name="Mpr30" draw:text-style-name="MP9" draw:layer="backgroundobjects" svg:width="0.428cm" svg:height="0.769cm" draw:transform="rotate (-3.14159265358979) translate (4.294cm 21cm)" svg:viewBox="0 0 429 770" draw:points="412,717 385,743 344,761 299,767 299,770 124,770 124,767 79,761 39,743 11,717 2,685 0,685 0,0 429,0 429,685 423,685">
        <text:p/>
      </draw:polygon>
      <draw:polygon presentation:style-name="Mpr29" draw:text-style-name="MP9" draw:layer="backgroundobjects" svg:width="0.428cm" svg:height="0.569cm" draw:transform="rotate (-3.14159265358979) translate (4.152cm 21cm)" svg:viewBox="0 0 429 570" draw:points="413,531 386,550 345,564 300,568 300,570 124,570 124,568 79,564 39,550 11,531 2,507 0,507 0,0 429,0 429,507 423,507">
        <text:p/>
      </draw:polygon>
      <draw:polygon presentation:style-name="Mpr29" draw:text-style-name="MP9" draw:layer="backgroundobjects" svg:width="0.429cm" svg:height="0.769cm" draw:transform="rotate (-3.14159265358979) translate (3.755cm 21cm)" svg:viewBox="0 0 430 770" draw:points="413,717 386,743 345,761 300,767 300,770 125,770 125,767 80,761 40,743 12,717 2,685 0,685 0,0 430,0 430,685 424,685">
        <text:p/>
      </draw:polygon>
      <draw:polygon presentation:style-name="Mpr29" draw:text-style-name="MP9" draw:layer="backgroundobjects" svg:width="0.428cm" svg:height="0.569cm" draw:transform="rotate (-3.14159265358979) translate (3.612cm 21cm)" svg:viewBox="0 0 429 570" draw:points="413,531 386,550 345,564 299,568 299,570 124,570 124,568 79,564 39,550 11,531 2,507 0,507 0,0 429,0 429,507 423,507">
        <text:p/>
      </draw:polygon>
      <draw:polygon presentation:style-name="Mpr29" draw:text-style-name="MP9" draw:layer="backgroundobjects" svg:width="0.428cm" svg:height="0.35cm" draw:transform="rotate (-3.14159265358979) translate (3.517cm 21cm)" svg:viewBox="0 0 429 351" draw:points="412,327 385,339 344,348 299,350 299,351 124,351 124,350 79,348 39,339 11,327 2,313 0,313 0,0 429,0 429,313 423,313">
        <text:p/>
      </draw:polygon>
      <draw:polygon presentation:style-name="Mpr29" draw:text-style-name="MP9" draw:layer="backgroundobjects" svg:width="0.428cm" svg:height="1.129cm" draw:transform="rotate (-3.14159265358979) translate (4.047cm 21cm)" svg:viewBox="0 0 429 1130" draw:points="413,1053 386,1091 345,1118 300,1126 300,1130 124,1130 124,1126 80,1118 39,1091 12,1053 2,1006 0,1006 0,0 429,0 429,1006 423,1006">
        <text:p/>
      </draw:polygon>
      <draw:polygon presentation:style-name="Mpr30" draw:text-style-name="MP9" draw:layer="backgroundobjects" svg:width="0.428cm" svg:height="0.873cm" draw:transform="rotate (-3.14159265358979) translate (3.837cm 21cm)" svg:viewBox="0 0 429 874" draw:points="412,815 385,844 345,865 300,871 300,874 124,874 124,871 79,865 39,844 11,815 2,778 0,778 0,0 429,0 429,778 423,778">
        <text:p/>
      </draw:polygon>
      <draw:polygon presentation:style-name="Mpr29" draw:text-style-name="MP9" draw:layer="backgroundobjects" svg:width="0.428cm" svg:height="0.769cm" draw:transform="rotate (-3.14159265358979) translate (3.754cm 21cm)" svg:viewBox="0 0 429 770" draw:points="413,717 385,743 345,761 300,767 300,770 124,770 124,767 79,761 39,743 11,717 2,685 0,685 0,0 429,0 429,685 423,685">
        <text:p/>
      </draw:polygon>
      <draw:polygon presentation:style-name="Mpr30" draw:text-style-name="MP9" draw:layer="backgroundobjects" svg:width="0.428cm" svg:height="0.569cm" draw:transform="rotate (-3.14159265358979) translate (3.612cm 21cm)" svg:viewBox="0 0 429 570" draw:points="413,531 386,550 345,564 300,568 300,570 124,570 124,568 79,564 40,550 12,531 2,507 0,507 0,0 429,0 429,507 423,507">
        <text:p/>
      </draw:polygon>
      <draw:polygon presentation:style-name="Mpr29" draw:text-style-name="MP9" draw:layer="backgroundobjects" svg:width="0.428cm" svg:height="0.35cm" draw:transform="rotate (-3.14159265358979) translate (3.517cm 21cm)" svg:viewBox="0 0 429 351" draw:points="413,327 385,339 345,348 299,350 299,351 124,351 124,350 80,348 39,339 12,327 2,313 0,313 0,0 429,0 429,313 423,313">
        <text:p/>
      </draw:polygon>
      <draw:polygon presentation:style-name="Mpr29" draw:text-style-name="MP9" draw:layer="backgroundobjects" svg:width="0.428cm" svg:height="1.129cm" draw:transform="rotate (-3.14159265358979) translate (3.327cm 21cm)" svg:viewBox="0 0 429 1130" draw:points="413,1053 386,1091 345,1118 299,1126 299,1130 124,1130 124,1126 80,1118 39,1091 11,1053 2,1006 0,1006 0,0 429,0 429,1006 423,1006">
        <text:p/>
      </draw:polygon>
      <draw:polygon presentation:style-name="Mpr29" draw:text-style-name="MP9" draw:layer="backgroundobjects" svg:width="0.428cm" svg:height="0.873cm" draw:transform="rotate (-3.14159265358979) translate (3.199cm 21cm)" svg:viewBox="0 0 429 874" draw:points="413,815 386,844 345,865 300,871 300,874 124,874 124,871 80,865 40,844 12,815 2,778 0,778 0,0 429,0 429,778 423,778">
        <text:p/>
      </draw:polygon>
      <draw:polygon presentation:style-name="Mpr29" draw:text-style-name="MP9" draw:layer="backgroundobjects" svg:width="0.428cm" svg:height="0.769cm" draw:transform="rotate (-3.14159265358979) translate (3.071cm 21cm)" svg:viewBox="0 0 429 770" draw:points="414,717 386,743 345,761 300,767 300,770 124,770 124,767 80,761 40,743 12,717 2,685 0,685 0,0 429,0 429,685 424,685">
        <text:p/>
      </draw:polygon>
      <draw:polygon presentation:style-name="Mpr30" draw:text-style-name="MP9" draw:layer="backgroundobjects" svg:width="0.428cm" svg:height="1.129cm" draw:transform="rotate (-3.14159265358979) translate (3.327cm 21cm)" svg:viewBox="0 0 429 1130" draw:points="413,1053 386,1091 345,1118 300,1126 300,1130 124,1130 124,1126 80,1118 40,1091 12,1053 2,1006 0,1006 0,0 429,0 429,1006 423,1006">
        <text:p/>
      </draw:polygon>
      <draw:polygon presentation:style-name="Mpr29" draw:text-style-name="MP9" draw:layer="backgroundobjects" svg:width="0.428cm" svg:height="0.873cm" draw:transform="rotate (-3.14159265358979) translate (3.198cm 21cm)" svg:viewBox="0 0 429 874" draw:points="412,815 385,844 344,865 299,871 299,874 124,874 124,871 79,865 39,844 11,815 2,778 0,778 0,0 429,0 429,778 423,778">
        <text:p/>
      </draw:polygon>
      <draw:polygon presentation:style-name="Mpr29" draw:text-style-name="MP9" draw:layer="backgroundobjects" svg:width="0.428cm" svg:height="0.769cm" draw:transform="rotate (-3.14159265358979) translate (3.07cm 21cm)" svg:viewBox="0 0 429 770" draw:points="413,717 386,743 345,761 300,767 300,770 124,770 124,767 79,761 39,743 11,717 2,685 0,685 0,0 429,0 429,685 423,685">
        <text:p/>
      </draw:polygon>
      <draw:polygon presentation:style-name="Mpr29" draw:text-style-name="MP9" draw:layer="backgroundobjects" svg:width="0.375cm" svg:height="0.999cm" draw:transform="rotate (-3.14159265358979) translate (27.053cm 21cm)" svg:viewBox="0 0 376 1000" draw:points="362,931 338,965 303,988 264,996 264,1000 108,1000 108,996 70,988 34,965 10,931 2,889 0,889 0,0 376,0 376,889 372,889">
        <text:p/>
      </draw:polygon>
      <draw:polygon presentation:style-name="Mpr29" draw:text-style-name="MP9" draw:layer="backgroundobjects" svg:width="0.375cm" svg:height="0.772cm" draw:transform="rotate (-3.14159265358979) translate (26.94cm 21cm)" svg:viewBox="0 0 376 773" draw:points="363,719 339,746 302,765 263,770 263,773 109,773 109,770 69,765 34,746 10,719 2,688 0,688 0,0 376,0 376,688 372,688">
        <text:p/>
      </draw:polygon>
      <draw:polygon presentation:style-name="Mpr29" draw:text-style-name="MP9" draw:layer="backgroundobjects" svg:width="0.376cm" svg:height="0.68cm" draw:transform="rotate (-3.14159265358979) translate (26.828cm 21cm)" svg:viewBox="0 0 377 681" draw:points="363,635 339,658 303,673 264,679 264,681 110,681 110,679 70,673 34,658 10,635 2,605 0,605 0,0 377,0 377,605 373,605">
        <text:p/>
      </draw:polygon>
      <draw:polygon presentation:style-name="Mpr29" draw:text-style-name="MP9" draw:layer="backgroundobjects" svg:width="0.375cm" svg:height="0.503cm" draw:transform="rotate (-3.14159265358979) translate (26.702cm 21cm)" svg:viewBox="0 0 376 504" draw:points="362,470 338,487 302,498 263,503 263,504 108,504 108,503 69,498 34,487 10,470 2,449 0,449 0,0 376,0 376,449 371,449">
        <text:p/>
      </draw:polygon>
      <draw:polygon presentation:style-name="Mpr29" draw:text-style-name="MP9" draw:layer="backgroundobjects" svg:width="0.376cm" svg:height="0.31cm" draw:transform="rotate (-3.14159265358979) translate (26.619cm 21cm)" svg:viewBox="0 0 377 311" draw:points="362,289 338,300 302,307 263,310 263,311 109,311 109,310 70,307 34,300 10,289 1,277 0,277 0,0 377,0 377,277 371,277">
        <text:p/>
      </draw:polygon>
      <draw:polygon presentation:style-name="Mpr29" draw:text-style-name="MP9" draw:layer="backgroundobjects" svg:width="0.377cm" svg:height="0.999cm" draw:transform="rotate (-3.14159265358979) translate (26.579cm 21cm)" svg:viewBox="0 0 378 1000" draw:points="363,931 340,965 303,988 264,996 264,1000 109,1000 109,996 70,988 35,965 10,931 2,889 0,889 0,0 378,0 378,889 372,889">
        <text:p/>
      </draw:polygon>
      <draw:polygon presentation:style-name="Mpr29" draw:text-style-name="MP9" draw:layer="backgroundobjects" svg:width="0.375cm" svg:height="0.772cm" draw:transform="rotate (-3.14159265358979) translate (26.466cm 21cm)" svg:viewBox="0 0 376 773" draw:points="363,719 339,746 303,765 264,770 264,773 109,773 109,770 70,765 35,746 11,719 2,688 0,688 0,0 376,0 376,688 372,688">
        <text:p/>
      </draw:polygon>
      <draw:polygon presentation:style-name="Mpr29" draw:text-style-name="MP9" draw:layer="backgroundobjects" svg:width="0.374cm" svg:height="0.68cm" draw:transform="rotate (-3.14159265358979) translate (26.352cm 21cm)" svg:viewBox="0 0 375 681" draw:points="361,635 337,658 302,673 262,679 262,681 108,681 108,679 69,673 32,658 9,635 0,605 0,605 0,0 375,0 375,605 371,605">
        <text:p/>
      </draw:polygon>
      <draw:polygon presentation:style-name="Mpr29" draw:text-style-name="MP9" draw:layer="backgroundobjects" svg:width="0.375cm" svg:height="0.503cm" draw:transform="rotate (-3.14159265358979) translate (26.228cm 21cm)" svg:viewBox="0 0 376 504" draw:points="362,470 339,487 303,498 264,503 264,504 108,504 108,503 70,498 34,487 11,470 2,449 0,449 0,0 376,0 376,449 371,449">
        <text:p/>
      </draw:polygon>
      <draw:polygon presentation:style-name="Mpr29" draw:text-style-name="MP9" draw:layer="backgroundobjects" svg:width="0.375cm" svg:height="0.31cm" draw:transform="rotate (-3.14159265358979) translate (26.144cm 21cm)" svg:viewBox="0 0 376 311" draw:points="362,289 338,300 301,307 262,310 262,311 108,311 108,310 69,307 33,300 10,289 1,277 0,277 0,0 376,0 376,277 371,277">
        <text:p/>
      </draw:polygon>
      <draw:polygon presentation:style-name="Mpr29" draw:text-style-name="MP9" draw:layer="backgroundobjects" svg:width="0.376cm" svg:height="0.999cm" draw:transform="rotate (-3.14159265358979) translate (26.578cm 21cm)" svg:viewBox="0 0 377 1000" draw:points="362,931 339,965 302,988 263,996 263,1000 109,1000 109,996 69,988 34,965 10,931 1,889 0,889 0,0 377,0 377,889 371,889">
        <text:p/>
      </draw:polygon>
      <draw:polygon presentation:style-name="Mpr29" draw:text-style-name="MP9" draw:layer="backgroundobjects" svg:width="0.376cm" svg:height="0.772cm" draw:transform="rotate (-3.14159265358979) translate (26.465cm 21cm)" svg:viewBox="0 0 377 773" draw:points="362,719 338,746 303,765 263,770 263,773 108,773 108,770 70,765 34,746 10,719 2,688 0,688 0,0 377,0 377,688 371,688">
        <text:p/>
      </draw:polygon>
      <draw:polygon presentation:style-name="Mpr29" draw:text-style-name="MP9" draw:layer="backgroundobjects" svg:width="0.375cm" svg:height="0.68cm" draw:transform="rotate (-3.14159265358979) translate (26.352cm 21cm)" svg:viewBox="0 0 376 681" draw:points="362,635 338,658 302,673 262,679 262,681 108,681 108,679 69,673 33,658 9,635 1,605 0,605 0,0 376,0 376,605 371,605">
        <text:p/>
      </draw:polygon>
      <draw:polygon presentation:style-name="Mpr29" draw:text-style-name="MP9" draw:layer="backgroundobjects" svg:width="0.375cm" svg:height="0.503cm" draw:transform="rotate (-3.14159265358979) translate (26.228cm 21cm)" svg:viewBox="0 0 376 504" draw:points="363,470 339,487 303,498 264,503 264,504 109,504 109,503 70,498 35,487 11,470 2,449 0,449 0,0 376,0 376,449 372,449">
        <text:p/>
      </draw:polygon>
      <draw:polygon presentation:style-name="Mpr29" draw:text-style-name="MP9" draw:layer="backgroundobjects" svg:width="0.375cm" svg:height="0.31cm" draw:transform="rotate (-3.14159265358979) translate (26.144cm 21cm)" svg:viewBox="0 0 376 311" draw:points="362,289 338,300 302,307 262,310 262,311 108,311 108,310 69,307 34,300 10,289 1,277 0,277 0,0 376,0 376,277 372,277">
        <text:p/>
      </draw:polygon>
      <draw:polygon presentation:style-name="Mpr30" draw:text-style-name="MP9" draw:layer="backgroundobjects" svg:width="0.375cm" svg:height="0.999cm" draw:transform="rotate (-3.14159265358979) translate (25.059cm 21cm)" svg:viewBox="0 0 376 1000" draw:points="14,931 38,965 73,988 112,996 112,1000 268,1000 268,996 306,988 342,965 366,931 374,889 376,889 376,0 0,0 0,889 4,889">
        <text:p/>
      </draw:polygon>
      <draw:polygon presentation:style-name="Mpr29" draw:text-style-name="MP9" draw:layer="backgroundobjects" svg:width="0.376cm" svg:height="0.68cm" draw:transform="rotate (-3.14159265358979) translate (25.275cm 21cm)" svg:viewBox="0 0 377 681" draw:points="14,635 38,658 74,673 113,679 113,681 267,681 267,679 307,673 343,658 367,635 375,605 377,605 377,0 0,0 0,605 4,605">
        <text:p/>
      </draw:polygon>
      <draw:polygon presentation:style-name="Mpr29" draw:text-style-name="MP9" draw:layer="backgroundobjects" svg:width="0.375cm" svg:height="0.503cm" draw:transform="rotate (-3.14159265358979) translate (25.4cm 21cm)" svg:viewBox="0 0 376 504" draw:points="14,470 38,487 74,498 113,503 113,504 268,504 268,503 307,498 342,487 366,470 374,449 376,449 376,0 0,0 0,449 5,449">
        <text:p/>
      </draw:polygon>
      <draw:polygon presentation:style-name="Mpr29" draw:text-style-name="MP9" draw:layer="backgroundobjects" svg:width="0.375cm" svg:height="0.772cm" draw:transform="rotate (-3.14159265358979) translate (25.151cm 20.999cm)" svg:viewBox="0 0 376 773" draw:points="14,719 38,746 73,765 114,770 114,773 268,773 268,770 307,765 343,746 367,719 375,688 376,688 376,0 0,0 0,688 5,688">
        <text:p/>
      </draw:polygon>
      <draw:polygon presentation:style-name="Mpr29" draw:text-style-name="MP9" draw:layer="backgroundobjects" svg:width="0.375cm" svg:height="0.68cm" draw:transform="rotate (-3.14159265358979) translate (25.276cm 21cm)" svg:viewBox="0 0 376 681" draw:points="14,635 38,658 75,673 114,679 114,681 268,681 268,679 307,673 343,658 367,635 376,605 376,605 376,0 0,0 0,605 5,605">
        <text:p/>
      </draw:polygon>
      <draw:polygon presentation:style-name="Mpr29" draw:text-style-name="MP9" draw:layer="backgroundobjects" svg:width="0.375cm" svg:height="0.503cm" draw:transform="rotate (-3.14159265358979) translate (25.4cm 21cm)" svg:viewBox="0 0 376 504" draw:points="13,470 38,487 74,498 113,503 113,504 267,504 267,503 307,498 342,487 366,470 374,449 376,449 376,0 0,0 0,449 4,449">
        <text:p/>
      </draw:polygon>
      <draw:polygon presentation:style-name="Mpr29" draw:text-style-name="MP9" draw:layer="backgroundobjects" svg:width="0.376cm" svg:height="0.31cm" draw:transform="rotate (-3.14159265358979) translate (25.465cm 21cm)" svg:viewBox="0 0 377 311" draw:points="15,289 39,300 74,307 114,310 114,311 268,311 268,310 307,307 342,300 367,289 376,277 377,277 377,0 0,0 0,277 5,277">
        <text:p/>
      </draw:polygon>
      <draw:polygon presentation:style-name="Mpr31" draw:text-style-name="MP9" draw:layer="backgroundobjects" svg:width="19.169cm" svg:height="3.261cm" svg:x="1.142cm" svg:y="0cm" svg:viewBox="0 0 19170 3262" draw:points="18450,3038 17227,3151 15403,3225 13388,3250 13388,3262 5542,3262 5542,3250 3551,3225 1727,3151 504,3038 72,2903 0,2903 0,0 19170,0 19170,2903 18906,2903">
        <text:p/>
      </draw:polygon>
      <draw:frame presentation:style-name="Mpr32" draw:text-style-name="MP7" draw:layer="backgroundobjects" svg:width="16.6cm" svg:height="2.525cm" svg:x="2.864cm" svg:y="0.29cm" presentation:class="title">
        <draw:text-box>
          <text:p text:style-name="MP7">Klicken Sie, um das Format des Titeltextes zu bearbeiten</text:p>
        </draw:text-box>
      </draw:frame>
      <draw:frame presentation:style-name="Mpr33" draw:text-style-name="MP8" draw:layer="backgroundobjects" svg:width="23.91cm" svg:height="13.322cm" svg:x="1.516cm" svg:y="3.774cm" presentation:class="outline">
        <draw:text-box>
          <text:list text:style-name="ML5">
            <text:list-item>
              <text:p text:style-name="MP7">Klicken Sie, um die Formate des Gliederungstextes zu bearbeiten</text:p>
              <text:list>
                <text:list-item>
                  <text:p text:style-name="MP7">Zweite Gliederungsebene</text:p>
                  <text:list>
                    <text:list-item>
                      <text:p text:style-name="MP7">Dritte Gliederungsebene</text:p>
                      <text:list>
                        <text:list-item>
                          <text:p text:style-name="MP7">Vierte Gliederungsebene</text:p>
                          <text:list>
                            <text:list-item>
                              <text:p text:style-name="MP7">Fünfte Gliederungsebene</text:p>
                              <text:list>
                                <text:list-item>
                                  <text:p text:style-name="MP7">Sechste Gliederungsebene</text:p>
                                  <text:list>
                                    <text:list-item>
                                      <text:p text:style-name="MP7">Siebente Gliederungsebene</text:p>
                                      <text:list>
                                        <text:list-item>
                                          <text:p text:style-name="MP7">Achte Gliederungsebene</text:p>
                                          <text:list>
                                            <text:list-item>
                                              <text:p text:style-name="MP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presentation:style-name="Mpr34" draw:text-style-name="MP10" draw:layer="backgroundobjects" svg:width="1.241cm" svg:height="3.263cm" svg:x="20.159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30" draw:text-style-name="MP9" draw:layer="backgroundobjects" svg:width="1.241cm" svg:height="2.524cm" svg:x="20.531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29" draw:text-style-name="MP9" draw:layer="backgroundobjects" svg:width="1.241cm" svg:height="2.222cm" svg:x="20.902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0" draw:text-style-name="MP9" draw:layer="backgroundobjects" svg:width="1.241cm" svg:height="1.645cm" svg:x="21.314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29" draw:text-style-name="MP9" draw:layer="backgroundobjects" svg:width="1.241cm" svg:height="1.014cm" svg:x="21.588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2.524cm" svg:x="0.372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29" draw:text-style-name="MP9" draw:layer="backgroundobjects" svg:width="1.241cm" svg:height="2.222cm" svg:x="0.743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svg:x="1.155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29" draw:text-style-name="MP9" draw:layer="backgroundobjects" svg:width="1.241cm" svg:height="1.014cm" svg:x="1.429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3.263cm" svg:x="0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29" draw:text-style-name="MP9" draw:layer="backgroundobjects" svg:width="1.241cm" svg:height="2.524cm" svg:x="0.373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0" draw:text-style-name="MP9" draw:layer="backgroundobjects" svg:width="1.241cm" svg:height="2.222cm" svg:x="0.744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svg:x="1.156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0" draw:text-style-name="MP9" draw:layer="backgroundobjects" svg:width="1.241cm" svg:height="1.014cm" svg:x="1.43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2.222cm" svg:x="22.465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svg:x="22.877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29" draw:text-style-name="MP9" draw:layer="backgroundobjects" svg:width="1.241cm" svg:height="1.014cm" svg:x="23.151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2.524cm" svg:x="22.094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0" draw:text-style-name="MP9" draw:layer="backgroundobjects" svg:width="1.241cm" svg:height="2.222cm" svg:x="22.466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svg:x="22.878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29" draw:text-style-name="MP9" draw:layer="backgroundobjects" svg:width="1.241cm" svg:height="1.014cm" svg:x="23.152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3.263cm" svg:x="23.702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29" draw:text-style-name="MP9" draw:layer="backgroundobjects" svg:width="1.241cm" svg:height="2.222cm" svg:x="24.445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svg:x="24.857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29" draw:text-style-name="MP9" draw:layer="backgroundobjects" svg:width="1.241cm" svg:height="1.014cm" svg:x="25.131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2.524cm" svg:x="24.082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0" draw:text-style-name="MP9" draw:layer="backgroundobjects" svg:width="1.241cm" svg:height="2.222cm" svg:x="24.446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svg:x="24.845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0" draw:text-style-name="MP9" draw:layer="backgroundobjects" svg:width="1.241cm" svg:height="1.014cm" svg:x="25.132cm" svg:y="0cm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3.263cm" svg:x="26.758cm" svg:y="0cm" svg:viewBox="0 0 1242 3264" draw:points="47,3041 126,3152 244,3228 375,3252 375,3264 883,3264 883,3252 1012,3228 1129,3152 1209,3041 1237,2905 1242,2905 1242,0 0,0 0,2905 17,2905">
        <text:p/>
      </draw:polygon>
      <draw:polygon presentation:style-name="Mpr29" draw:text-style-name="MP9" draw:layer="backgroundobjects" svg:width="1.241cm" svg:height="2.222cm" svg:x="26.015cm" svg:y="0cm" svg:viewBox="0 0 1242 2223" draw:points="47,2071 126,2147 244,2198 375,2215 375,2223 883,2223 883,2215 1012,2198 1129,2147 1209,2071 1237,1978 1242,1978 1242,0 0,0 0,1978 17,1978">
        <text:p/>
      </draw:polygon>
      <draw:polygon presentation:style-name="Mpr29" draw:text-style-name="MP9" draw:layer="backgroundobjects" svg:width="1.241cm" svg:height="1.014cm" svg:x="25.329cm" svg:y="0cm" svg:viewBox="0 0 1242 1015" draw:points="47,946 126,980 244,1004 375,1011 375,1015 883,1015 883,1011 1012,1004 1129,980 1209,946 1237,903 1242,903 1242,0 0,0 0,903 17,903">
        <text:p/>
      </draw:polygon>
      <draw:polygon presentation:style-name="Mpr30" draw:text-style-name="MP9" draw:layer="backgroundobjects" svg:width="1.241cm" svg:height="2.524cm" svg:x="26.348cm" svg:y="0cm" svg:viewBox="0 0 1242 2525" draw:points="47,2352 126,2438 244,2497 375,2516 375,2525 883,2525 883,2516 1012,2497 1129,2438 1209,2352 1237,2247 1242,2247 1242,0 0,0 0,2247 17,2247">
        <text:p/>
      </draw:polygon>
      <draw:polygon presentation:style-name="Mpr29" draw:text-style-name="MP9" draw:layer="backgroundobjects" svg:width="1.241cm" svg:height="2.222cm" svg:x="26.014cm" svg:y="0cm" svg:viewBox="0 0 1242 2223" draw:points="47,2071 126,2147 244,2198 375,2215 375,2223 883,2223 883,2215 1012,2198 1129,2147 1209,2071 1237,1978 1242,1978 1242,0 0,0 0,1978 17,1978">
        <text:p/>
      </draw:polygon>
      <draw:polygon presentation:style-name="Mpr30" draw:text-style-name="MP9" draw:layer="backgroundobjects" svg:width="1.241cm" svg:height="1.645cm" svg:x="25.666cm" svg:y="0cm" svg:viewBox="0 0 1242 1646" draw:points="47,1534 126,1590 244,1628 375,1640 375,1646 883,1646 883,1640 1012,1628 1129,1590 1209,1534 1237,1465 1242,1465 1242,0 0,0 0,1465 17,1465">
        <text:p/>
      </draw:polygon>
      <draw:polygon presentation:style-name="Mpr29" draw:text-style-name="MP9" draw:layer="backgroundobjects" svg:width="1.241cm" svg:height="1.014cm" svg:x="25.328cm" svg:y="0cm" svg:viewBox="0 0 1242 1015" draw:points="47,946 126,980 244,1004 375,1011 375,1015 883,1015 883,1011 1012,1004 1129,980 1209,946 1237,903 1242,903 1242,0 0,0 0,903 17,903">
        <text:p/>
      </draw:polygon>
      <draw:polygon presentation:style-name="Mpr29" draw:text-style-name="MP9" draw:layer="backgroundobjects" svg:width="1.241cm" svg:height="2.524cm" draw:transform="rotate (-3.14159265358979) translate (27.628cm 21cm)" svg:viewBox="0 0 1242 2525" draw:points="1195,2352 1116,2438 998,2497 867,2516 867,2525 359,2525 359,2516 230,2497 113,2438 33,2352 5,2247 0,2247 0,0 1242,0 1242,2247 1225,2247">
        <text:p/>
      </draw:polygon>
      <draw:polygon presentation:style-name="Mpr29" draw:text-style-name="MP9" draw:layer="backgroundobjects" svg:width="1.241cm" svg:height="2.222cm" draw:transform="rotate (-3.14159265358979) translate (27.257cm 21cm)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3.263cm" draw:transform="rotate (-3.14159265358979) translate (28cm 21cm)" svg:viewBox="0 0 1242 3264" draw:points="1195,3041 1116,3152 998,3228 867,3252 867,3264 359,3264 359,3252 230,3228 113,3152 33,3041 5,2905 0,2905 0,0 1242,0 1242,2905 1225,2905">
        <text:p/>
      </draw:polygon>
      <draw:polygon presentation:style-name="Mpr30" draw:text-style-name="MP9" draw:layer="backgroundobjects" svg:width="1.241cm" svg:height="2.524cm" draw:transform="rotate (-3.14159265358979) translate (27.627cm 21cm)" svg:viewBox="0 0 1242 2525" draw:points="1195,2352 1116,2438 998,2497 867,2516 867,2525 359,2525 359,2516 230,2497 113,2438 33,2352 5,2247 0,2247 0,0 1242,0 1242,2247 1225,2247">
        <text:p/>
      </draw:polygon>
      <draw:polygon presentation:style-name="Mpr29" draw:text-style-name="MP9" draw:layer="backgroundobjects" svg:width="1.241cm" svg:height="2.222cm" draw:transform="rotate (-3.14159265358979) translate (27.25cm 21cm)" svg:viewBox="0 0 1242 2223" draw:points="1195,2071 1116,2147 998,2198 867,2215 867,2223 359,2223 359,2215 230,2198 113,2147 33,2071 5,1978 0,1978 0,0 1242,0 1242,1978 1225,1978">
        <text:p/>
      </draw:polygon>
      <draw:polygon presentation:style-name="Mpr29" draw:text-style-name="MP9" draw:layer="backgroundobjects" svg:width="1.241cm" svg:height="1.645cm" draw:transform="rotate (-3.14159265358979) translate (26.934cm 21cm)" svg:viewBox="0 0 1242 1646" draw:points="1195,1534 1116,1590 998,1628 867,1640 867,1646 359,1646 359,1640 230,1628 113,1590 33,1534 5,1465 0,1465 0,0 1242,0 1242,1465 1225,1465">
        <text:p/>
      </draw:polygon>
      <draw:polygon presentation:style-name="Mpr35" draw:text-style-name="MP9" draw:layer="backgroundobjects" svg:width="1.301cm" svg:height="1.014cm" draw:transform="rotate (-3.14159265358979) translate (26.496cm 21cm)" svg:viewBox="0 0 1302 1015" draw:points="1253,946 1171,980 1047,1004 908,1011 908,1015 377,1015 377,1011 242,1004 118,980 34,946 5,903 0,903 0,0 1302,0 1302,903 1284,903">
        <text:p/>
      </draw:polygon>
      <draw:frame draw:style-name="Mgr3" draw:text-style-name="MP11" draw:layer="backgroundobjects" svg:width="1.278cm" svg:height="0.869cm" svg:x="25.201cm" svg:y="20.133cm">
        <draw:text-box>
          <text:p text:style-name="MP10"><text:span text:style-name="MT2"><text:page-number>&lt;number&gt;</text:page-number></text:span></text:p>
        </draw:text-box>
      </draw:frame>
      <draw:polygon presentation:style-name="Mpr29" draw:text-style-name="MP9" draw:layer="backgroundobjects" svg:width="0.729cm" svg:height="1.919cm" draw:transform="rotate (-3.14159265358979) translate (7.812cm 21cm)" svg:viewBox="0 0 730 1920" draw:points="702,1789 656,1854 587,1899 510,1913 510,1920 211,1920 211,1913 135,1899 66,1854 19,1789 3,1709 0,1709 0,0 730,0 730,1709 720,1709">
        <text:p/>
      </draw:polygon>
      <draw:polygon presentation:style-name="Mpr30" draw:text-style-name="MP9" draw:layer="backgroundobjects" svg:width="0.729cm" svg:height="1.484cm" draw:transform="rotate (-3.14159265358979) translate (7.543cm 21cm)" svg:viewBox="0 0 730 1485" draw:points="702,1384 656,1434 586,1469 509,1480 509,1485 211,1485 211,1480 135,1469 66,1434 19,1384 3,1322 0,1322 0,0 730,0 730,1322 720,1322">
        <text:p/>
      </draw:polygon>
      <draw:polygon presentation:style-name="Mpr29" draw:text-style-name="MP9" draw:layer="backgroundobjects" svg:width="0.729cm" svg:height="1.307cm" draw:transform="rotate (-3.14159265358979) translate (7.375cm 21cm)" svg:viewBox="0 0 730 1308" draw:points="702,1218 656,1263 586,1293 509,1303 509,1308 211,1308 211,1303 135,1293 66,1263 19,1218 3,1164 0,1164 0,0 730,0 730,1164 720,1164">
        <text:p/>
      </draw:polygon>
      <draw:polygon presentation:style-name="Mpr30" draw:text-style-name="MP9" draw:layer="backgroundobjects" svg:width="0.729cm" svg:height="0.967cm" draw:transform="rotate (-3.14159265358979) translate (7.133cm 21cm)" svg:viewBox="0 0 730 968" draw:points="702,902 656,935 587,958 510,965 510,968 211,968 211,965 135,958 66,935 19,902 3,862 0,862 0,0 730,0 730,862 720,862">
        <text:p/>
      </draw:polygon>
      <draw:polygon presentation:style-name="Mpr29" draw:text-style-name="MP9" draw:layer="backgroundobjects" svg:width="0.729cm" svg:height="0.596cm" draw:transform="rotate (-3.14159265358979) translate (6.972cm 21cm)" svg:viewBox="0 0 730 597" draw:points="702,556 656,576 587,591 510,595 510,597 211,597 211,595 135,591 66,576 19,556 3,531 0,531 0,0 730,0 730,531 720,531">
        <text:p/>
      </draw:polygon>
      <draw:polygon presentation:style-name="Mpr29" draw:text-style-name="MP9" draw:layer="backgroundobjects" svg:width="0.729cm" svg:height="0.967cm" draw:transform="rotate (-3.14159265358979) translate (6.214cm 21cm)" svg:viewBox="0 0 730 968" draw:points="702,902 656,935 586,958 509,965 509,968 211,968 211,965 135,958 66,935 19,902 3,862 0,862 0,0 730,0 730,862 720,862">
        <text:p/>
      </draw:polygon>
      <draw:polygon presentation:style-name="Mpr29" draw:text-style-name="MP9" draw:layer="backgroundobjects" svg:width="0.729cm" svg:height="1.919cm" draw:transform="rotate (-3.14159265358979) translate (6.977cm 21cm)" svg:viewBox="0 0 730 1920" draw:points="703,1789 656,1854 587,1899 510,1913 510,1920 211,1920 211,1913 136,1899 67,1854 20,1789 3,1709 0,1709 0,0 730,0 730,1709 720,1709">
        <text:p/>
      </draw:polygon>
      <draw:polygon presentation:style-name="Mpr29" draw:text-style-name="MP9" draw:layer="backgroundobjects" svg:width="0.729cm" svg:height="1.484cm" draw:transform="rotate (-3.14159265358979) translate (6.648cm 21cm)" svg:viewBox="0 0 730 1485" draw:points="702,1384 656,1434 587,1469 510,1480 510,1485 211,1485 211,1480 135,1469 66,1434 19,1384 3,1322 0,1322 0,0 730,0 730,1322 720,1322">
        <text:p/>
      </draw:polygon>
      <draw:polygon presentation:style-name="Mpr30" draw:text-style-name="MP9" draw:layer="backgroundobjects" svg:width="0.729cm" svg:height="1.307cm" draw:transform="rotate (-3.14159265358979) translate (6.465cm 21cm)" svg:viewBox="0 0 730 1308" draw:points="703,1218 656,1263 587,1293 510,1303 510,1308 211,1308 211,1303 135,1293 66,1263 19,1218 3,1164 0,1164 0,0 730,0 730,1164 720,1164">
        <text:p/>
      </draw:polygon>
      <draw:polygon presentation:style-name="Mpr29" draw:text-style-name="MP9" draw:layer="backgroundobjects" svg:width="0.729cm" svg:height="0.967cm" draw:transform="rotate (-3.14159265358979) translate (6.214cm 21cm)" svg:viewBox="0 0 730 968" draw:points="703,902 656,935 587,958 510,965 510,968 211,968 211,965 135,958 67,935 20,902 3,862 0,862 0,0 730,0 730,862 720,862">
        <text:p/>
      </draw:polygon>
      <draw:polygon presentation:style-name="Mpr29" draw:text-style-name="MP9" draw:layer="backgroundobjects" svg:width="0.729cm" svg:height="0.596cm" draw:transform="rotate (-3.14159265358979) translate (6.053cm 21cm)" svg:viewBox="0 0 730 597" draw:points="703,556 656,576 587,591 510,595 510,597 211,597 211,595 136,591 67,576 20,556 3,531 0,531 0,0 730,0 730,531 720,531">
        <text:p/>
      </draw:polygon>
      <draw:polygon presentation:style-name="Mpr29" draw:text-style-name="MP9" draw:layer="backgroundobjects" svg:width="0.897cm" svg:height="1.378cm" draw:transform="rotate (-3.14159265358979) translate (2.799cm 21cm)" svg:viewBox="0 0 898 1379" draw:points="864,1285 807,1332 722,1364 627,1374 627,1379 260,1379 260,1374 166,1364 82,1332 24,1285 4,1227 0,1227 0,0 898,0 898,1227 886,1227">
        <text:p/>
      </draw:polygon>
      <draw:polygon presentation:style-name="Mpr29" draw:text-style-name="MP9" draw:layer="backgroundobjects" svg:width="1.241cm" svg:height="1.014cm" draw:transform="rotate (-3.14159265358979) translate (2.869cm 21cm)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09cm" svg:height="1.433cm" draw:transform="rotate (-3.14159265358979) translate (2.991cm 21cm)" svg:viewBox="0 0 1091 1434" draw:points="1050,1336 980,1385 877,1418 762,1429 762,1434 315,1434 315,1429 202,1418 99,1385 29,1336 4,1276 0,1276 0,0 1091,0 1091,1276 1076,1276">
        <text:p/>
      </draw:polygon>
      <draw:polygon presentation:style-name="Mpr29" draw:text-style-name="MP9" draw:layer="backgroundobjects" svg:width="1.241cm" svg:height="1.014cm" draw:transform="rotate (-3.14159265358979) translate (2.868cm 21cm)" svg:viewBox="0 0 1242 1015" draw:points="1195,946 1116,980 998,1004 867,1011 867,1015 359,1015 359,1011 230,1004 113,980 33,946 5,903 0,903 0,0 1242,0 1242,903 1225,903">
        <text:p/>
      </draw:polygon>
      <draw:polygon presentation:style-name="Mpr29" draw:text-style-name="MP9" draw:layer="backgroundobjects" svg:width="1.241cm" svg:height="3.263cm" draw:transform="rotate (-3.14159265358979) translate (1.242cm 21cm)" svg:viewBox="0 0 1242 3264" draw:points="47,3041 126,3152 244,3228 375,3252 375,3264 883,3264 883,3252 1012,3228 1129,3152 1209,3041 1237,2905 1242,2905 1242,0 0,0 0,2905 17,2905">
        <text:p/>
      </draw:polygon>
      <draw:polygon presentation:style-name="Mpr29" draw:text-style-name="MP9" draw:layer="backgroundobjects" svg:width="1.241cm" svg:height="2.524cm" draw:transform="rotate (-3.14159265358979) translate (1.614cm 21cm)" svg:viewBox="0 0 1242 2525" draw:points="47,2352 126,2438 244,2497 375,2516 375,2525 883,2525 883,2516 1012,2497 1129,2438 1209,2352 1237,2247 1242,2247 1242,0 0,0 0,2247 17,2247">
        <text:p/>
      </draw:polygon>
      <draw:polygon presentation:style-name="Mpr29" draw:text-style-name="MP9" draw:layer="backgroundobjects" svg:width="1.241cm" svg:height="2.222cm" draw:transform="rotate (-3.14159265358979) translate (1.985cm 21cm)" svg:viewBox="0 0 1242 2223" draw:points="47,2071 126,2147 244,2198 375,2215 375,2223 883,2223 883,2215 1012,2198 1129,2147 1209,2071 1237,1978 1242,1978 1242,0 0,0 0,1978 17,1978">
        <text:p/>
      </draw:polygon>
      <draw:polygon presentation:style-name="Mpr29" draw:text-style-name="MP9" draw:layer="backgroundobjects" svg:width="1.241cm" svg:height="1.645cm" draw:transform="rotate (-3.14159265358979) translate (2.397cm 21cm)" svg:viewBox="0 0 1242 1646" draw:points="47,1534 126,1590 244,1628 375,1640 375,1646 883,1646 883,1640 1012,1628 1129,1590 1209,1534 1237,1465 1242,1465 1242,0 0,0 0,1465 17,1465">
        <text:p/>
      </draw:polygon>
      <draw:polygon presentation:style-name="Mpr29" draw:text-style-name="MP9" draw:layer="backgroundobjects" svg:width="1.241cm" svg:height="1.014cm" draw:transform="rotate (-3.14159265358979) translate (2.671cm 21cm)" svg:viewBox="0 0 1242 1015" draw:points="47,946 126,980 244,1004 375,1011 375,1015 883,1015 883,1011 1012,1004 1129,980 1209,946 1237,903 1242,903 1242,0 0,0 0,903 17,903">
        <text:p/>
      </draw:polygon>
      <draw:polygon presentation:style-name="Mpr30" draw:text-style-name="MP9" draw:layer="backgroundobjects" svg:width="1.241cm" svg:height="2.524cm" draw:transform="rotate (-3.14159265358979) translate (1.615cm 21cm)" svg:viewBox="0 0 1242 2525" draw:points="47,2352 126,2438 244,2497 375,2516 375,2525 883,2525 883,2516 1012,2497 1129,2438 1209,2352 1237,2247 1242,2247 1242,0 0,0 0,2247 17,2247">
        <text:p/>
      </draw:polygon>
      <draw:polygon presentation:style-name="Mpr29" draw:text-style-name="MP9" draw:layer="backgroundobjects" svg:width="1.241cm" svg:height="2.222cm" draw:transform="rotate (-3.14159265358979) translate (1.986cm 21cm)" svg:viewBox="0 0 1242 2223" draw:points="47,2071 126,2147 244,2198 375,2215 375,2223 883,2223 883,2215 1012,2198 1129,2147 1209,2071 1237,1978 1242,1978 1242,0 0,0 0,1978 17,1978">
        <text:p/>
      </draw:polygon>
      <draw:polygon presentation:style-name="Mpr29" draw:text-style-name="MP9" draw:layer="backgroundobjects" svg:width="1.241cm" svg:height="1.645cm" draw:transform="rotate (-3.14159265358979) translate (2.398cm 21cm)" svg:viewBox="0 0 1242 1646" draw:points="47,1534 126,1590 244,1628 375,1640 375,1646 883,1646 883,1640 1012,1628 1129,1590 1209,1534 1237,1465 1242,1465 1242,0 0,0 0,1465 17,1465">
        <text:p/>
      </draw:polygon>
      <draw:polygon presentation:style-name="Mpr30" draw:text-style-name="MP9" draw:layer="backgroundobjects" svg:width="1.241cm" svg:height="1.014cm" draw:transform="rotate (-3.14159265358979) translate (2.672cm 21cm)" svg:viewBox="0 0 1242 1015" draw:points="47,946 126,980 244,1004 375,1011 375,1015 883,1015 883,1011 1012,1004 1129,980 1209,946 1237,903 1242,903 1242,0 0,0 0,903 17,903">
        <text:p/>
      </draw:polygon>
      <draw:polygon presentation:style-name="Mpr29" draw:text-style-name="MP9" draw:layer="backgroundobjects" svg:width="0.951cm" svg:height="2.499cm" draw:transform="rotate (-3.14159265358979) translate (13.852cm 21cm)" svg:viewBox="0 0 952 2500" draw:points="916,2329 855,2414 765,2472 665,2491 665,2500 275,2500 275,2491 176,2472 87,2414 25,2329 4,2225 0,2225 0,0 952,0 952,2225 939,2225">
        <text:p/>
      </draw:polygon>
      <draw:polygon presentation:style-name="Mpr30" draw:text-style-name="MP9" draw:layer="backgroundobjects" svg:width="0.951cm" svg:height="1.933cm" draw:transform="rotate (-3.14159265358979) translate (13.567cm 21cm)" svg:viewBox="0 0 952 1934" draw:points="916,1801 856,1867 765,1913 665,1927 665,1934 275,1934 275,1927 176,1913 87,1867 25,1801 4,1721 0,1721 0,0 952,0 952,1721 939,1721">
        <text:p/>
      </draw:polygon>
      <draw:polygon presentation:style-name="Mpr29" draw:text-style-name="MP9" draw:layer="backgroundobjects" svg:width="0.951cm" svg:height="1.702cm" draw:transform="rotate (-3.14159265358979) translate (13.283cm 21cm)" svg:viewBox="0 0 952 1703" draw:points="916,1586 856,1644 765,1684 665,1697 665,1703 276,1703 276,1697 177,1684 87,1644 26,1586 4,1515 0,1515 0,0 952,0 952,1515 939,1515">
        <text:p/>
      </draw:polygon>
      <draw:polygon presentation:style-name="Mpr29" draw:text-style-name="MP9" draw:layer="backgroundobjects" svg:width="0.951cm" svg:height="1.26cm" draw:transform="rotate (-3.14159265358979) translate (12.967cm 21cm)" svg:viewBox="0 0 952 1261" draw:points="916,1175 856,1218 765,1247 665,1256 665,1261 275,1261 275,1256 177,1247 87,1218 26,1175 4,1122 0,1122 0,0 952,0 952,1122 939,1122">
        <text:p/>
      </draw:polygon>
      <draw:polygon presentation:style-name="Mpr30" draw:text-style-name="MP9" draw:layer="backgroundobjects" svg:width="0.951cm" svg:height="0.776cm" draw:transform="rotate (-3.14159265358979) translate (12.757cm 21cm)" svg:viewBox="0 0 952 777" draw:points="916,725 856,751 765,769 665,774 665,777 275,777 275,774 177,769 87,751 26,725 4,692 0,692 0,0 952,0 952,692 939,692">
        <text:p/>
      </draw:polygon>
      <draw:polygon presentation:style-name="Mpr29" draw:text-style-name="MP9" draw:layer="backgroundobjects" svg:width="0.951cm" svg:height="1.933cm" draw:transform="rotate (-3.14159265358979) translate (12.369cm 21cm)" svg:viewBox="0 0 952 1934" draw:points="916,1801 856,1867 765,1913 665,1927 665,1934 275,1934 275,1927 176,1913 87,1867 25,1801 4,1721 0,1721 0,0 952,0 952,1721 939,1721">
        <text:p/>
      </draw:polygon>
      <draw:polygon presentation:style-name="Mpr29" draw:text-style-name="MP9" draw:layer="backgroundobjects" svg:width="0.95cm" svg:height="1.702cm" draw:transform="rotate (-3.14159265358979) translate (12.084cm 21cm)" svg:viewBox="0 0 951 1703" draw:points="915,1586 855,1644 764,1684 664,1697 664,1703 275,1703 275,1697 176,1684 86,1644 25,1586 3,1515 0,1515 0,0 951,0 951,1515 938,1515">
        <text:p/>
      </draw:polygon>
      <draw:polygon presentation:style-name="Mpr29" draw:text-style-name="MP9" draw:layer="backgroundobjects" svg:width="0.951cm" svg:height="1.26cm" draw:transform="rotate (-3.14159265358979) translate (11.769cm 21cm)" svg:viewBox="0 0 952 1261" draw:points="916,1175 856,1218 765,1247 665,1256 665,1261 275,1261 275,1256 177,1247 87,1218 26,1175 4,1122 0,1122 0,0 952,0 952,1122 939,1122">
        <text:p/>
      </draw:polygon>
      <draw:polygon presentation:style-name="Mpr29" draw:text-style-name="MP9" draw:layer="backgroundobjects" svg:width="0.951cm" svg:height="0.776cm" draw:transform="rotate (-3.14159265358979) translate (11.559cm 21cm)" svg:viewBox="0 0 952 777" draw:points="916,725 856,751 765,769 665,774 665,777 275,777 275,774 177,769 87,751 26,725 4,692 0,692 0,0 952,0 952,692 939,692">
        <text:p/>
      </draw:polygon>
      <draw:polygon presentation:style-name="Mpr29" draw:text-style-name="MP9" draw:layer="backgroundobjects" svg:width="0.951cm" svg:height="2.499cm" draw:transform="rotate (-3.14159265358979) translate (12.627cm 21cm)" svg:viewBox="0 0 952 2500" draw:points="916,2329 855,2414 765,2472 664,2491 664,2500 275,2500 275,2491 176,2472 86,2414 25,2329 4,2225 0,2225 0,0 952,0 952,2225 939,2225">
        <text:p/>
      </draw:polygon>
      <draw:polygon presentation:style-name="Mpr29" draw:text-style-name="MP9" draw:layer="backgroundobjects" svg:width="0.951cm" svg:height="1.933cm" draw:transform="rotate (-3.14159265358979) translate (12.368cm 21cm)" svg:viewBox="0 0 952 1934" draw:points="916,1801 855,1867 765,1913 664,1927 664,1934 275,1934 275,1927 176,1913 87,1867 25,1801 4,1721 0,1721 0,0 952,0 952,1721 939,1721">
        <text:p/>
      </draw:polygon>
      <draw:polygon presentation:style-name="Mpr30" draw:text-style-name="MP9" draw:layer="backgroundobjects" svg:width="0.951cm" svg:height="1.702cm" draw:transform="rotate (-3.14159265358979) translate (12.084cm 21cm)" svg:viewBox="0 0 952 1703" draw:points="916,1586 856,1644 765,1684 665,1697 665,1703 275,1703 275,1697 177,1684 87,1644 26,1586 4,1515 0,1515 0,0 952,0 952,1515 939,1515">
        <text:p/>
      </draw:polygon>
      <draw:polygon presentation:style-name="Mpr29" draw:text-style-name="MP9" draw:layer="backgroundobjects" svg:width="0.951cm" svg:height="1.26cm" draw:transform="rotate (-3.14159265358979) translate (11.768cm 21cm)" svg:viewBox="0 0 952 1261" draw:points="916,1175 855,1218 765,1247 665,1256 665,1261 275,1261 275,1256 176,1247 87,1218 25,1175 4,1122 0,1122 0,0 952,0 952,1122 939,1122">
        <text:p/>
      </draw:polygon>
      <draw:polygon presentation:style-name="Mpr29" draw:text-style-name="MP9" draw:layer="backgroundobjects" svg:width="0.951cm" svg:height="0.776cm" draw:transform="rotate (-3.14159265358979) translate (11.558cm 21cm)" svg:viewBox="0 0 952 777" draw:points="916,725 855,751 765,769 665,774 665,777 275,777 275,774 176,769 87,751 25,725 4,692 0,692 0,0 952,0 952,692 939,692">
        <text:p/>
      </draw:polygon>
      <draw:polygon presentation:style-name="Mpr29" draw:text-style-name="MP9" draw:layer="backgroundobjects" svg:width="0.951cm" svg:height="2.499cm" draw:transform="rotate (-3.14159265358979) translate (11.136cm 21cm)" svg:viewBox="0 0 952 2500" draw:points="916,2329 855,2414 765,2472 664,2491 664,2500 275,2500 275,2491 176,2472 86,2414 25,2329 3,2225 0,2225 0,0 952,0 952,2225 939,2225">
        <text:p/>
      </draw:polygon>
      <draw:polygon presentation:style-name="Mpr29" draw:text-style-name="MP9" draw:layer="backgroundobjects" svg:width="0.951cm" svg:height="1.26cm" draw:transform="rotate (-3.14159265358979) translate (10.251cm 21cm)" svg:viewBox="0 0 952 1261" draw:points="916,1175 855,1218 765,1247 664,1256 664,1261 275,1261 275,1256 176,1247 87,1218 25,1175 4,1122 0,1122 0,0 952,0 952,1122 939,1122">
        <text:p/>
      </draw:polygon>
      <draw:polygon presentation:style-name="Mpr29" draw:text-style-name="MP9" draw:layer="backgroundobjects" svg:width="0.951cm" svg:height="0.776cm" draw:transform="rotate (-3.14159265358979) translate (10.041cm 21cm)" svg:viewBox="0 0 952 777" draw:points="916,725 855,751 765,769 664,774 664,777 275,777 275,774 176,769 87,751 25,725 4,692 0,692 0,0 952,0 952,692 939,692">
        <text:p/>
      </draw:polygon>
      <draw:polygon presentation:style-name="Mpr30" draw:text-style-name="MP9" draw:layer="backgroundobjects" svg:width="0.951cm" svg:height="1.933cm" draw:transform="rotate (-3.14159265358979) translate (10.881cm 21cm)" svg:viewBox="0 0 952 1934" draw:points="915,1801 855,1867 765,1913 664,1927 664,1934 275,1934 275,1927 176,1913 86,1867 25,1801 3,1721 0,1721 0,0 952,0 952,1721 938,1721">
        <text:p/>
      </draw:polygon>
      <draw:polygon presentation:style-name="Mpr29" draw:text-style-name="MP9" draw:layer="backgroundobjects" svg:width="0.951cm" svg:height="1.702cm" draw:transform="rotate (-3.14159265358979) translate (10.522cm 21cm)" svg:viewBox="0 0 952 1703" draw:points="916,1586 855,1644 765,1684 664,1697 664,1703 275,1703 275,1697 176,1684 87,1644 25,1586 4,1515 0,1515 0,0 952,0 952,1515 939,1515">
        <text:p/>
      </draw:polygon>
      <draw:polygon presentation:style-name="Mpr30" draw:text-style-name="MP9" draw:layer="backgroundobjects" svg:width="0.951cm" svg:height="1.26cm" draw:transform="rotate (-3.14159265358979) translate (10.25cm 21cm)" svg:viewBox="0 0 952 1261" draw:points="916,1175 855,1218 765,1247 664,1256 664,1261 275,1261 275,1256 176,1247 86,1218 25,1175 4,1122 0,1122 0,0 952,0 952,1122 939,1122">
        <text:p/>
      </draw:polygon>
      <draw:polygon presentation:style-name="Mpr29" draw:text-style-name="MP9" draw:layer="backgroundobjects" svg:width="0.951cm" svg:height="1.933cm" draw:transform="rotate (-3.14159265358979) translate (9.079cm 21cm)" svg:viewBox="0 0 952 1934" draw:points="36,1801 96,1867 187,1913 287,1927 287,1934 677,1934 677,1927 776,1913 865,1867 927,1801 948,1721 952,1721 952,0 0,0 0,1721 13,1721">
        <text:p/>
      </draw:polygon>
      <draw:polygon presentation:style-name="Mpr29" draw:text-style-name="MP9" draw:layer="backgroundobjects" svg:width="0.951cm" svg:height="1.702cm" draw:transform="rotate (-3.14159265358979) translate (9.363cm 21cm)" svg:viewBox="0 0 952 1703" draw:points="36,1586 96,1644 187,1684 287,1697 287,1703 676,1703 676,1697 775,1684 865,1644 926,1586 948,1515 952,1515 952,0 0,0 0,1515 13,1515">
        <text:p/>
      </draw:polygon>
      <draw:polygon presentation:style-name="Mpr29" draw:text-style-name="MP9" draw:layer="backgroundobjects" svg:width="0.951cm" svg:height="1.26cm" draw:transform="rotate (-3.14159265358979) translate (9.679cm 21cm)" svg:viewBox="0 0 952 1261" draw:points="36,1175 96,1218 187,1247 287,1256 287,1261 677,1261 677,1256 775,1247 865,1218 926,1175 948,1122 952,1122 952,0 0,0 0,1122 13,1122">
        <text:p/>
      </draw:polygon>
      <draw:polygon presentation:style-name="Mpr30" draw:text-style-name="MP9" draw:layer="backgroundobjects" svg:width="0.951cm" svg:height="2.499cm" draw:transform="rotate (-3.14159265358979) translate (8.763cm 21cm)" svg:viewBox="0 0 952 2500" draw:points="36,2329 97,2414 187,2472 288,2491 288,2500 677,2500 677,2491 776,2472 866,2414 927,2329 948,2225 952,2225 952,0 0,0 0,2225 13,2225">
        <text:p/>
      </draw:polygon>
      <draw:polygon presentation:style-name="Mpr29" draw:text-style-name="MP9" draw:layer="backgroundobjects" svg:width="0.951cm" svg:height="1.933cm" draw:transform="rotate (-3.14159265358979) translate (9.08cm 21cm)" svg:viewBox="0 0 952 1934" draw:points="36,1801 97,1867 187,1913 288,1927 288,1934 677,1934 677,1927 776,1913 865,1867 927,1801 948,1721 952,1721 952,0 0,0 0,1721 13,1721">
        <text:p/>
      </draw:polygon>
      <draw:polygon presentation:style-name="Mpr30" draw:text-style-name="MP9" draw:layer="backgroundobjects" svg:width="0.951cm" svg:height="1.702cm" draw:transform="rotate (-3.14159265358979) translate (9.498cm 21cm)" svg:viewBox="0 0 952 1703" draw:points="36,1586 96,1644 187,1684 287,1697 287,1703 677,1703 677,1697 775,1684 865,1644 926,1586 948,1515 952,1515 952,0 0,0 0,1515 13,1515">
        <text:p/>
      </draw:polygon>
      <draw:polygon presentation:style-name="Mpr29" draw:text-style-name="MP9" draw:layer="backgroundobjects" svg:width="0.951cm" svg:height="1.26cm" draw:transform="rotate (-3.14159265358979) translate (9.68cm 21cm)" svg:viewBox="0 0 952 1261" draw:points="36,1175 97,1218 187,1247 287,1256 287,1261 677,1261 677,1256 776,1247 865,1218 927,1175 948,1122 952,1122 952,0 0,0 0,1122 13,1122">
        <text:p/>
      </draw:polygon>
      <draw:polygon presentation:style-name="Mpr29" draw:text-style-name="MP9" draw:layer="backgroundobjects" svg:width="0.727cm" svg:height="1.919cm" draw:transform="rotate (-3.14159265358979) translate (18.454cm 21cm)" svg:viewBox="0 0 728 1920" draw:points="701,1788 655,1854 586,1898 509,1912 509,1920 210,1920 210,1912 135,1898 66,1854 18,1788 3,1708 0,1708 0,0 728,0 728,1708 719,1708">
        <text:p/>
      </draw:polygon>
      <draw:polygon presentation:style-name="Mpr29" draw:text-style-name="MP9" draw:layer="backgroundobjects" svg:width="0.727cm" svg:height="1.484cm" draw:transform="rotate (-3.14159265358979) translate (18.236cm 21cm)" svg:viewBox="0 0 728 1485" draw:points="702,1382 656,1433 585,1468 509,1479 509,1485 211,1485 211,1479 135,1468 67,1433 20,1382 3,1321 0,1321 0,0 728,0 728,1321 719,1321">
        <text:p/>
      </draw:polygon>
      <draw:polygon presentation:style-name="Mpr30" draw:text-style-name="MP9" draw:layer="backgroundobjects" svg:width="0.728cm" svg:height="1.306cm" draw:transform="rotate (-3.14159265358979) translate (18.019cm 21cm)" svg:viewBox="0 0 729 1307" draw:points="701,1218 655,1263 586,1293 510,1303 510,1307 212,1307 212,1303 135,1293 66,1263 20,1218 4,1163 0,1163 0,0 729,0 729,1163 720,1163">
        <text:p/>
      </draw:polygon>
      <draw:polygon presentation:style-name="Mpr29" draw:text-style-name="MP9" draw:layer="backgroundobjects" svg:width="0.727cm" svg:height="0.967cm" draw:transform="rotate (-3.14159265358979) translate (17.776cm 21cm)" svg:viewBox="0 0 728 968" draw:points="700,902 654,935 585,957 509,965 509,968 210,968 210,965 135,957 66,935 20,902 3,862 0,862 0,0 728,0 728,862 717,862">
        <text:p/>
      </draw:polygon>
      <draw:polygon presentation:style-name="Mpr29" draw:text-style-name="MP9" draw:layer="backgroundobjects" svg:width="0.727cm" svg:height="0.595cm" draw:transform="rotate (-3.14159265358979) translate (17.615cm 21cm)" svg:viewBox="0 0 728 596" draw:points="700,556 654,576 584,590 509,594 509,596 210,596 210,594 135,590 66,576 20,556 3,531 0,531 0,0 728,0 728,531 717,531">
        <text:p/>
      </draw:polygon>
      <draw:polygon presentation:style-name="Mpr29" draw:text-style-name="MP9" draw:layer="backgroundobjects" svg:width="0.726cm" svg:height="1.306cm" draw:transform="rotate (-3.14159265358979) translate (17.1cm 21cm)" svg:viewBox="0 0 727 1307" draw:points="699,1218 653,1263 584,1293 507,1303 507,1307 210,1307 210,1303 133,1293 64,1263 18,1218 1,1163 0,1163 0,0 727,0 727,1163 718,1163">
        <text:p/>
      </draw:polygon>
      <draw:polygon presentation:style-name="Mpr29" draw:text-style-name="MP9" draw:layer="backgroundobjects" svg:width="0.727cm" svg:height="0.967cm" draw:transform="rotate (-3.14159265358979) translate (16.859cm 21cm)" svg:viewBox="0 0 728 968" draw:points="700,902 654,935 585,957 509,965 509,968 210,968 210,965 135,957 66,935 20,902 3,862 0,862 0,0 728,0 728,862 717,862">
        <text:p/>
      </draw:polygon>
      <draw:polygon presentation:style-name="Mpr29" draw:text-style-name="MP9" draw:layer="backgroundobjects" svg:width="0.727cm" svg:height="0.595cm" draw:transform="rotate (-3.14159265358979) translate (16.698cm 21cm)" svg:viewBox="0 0 728 596" draw:points="700,556 654,576 584,590 509,594 509,596 210,596 210,594 135,590 66,576 20,556 3,531 0,531 0,0 728,0 728,531 717,531">
        <text:p/>
      </draw:polygon>
      <draw:polygon presentation:style-name="Mpr30" draw:text-style-name="MP9" draw:layer="backgroundobjects" svg:width="0.728cm" svg:height="1.919cm" draw:transform="rotate (-3.14159265358979) translate (17.473cm 21cm)" svg:viewBox="0 0 729 1920" draw:points="701,1788 654,1854 585,1898 508,1912 508,1920 211,1920 211,1912 134,1898 65,1854 19,1788 2,1708 0,1708 0,0 729,0 729,1708 718,1708">
        <text:p/>
      </draw:polygon>
      <draw:polygon presentation:style-name="Mpr29" draw:text-style-name="MP9" draw:layer="backgroundobjects" svg:width="0.728cm" svg:height="1.484cm" draw:transform="rotate (-3.14159265358979) translate (17.265cm 21cm)" svg:viewBox="0 0 729 1485" draw:points="701,1382 655,1433 586,1468 508,1479 508,1485 210,1485 210,1479 135,1468 66,1433 19,1382 3,1321 0,1321 0,0 729,0 729,1321 718,1321">
        <text:p/>
      </draw:polygon>
      <draw:polygon presentation:style-name="Mpr30" draw:text-style-name="MP9" draw:layer="backgroundobjects" svg:width="0.727cm" svg:height="1.306cm" draw:transform="rotate (-3.14159265358979) translate (17.1cm 21cm)" svg:viewBox="0 0 728 1307" draw:points="701,1218 655,1263 584,1293 507,1303 507,1307 210,1307 210,1303 135,1293 66,1263 20,1218 3,1163 0,1163 0,0 728,0 728,1163 718,1163">
        <text:p/>
      </draw:polygon>
      <draw:polygon presentation:style-name="Mpr29" draw:text-style-name="MP9" draw:layer="backgroundobjects" svg:width="0.727cm" svg:height="0.967cm" draw:transform="rotate (-3.14159265358979) translate (16.859cm 21cm)" svg:viewBox="0 0 728 968" draw:points="702,902 654,935 585,957 509,965 509,968 211,968 211,965 135,957 67,935 20,902 3,862 0,862 0,0 728,0 728,862 719,862">
        <text:p/>
      </draw:polygon>
      <draw:polygon presentation:style-name="Mpr29" draw:text-style-name="MP9" draw:layer="backgroundobjects" svg:width="0.727cm" svg:height="0.595cm" draw:transform="rotate (-3.14159265358979) translate (16.698cm 21cm)" svg:viewBox="0 0 728 596" draw:points="700,556 654,576 585,590 509,594 509,596 210,596 210,594 135,590 67,576 20,556 3,531 0,531 0,0 728,0 728,531 719,531">
        <text:p/>
      </draw:polygon>
      <draw:polygon presentation:style-name="Mpr29" draw:text-style-name="MP9" draw:layer="backgroundobjects" svg:width="0.728cm" svg:height="1.919cm" draw:transform="rotate (-3.14159265358979) translate (16.375cm 21cm)" svg:viewBox="0 0 729 1920" draw:points="701,1788 655,1854 586,1898 508,1912 508,1920 210,1920 210,1912 135,1898 66,1854 19,1788 2,1708 0,1708 0,0 729,0 729,1708 718,1708">
        <text:p/>
      </draw:polygon>
      <draw:polygon presentation:style-name="Mpr29" draw:text-style-name="MP9" draw:layer="backgroundobjects" svg:width="0.727cm" svg:height="1.306cm" draw:transform="rotate (-3.14159265358979) translate (15.939cm 21cm)" svg:viewBox="0 0 728 1307" draw:points="700,1218 654,1263 585,1293 509,1303 509,1307 210,1307 210,1303 135,1293 66,1263 18,1218 3,1163 0,1163 0,0 728,0 728,1163 717,1163">
        <text:p/>
      </draw:polygon>
      <draw:polygon presentation:style-name="Mpr29" draw:text-style-name="MP9" draw:layer="backgroundobjects" svg:width="0.727cm" svg:height="0.967cm" draw:transform="rotate (-3.14159265358979) translate (15.697cm 21cm)" svg:viewBox="0 0 728 968" draw:points="701,902 653,935 584,957 507,965 507,968 210,968 210,965 133,957 66,935 18,902 3,862 0,862 0,0 728,0 728,862 718,862">
        <text:p/>
      </draw:polygon>
      <draw:polygon presentation:style-name="Mpr29" draw:text-style-name="MP9" draw:layer="backgroundobjects" svg:width="0.729cm" svg:height="0.595cm" draw:transform="rotate (-3.14159265358979) translate (15.538cm 21cm)" svg:viewBox="0 0 730 596" draw:points="703,556 655,576 586,590 509,594 509,596 212,596 212,594 135,590 68,576 20,556 3,531 0,531 0,0 730,0 730,531 720,531">
        <text:p/>
      </draw:polygon>
      <draw:polygon presentation:style-name="Mpr30" draw:text-style-name="MP9" draw:layer="backgroundobjects" svg:width="0.728cm" svg:height="1.484cm" draw:transform="rotate (-3.14159265358979) translate (16.181cm 21cm)" svg:viewBox="0 0 729 1485" draw:points="700,1382 654,1433 585,1468 508,1479 508,1485 211,1485 211,1479 134,1468 65,1433 19,1382 2,1321 0,1321 0,0 729,0 729,1321 718,1321">
        <text:p/>
      </draw:polygon>
      <draw:polygon presentation:style-name="Mpr29" draw:text-style-name="MP9" draw:layer="backgroundobjects" svg:width="0.727cm" svg:height="1.306cm" draw:transform="rotate (-3.14159265358979) translate (15.939cm 21cm)" svg:viewBox="0 0 728 1307" draw:points="702,1218 654,1263 585,1293 509,1303 509,1307 211,1307 211,1303 135,1293 67,1263 20,1218 3,1163 0,1163 0,0 728,0 728,1163 719,1163">
        <text:p/>
      </draw:polygon>
      <draw:polygon presentation:style-name="Mpr29" draw:text-style-name="MP9" draw:layer="backgroundobjects" svg:width="0.727cm" svg:height="0.967cm" draw:transform="rotate (-3.14159265358979) translate (15.697cm 21cm)" svg:viewBox="0 0 728 968" draw:points="701,902 655,935 586,957 507,965 507,968 210,968 210,965 135,957 66,935 18,902 3,862 0,862 0,0 728,0 728,862 719,862">
        <text:p/>
      </draw:polygon>
      <draw:polygon presentation:style-name="Mpr30" draw:text-style-name="MP9" draw:layer="backgroundobjects" svg:width="0.727cm" svg:height="0.595cm" draw:transform="rotate (-3.14159265358979) translate (15.536cm 21cm)" svg:viewBox="0 0 728 596" draw:points="701,556 655,576 586,590 507,594 507,596 210,596 210,594 135,590 66,576 18,556 3,531 0,531 0,0 728,0 728,531 719,531">
        <text:p/>
      </draw:polygon>
      <draw:polygon presentation:style-name="Mpr29" draw:text-style-name="MP9" draw:layer="backgroundobjects" svg:width="0.727cm" svg:height="1.919cm" draw:transform="rotate (-3.14159265358979) translate (14.581cm 21cm)" svg:viewBox="0 0 728 1920" draw:points="27,1788 73,1854 142,1898 219,1912 219,1920 518,1920 518,1912 593,1898 662,1854 710,1788 725,1708 728,1708 728,0 0,0 0,1708 9,1708">
        <text:p/>
      </draw:polygon>
      <draw:polygon presentation:style-name="Mpr29" draw:text-style-name="MP9" draw:layer="backgroundobjects" svg:width="0.728cm" svg:height="1.306cm" draw:transform="rotate (-3.14159265358979) translate (15.018cm 21cm)" svg:viewBox="0 0 729 1307" draw:points="28,1218 74,1263 143,1293 219,1303 219,1307 517,1307 517,1303 594,1293 663,1263 709,1218 725,1163 729,1163 729,0 0,0 0,1163 9,1163">
        <text:p/>
      </draw:polygon>
      <draw:polygon presentation:style-name="Mpr29" draw:text-style-name="MP9" draw:layer="backgroundobjects" svg:width="0.727cm" svg:height="0.967cm" draw:transform="rotate (-3.14159265358979) translate (15.26cm 21cm)" svg:viewBox="0 0 728 968" draw:points="28,902 74,935 143,957 219,965 219,968 518,968 518,965 593,957 662,935 708,902 725,862 728,862 728,0 0,0 0,862 11,862">
        <text:p/>
      </draw:polygon>
      <draw:polygon presentation:style-name="Mpr29" draw:text-style-name="MP9" draw:layer="backgroundobjects" svg:width="0.727cm" svg:height="0.595cm" draw:transform="rotate (-3.14159265358979) translate (15.421cm 21cm)" svg:viewBox="0 0 728 596" draw:points="28,556 74,576 144,590 219,594 219,596 518,596 518,594 593,590 662,576 708,556 725,531 728,531 728,0 0,0 0,531 11,531">
        <text:p/>
      </draw:polygon>
      <draw:polygon presentation:style-name="Mpr29" draw:text-style-name="MP9" draw:layer="backgroundobjects" svg:width="0.728cm" svg:height="1.484cm" draw:transform="rotate (-3.14159265358979) translate (14.873cm 21cm)" svg:viewBox="0 0 729 1485" draw:points="28,1382 74,1433 143,1468 221,1479 221,1485 519,1485 519,1479 594,1468 663,1433 710,1382 726,1321 729,1321 729,0 0,0 0,1321 11,1321">
        <text:p/>
      </draw:polygon>
      <draw:polygon presentation:style-name="Mpr29" draw:text-style-name="MP9" draw:layer="backgroundobjects" svg:width="0.727cm" svg:height="1.306cm" draw:transform="rotate (-3.14159265358979) translate (15.019cm 21cm)" svg:viewBox="0 0 728 1307" draw:points="27,1218 73,1263 144,1293 220,1303 220,1307 518,1307 518,1303 593,1293 662,1263 708,1218 725,1163 728,1163 728,0 0,0 0,1163 10,1163">
        <text:p/>
      </draw:polygon>
      <draw:polygon presentation:style-name="Mpr30" draw:text-style-name="MP9" draw:layer="backgroundobjects" svg:width="0.727cm" svg:height="0.967cm" draw:transform="rotate (-3.14159265358979) translate (15.26cm 21cm)" svg:viewBox="0 0 728 968" draw:points="26,902 74,935 143,957 219,965 219,968 517,968 517,965 593,957 661,935 708,902 725,862 728,862 728,0 0,0 0,862 9,862">
        <text:p/>
      </draw:polygon>
      <draw:polygon presentation:style-name="Mpr29" draw:text-style-name="MP9" draw:layer="backgroundobjects" svg:width="0.727cm" svg:height="0.595cm" draw:transform="rotate (-3.14159265358979) translate (15.421cm 21cm)" svg:viewBox="0 0 728 596" draw:points="28,556 74,576 143,590 219,594 219,596 518,596 518,594 593,590 661,576 708,556 725,531 728,531 728,0 0,0 0,531 9,531">
        <text:p/>
      </draw:polygon>
      <draw:polygon presentation:style-name="Mpr29" draw:text-style-name="MP9" draw:layer="backgroundobjects" svg:width="0.556cm" svg:height="1.469cm" draw:transform="rotate (-3.14159265358979) translate (21.973cm 21cm)" svg:viewBox="0 0 557 1470" draw:points="536,1369 501,1419 448,1453 389,1464 389,1470 161,1470 161,1464 103,1453 51,1419 14,1369 2,1308 0,1308 0,0 557,0 557,1308 550,1308">
        <text:p/>
      </draw:polygon>
      <draw:polygon presentation:style-name="Mpr29" draw:text-style-name="MP9" draw:layer="backgroundobjects" svg:width="0.556cm" svg:height="1.136cm" draw:transform="rotate (-3.14159265358979) translate (21.806cm 21cm)" svg:viewBox="0 0 557 1137" draw:points="537,1058 502,1097 447,1124 389,1132 389,1137 161,1137 161,1132 103,1124 51,1097 15,1058 2,1011 0,1011 0,0 557,0 557,1011 550,1011">
        <text:p/>
      </draw:polygon>
      <draw:polygon presentation:style-name="Mpr30" draw:text-style-name="MP9" draw:layer="backgroundobjects" svg:width="0.557cm" svg:height="1cm" draw:transform="rotate (-3.14159265358979) translate (21.64cm 21cm)" svg:viewBox="0 0 558 1001" draw:points="536,933 501,967 448,990 390,998 390,1001 162,1001 162,998 103,990 50,967 15,933 3,890 0,890 0,0 558,0 558,890 551,890">
        <text:p/>
      </draw:polygon>
      <draw:polygon presentation:style-name="Mpr29" draw:text-style-name="MP9" draw:layer="backgroundobjects" svg:width="0.556cm" svg:height="0.74cm" draw:transform="rotate (-3.14159265358979) translate (21.454cm 21cm)" svg:viewBox="0 0 557 741" draw:points="535,691 500,716 447,733 389,739 389,741 161,741 161,739 103,733 50,716 15,691 2,660 0,660 0,0 557,0 557,660 548,660">
        <text:p/>
      </draw:polygon>
      <draw:polygon presentation:style-name="Mpr29" draw:text-style-name="MP9" draw:layer="backgroundobjects" svg:width="0.556cm" svg:height="0.455cm" draw:transform="rotate (-3.14159265358979) translate (21.331cm 21cm)" svg:viewBox="0 0 557 456" draw:points="536,426 500,441 447,452 390,455 390,456 161,456 161,455 103,452 51,441 15,426 2,407 0,407 0,0 557,0 557,407 549,407">
        <text:p/>
      </draw:polygon>
      <draw:polygon presentation:style-name="Mpr29" draw:text-style-name="MP9" draw:layer="backgroundobjects" svg:width="0.556cm" svg:height="1.469cm" draw:transform="rotate (-3.14159265358979) translate (21.271cm 21cm)" svg:viewBox="0 0 557 1470" draw:points="536,1369 501,1419 448,1453 389,1464 389,1470 160,1470 160,1464 103,1453 50,1419 13,1369 2,1308 0,1308 0,0 557,0 557,1308 550,1308">
        <text:p/>
      </draw:polygon>
      <draw:polygon presentation:style-name="Mpr29" draw:text-style-name="MP9" draw:layer="backgroundobjects" svg:width="0.556cm" svg:height="1.136cm" draw:transform="rotate (-3.14159265358979) translate (21.104cm 21cm)" svg:viewBox="0 0 557 1137" draw:points="537,1058 502,1097 447,1124 389,1132 389,1137 161,1137 161,1132 103,1124 51,1097 15,1058 2,1011 0,1011 0,0 557,0 557,1011 550,1011">
        <text:p/>
      </draw:polygon>
      <draw:polygon presentation:style-name="Mpr29" draw:text-style-name="MP9" draw:layer="backgroundobjects" svg:width="0.555cm" svg:height="1cm" draw:transform="rotate (-3.14159265358979) translate (20.937cm 21cm)" svg:viewBox="0 0 556 1001" draw:points="535,933 500,967 447,990 388,998 388,1001 161,1001 161,998 102,990 49,967 14,933 1,890 0,890 0,0 556,0 556,890 550,890">
        <text:p/>
      </draw:polygon>
      <draw:polygon presentation:style-name="Mpr29" draw:text-style-name="MP9" draw:layer="backgroundobjects" svg:width="0.556cm" svg:height="0.74cm" draw:transform="rotate (-3.14159265358979) translate (20.752cm 21cm)" svg:viewBox="0 0 557 741" draw:points="535,691 500,716 447,733 389,739 389,741 160,741 160,739 103,733 50,716 15,691 2,660 0,660 0,0 557,0 557,660 548,660">
        <text:p/>
      </draw:polygon>
      <draw:polygon presentation:style-name="Mpr29" draw:text-style-name="MP9" draw:layer="backgroundobjects" svg:width="0.556cm" svg:height="0.455cm" draw:transform="rotate (-3.14159265358979) translate (20.629cm 21cm)" svg:viewBox="0 0 557 456" draw:points="535,426 500,441 447,452 389,455 389,456 160,456 160,455 103,452 50,441 15,426 2,407 0,407 0,0 557,0 557,407 548,407">
        <text:p/>
      </draw:polygon>
      <draw:polygon presentation:style-name="Mpr30" draw:text-style-name="MP9" draw:layer="backgroundobjects" svg:width="0.557cm" svg:height="1.469cm" draw:transform="rotate (-3.14159265358979) translate (21.271cm 21cm)" svg:viewBox="0 0 558 1470" draw:points="537,1369 501,1419 448,1453 389,1464 389,1470 162,1470 162,1464 103,1453 50,1419 15,1369 2,1308 0,1308 0,0 558,0 558,1308 550,1308">
        <text:p/>
      </draw:polygon>
      <draw:polygon presentation:style-name="Mpr29" draw:text-style-name="MP9" draw:layer="backgroundobjects" svg:width="0.557cm" svg:height="1.136cm" draw:transform="rotate (-3.14159265358979) translate (21.104cm 21cm)" svg:viewBox="0 0 558 1137" draw:points="537,1058 502,1097 449,1124 389,1132 389,1137 161,1137 161,1132 104,1124 51,1097 15,1058 3,1011 0,1011 0,0 558,0 558,1011 550,1011">
        <text:p/>
      </draw:polygon>
      <draw:polygon presentation:style-name="Mpr29" draw:text-style-name="MP9" draw:layer="backgroundobjects" svg:width="0.556cm" svg:height="1cm" draw:transform="rotate (-3.14159265358979) translate (20.937cm 21cm)" svg:viewBox="0 0 557 1001" draw:points="537,933 501,967 447,990 388,998 388,1001 161,1001 161,998 103,990 51,967 15,933 2,890 0,890 0,0 557,0 557,890 550,890">
        <text:p/>
      </draw:polygon>
      <draw:polygon presentation:style-name="Mpr30" draw:text-style-name="MP9" draw:layer="backgroundobjects" svg:width="0.556cm" svg:height="0.74cm" draw:transform="rotate (-3.14159265358979) translate (20.752cm 21cm)" svg:viewBox="0 0 557 741" draw:points="537,691 500,716 447,733 389,739 389,741 161,741 161,739 103,733 51,716 15,691 2,660 0,660 0,0 557,0 557,660 550,660">
        <text:p/>
      </draw:polygon>
      <draw:polygon presentation:style-name="Mpr29" draw:text-style-name="MP9" draw:layer="backgroundobjects" svg:width="0.556cm" svg:height="0.455cm" draw:transform="rotate (-3.14159265358979) translate (20.629cm 21cm)" svg:viewBox="0 0 557 456" draw:points="535,426 500,441 447,452 389,455 389,456 160,456 160,455 103,452 51,441 15,426 2,407 0,407 0,0 557,0 557,407 550,407">
        <text:p/>
      </draw:polygon>
      <draw:polygon presentation:style-name="Mpr29" draw:text-style-name="MP9" draw:layer="backgroundobjects" svg:width="0.557cm" svg:height="1.469cm" draw:transform="rotate (-3.14159265358979) translate (20.382cm 21cm)" svg:viewBox="0 0 558 1470" draw:points="536,1369 501,1419 448,1453 389,1464 389,1470 161,1470 161,1464 103,1453 50,1419 14,1369 1,1308 0,1308 0,0 558,0 558,1308 549,1308">
        <text:p/>
      </draw:polygon>
      <draw:polygon presentation:style-name="Mpr29" draw:text-style-name="MP9" draw:layer="backgroundobjects" svg:width="0.556cm" svg:height="1.136cm" draw:transform="rotate (-3.14159265358979) translate (20.215cm 21cm)" svg:viewBox="0 0 557 1137" draw:points="536,1058 501,1097 448,1124 388,1132 388,1137 160,1137 160,1132 103,1124 50,1097 13,1058 2,1011 0,1011 0,0 557,0 557,1011 550,1011">
        <text:p/>
      </draw:polygon>
      <draw:polygon presentation:style-name="Mpr29" draw:text-style-name="MP9" draw:layer="backgroundobjects" svg:width="0.556cm" svg:height="1cm" draw:transform="rotate (-3.14159265358979) translate (20.048cm 21cm)" svg:viewBox="0 0 557 1001" draw:points="535,933 500,967 447,990 389,998 389,1001 160,1001 160,998 103,990 50,967 13,933 2,890 0,890 0,0 557,0 557,890 548,890">
        <text:p/>
      </draw:polygon>
      <draw:polygon presentation:style-name="Mpr29" draw:text-style-name="MP9" draw:layer="backgroundobjects" svg:width="0.556cm" svg:height="0.74cm" draw:transform="rotate (-3.14159265358979) translate (19.863cm 21cm)" svg:viewBox="0 0 557 741" draw:points="536,691 499,716 447,733 388,739 388,741 160,741 160,739 101,733 50,716 13,691 2,660 0,660 0,0 557,0 557,660 549,660">
        <text:p/>
      </draw:polygon>
      <draw:polygon presentation:style-name="Mpr29" draw:text-style-name="MP9" draw:layer="backgroundobjects" svg:width="0.558cm" svg:height="0.455cm" draw:transform="rotate (-3.14159265358979) translate (19.742cm 21cm)" svg:viewBox="0 0 559 456" draw:points="538,426 502,441 449,452 390,455 390,456 163,456 163,455 104,452 52,441 16,426 3,407 0,407 0,0 559,0 559,407 551,407">
        <text:p/>
      </draw:polygon>
      <draw:polygon presentation:style-name="Mpr29" draw:text-style-name="MP9" draw:layer="backgroundobjects" svg:width="0.557cm" svg:height="1.469cm" draw:transform="rotate (-3.14159265358979) translate (20.382cm 21cm)" svg:viewBox="0 0 558 1470" draw:points="536,1369 501,1419 448,1453 389,1464 389,1470 162,1470 162,1464 103,1453 50,1419 15,1369 2,1308 0,1308 0,0 558,0 558,1308 549,1308">
        <text:p/>
      </draw:polygon>
      <draw:polygon presentation:style-name="Mpr30" draw:text-style-name="MP9" draw:layer="backgroundobjects" svg:width="0.557cm" svg:height="1.136cm" draw:transform="rotate (-3.14159265358979) translate (20.215cm 21cm)" svg:viewBox="0 0 558 1137" draw:points="536,1058 501,1097 448,1124 389,1132 389,1137 162,1137 162,1132 103,1124 50,1097 15,1058 2,1011 0,1011 0,0 558,0 558,1011 550,1011">
        <text:p/>
      </draw:polygon>
      <draw:polygon presentation:style-name="Mpr29" draw:text-style-name="MP9" draw:layer="backgroundobjects" svg:width="0.556cm" svg:height="1cm" draw:transform="rotate (-3.14159265358979) translate (20.048cm 21cm)" svg:viewBox="0 0 557 1001" draw:points="537,933 500,967 447,990 389,998 389,1001 161,1001 161,998 103,990 51,967 15,933 2,890 0,890 0,0 557,0 557,890 550,890">
        <text:p/>
      </draw:polygon>
      <draw:polygon presentation:style-name="Mpr29" draw:text-style-name="MP9" draw:layer="backgroundobjects" svg:width="0.556cm" svg:height="0.74cm" draw:transform="rotate (-3.14159265358979) translate (19.863cm 21cm)" svg:viewBox="0 0 557 741" draw:points="536,691 501,716 448,733 388,739 388,741 160,741 160,739 103,733 50,716 13,691 2,660 0,660 0,0 557,0 557,660 550,660">
        <text:p/>
      </draw:polygon>
      <draw:polygon presentation:style-name="Mpr29" draw:text-style-name="MP9" draw:layer="backgroundobjects" svg:width="0.556cm" svg:height="0.455cm" draw:transform="rotate (-3.14159265358979) translate (19.74cm 21cm)" svg:viewBox="0 0 557 456" draw:points="536,426 501,441 448,452 388,455 388,456 161,456 161,455 103,452 50,441 14,426 2,407 0,407 0,0 557,0 557,407 550,407">
        <text:p/>
      </draw:polygon>
      <draw:polygon presentation:style-name="Mpr29" draw:text-style-name="MP9" draw:layer="backgroundobjects" svg:width="0.556cm" svg:height="1.469cm" draw:transform="rotate (-3.14159265358979) translate (19.01cm 21cm)" svg:viewBox="0 0 557 1470" draw:points="21,1369 56,1419 109,1453 168,1464 168,1470 396,1470 396,1464 454,1453 506,1419 543,1369 555,1308 557,1308 557,0 0,0 0,1308 7,1308">
        <text:p/>
      </draw:polygon>
      <draw:polygon presentation:style-name="Mpr29" draw:text-style-name="MP9" draw:layer="backgroundobjects" svg:width="0.556cm" svg:height="1.136cm" draw:transform="rotate (-3.14159265358979) translate (19.177cm 21cm)" svg:viewBox="0 0 557 1137" draw:points="20,1058 55,1097 110,1124 168,1132 168,1137 396,1137 396,1132 454,1124 506,1097 542,1058 555,1011 557,1011 557,0 0,0 0,1011 7,1011">
        <text:p/>
      </draw:polygon>
      <draw:polygon presentation:style-name="Mpr29" draw:text-style-name="MP9" draw:layer="backgroundobjects" svg:width="0.557cm" svg:height="1cm" draw:transform="rotate (-3.14159265358979) translate (19.344cm 21cm)" svg:viewBox="0 0 558 1001" draw:points="22,933 57,967 110,990 168,998 168,1001 396,1001 396,998 455,990 508,967 543,933 555,890 558,890 558,0 0,0 0,890 7,890">
        <text:p/>
      </draw:polygon>
      <draw:polygon presentation:style-name="Mpr29" draw:text-style-name="MP9" draw:layer="backgroundobjects" svg:width="0.556cm" svg:height="0.74cm" draw:transform="rotate (-3.14159265358979) translate (19.529cm 21cm)" svg:viewBox="0 0 557 741" draw:points="22,691 57,716 110,733 168,739 168,741 396,741 396,739 454,733 507,716 542,691 555,660 557,660 557,0 0,0 0,660 9,660">
        <text:p/>
      </draw:polygon>
      <draw:polygon presentation:style-name="Mpr29" draw:text-style-name="MP9" draw:layer="backgroundobjects" svg:width="0.556cm" svg:height="0.455cm" draw:transform="rotate (-3.14159265358979) translate (19.652cm 21cm)" svg:viewBox="0 0 557 456" draw:points="21,426 57,441 110,452 167,455 167,456 396,456 396,455 454,452 506,441 542,426 555,407 557,407 557,0 0,0 0,407 8,407">
        <text:p/>
      </draw:polygon>
      <draw:polygon presentation:style-name="Mpr29" draw:text-style-name="MP9" draw:layer="backgroundobjects" svg:width="0.558cm" svg:height="1.469cm" draw:transform="rotate (-3.14159265358979) translate (19.012cm 21cm)" svg:viewBox="0 0 559 1470" draw:points="22,1369 58,1419 111,1453 170,1464 170,1470 397,1470 397,1464 456,1453 508,1419 544,1369 557,1308 559,1308 559,0 0,0 0,1308 9,1308">
        <text:p/>
      </draw:polygon>
      <draw:polygon presentation:style-name="Mpr29" draw:text-style-name="MP9" draw:layer="backgroundobjects" svg:width="0.556cm" svg:height="1.136cm" draw:transform="rotate (-3.14159265358979) translate (19.178cm 21cm)" svg:viewBox="0 0 557 1137" draw:points="21,1058 56,1097 109,1124 169,1132 169,1137 397,1137 397,1132 454,1124 507,1097 543,1058 555,1011 557,1011 557,0 0,0 0,1011 8,1011">
        <text:p/>
      </draw:polygon>
      <draw:polygon presentation:style-name="Mpr30" draw:text-style-name="MP9" draw:layer="backgroundobjects" svg:width="0.556cm" svg:height="1cm" draw:transform="rotate (-3.14159265358979) translate (19.344cm 21cm)" svg:viewBox="0 0 557 1001" draw:points="20,933 55,967 110,990 168,998 168,1001 396,1001 396,998 453,990 506,967 541,933 554,890 557,890 557,0 0,0 0,890 7,890">
        <text:p/>
      </draw:polygon>
      <draw:polygon presentation:style-name="Mpr29" draw:text-style-name="MP9" draw:layer="backgroundobjects" svg:width="0.556cm" svg:height="0.74cm" draw:transform="rotate (-3.14159265358979) translate (19.529cm 21cm)" svg:viewBox="0 0 557 741" draw:points="20,691 57,716 110,733 168,739 168,741 396,741 396,739 454,733 506,716 542,691 555,660 557,660 557,0 0,0 0,660 7,660">
        <text:p/>
      </draw:polygon>
      <draw:polygon presentation:style-name="Mpr29" draw:text-style-name="MP9" draw:layer="backgroundobjects" svg:width="0.556cm" svg:height="0.455cm" draw:transform="rotate (-3.14159265358979) translate (19.652cm 21cm)" svg:viewBox="0 0 557 456" draw:points="21,426 57,441 109,452 167,455 167,456 396,456 396,455 454,452 506,441 542,426 555,407 557,407 557,0 0,0 0,407 7,407">
        <text:p/>
      </draw:polygon>
      <draw:polygon presentation:style-name="Mpr29" draw:text-style-name="MP9" draw:layer="backgroundobjects" svg:width="0.426cm" svg:height="1.129cm" draw:transform="rotate (-3.14159265358979) translate (24.683cm 21cm)" svg:viewBox="0 0 427 1130" draw:points="411,1052 384,1091 344,1117 299,1125 299,1130 123,1130 123,1125 79,1117 39,1091 11,1052 2,1005 0,1005 0,0 427,0 427,1005 422,1005">
        <text:p/>
      </draw:polygon>
      <draw:polygon presentation:style-name="Mpr29" draw:text-style-name="MP9" draw:layer="backgroundobjects" svg:width="0.426cm" svg:height="0.873cm" draw:transform="rotate (-3.14159265358979) translate (24.56cm 21cm)" svg:viewBox="0 0 427 874" draw:points="412,813 385,843 343,864 299,870 299,874 124,874 124,870 79,864 39,843 12,813 2,777 0,777 0,0 427,0 427,777 422,777">
        <text:p/>
      </draw:polygon>
      <draw:polygon presentation:style-name="Mpr30" draw:text-style-name="MP9" draw:layer="backgroundobjects" svg:width="0.427cm" svg:height="0.768cm" draw:transform="rotate (-3.14159265358979) translate (24.42cm 21cm)" svg:viewBox="0 0 428 769" draw:points="412,717 385,743 344,761 300,767 300,769 125,769 125,767 80,761 39,743 12,717 3,684 0,684 0,0 428,0 428,684 423,684">
        <text:p/>
      </draw:polygon>
      <draw:polygon presentation:style-name="Mpr29" draw:text-style-name="MP9" draw:layer="backgroundobjects" svg:width="0.426cm" svg:height="0.569cm" draw:transform="rotate (-3.14159265358979) translate (24.277cm 21cm)" svg:viewBox="0 0 427 570" draw:points="411,531 384,550 343,563 299,568 299,570 123,570 123,568 79,563 39,550 12,531 2,507 0,507 0,0 427,0 427,507 421,507">
        <text:p/>
      </draw:polygon>
      <draw:polygon presentation:style-name="Mpr29" draw:text-style-name="MP9" draw:layer="backgroundobjects" svg:width="0.427cm" svg:height="0.35cm" draw:transform="rotate (-3.14159265358979) translate (24.183cm 21cm)" svg:viewBox="0 0 428 351" draw:points="411,327 384,339 343,347 299,350 299,351 124,351 124,350 80,347 39,339 12,327 2,313 0,313 0,0 428,0 428,313 421,313">
        <text:p/>
      </draw:polygon>
      <draw:polygon presentation:style-name="Mpr29" draw:text-style-name="MP9" draw:layer="backgroundobjects" svg:width="0.426cm" svg:height="0.569cm" draw:transform="rotate (-3.14159265358979) translate (23.739cm 21cm)" svg:viewBox="0 0 427 570" draw:points="411,531 384,550 344,563 299,568 299,570 123,570 123,568 79,563 39,550 12,531 2,507 0,507 0,0 427,0 427,507 421,507">
        <text:p/>
      </draw:polygon>
      <draw:polygon presentation:style-name="Mpr29" draw:text-style-name="MP9" draw:layer="backgroundobjects" svg:width="0.426cm" svg:height="0.35cm" draw:transform="rotate (-3.14159265358979) translate (23.644cm 21cm)" svg:viewBox="0 0 427 351" draw:points="411,327 384,339 342,347 298,350 298,351 123,351 123,350 79,347 38,339 11,327 1,313 0,313 0,0 427,0 427,313 421,313">
        <text:p/>
      </draw:polygon>
      <draw:polygon presentation:style-name="Mpr30" draw:text-style-name="MP9" draw:layer="backgroundobjects" svg:width="0.427cm" svg:height="1.129cm" draw:transform="rotate (-3.14159265358979) translate (24.127cm 21cm)" svg:viewBox="0 0 428 1130" draw:points="411,1052 384,1091 343,1117 298,1125 298,1130 124,1130 124,1125 78,1117 38,1091 11,1052 1,1005 0,1005 0,0 428,0 428,1005 421,1005">
        <text:p/>
      </draw:polygon>
      <draw:polygon presentation:style-name="Mpr29" draw:text-style-name="MP9" draw:layer="backgroundobjects" svg:width="0.427cm" svg:height="0.873cm" draw:transform="rotate (-3.14159265358979) translate (24.033cm 21cm)" svg:viewBox="0 0 428 874" draw:points="411,813 384,843 344,864 298,870 298,874 123,874 123,870 79,864 39,843 11,813 2,777 0,777 0,0 428,0 428,777 421,777">
        <text:p/>
      </draw:polygon>
      <draw:polygon presentation:style-name="Mpr30" draw:text-style-name="MP9" draw:layer="backgroundobjects" svg:width="0.426cm" svg:height="0.768cm" draw:transform="rotate (-3.14159265358979) translate (23.842cm 21cm)" svg:viewBox="0 0 427 769" draw:points="411,717 384,743 343,761 297,767 297,769 123,769 123,767 79,761 38,743 11,717 1,684 0,684 0,0 427,0 427,684 421,684">
        <text:p/>
      </draw:polygon>
      <draw:polygon presentation:style-name="Mpr29" draw:text-style-name="MP9" draw:layer="backgroundobjects" svg:width="0.426cm" svg:height="0.569cm" draw:transform="rotate (-3.14159265358979) translate (23.783cm 21cm)" svg:viewBox="0 0 427 570" draw:points="412,531 384,550 344,563 299,568 299,570 124,570 124,568 79,563 40,550 12,531 2,507 0,507 0,0 427,0 427,507 422,507">
        <text:p/>
      </draw:polygon>
      <draw:polygon presentation:style-name="Mpr29" draw:text-style-name="MP9" draw:layer="backgroundobjects" svg:width="0.426cm" svg:height="0.35cm" draw:transform="rotate (-3.14159265358979) translate (23.644cm 21cm)" svg:viewBox="0 0 427 351" draw:points="411,327 384,339 343,347 298,350 298,351 123,351 123,350 79,347 39,339 11,327 1,313 0,313 0,0 427,0 427,313 422,313">
        <text:p/>
      </draw:polygon>
      <draw:polygon presentation:style-name="Mpr29" draw:text-style-name="MP9" draw:layer="backgroundobjects" svg:width="0.427cm" svg:height="1.129cm" draw:transform="rotate (-3.14159265358979) translate (23.455cm 21cm)" svg:viewBox="0 0 428 1130" draw:points="412,1052 385,1091 344,1117 298,1125 298,1130 124,1130 124,1125 80,1117 39,1091 11,1052 1,1005 0,1005 0,0 428,0 428,1005 422,1005">
        <text:p/>
      </draw:polygon>
      <draw:polygon presentation:style-name="Mpr29" draw:text-style-name="MP9" draw:layer="backgroundobjects" svg:width="0.427cm" svg:height="0.873cm" draw:transform="rotate (-3.14159265358979) translate (23.327cm 21cm)" svg:viewBox="0 0 428 874" draw:points="412,813 385,843 344,864 298,870 298,874 123,874 123,870 79,864 39,843 11,813 2,777 0,777 0,0 428,0 428,777 422,777">
        <text:p/>
      </draw:polygon>
      <draw:polygon presentation:style-name="Mpr29" draw:text-style-name="MP9" draw:layer="backgroundobjects" svg:width="0.426cm" svg:height="0.768cm" draw:transform="rotate (-3.14159265358979) translate (23.199cm 21cm)" svg:viewBox="0 0 427 769" draw:points="411,717 384,743 344,761 299,767 299,769 123,769 123,767 79,761 39,743 11,717 2,684 0,684 0,0 427,0 427,684 421,684">
        <text:p/>
      </draw:polygon>
      <draw:polygon presentation:style-name="Mpr29" draw:text-style-name="MP9" draw:layer="backgroundobjects" svg:width="0.427cm" svg:height="0.569cm" draw:transform="rotate (-3.14159265358979) translate (23.057cm 21cm)" svg:viewBox="0 0 428 570" draw:points="412,531 384,550 343,563 298,568 298,570 123,570 123,568 78,563 39,550 11,531 2,507 0,507 0,0 428,0 428,507 422,507">
        <text:p/>
      </draw:polygon>
      <draw:polygon presentation:style-name="Mpr29" draw:text-style-name="MP9" draw:layer="backgroundobjects" svg:width="0.427cm" svg:height="0.35cm" draw:transform="rotate (-3.14159265358979) translate (22.963cm 21cm)" svg:viewBox="0 0 428 351" draw:points="412,327 384,339 344,347 298,350 298,351 124,351 124,350 79,347 39,339 11,327 1,313 0,313 0,0 428,0 428,313 422,313">
        <text:p/>
      </draw:polygon>
      <draw:polygon presentation:style-name="Mpr30" draw:text-style-name="MP9" draw:layer="backgroundobjects" svg:width="0.427cm" svg:height="1.129cm" draw:transform="rotate (-3.14159265358979) translate (23.455cm 21cm)" svg:viewBox="0 0 428 1130" draw:points="412,1052 385,1091 344,1117 299,1125 299,1130 125,1130 125,1125 80,1117 39,1091 12,1052 2,1005 0,1005 0,0 428,0 428,1005 422,1005">
        <text:p/>
      </draw:polygon>
      <draw:polygon presentation:style-name="Mpr29" draw:text-style-name="MP9" draw:layer="backgroundobjects" svg:width="0.427cm" svg:height="0.873cm" draw:transform="rotate (-3.14159265358979) translate (23.326cm 21cm)" svg:viewBox="0 0 428 874" draw:points="411,813 384,843 343,864 298,870 298,874 124,874 124,870 78,864 38,843 11,813 1,777 0,777 0,0 428,0 428,777 421,777">
        <text:p/>
      </draw:polygon>
      <draw:polygon presentation:style-name="Mpr29" draw:text-style-name="MP9" draw:layer="backgroundobjects" svg:width="0.426cm" svg:height="0.768cm" draw:transform="rotate (-3.14159265358979) translate (23.199cm 21cm)" svg:viewBox="0 0 427 769" draw:points="412,717 384,743 344,761 299,767 299,769 124,769 124,767 79,761 40,743 12,717 2,684 0,684 0,0 427,0 427,684 422,684">
        <text:p/>
      </draw:polygon>
      <draw:polygon presentation:style-name="Mpr30" draw:text-style-name="MP9" draw:layer="backgroundobjects" svg:width="0.427cm" svg:height="0.569cm" draw:transform="rotate (-3.14159265358979) translate (23.057cm 21cm)" svg:viewBox="0 0 428 570" draw:points="412,531 385,550 344,563 298,568 298,570 123,570 123,568 79,563 39,550 11,531 2,507 0,507 0,0 428,0 428,507 422,507">
        <text:p/>
      </draw:polygon>
      <draw:polygon presentation:style-name="Mpr29" draw:text-style-name="MP9" draw:layer="backgroundobjects" svg:width="0.426cm" svg:height="0.35cm" draw:transform="rotate (-3.14159265358979) translate (22.962cm 21cm)" svg:viewBox="0 0 427 351" draw:points="411,327 384,339 344,347 297,350 297,351 123,351 123,350 79,347 38,339 10,327 1,313 0,313 0,0 427,0 427,313 422,313">
        <text:p/>
      </draw:polygon>
      <draw:polygon presentation:style-name="Mpr29" draw:text-style-name="MP9" draw:layer="backgroundobjects" svg:width="0.426cm" svg:height="0.569cm" draw:transform="rotate (-3.14159265358979) translate (22.8cm 21cm)" svg:viewBox="0 0 427 570" draw:points="16,531 43,550 84,563 128,568 128,570 304,570 304,568 348,563 388,550 415,531 425,507 427,507 427,0 0,0 0,507 6,507">
        <text:p/>
      </draw:polygon>
      <draw:polygon presentation:style-name="Mpr29" draw:text-style-name="MP9" draw:layer="backgroundobjects" svg:width="0.427cm" svg:height="0.35cm" draw:transform="rotate (-3.14159265358979) translate (22.895cm 21cm)" svg:viewBox="0 0 428 351" draw:points="17,327 44,339 85,347 129,350 129,351 304,351 304,350 348,347 389,339 416,327 426,313 428,313 428,0 0,0 0,313 7,313">
        <text:p/>
      </draw:polygon>
      <draw:polygon presentation:style-name="Mpr29" draw:text-style-name="MP9" draw:layer="backgroundobjects" svg:width="0.427cm" svg:height="1.129cm" draw:transform="rotate (-3.14159265358979) translate (22.4cm 21cm)" svg:viewBox="0 0 428 1130" draw:points="16,1052 44,1091 84,1117 129,1125 129,1130 304,1130 304,1125 349,1117 389,1091 416,1052 426,1005 428,1005 428,0 0,0 0,1005 6,1005">
        <text:p/>
      </draw:polygon>
      <draw:polygon presentation:style-name="Mpr30" draw:text-style-name="MP9" draw:layer="backgroundobjects" svg:width="0.426cm" svg:height="0.873cm" draw:transform="rotate (-3.14159265358979) translate (22.563cm 21cm)" svg:viewBox="0 0 427 874" draw:points="16,813 43,843 83,864 129,870 129,874 304,874 304,870 348,864 389,843 416,813 426,777 427,777 427,0 0,0 0,777 6,777">
        <text:p/>
      </draw:polygon>
      <draw:polygon presentation:style-name="Mpr29" draw:text-style-name="MP9" draw:layer="backgroundobjects" svg:width="0.426cm" svg:height="0.768cm" draw:transform="rotate (-3.14159265358979) translate (22.699cm 21cm)" svg:viewBox="0 0 427 769" draw:points="16,717 43,743 85,761 129,767 129,769 304,769 304,767 348,761 389,743 416,717 426,684 427,684 427,0 0,0 0,684 6,684">
        <text:p/>
      </draw:polygon>
      <draw:polygon presentation:style-name="Mpr29" draw:text-style-name="MP9" draw:layer="backgroundobjects" svg:width="0.426cm" svg:height="0.569cm" draw:transform="rotate (-3.14159265358979) translate (22.8cm 21cm)" svg:viewBox="0 0 427 570" draw:points="15,531 43,550 84,563 128,568 128,570 303,570 303,568 348,563 388,550 415,531 425,507 427,507 427,0 0,0 0,507 5,507">
        <text:p/>
      </draw:polygon>
      <draw:polygon presentation:style-name="Mpr29" draw:text-style-name="MP9" draw:layer="backgroundobjects" svg:width="0.427cm" svg:height="0.35cm" draw:transform="rotate (-3.14159265358979) translate (22.895cm 21cm)" svg:viewBox="0 0 428 351" draw:points="17,327 44,339 84,347 129,350 129,351 304,351 304,350 348,347 388,339 416,327 426,313 428,313 428,0 0,0 0,313 6,313">
        <text:p/>
      </draw:polygon>
      <draw:polygon presentation:style-name="Mpr29" draw:text-style-name="MP9" draw:layer="backgroundobjects" svg:width="0.951cm" svg:height="0.776cm" draw:transform="rotate (-3.14159265358979) translate (10.04cm 21cm)" svg:viewBox="0 0 952 777" draw:points="916,725 855,751 765,769 664,774 664,777 275,777 275,774 176,769 86,751 25,725 4,692 0,692 0,0 952,0 952,692 939,692">
        <text:p/>
      </draw:polygon>
      <presentation:notes style:page-layout-name="PM0">
        <draw:page-thumbnail presentation:style-name="vortrag_5f_gelb-title" draw:layer="backgroundobjects" svg:width="14.09cm" svg:height="9.67cm" svg:x="3.743cm" svg:y="2.683cm" presentation:class="page"/>
        <draw:frame presentation:style-name="vortrag_5f_gelb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vortrag_5f_gruen" style:display-name="vortrag_gruen" style:page-layout-name="PM1" draw:style-name="Mdp11">
      <draw:polygon presentation:style-name="Mpr36" draw:text-style-name="MP9" draw:layer="backgroundobjects" svg:width="0.729cm" svg:height="1.919cm" draw:transform="rotate (-3.14159265358979) translate (5.729cm 21cm)" svg:viewBox="0 0 730 1920" draw:points="702,1789 656,1854 586,1899 509,1913 509,1920 211,1920 211,1913 135,1899 66,1854 19,1789 3,1709 0,1709 0,0 730,0 730,1709 720,1709">
        <text:p/>
      </draw:polygon>
      <draw:polygon presentation:style-name="Mpr37" draw:text-style-name="MP9" draw:layer="backgroundobjects" svg:width="0.729cm" svg:height="1.484cm" draw:transform="rotate (-3.14159265358979) translate (5.536cm 21cm)" svg:viewBox="0 0 730 1485" draw:points="702,1384 656,1434 586,1469 509,1480 509,1485 211,1485 211,1480 135,1469 66,1434 19,1384 3,1322 0,1322 0,0 730,0 730,1322 720,1322">
        <text:p/>
      </draw:polygon>
      <draw:polygon presentation:style-name="Mpr38" draw:text-style-name="MP9" draw:layer="backgroundobjects" svg:width="0.729cm" svg:height="1.307cm" draw:transform="rotate (-3.14159265358979) translate (5.031cm 21cm)" svg:viewBox="0 0 730 1308" draw:points="702,1218 656,1263 587,1293 510,1303 510,1308 211,1308 211,1303 135,1293 66,1263 19,1218 3,1164 0,1164 0,0 730,0 730,1164 720,1164">
        <text:p/>
      </draw:polygon>
      <draw:polygon presentation:style-name="Mpr39" draw:text-style-name="MP9" draw:layer="backgroundobjects" svg:width="0.428cm" svg:height="1.129cm" draw:transform="rotate (-3.14159265358979) translate (4.551cm 21cm)" svg:viewBox="0 0 429 1130" draw:points="413,1053 386,1091 345,1118 300,1126 300,1130 124,1130 124,1126 79,1118 39,1091 11,1053 2,1006 0,1006 0,0 429,0 429,1006 423,1006">
        <text:p/>
      </draw:polygon>
      <draw:polygon presentation:style-name="Mpr38" draw:text-style-name="MP9" draw:layer="backgroundobjects" svg:width="0.428cm" svg:height="0.873cm" draw:transform="rotate (-3.14159265358979) translate (4.422cm 21cm)" svg:viewBox="0 0 429 874" draw:points="412,815 385,844 344,865 299,871 299,874 124,874 124,871 79,865 38,844 11,815 1,778 0,778 0,0 429,0 429,778 423,778">
        <text:p/>
      </draw:polygon>
      <draw:polygon presentation:style-name="Mpr36" draw:text-style-name="MP9" draw:layer="backgroundobjects" svg:width="0.428cm" svg:height="0.769cm" draw:transform="rotate (-3.14159265358979) translate (4.294cm 21cm)" svg:viewBox="0 0 429 770" draw:points="412,717 385,743 344,761 299,767 299,770 124,770 124,767 79,761 39,743 11,717 2,685 0,685 0,0 429,0 429,685 423,685">
        <text:p/>
      </draw:polygon>
      <draw:polygon presentation:style-name="Mpr39" draw:text-style-name="MP9" draw:layer="backgroundobjects" svg:width="0.428cm" svg:height="0.569cm" draw:transform="rotate (-3.14159265358979) translate (4.152cm 21cm)" svg:viewBox="0 0 429 570" draw:points="413,531 386,550 345,564 300,568 300,570 124,570 124,568 79,564 39,550 11,531 2,507 0,507 0,0 429,0 429,507 423,507">
        <text:p/>
      </draw:polygon>
      <draw:polygon presentation:style-name="Mpr36" draw:text-style-name="MP9" draw:layer="backgroundobjects" svg:width="0.429cm" svg:height="0.769cm" draw:transform="rotate (-3.14159265358979) translate (3.755cm 21cm)" svg:viewBox="0 0 430 770" draw:points="413,717 386,743 345,761 300,767 300,770 125,770 125,767 80,761 40,743 12,717 2,685 0,685 0,0 430,0 430,685 424,685">
        <text:p/>
      </draw:polygon>
      <draw:polygon presentation:style-name="Mpr36" draw:text-style-name="MP9" draw:layer="backgroundobjects" svg:width="0.428cm" svg:height="0.569cm" draw:transform="rotate (-3.14159265358979) translate (3.612cm 21cm)" svg:viewBox="0 0 429 570" draw:points="413,531 386,550 345,564 299,568 299,570 124,570 124,568 79,564 39,550 11,531 2,507 0,507 0,0 429,0 429,507 423,507">
        <text:p/>
      </draw:polygon>
      <draw:polygon presentation:style-name="Mpr36" draw:text-style-name="MP9" draw:layer="backgroundobjects" svg:width="0.428cm" svg:height="0.35cm" draw:transform="rotate (-3.14159265358979) translate (3.517cm 21cm)" svg:viewBox="0 0 429 351" draw:points="412,327 385,339 344,348 299,350 299,351 124,351 124,350 79,348 39,339 11,327 2,313 0,313 0,0 429,0 429,313 423,313">
        <text:p/>
      </draw:polygon>
      <draw:polygon presentation:style-name="Mpr40" draw:text-style-name="MP9" draw:layer="backgroundobjects" svg:width="0.428cm" svg:height="1.129cm" draw:transform="rotate (-3.14159265358979) translate (4.047cm 21cm)" svg:viewBox="0 0 429 1130" draw:points="413,1053 386,1091 345,1118 300,1126 300,1130 124,1130 124,1126 80,1118 39,1091 12,1053 2,1006 0,1006 0,0 429,0 429,1006 423,1006">
        <text:p/>
      </draw:polygon>
      <draw:polygon presentation:style-name="Mpr36" draw:text-style-name="MP9" draw:layer="backgroundobjects" svg:width="0.428cm" svg:height="0.873cm" draw:transform="rotate (-3.14159265358979) translate (3.837cm 21cm)" svg:viewBox="0 0 429 874" draw:points="412,815 385,844 345,865 300,871 300,874 124,874 124,871 79,865 39,844 11,815 2,778 0,778 0,0 429,0 429,778 423,778">
        <text:p/>
      </draw:polygon>
      <draw:polygon presentation:style-name="Mpr39" draw:text-style-name="MP9" draw:layer="backgroundobjects" svg:width="0.428cm" svg:height="0.769cm" draw:transform="rotate (-3.14159265358979) translate (3.754cm 21cm)" svg:viewBox="0 0 429 770" draw:points="413,717 385,743 345,761 300,767 300,770 124,770 124,767 79,761 39,743 11,717 2,685 0,685 0,0 429,0 429,685 423,685">
        <text:p/>
      </draw:polygon>
      <draw:polygon presentation:style-name="Mpr40" draw:text-style-name="MP9" draw:layer="backgroundobjects" svg:width="0.428cm" svg:height="0.569cm" draw:transform="rotate (-3.14159265358979) translate (3.612cm 21cm)" svg:viewBox="0 0 429 570" draw:points="413,531 386,550 345,564 300,568 300,570 124,570 124,568 79,564 40,550 12,531 2,507 0,507 0,0 429,0 429,507 423,507">
        <text:p/>
      </draw:polygon>
      <draw:polygon presentation:style-name="Mpr41" draw:text-style-name="MP9" draw:layer="backgroundobjects" svg:width="0.428cm" svg:height="0.35cm" draw:transform="rotate (-3.14159265358979) translate (3.517cm 21cm)" svg:viewBox="0 0 429 351" draw:points="413,327 385,339 345,348 299,350 299,351 124,351 124,350 80,348 39,339 12,327 2,313 0,313 0,0 429,0 429,313 423,313">
        <text:p/>
      </draw:polygon>
      <draw:polygon presentation:style-name="Mpr36" draw:text-style-name="MP9" draw:layer="backgroundobjects" svg:width="0.428cm" svg:height="1.129cm" draw:transform="rotate (-3.14159265358979) translate (3.327cm 21cm)" svg:viewBox="0 0 429 1130" draw:points="413,1053 386,1091 345,1118 299,1126 299,1130 124,1130 124,1126 80,1118 39,1091 11,1053 2,1006 0,1006 0,0 429,0 429,1006 423,1006">
        <text:p/>
      </draw:polygon>
      <draw:polygon presentation:style-name="Mpr36" draw:text-style-name="MP9" draw:layer="backgroundobjects" svg:width="0.428cm" svg:height="0.873cm" draw:transform="rotate (-3.14159265358979) translate (3.199cm 21cm)" svg:viewBox="0 0 429 874" draw:points="413,815 386,844 345,865 300,871 300,874 124,874 124,871 80,865 40,844 12,815 2,778 0,778 0,0 429,0 429,778 423,778">
        <text:p/>
      </draw:polygon>
      <draw:polygon presentation:style-name="Mpr36" draw:text-style-name="MP9" draw:layer="backgroundobjects" svg:width="0.428cm" svg:height="0.769cm" draw:transform="rotate (-3.14159265358979) translate (3.071cm 21cm)" svg:viewBox="0 0 429 770" draw:points="414,717 386,743 345,761 300,767 300,770 124,770 124,767 80,761 40,743 12,717 2,685 0,685 0,0 429,0 429,685 424,685">
        <text:p/>
      </draw:polygon>
      <draw:polygon presentation:style-name="Mpr36" draw:text-style-name="MP9" draw:layer="backgroundobjects" svg:width="0.428cm" svg:height="1.129cm" draw:transform="rotate (-3.14159265358979) translate (3.327cm 21cm)" svg:viewBox="0 0 429 1130" draw:points="413,1053 386,1091 345,1118 300,1126 300,1130 124,1130 124,1126 80,1118 40,1091 12,1053 2,1006 0,1006 0,0 429,0 429,1006 423,1006">
        <text:p/>
      </draw:polygon>
      <draw:polygon presentation:style-name="Mpr37" draw:text-style-name="MP9" draw:layer="backgroundobjects" svg:width="0.428cm" svg:height="0.873cm" draw:transform="rotate (-3.14159265358979) translate (3.198cm 21cm)" svg:viewBox="0 0 429 874" draw:points="412,815 385,844 344,865 299,871 299,874 124,874 124,871 79,865 39,844 11,815 2,778 0,778 0,0 429,0 429,778 423,778">
        <text:p/>
      </draw:polygon>
      <draw:polygon presentation:style-name="Mpr38" draw:text-style-name="MP9" draw:layer="backgroundobjects" svg:width="0.428cm" svg:height="0.769cm" draw:transform="rotate (-3.14159265358979) translate (3.07cm 21cm)" svg:viewBox="0 0 429 770" draw:points="413,717 386,743 345,761 300,767 300,770 124,770 124,767 79,761 39,743 11,717 2,685 0,685 0,0 429,0 429,685 423,685">
        <text:p/>
      </draw:polygon>
      <draw:polygon presentation:style-name="Mpr39" draw:text-style-name="MP9" draw:layer="backgroundobjects" svg:width="0.375cm" svg:height="0.999cm" draw:transform="rotate (-3.14159265358979) translate (27.053cm 21cm)" svg:viewBox="0 0 376 1000" draw:points="362,931 338,965 303,988 264,996 264,1000 108,1000 108,996 70,988 34,965 10,931 2,889 0,889 0,0 376,0 376,889 372,889">
        <text:p/>
      </draw:polygon>
      <draw:polygon presentation:style-name="Mpr38" draw:text-style-name="MP9" draw:layer="backgroundobjects" svg:width="0.375cm" svg:height="0.772cm" draw:transform="rotate (-3.14159265358979) translate (26.94cm 21cm)" svg:viewBox="0 0 376 773" draw:points="363,719 339,746 302,765 263,770 263,773 109,773 109,770 69,765 34,746 10,719 2,688 0,688 0,0 376,0 376,688 372,688">
        <text:p/>
      </draw:polygon>
      <draw:polygon presentation:style-name="Mpr36" draw:text-style-name="MP9" draw:layer="backgroundobjects" svg:width="0.376cm" svg:height="0.68cm" draw:transform="rotate (-3.14159265358979) translate (26.828cm 21cm)" svg:viewBox="0 0 377 681" draw:points="363,635 339,658 303,673 264,679 264,681 110,681 110,679 70,673 34,658 10,635 2,605 0,605 0,0 377,0 377,605 373,605">
        <text:p/>
      </draw:polygon>
      <draw:polygon presentation:style-name="Mpr39" draw:text-style-name="MP9" draw:layer="backgroundobjects" svg:width="0.375cm" svg:height="0.503cm" draw:transform="rotate (-3.14159265358979) translate (26.702cm 21cm)" svg:viewBox="0 0 376 504" draw:points="362,470 338,487 302,498 263,503 263,504 108,504 108,503 69,498 34,487 10,470 2,449 0,449 0,0 376,0 376,449 371,449">
        <text:p/>
      </draw:polygon>
      <draw:polygon presentation:style-name="Mpr37" draw:text-style-name="MP9" draw:layer="backgroundobjects" svg:width="0.376cm" svg:height="0.31cm" draw:transform="rotate (-3.14159265358979) translate (26.619cm 21cm)" svg:viewBox="0 0 377 311" draw:points="362,289 338,300 302,307 263,310 263,311 109,311 109,310 70,307 34,300 10,289 1,277 0,277 0,0 377,0 377,277 371,277">
        <text:p/>
      </draw:polygon>
      <draw:polygon presentation:style-name="Mpr36" draw:text-style-name="MP9" draw:layer="backgroundobjects" svg:width="0.377cm" svg:height="0.999cm" draw:transform="rotate (-3.14159265358979) translate (26.579cm 21cm)" svg:viewBox="0 0 378 1000" draw:points="363,931 340,965 303,988 264,996 264,1000 109,1000 109,996 70,988 35,965 10,931 2,889 0,889 0,0 378,0 378,889 372,889">
        <text:p/>
      </draw:polygon>
      <draw:polygon presentation:style-name="Mpr36" draw:text-style-name="MP9" draw:layer="backgroundobjects" svg:width="0.375cm" svg:height="0.772cm" draw:transform="rotate (-3.14159265358979) translate (26.466cm 21cm)" svg:viewBox="0 0 376 773" draw:points="363,719 339,746 303,765 264,770 264,773 109,773 109,770 70,765 35,746 11,719 2,688 0,688 0,0 376,0 376,688 372,688">
        <text:p/>
      </draw:polygon>
      <draw:polygon presentation:style-name="Mpr36" draw:text-style-name="MP9" draw:layer="backgroundobjects" svg:width="0.374cm" svg:height="0.68cm" draw:transform="rotate (-3.14159265358979) translate (26.352cm 21cm)" svg:viewBox="0 0 375 681" draw:points="361,635 337,658 302,673 262,679 262,681 108,681 108,679 69,673 32,658 9,635 0,605 0,605 0,0 375,0 375,605 371,605">
        <text:p/>
      </draw:polygon>
      <draw:polygon presentation:style-name="Mpr36" draw:text-style-name="MP9" draw:layer="backgroundobjects" svg:width="0.375cm" svg:height="0.503cm" draw:transform="rotate (-3.14159265358979) translate (26.228cm 21cm)" svg:viewBox="0 0 376 504" draw:points="362,470 339,487 303,498 264,503 264,504 108,504 108,503 70,498 34,487 11,470 2,449 0,449 0,0 376,0 376,449 371,449">
        <text:p/>
      </draw:polygon>
      <draw:polygon presentation:style-name="Mpr36" draw:text-style-name="MP9" draw:layer="backgroundobjects" svg:width="0.375cm" svg:height="0.31cm" draw:transform="rotate (-3.14159265358979) translate (26.144cm 21cm)" svg:viewBox="0 0 376 311" draw:points="362,289 338,300 301,307 262,310 262,311 108,311 108,310 69,307 33,300 10,289 1,277 0,277 0,0 376,0 376,277 371,277">
        <text:p/>
      </draw:polygon>
      <draw:polygon presentation:style-name="Mpr40" draw:text-style-name="MP9" draw:layer="backgroundobjects" svg:width="0.376cm" svg:height="0.999cm" draw:transform="rotate (-3.14159265358979) translate (26.578cm 21cm)" svg:viewBox="0 0 377 1000" draw:points="362,931 339,965 302,988 263,996 263,1000 109,1000 109,996 69,988 34,965 10,931 1,889 0,889 0,0 377,0 377,889 371,889">
        <text:p/>
      </draw:polygon>
      <draw:polygon presentation:style-name="Mpr36" draw:text-style-name="MP9" draw:layer="backgroundobjects" svg:width="0.376cm" svg:height="0.772cm" draw:transform="rotate (-3.14159265358979) translate (26.465cm 21cm)" svg:viewBox="0 0 377 773" draw:points="362,719 338,746 303,765 263,770 263,773 108,773 108,770 70,765 34,746 10,719 2,688 0,688 0,0 377,0 377,688 371,688">
        <text:p/>
      </draw:polygon>
      <draw:polygon presentation:style-name="Mpr39" draw:text-style-name="MP9" draw:layer="backgroundobjects" svg:width="0.375cm" svg:height="0.68cm" draw:transform="rotate (-3.14159265358979) translate (26.352cm 21cm)" svg:viewBox="0 0 376 681" draw:points="362,635 338,658 302,673 262,679 262,681 108,681 108,679 69,673 33,658 9,635 1,605 0,605 0,0 376,0 376,605 371,605">
        <text:p/>
      </draw:polygon>
      <draw:polygon presentation:style-name="Mpr40" draw:text-style-name="MP9" draw:layer="backgroundobjects" svg:width="0.375cm" svg:height="0.503cm" draw:transform="rotate (-3.14159265358979) translate (26.228cm 21cm)" svg:viewBox="0 0 376 504" draw:points="363,470 339,487 303,498 264,503 264,504 109,504 109,503 70,498 35,487 11,470 2,449 0,449 0,0 376,0 376,449 372,449">
        <text:p/>
      </draw:polygon>
      <draw:polygon presentation:style-name="Mpr41" draw:text-style-name="MP9" draw:layer="backgroundobjects" svg:width="0.375cm" svg:height="0.31cm" draw:transform="rotate (-3.14159265358979) translate (26.144cm 21cm)" svg:viewBox="0 0 376 311" draw:points="362,289 338,300 302,307 262,310 262,311 108,311 108,310 69,307 34,300 10,289 1,277 0,277 0,0 376,0 376,277 372,277">
        <text:p/>
      </draw:polygon>
      <draw:polygon presentation:style-name="Mpr36" draw:text-style-name="MP9" draw:layer="backgroundobjects" svg:width="0.375cm" svg:height="0.999cm" draw:transform="rotate (-3.14159265358979) translate (25.059cm 21cm)" svg:viewBox="0 0 376 1000" draw:points="14,931 38,965 73,988 112,996 112,1000 268,1000 268,996 306,988 342,965 366,931 374,889 376,889 376,0 0,0 0,889 4,889">
        <text:p/>
      </draw:polygon>
      <draw:polygon presentation:style-name="Mpr36" draw:text-style-name="MP9" draw:layer="backgroundobjects" svg:width="0.376cm" svg:height="0.68cm" draw:transform="rotate (-3.14159265358979) translate (25.275cm 21cm)" svg:viewBox="0 0 377 681" draw:points="14,635 38,658 74,673 113,679 113,681 267,681 267,679 307,673 343,658 367,635 375,605 377,605 377,0 0,0 0,605 4,605">
        <text:p/>
      </draw:polygon>
      <draw:polygon presentation:style-name="Mpr36" draw:text-style-name="MP9" draw:layer="backgroundobjects" svg:width="0.375cm" svg:height="0.503cm" draw:transform="rotate (-3.14159265358979) translate (25.4cm 21cm)" svg:viewBox="0 0 376 504" draw:points="14,470 38,487 74,498 113,503 113,504 268,504 268,503 307,498 342,487 366,470 374,449 376,449 376,0 0,0 0,449 5,449">
        <text:p/>
      </draw:polygon>
      <draw:polygon presentation:style-name="Mpr39" draw:text-style-name="MP9" draw:layer="backgroundobjects" svg:width="0.375cm" svg:height="0.772cm" draw:transform="rotate (-3.14159265358979) translate (25.151cm 20.999cm)" svg:viewBox="0 0 376 773" draw:points="14,719 38,746 73,765 114,770 114,773 268,773 268,770 307,765 343,746 367,719 375,688 376,688 376,0 0,0 0,688 5,688">
        <text:p/>
      </draw:polygon>
      <draw:polygon presentation:style-name="Mpr40" draw:text-style-name="MP9" draw:layer="backgroundobjects" svg:width="0.375cm" svg:height="0.68cm" draw:transform="rotate (-3.14159265358979) translate (25.276cm 21cm)" svg:viewBox="0 0 376 681" draw:points="14,635 38,658 75,673 114,679 114,681 268,681 268,679 307,673 343,658 367,635 376,605 376,605 376,0 0,0 0,605 5,605">
        <text:p/>
      </draw:polygon>
      <draw:polygon presentation:style-name="Mpr37" draw:text-style-name="MP9" draw:layer="backgroundobjects" svg:width="0.375cm" svg:height="0.503cm" draw:transform="rotate (-3.14159265358979) translate (25.4cm 21cm)" svg:viewBox="0 0 376 504" draw:points="13,470 38,487 74,498 113,503 113,504 267,504 267,503 307,498 342,487 366,470 374,449 376,449 376,0 0,0 0,449 4,449">
        <text:p/>
      </draw:polygon>
      <draw:polygon presentation:style-name="Mpr36" draw:text-style-name="MP9" draw:layer="backgroundobjects" svg:width="0.376cm" svg:height="0.31cm" draw:transform="rotate (-3.14159265358979) translate (25.465cm 21cm)" svg:viewBox="0 0 377 311" draw:points="15,289 39,300 74,307 114,310 114,311 268,311 268,310 307,307 342,300 367,289 376,277 377,277 377,0 0,0 0,277 5,277">
        <text:p/>
      </draw:polygon>
      <draw:polygon presentation:style-name="Mpr36" draw:text-style-name="MP9" draw:layer="backgroundobjects" svg:width="19.169cm" svg:height="3.261cm" svg:x="1.142cm" svg:y="0cm" svg:viewBox="0 0 19170 3262" draw:points="18450,3038 17227,3151 15403,3225 13388,3250 13388,3262 5542,3262 5542,3250 3551,3225 1727,3151 504,3038 72,2903 0,2903 0,0 19170,0 19170,2903 18906,2903">
        <text:p/>
      </draw:polygon>
      <draw:frame presentation:style-name="Mpr42" draw:text-style-name="MP7" draw:layer="backgroundobjects" svg:width="16.6cm" svg:height="2.525cm" svg:x="2.994cm" svg:y="0.384cm" presentation:class="title">
        <draw:text-box>
          <text:p text:style-name="MP7">Klicken Sie, um das Format des Titeltextes zu bearbeiten</text:p>
        </draw:text-box>
      </draw:frame>
      <draw:frame presentation:style-name="Mpr43" draw:text-style-name="MP8" draw:layer="backgroundobjects" svg:width="23.91cm" svg:height="12.171cm" svg:x="2.009cm" svg:y="4.459cm" presentation:class="outline">
        <draw:text-box>
          <text:list text:style-name="ML5">
            <text:list-item>
              <text:p text:style-name="MP7">Klicken Sie, um die Formate des Gliederungstextes zu bearbeiten</text:p>
              <text:list>
                <text:list-item>
                  <text:p text:style-name="MP7">Zweite Gliederungsebene</text:p>
                  <text:list>
                    <text:list-item>
                      <text:p text:style-name="MP7">Dritte Gliederungsebene</text:p>
                      <text:list>
                        <text:list-item>
                          <text:p text:style-name="MP7">Vierte Gliederungsebene</text:p>
                          <text:list>
                            <text:list-item>
                              <text:p text:style-name="MP7">Fünfte Gliederungsebene</text:p>
                              <text:list>
                                <text:list-item>
                                  <text:p text:style-name="MP7">Sechste Gliederungsebene</text:p>
                                  <text:list>
                                    <text:list-item>
                                      <text:p text:style-name="MP7">Siebente Gliederungsebene</text:p>
                                      <text:list>
                                        <text:list-item>
                                          <text:p text:style-name="MP7">Achte Gliederungsebene</text:p>
                                          <text:list>
                                            <text:list-item>
                                              <text:p text:style-name="MP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presentation:style-name="Mpr39" draw:text-style-name="MP9" draw:layer="backgroundobjects" svg:width="1.241cm" svg:height="3.263cm" svg:x="20.159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38" draw:text-style-name="MP9" draw:layer="backgroundobjects" svg:width="1.241cm" svg:height="2.524cm" svg:x="20.531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6" draw:text-style-name="MP9" draw:layer="backgroundobjects" svg:width="1.241cm" svg:height="2.222cm" svg:x="20.902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9" draw:text-style-name="MP9" draw:layer="backgroundobjects" svg:width="1.241cm" svg:height="1.645cm" svg:x="21.314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7" draw:text-style-name="MP9" draw:layer="backgroundobjects" svg:width="1.241cm" svg:height="1.014cm" svg:x="21.588cm" svg:y="0cm" svg:viewBox="0 0 1242 1015" draw:points="1195,946 1116,980 998,1004 867,1011 867,1015 359,1015 359,1011 230,1004 113,980 33,946 5,903 0,903 0,0 1242,0 1242,903 1225,903">
        <text:p/>
      </draw:polygon>
      <draw:polygon presentation:style-name="Mpr36" draw:text-style-name="MP9" draw:layer="backgroundobjects" svg:width="1.241cm" svg:height="2.524cm" svg:x="0.372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6" draw:text-style-name="MP9" draw:layer="backgroundobjects" svg:width="1.241cm" svg:height="2.222cm" svg:x="0.743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6" draw:text-style-name="MP9" draw:layer="backgroundobjects" svg:width="1.241cm" svg:height="1.645cm" svg:x="1.155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6" draw:text-style-name="MP9" draw:layer="backgroundobjects" svg:width="1.241cm" svg:height="1.014cm" svg:x="1.429cm" svg:y="0cm" svg:viewBox="0 0 1242 1015" draw:points="1195,946 1116,980 998,1004 867,1011 867,1015 359,1015 359,1011 230,1004 113,980 33,946 5,903 0,903 0,0 1242,0 1242,903 1225,903">
        <text:p/>
      </draw:polygon>
      <draw:polygon presentation:style-name="Mpr38" draw:text-style-name="MP9" draw:layer="backgroundobjects" svg:width="1.241cm" svg:height="3.263cm" svg:x="0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40" draw:text-style-name="MP9" draw:layer="backgroundobjects" svg:width="1.241cm" svg:height="2.524cm" svg:x="0.373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9" draw:text-style-name="MP9" draw:layer="backgroundobjects" svg:width="1.241cm" svg:height="2.222cm" svg:x="0.744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6" draw:text-style-name="MP9" draw:layer="backgroundobjects" svg:width="1.241cm" svg:height="1.645cm" svg:x="1.156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8" draw:text-style-name="MP9" draw:layer="backgroundobjects" svg:width="1.241cm" svg:height="1.014cm" svg:x="1.43cm" svg:y="0cm" svg:viewBox="0 0 1242 1015" draw:points="1195,946 1116,980 998,1004 867,1011 867,1015 359,1015 359,1011 230,1004 113,980 33,946 5,903 0,903 0,0 1242,0 1242,903 1225,903">
        <text:p/>
      </draw:polygon>
      <draw:polygon presentation:style-name="Mpr36" draw:text-style-name="MP9" draw:layer="backgroundobjects" svg:width="1.241cm" svg:height="2.222cm" svg:x="22.465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6" draw:text-style-name="MP9" draw:layer="backgroundobjects" svg:width="1.241cm" svg:height="1.645cm" svg:x="22.877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6" draw:text-style-name="MP9" draw:layer="backgroundobjects" svg:width="1.241cm" svg:height="1.014cm" svg:x="23.151cm" svg:y="0cm" svg:viewBox="0 0 1242 1015" draw:points="1195,946 1116,980 998,1004 867,1011 867,1015 359,1015 359,1011 230,1004 113,980 33,946 5,903 0,903 0,0 1242,0 1242,903 1225,903">
        <text:p/>
      </draw:polygon>
      <draw:polygon presentation:style-name="Mpr40" draw:text-style-name="MP9" draw:layer="backgroundobjects" svg:width="1.241cm" svg:height="3.263cm" svg:x="21.865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36" draw:text-style-name="MP9" draw:layer="backgroundobjects" svg:width="1.241cm" svg:height="2.524cm" svg:x="22.094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9" draw:text-style-name="MP9" draw:layer="backgroundobjects" svg:width="1.241cm" svg:height="2.222cm" svg:x="22.466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40" draw:text-style-name="MP9" draw:layer="backgroundobjects" svg:width="1.241cm" svg:height="1.645cm" svg:x="22.878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41" draw:text-style-name="MP9" draw:layer="backgroundobjects" svg:width="1.241cm" svg:height="1.014cm" svg:x="23.152cm" svg:y="0cm" svg:viewBox="0 0 1242 1015" draw:points="1195,946 1116,980 998,1004 867,1011 867,1015 359,1015 359,1011 230,1004 113,980 33,946 5,903 0,903 0,0 1242,0 1242,903 1225,903">
        <text:p/>
      </draw:polygon>
      <draw:polygon presentation:style-name="Mpr36" draw:text-style-name="MP9" draw:layer="backgroundobjects" svg:width="1.241cm" svg:height="3.263cm" svg:x="23.702cm" svg:y="0cm" svg:viewBox="0 0 1242 3264" draw:points="1195,3041 1116,3152 998,3228 867,3252 867,3264 359,3264 359,3252 230,3228 113,3152 33,3041 5,2905 0,2905 0,0 1242,0 1242,2905 1225,2905">
        <text:p/>
      </draw:polygon>
      <draw:polygon presentation:style-name="Mpr36" draw:text-style-name="MP9" draw:layer="backgroundobjects" svg:width="1.241cm" svg:height="2.222cm" svg:x="24.445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6" draw:text-style-name="MP9" draw:layer="backgroundobjects" svg:width="1.241cm" svg:height="1.645cm" svg:x="24.857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6" draw:text-style-name="MP9" draw:layer="backgroundobjects" svg:width="1.241cm" svg:height="1.014cm" svg:x="25.131cm" svg:y="0cm" svg:viewBox="0 0 1242 1015" draw:points="1195,946 1116,980 998,1004 867,1011 867,1015 359,1015 359,1011 230,1004 113,980 33,946 5,903 0,903 0,0 1242,0 1242,903 1225,903">
        <text:p/>
      </draw:polygon>
      <draw:polygon presentation:style-name="Mpr37" draw:text-style-name="MP9" draw:layer="backgroundobjects" svg:width="1.241cm" svg:height="2.524cm" svg:x="24.082cm" svg:y="0cm" svg:viewBox="0 0 1242 2525" draw:points="1195,2352 1116,2438 998,2497 867,2516 867,2525 359,2525 359,2516 230,2497 113,2438 33,2352 5,2247 0,2247 0,0 1242,0 1242,2247 1225,2247">
        <text:p/>
      </draw:polygon>
      <draw:polygon presentation:style-name="Mpr38" draw:text-style-name="MP9" draw:layer="backgroundobjects" svg:width="1.241cm" svg:height="2.222cm" svg:x="24.446cm" svg:y="0cm" svg:viewBox="0 0 1242 2223" draw:points="1195,2071 1116,2147 998,2198 867,2215 867,2223 359,2223 359,2215 230,2198 113,2147 33,2071 5,1978 0,1978 0,0 1242,0 1242,1978 1225,1978">
        <text:p/>
      </draw:polygon>
      <draw:polygon presentation:style-name="Mpr36" draw:text-style-name="MP9" draw:layer="backgroundobjects" svg:width="1.241cm" svg:height="1.645cm" svg:x="24.845cm" svg:y="0cm" svg:viewBox="0 0 1242 1646" draw:points="1195,1534 1116,1590 998,1628 867,1640 867,1646 359,1646 359,1640 230,1628 113,1590 33,1534 5,1465 0,1465 0,0 1242,0 1242,1465 1225,1465">
        <text:p/>
      </draw:polygon>
      <draw:polygon presentation:style-name="Mpr38" draw:text-style-name="MP9" draw:layer="backgroundobjects" svg:width="1.241cm" svg:height="1.014cm" svg:x="25.132cm" svg:y="0cm" svg:viewBox="0 0 1242 1015" draw:points="1195,946 1116,980 998,1004 867,1011 867,1015 359,1015 359,1011 230,1004 113,980 33,946 5,903 0,903 0,0 1242,0 1242,903 1225,903">
        <text:p/>
      </draw:polygon>
      <draw:polygon presentation:style-name="Mpr36" draw:text-style-name="MP9" draw:layer="backgroundobjects" svg:width="1.241cm" svg:height="3.263cm" svg:x="26.758cm" svg:y="0cm" svg:viewBox="0 0 1242 3264" draw:points="47,3041 126,3152 244,3228 375,3252 375,3264 883,3264 883,3252 1012,3228 1129,3152 1209,3041 1237,2905 1242,2905 1242,0 0,0 0,2905 17,2905">
        <text:p/>
      </draw:polygon>
      <draw:polygon presentation:style-name="Mpr36" draw:text-style-name="MP9" draw:layer="backgroundobjects" svg:width="1.241cm" svg:height="2.222cm" svg:x="26.015cm" svg:y="0cm" svg:viewBox="0 0 1242 2223" draw:points="47,2071 126,2147 244,2198 375,2215 375,2223 883,2223 883,2215 1012,2198 1129,2147 1209,2071 1237,1978 1242,1978 1242,0 0,0 0,1978 17,1978">
        <text:p/>
      </draw:polygon>
      <draw:polygon presentation:style-name="Mpr36" draw:text-style-name="MP9" draw:layer="backgroundobjects" svg:width="1.241cm" svg:height="1.014cm" svg:x="25.329cm" svg:y="0cm" svg:viewBox="0 0 1242 1015" draw:points="47,946 126,980 244,1004 375,1011 375,1015 883,1015 883,1011 1012,1004 1129,980 1209,946 1237,903 1242,903 1242,0 0,0 0,903 17,903">
        <text:p/>
      </draw:polygon>
      <draw:polygon presentation:style-name="Mpr39" draw:text-style-name="MP9" draw:layer="backgroundobjects" svg:width="1.241cm" svg:height="2.524cm" svg:x="26.348cm" svg:y="0cm" svg:viewBox="0 0 1242 2525" draw:points="47,2352 126,2438 244,2497 375,2516 375,2525 883,2525 883,2516 1012,2497 1129,2438 1209,2352 1237,2247 1242,2247 1242,0 0,0 0,2247 17,2247">
        <text:p/>
      </draw:polygon>
      <draw:polygon presentation:style-name="Mpr40" draw:text-style-name="MP9" draw:layer="backgroundobjects" svg:width="1.241cm" svg:height="2.222cm" svg:x="26.014cm" svg:y="0cm" svg:viewBox="0 0 1242 2223" draw:points="47,2071 126,2147 244,2198 375,2215 375,2223 883,2223 883,2215 1012,2198 1129,2147 1209,2071 1237,1978 1242,1978 1242,0 0,0 0,1978 17,1978">
        <text:p/>
      </draw:polygon>
      <draw:polygon presentation:style-name="Mpr37" draw:text-style-name="MP9" draw:layer="backgroundobjects" svg:width="1.241cm" svg:height="1.645cm" svg:x="25.666cm" svg:y="0cm" svg:viewBox="0 0 1242 1646" draw:points="47,1534 126,1590 244,1628 375,1640 375,1646 883,1646 883,1640 1012,1628 1129,1590 1209,1534 1237,1465 1242,1465 1242,0 0,0 0,1465 17,1465">
        <text:p/>
      </draw:polygon>
      <draw:polygon presentation:style-name="Mpr36" draw:text-style-name="MP9" draw:layer="backgroundobjects" svg:width="1.241cm" svg:height="1.014cm" svg:x="25.328cm" svg:y="0cm" svg:viewBox="0 0 1242 1015" draw:points="47,946 126,980 244,1004 375,1011 375,1015 883,1015 883,1011 1012,1004 1129,980 1209,946 1237,903 1242,903 1242,0 0,0 0,903 17,903">
        <text:p/>
      </draw:polygon>
      <draw:polygon presentation:style-name="Mpr36" draw:text-style-name="MP9" draw:layer="backgroundobjects" svg:width="1.241cm" svg:height="2.524cm" draw:transform="rotate (-3.14159265358979) translate (27.628cm 21cm)" svg:viewBox="0 0 1242 2525" draw:points="1195,2352 1116,2438 998,2497 867,2516 867,2525 359,2525 359,2516 230,2497 113,2438 33,2352 5,2247 0,2247 0,0 1242,0 1242,2247 1225,2247">
        <text:p/>
      </draw:polygon>
      <draw:polygon presentation:style-name="Mpr36" draw:text-style-name="MP9" draw:layer="backgroundobjects" svg:width="1.241cm" svg:height="2.222cm" draw:transform="rotate (-3.14159265358979) translate (27.257cm 21cm)" svg:viewBox="0 0 1242 2223" draw:points="1195,2071 1116,2147 998,2198 867,2215 867,2223 359,2223 359,2215 230,2198 113,2147 33,2071 5,1978 0,1978 0,0 1242,0 1242,1978 1225,1978">
        <text:p/>
      </draw:polygon>
      <draw:polygon presentation:style-name="Mpr38" draw:text-style-name="MP9" draw:layer="backgroundobjects" svg:width="1.241cm" svg:height="3.263cm" draw:transform="rotate (-3.14159265358979) translate (28cm 21cm)" svg:viewBox="0 0 1242 3264" draw:points="1195,3041 1116,3152 998,3228 867,3252 867,3264 359,3264 359,3252 230,3228 113,3152 33,3041 5,2905 0,2905 0,0 1242,0 1242,2905 1225,2905">
        <text:p/>
      </draw:polygon>
      <draw:polygon presentation:style-name="Mpr40" draw:text-style-name="MP9" draw:layer="backgroundobjects" svg:width="1.241cm" svg:height="2.524cm" draw:transform="rotate (-3.14159265358979) translate (27.627cm 21cm)" svg:viewBox="0 0 1242 2525" draw:points="1195,2352 1116,2438 998,2497 867,2516 867,2525 359,2525 359,2516 230,2497 113,2438 33,2352 5,2247 0,2247 0,0 1242,0 1242,2247 1225,2247">
        <text:p/>
      </draw:polygon>
      <draw:polygon presentation:style-name="Mpr39" draw:text-style-name="MP9" draw:layer="backgroundobjects" svg:width="1.241cm" svg:height="2.222cm" draw:transform="rotate (-3.14159265358979) translate (27.25cm 21cm)" svg:viewBox="0 0 1242 2223" draw:points="1195,2071 1116,2147 998,2198 867,2215 867,2223 359,2223 359,2215 230,2198 113,2147 33,2071 5,1978 0,1978 0,0 1242,0 1242,1978 1225,1978">
        <text:p/>
      </draw:polygon>
      <draw:polygon presentation:style-name="Mpr36" draw:text-style-name="MP9" draw:layer="backgroundobjects" svg:width="1.241cm" svg:height="1.645cm" draw:transform="rotate (-3.14159265358979) translate (26.934cm 21cm)" svg:viewBox="0 0 1242 1646" draw:points="1195,1534 1116,1590 998,1628 867,1640 867,1646 359,1646 359,1640 230,1628 113,1590 33,1534 5,1465 0,1465 0,0 1242,0 1242,1465 1225,1465">
        <text:p/>
      </draw:polygon>
      <draw:polygon presentation:style-name="Mpr38" draw:text-style-name="MP9" draw:layer="backgroundobjects" svg:width="1.301cm" svg:height="1.014cm" draw:transform="rotate (-3.14159265358979) translate (26.496cm 21cm)" svg:viewBox="0 0 1302 1015" draw:points="1253,946 1171,980 1047,1004 908,1011 908,1015 377,1015 377,1011 242,1004 118,980 34,946 5,903 0,903 0,0 1302,0 1302,903 1284,903">
        <text:p/>
      </draw:polygon>
      <draw:frame draw:style-name="Mgr4" draw:text-style-name="MP12" draw:layer="backgroundobjects" svg:width="1.3cm" svg:height="0.831cm" svg:x="25.19cm" svg:y="20.207cm">
        <draw:text-box>
          <text:p text:style-name="MP10"><text:span text:style-name="MT3"><text:page-number>&lt;number&gt;</text:page-number></text:span></text:p>
        </draw:text-box>
      </draw:frame>
      <draw:polygon presentation:style-name="Mpr39" draw:text-style-name="MP9" draw:layer="backgroundobjects" svg:width="0.729cm" svg:height="1.919cm" draw:transform="rotate (-3.14159265358979) translate (7.812cm 21cm)" svg:viewBox="0 0 730 1920" draw:points="702,1789 656,1854 587,1899 510,1913 510,1920 211,1920 211,1913 135,1899 66,1854 19,1789 3,1709 0,1709 0,0 730,0 730,1709 720,1709">
        <text:p/>
      </draw:polygon>
      <draw:polygon presentation:style-name="Mpr38" draw:text-style-name="MP9" draw:layer="backgroundobjects" svg:width="0.729cm" svg:height="1.484cm" draw:transform="rotate (-3.14159265358979) translate (7.543cm 21cm)" svg:viewBox="0 0 730 1485" draw:points="702,1384 656,1434 586,1469 509,1480 509,1485 211,1485 211,1480 135,1469 66,1434 19,1384 3,1322 0,1322 0,0 730,0 730,1322 720,1322">
        <text:p/>
      </draw:polygon>
      <draw:polygon presentation:style-name="Mpr36" draw:text-style-name="MP9" draw:layer="backgroundobjects" svg:width="0.729cm" svg:height="1.307cm" draw:transform="rotate (-3.14159265358979) translate (7.375cm 21cm)" svg:viewBox="0 0 730 1308" draw:points="702,1218 656,1263 586,1293 509,1303 509,1308 211,1308 211,1303 135,1293 66,1263 19,1218 3,1164 0,1164 0,0 730,0 730,1164 720,1164">
        <text:p/>
      </draw:polygon>
      <draw:polygon presentation:style-name="Mpr39" draw:text-style-name="MP9" draw:layer="backgroundobjects" svg:width="0.729cm" svg:height="0.967cm" draw:transform="rotate (-3.14159265358979) translate (7.133cm 21cm)" svg:viewBox="0 0 730 968" draw:points="702,902 656,935 587,958 510,965 510,968 211,968 211,965 135,958 66,935 19,902 3,862 0,862 0,0 730,0 730,862 720,862">
        <text:p/>
      </draw:polygon>
      <draw:polygon presentation:style-name="Mpr37" draw:text-style-name="MP9" draw:layer="backgroundobjects" svg:width="0.729cm" svg:height="0.596cm" draw:transform="rotate (-3.14159265358979) translate (6.972cm 21cm)" svg:viewBox="0 0 730 597" draw:points="702,556 656,576 587,591 510,595 510,597 211,597 211,595 135,591 66,576 19,556 3,531 0,531 0,0 730,0 730,531 720,531">
        <text:p/>
      </draw:polygon>
      <draw:polygon presentation:style-name="Mpr36" draw:text-style-name="MP9" draw:layer="backgroundobjects" svg:width="0.729cm" svg:height="0.967cm" draw:transform="rotate (-3.14159265358979) translate (6.214cm 21cm)" svg:viewBox="0 0 730 968" draw:points="702,902 656,935 586,958 509,965 509,968 211,968 211,965 135,958 66,935 19,902 3,862 0,862 0,0 730,0 730,862 720,862">
        <text:p/>
      </draw:polygon>
      <draw:polygon presentation:style-name="Mpr40" draw:text-style-name="MP9" draw:layer="backgroundobjects" svg:width="0.729cm" svg:height="1.919cm" draw:transform="rotate (-3.14159265358979) translate (6.977cm 21cm)" svg:viewBox="0 0 730 1920" draw:points="703,1789 656,1854 587,1899 510,1913 510,1920 211,1920 211,1913 136,1899 67,1854 20,1789 3,1709 0,1709 0,0 730,0 730,1709 720,1709">
        <text:p/>
      </draw:polygon>
      <draw:polygon presentation:style-name="Mpr36" draw:text-style-name="MP9" draw:layer="backgroundobjects" svg:width="0.729cm" svg:height="1.484cm" draw:transform="rotate (-3.14159265358979) translate (6.648cm 21cm)" svg:viewBox="0 0 730 1485" draw:points="702,1384 656,1434 587,1469 510,1480 510,1485 211,1485 211,1480 135,1469 66,1434 19,1384 3,1322 0,1322 0,0 730,0 730,1322 720,1322">
        <text:p/>
      </draw:polygon>
      <draw:polygon presentation:style-name="Mpr39" draw:text-style-name="MP9" draw:layer="backgroundobjects" svg:width="0.729cm" svg:height="1.307cm" draw:transform="rotate (-3.14159265358979) translate (6.465cm 21cm)" svg:viewBox="0 0 730 1308" draw:points="703,1218 656,1263 587,1293 510,1303 510,1308 211,1308 211,1303 135,1293 66,1263 19,1218 3,1164 0,1164 0,0 730,0 730,1164 720,1164">
        <text:p/>
      </draw:polygon>
      <draw:polygon presentation:style-name="Mpr40" draw:text-style-name="MP9" draw:layer="backgroundobjects" svg:width="0.729cm" svg:height="0.967cm" draw:transform="rotate (-3.14159265358979) translate (6.214cm 21cm)" svg:viewBox="0 0 730 968" draw:points="703,902 656,935 587,958 510,965 510,968 211,968 211,965 135,958 67,935 20,902 3,862 0,862 0,0 730,0 730,862 720,862">
        <text:p/>
      </draw:polygon>
      <draw:polygon presentation:style-name="Mpr37" draw:text-style-name="MP9" draw:layer="backgroundobjects" svg:width="0.729cm" svg:height="0.596cm" draw:transform="rotate (-3.14159265358979) translate (6.053cm 21cm)" svg:viewBox="0 0 730 597" draw:points="703,556 656,576 587,591 510,595 510,597 211,597 211,595 136,591 67,576 20,556 3,531 0,531 0,0 730,0 730,531 720,531">
        <text:p/>
      </draw:polygon>
      <draw:polygon presentation:style-name="Mpr36" draw:text-style-name="MP9" draw:layer="backgroundobjects" svg:width="0.897cm" svg:height="1.378cm" draw:transform="rotate (-3.14159265358979) translate (2.799cm 21cm)" svg:viewBox="0 0 898 1379" draw:points="864,1285 807,1332 722,1364 627,1374 627,1379 260,1379 260,1374 166,1364 82,1332 24,1285 4,1227 0,1227 0,0 898,0 898,1227 886,1227">
        <text:p/>
      </draw:polygon>
      <draw:polygon presentation:style-name="Mpr36" draw:text-style-name="MP9" draw:layer="backgroundobjects" svg:width="1.241cm" svg:height="1.014cm" draw:transform="rotate (-3.14159265358979) translate (2.869cm 21cm)" svg:viewBox="0 0 1242 1015" draw:points="1195,946 1116,980 998,1004 867,1011 867,1015 359,1015 359,1011 230,1004 113,980 33,946 5,903 0,903 0,0 1242,0 1242,903 1225,903">
        <text:p/>
      </draw:polygon>
      <draw:polygon presentation:style-name="Mpr36" draw:text-style-name="MP9" draw:layer="backgroundobjects" svg:width="1.09cm" svg:height="1.433cm" draw:transform="rotate (-3.14159265358979) translate (2.991cm 21cm)" svg:viewBox="0 0 1091 1434" draw:points="1050,1336 980,1385 877,1418 762,1429 762,1434 315,1434 315,1429 202,1418 99,1385 29,1336 4,1276 0,1276 0,0 1091,0 1091,1276 1076,1276">
        <text:p/>
      </draw:polygon>
      <draw:polygon presentation:style-name="Mpr38" draw:text-style-name="MP9" draw:layer="backgroundobjects" svg:width="1.241cm" svg:height="1.014cm" draw:transform="rotate (-3.14159265358979) translate (2.868cm 21cm)" svg:viewBox="0 0 1242 1015" draw:points="1195,946 1116,980 998,1004 867,1011 867,1015 359,1015 359,1011 230,1004 113,980 33,946 5,903 0,903 0,0 1242,0 1242,903 1225,903">
        <text:p/>
      </draw:polygon>
      <draw:polygon presentation:style-name="Mpr36" draw:text-style-name="MP9" draw:layer="backgroundobjects" svg:width="1.241cm" svg:height="3.263cm" draw:transform="rotate (-3.14159265358979) translate (1.242cm 21cm)" svg:viewBox="0 0 1242 3264" draw:points="47,3041 126,3152 244,3228 375,3252 375,3264 883,3264 883,3252 1012,3228 1129,3152 1209,3041 1237,2905 1242,2905 1242,0 0,0 0,2905 17,2905">
        <text:p/>
      </draw:polygon>
      <draw:polygon presentation:style-name="Mpr36" draw:text-style-name="MP9" draw:layer="backgroundobjects" svg:width="1.241cm" svg:height="2.524cm" draw:transform="rotate (-3.14159265358979) translate (1.614cm 21cm)" svg:viewBox="0 0 1242 2525" draw:points="47,2352 126,2438 244,2497 375,2516 375,2525 883,2525 883,2516 1012,2497 1129,2438 1209,2352 1237,2247 1242,2247 1242,0 0,0 0,2247 17,2247">
        <text:p/>
      </draw:polygon>
      <draw:polygon presentation:style-name="Mpr36" draw:text-style-name="MP9" draw:layer="backgroundobjects" svg:width="1.241cm" svg:height="2.222cm" draw:transform="rotate (-3.14159265358979) translate (1.985cm 21cm)" svg:viewBox="0 0 1242 2223" draw:points="47,2071 126,2147 244,2198 375,2215 375,2223 883,2223 883,2215 1012,2198 1129,2147 1209,2071 1237,1978 1242,1978 1242,0 0,0 0,1978 17,1978">
        <text:p/>
      </draw:polygon>
      <draw:polygon presentation:style-name="Mpr36" draw:text-style-name="MP9" draw:layer="backgroundobjects" svg:width="1.241cm" svg:height="1.645cm" draw:transform="rotate (-3.14159265358979) translate (2.397cm 21cm)" svg:viewBox="0 0 1242 1646" draw:points="47,1534 126,1590 244,1628 375,1640 375,1646 883,1646 883,1640 1012,1628 1129,1590 1209,1534 1237,1465 1242,1465 1242,0 0,0 0,1465 17,1465">
        <text:p/>
      </draw:polygon>
      <draw:polygon presentation:style-name="Mpr36" draw:text-style-name="MP9" draw:layer="backgroundobjects" svg:width="1.241cm" svg:height="1.014cm" draw:transform="rotate (-3.14159265358979) translate (2.671cm 21cm)" svg:viewBox="0 0 1242 1015" draw:points="47,946 126,980 244,1004 375,1011 375,1015 883,1015 883,1011 1012,1004 1129,980 1209,946 1237,903 1242,903 1242,0 0,0 0,903 17,903">
        <text:p/>
      </draw:polygon>
      <draw:polygon presentation:style-name="Mpr39" draw:text-style-name="MP9" draw:layer="backgroundobjects" svg:width="1.241cm" svg:height="2.524cm" draw:transform="rotate (-3.14159265358979) translate (1.615cm 21cm)" svg:viewBox="0 0 1242 2525" draw:points="47,2352 126,2438 244,2497 375,2516 375,2525 883,2525 883,2516 1012,2497 1129,2438 1209,2352 1237,2247 1242,2247 1242,0 0,0 0,2247 17,2247">
        <text:p/>
      </draw:polygon>
      <draw:polygon presentation:style-name="Mpr40" draw:text-style-name="MP9" draw:layer="backgroundobjects" svg:width="1.241cm" svg:height="2.222cm" draw:transform="rotate (-3.14159265358979) translate (1.986cm 21cm)" svg:viewBox="0 0 1242 2223" draw:points="47,2071 126,2147 244,2198 375,2215 375,2223 883,2223 883,2215 1012,2198 1129,2147 1209,2071 1237,1978 1242,1978 1242,0 0,0 0,1978 17,1978">
        <text:p/>
      </draw:polygon>
      <draw:polygon presentation:style-name="Mpr37" draw:text-style-name="MP9" draw:layer="backgroundobjects" svg:width="1.241cm" svg:height="1.645cm" draw:transform="rotate (-3.14159265358979) translate (2.398cm 21cm)" svg:viewBox="0 0 1242 1646" draw:points="47,1534 126,1590 244,1628 375,1640 375,1646 883,1646 883,1640 1012,1628 1129,1590 1209,1534 1237,1465 1242,1465 1242,0 0,0 0,1465 17,1465">
        <text:p/>
      </draw:polygon>
      <draw:polygon presentation:style-name="Mpr36" draw:text-style-name="MP9" draw:layer="backgroundobjects" svg:width="1.241cm" svg:height="1.014cm" draw:transform="rotate (-3.14159265358979) translate (2.672cm 21cm)" svg:viewBox="0 0 1242 1015" draw:points="47,946 126,980 244,1004 375,1011 375,1015 883,1015 883,1011 1012,1004 1129,980 1209,946 1237,903 1242,903 1242,0 0,0 0,903 17,903">
        <text:p/>
      </draw:polygon>
      <draw:polygon presentation:style-name="Mpr39" draw:text-style-name="MP9" draw:layer="backgroundobjects" svg:width="0.951cm" svg:height="2.499cm" draw:transform="rotate (-3.14159265358979) translate (13.852cm 21cm)" svg:viewBox="0 0 952 2500" draw:points="916,2329 855,2414 765,2472 665,2491 665,2500 275,2500 275,2491 176,2472 87,2414 25,2329 4,2225 0,2225 0,0 952,0 952,2225 939,2225">
        <text:p/>
      </draw:polygon>
      <draw:polygon presentation:style-name="Mpr38" draw:text-style-name="MP9" draw:layer="backgroundobjects" svg:width="0.951cm" svg:height="1.933cm" draw:transform="rotate (-3.14159265358979) translate (13.567cm 21cm)" svg:viewBox="0 0 952 1934" draw:points="916,1801 856,1867 765,1913 665,1927 665,1934 275,1934 275,1927 176,1913 87,1867 25,1801 4,1721 0,1721 0,0 952,0 952,1721 939,1721">
        <text:p/>
      </draw:polygon>
      <draw:polygon presentation:style-name="Mpr36" draw:text-style-name="MP9" draw:layer="backgroundobjects" svg:width="0.951cm" svg:height="1.702cm" draw:transform="rotate (-3.14159265358979) translate (13.283cm 21cm)" svg:viewBox="0 0 952 1703" draw:points="916,1586 856,1644 765,1684 665,1697 665,1703 276,1703 276,1697 177,1684 87,1644 26,1586 4,1515 0,1515 0,0 952,0 952,1515 939,1515">
        <text:p/>
      </draw:polygon>
      <draw:polygon presentation:style-name="Mpr39" draw:text-style-name="MP9" draw:layer="backgroundobjects" svg:width="0.951cm" svg:height="1.26cm" draw:transform="rotate (-3.14159265358979) translate (12.967cm 21cm)" svg:viewBox="0 0 952 1261" draw:points="916,1175 856,1218 765,1247 665,1256 665,1261 275,1261 275,1256 177,1247 87,1218 26,1175 4,1122 0,1122 0,0 952,0 952,1122 939,1122">
        <text:p/>
      </draw:polygon>
      <draw:polygon presentation:style-name="Mpr37" draw:text-style-name="MP9" draw:layer="backgroundobjects" svg:width="0.951cm" svg:height="0.776cm" draw:transform="rotate (-3.14159265358979) translate (12.757cm 21cm)" svg:viewBox="0 0 952 777" draw:points="916,725 856,751 765,769 665,774 665,777 275,777 275,774 177,769 87,751 26,725 4,692 0,692 0,0 952,0 952,692 939,692">
        <text:p/>
      </draw:polygon>
      <draw:polygon presentation:style-name="Mpr36" draw:text-style-name="MP9" draw:layer="backgroundobjects" svg:width="0.951cm" svg:height="1.933cm" draw:transform="rotate (-3.14159265358979) translate (12.369cm 21cm)" svg:viewBox="0 0 952 1934" draw:points="916,1801 856,1867 765,1913 665,1927 665,1934 275,1934 275,1927 176,1913 87,1867 25,1801 4,1721 0,1721 0,0 952,0 952,1721 939,1721">
        <text:p/>
      </draw:polygon>
      <draw:polygon presentation:style-name="Mpr36" draw:text-style-name="MP9" draw:layer="backgroundobjects" svg:width="0.95cm" svg:height="1.702cm" draw:transform="rotate (-3.14159265358979) translate (12.084cm 21cm)" svg:viewBox="0 0 951 1703" draw:points="915,1586 855,1644 764,1684 664,1697 664,1703 275,1703 275,1697 176,1684 86,1644 25,1586 3,1515 0,1515 0,0 951,0 951,1515 938,1515">
        <text:p/>
      </draw:polygon>
      <draw:polygon presentation:style-name="Mpr36" draw:text-style-name="MP9" draw:layer="backgroundobjects" svg:width="0.951cm" svg:height="1.26cm" draw:transform="rotate (-3.14159265358979) translate (11.769cm 21cm)" svg:viewBox="0 0 952 1261" draw:points="916,1175 856,1218 765,1247 665,1256 665,1261 275,1261 275,1256 177,1247 87,1218 26,1175 4,1122 0,1122 0,0 952,0 952,1122 939,1122">
        <text:p/>
      </draw:polygon>
      <draw:polygon presentation:style-name="Mpr36" draw:text-style-name="MP9" draw:layer="backgroundobjects" svg:width="0.951cm" svg:height="0.776cm" draw:transform="rotate (-3.14159265358979) translate (11.559cm 21cm)" svg:viewBox="0 0 952 777" draw:points="916,725 856,751 765,769 665,774 665,777 275,777 275,774 177,769 87,751 26,725 4,692 0,692 0,0 952,0 952,692 939,692">
        <text:p/>
      </draw:polygon>
      <draw:polygon presentation:style-name="Mpr40" draw:text-style-name="MP9" draw:layer="backgroundobjects" svg:width="0.951cm" svg:height="2.499cm" draw:transform="rotate (-3.14159265358979) translate (12.627cm 21cm)" svg:viewBox="0 0 952 2500" draw:points="916,2329 855,2414 765,2472 664,2491 664,2500 275,2500 275,2491 176,2472 86,2414 25,2329 4,2225 0,2225 0,0 952,0 952,2225 939,2225">
        <text:p/>
      </draw:polygon>
      <draw:polygon presentation:style-name="Mpr36" draw:text-style-name="MP9" draw:layer="backgroundobjects" svg:width="0.951cm" svg:height="1.933cm" draw:transform="rotate (-3.14159265358979) translate (12.368cm 21cm)" svg:viewBox="0 0 952 1934" draw:points="916,1801 855,1867 765,1913 664,1927 664,1934 275,1934 275,1927 176,1913 87,1867 25,1801 4,1721 0,1721 0,0 952,0 952,1721 939,1721">
        <text:p/>
      </draw:polygon>
      <draw:polygon presentation:style-name="Mpr39" draw:text-style-name="MP9" draw:layer="backgroundobjects" svg:width="0.951cm" svg:height="1.702cm" draw:transform="rotate (-3.14159265358979) translate (12.084cm 21cm)" svg:viewBox="0 0 952 1703" draw:points="916,1586 856,1644 765,1684 665,1697 665,1703 275,1703 275,1697 177,1684 87,1644 26,1586 4,1515 0,1515 0,0 952,0 952,1515 939,1515">
        <text:p/>
      </draw:polygon>
      <draw:polygon presentation:style-name="Mpr40" draw:text-style-name="MP9" draw:layer="backgroundobjects" svg:width="0.951cm" svg:height="1.26cm" draw:transform="rotate (-3.14159265358979) translate (11.768cm 21cm)" svg:viewBox="0 0 952 1261" draw:points="916,1175 855,1218 765,1247 665,1256 665,1261 275,1261 275,1256 176,1247 87,1218 25,1175 4,1122 0,1122 0,0 952,0 952,1122 939,1122">
        <text:p/>
      </draw:polygon>
      <draw:polygon presentation:style-name="Mpr41" draw:text-style-name="MP9" draw:layer="backgroundobjects" svg:width="0.951cm" svg:height="0.776cm" draw:transform="rotate (-3.14159265358979) translate (11.558cm 21cm)" svg:viewBox="0 0 952 777" draw:points="916,725 855,751 765,769 665,774 665,777 275,777 275,774 176,769 87,751 25,725 4,692 0,692 0,0 952,0 952,692 939,692">
        <text:p/>
      </draw:polygon>
      <draw:polygon presentation:style-name="Mpr36" draw:text-style-name="MP9" draw:layer="backgroundobjects" svg:width="0.951cm" svg:height="2.499cm" draw:transform="rotate (-3.14159265358979) translate (11.136cm 21cm)" svg:viewBox="0 0 952 2500" draw:points="916,2329 855,2414 765,2472 664,2491 664,2500 275,2500 275,2491 176,2472 86,2414 25,2329 3,2225 0,2225 0,0 952,0 952,2225 939,2225">
        <text:p/>
      </draw:polygon>
      <draw:polygon presentation:style-name="Mpr36" draw:text-style-name="MP9" draw:layer="backgroundobjects" svg:width="0.951cm" svg:height="1.26cm" draw:transform="rotate (-3.14159265358979) translate (10.251cm 21cm)" svg:viewBox="0 0 952 1261" draw:points="916,1175 855,1218 765,1247 664,1256 664,1261 275,1261 275,1256 176,1247 87,1218 25,1175 4,1122 0,1122 0,0 952,0 952,1122 939,1122">
        <text:p/>
      </draw:polygon>
      <draw:polygon presentation:style-name="Mpr36" draw:text-style-name="MP9" draw:layer="backgroundobjects" svg:width="0.951cm" svg:height="0.776cm" draw:transform="rotate (-3.14159265358979) translate (10.041cm 21cm)" svg:viewBox="0 0 952 777" draw:points="916,725 855,751 765,769 664,774 664,777 275,777 275,774 176,769 87,751 25,725 4,692 0,692 0,0 952,0 952,692 939,692">
        <text:p/>
      </draw:polygon>
      <draw:polygon presentation:style-name="Mpr37" draw:text-style-name="MP9" draw:layer="backgroundobjects" svg:width="0.951cm" svg:height="1.933cm" draw:transform="rotate (-3.14159265358979) translate (10.881cm 21cm)" svg:viewBox="0 0 952 1934" draw:points="915,1801 855,1867 765,1913 664,1927 664,1934 275,1934 275,1927 176,1913 86,1867 25,1801 3,1721 0,1721 0,0 952,0 952,1721 938,1721">
        <text:p/>
      </draw:polygon>
      <draw:polygon presentation:style-name="Mpr38" draw:text-style-name="MP9" draw:layer="backgroundobjects" svg:width="0.951cm" svg:height="1.702cm" draw:transform="rotate (-3.14159265358979) translate (10.522cm 21cm)" svg:viewBox="0 0 952 1703" draw:points="916,1586 855,1644 765,1684 664,1697 664,1703 275,1703 275,1697 176,1684 87,1644 25,1586 4,1515 0,1515 0,0 952,0 952,1515 939,1515">
        <text:p/>
      </draw:polygon>
      <draw:polygon presentation:style-name="Mpr36" draw:text-style-name="MP9" draw:layer="backgroundobjects" svg:width="0.951cm" svg:height="1.26cm" draw:transform="rotate (-3.14159265358979) translate (10.25cm 21cm)" svg:viewBox="0 0 952 1261" draw:points="916,1175 855,1218 765,1247 664,1256 664,1261 275,1261 275,1256 176,1247 86,1218 25,1175 4,1122 0,1122 0,0 952,0 952,1122 939,1122">
        <text:p/>
      </draw:polygon>
      <draw:polygon presentation:style-name="Mpr36" draw:text-style-name="MP9" draw:layer="backgroundobjects" svg:width="0.951cm" svg:height="1.933cm" draw:transform="rotate (-3.14159265358979) translate (9.079cm 21cm)" svg:viewBox="0 0 952 1934" draw:points="36,1801 96,1867 187,1913 287,1927 287,1934 677,1934 677,1927 776,1913 865,1867 927,1801 948,1721 952,1721 952,0 0,0 0,1721 13,1721">
        <text:p/>
      </draw:polygon>
      <draw:polygon presentation:style-name="Mpr36" draw:text-style-name="MP9" draw:layer="backgroundobjects" svg:width="0.951cm" svg:height="1.702cm" draw:transform="rotate (-3.14159265358979) translate (9.363cm 21cm)" svg:viewBox="0 0 952 1703" draw:points="36,1586 96,1644 187,1684 287,1697 287,1703 676,1703 676,1697 775,1684 865,1644 926,1586 948,1515 952,1515 952,0 0,0 0,1515 13,1515">
        <text:p/>
      </draw:polygon>
      <draw:polygon presentation:style-name="Mpr36" draw:text-style-name="MP9" draw:layer="backgroundobjects" svg:width="0.951cm" svg:height="1.26cm" draw:transform="rotate (-3.14159265358979) translate (9.679cm 21cm)" svg:viewBox="0 0 952 1261" draw:points="36,1175 96,1218 187,1247 287,1256 287,1261 677,1261 677,1256 775,1247 865,1218 926,1175 948,1122 952,1122 952,0 0,0 0,1122 13,1122">
        <text:p/>
      </draw:polygon>
      <draw:polygon presentation:style-name="Mpr36" draw:text-style-name="MP9" draw:layer="backgroundobjects" svg:width="0.951cm" svg:height="2.499cm" draw:transform="rotate (-3.14159265358979) translate (8.763cm 21cm)" svg:viewBox="0 0 952 2500" draw:points="36,2329 97,2414 187,2472 288,2491 288,2500 677,2500 677,2491 776,2472 866,2414 927,2329 948,2225 952,2225 952,0 0,0 0,2225 13,2225">
        <text:p/>
      </draw:polygon>
      <draw:polygon presentation:style-name="Mpr39" draw:text-style-name="MP9" draw:layer="backgroundobjects" svg:width="0.951cm" svg:height="1.933cm" draw:transform="rotate (-3.14159265358979) translate (9.08cm 21cm)" svg:viewBox="0 0 952 1934" draw:points="36,1801 97,1867 187,1913 288,1927 288,1934 677,1934 677,1927 776,1913 865,1867 927,1801 948,1721 952,1721 952,0 0,0 0,1721 13,1721">
        <text:p/>
      </draw:polygon>
      <draw:polygon presentation:style-name="Mpr40" draw:text-style-name="MP9" draw:layer="backgroundobjects" svg:width="0.951cm" svg:height="1.702cm" draw:transform="rotate (-3.14159265358979) translate (9.498cm 21cm)" svg:viewBox="0 0 952 1703" draw:points="36,1586 96,1644 187,1684 287,1697 287,1703 677,1703 677,1697 775,1684 865,1644 926,1586 948,1515 952,1515 952,0 0,0 0,1515 13,1515">
        <text:p/>
      </draw:polygon>
      <draw:polygon presentation:style-name="Mpr37" draw:text-style-name="MP9" draw:layer="backgroundobjects" svg:width="0.951cm" svg:height="1.26cm" draw:transform="rotate (-3.14159265358979) translate (9.68cm 21cm)" svg:viewBox="0 0 952 1261" draw:points="36,1175 97,1218 187,1247 287,1256 287,1261 677,1261 677,1256 776,1247 865,1218 927,1175 948,1122 952,1122 952,0 0,0 0,1122 13,1122">
        <text:p/>
      </draw:polygon>
      <draw:polygon presentation:style-name="Mpr39" draw:text-style-name="MP9" draw:layer="backgroundobjects" svg:width="0.727cm" svg:height="1.919cm" draw:transform="rotate (-3.14159265358979) translate (18.454cm 21cm)" svg:viewBox="0 0 728 1920" draw:points="701,1788 655,1854 586,1898 509,1912 509,1920 210,1920 210,1912 135,1898 66,1854 18,1788 3,1708 0,1708 0,0 728,0 728,1708 719,1708">
        <text:p/>
      </draw:polygon>
      <draw:polygon presentation:style-name="Mpr38" draw:text-style-name="MP9" draw:layer="backgroundobjects" svg:width="0.727cm" svg:height="1.484cm" draw:transform="rotate (-3.14159265358979) translate (18.236cm 21cm)" svg:viewBox="0 0 728 1485" draw:points="702,1382 656,1433 585,1468 509,1479 509,1485 211,1485 211,1479 135,1468 67,1433 20,1382 3,1321 0,1321 0,0 728,0 728,1321 719,1321">
        <text:p/>
      </draw:polygon>
      <draw:polygon presentation:style-name="Mpr36" draw:text-style-name="MP9" draw:layer="backgroundobjects" svg:width="0.728cm" svg:height="1.306cm" draw:transform="rotate (-3.14159265358979) translate (18.019cm 21cm)" svg:viewBox="0 0 729 1307" draw:points="701,1218 655,1263 586,1293 510,1303 510,1307 212,1307 212,1303 135,1293 66,1263 20,1218 4,1163 0,1163 0,0 729,0 729,1163 720,1163">
        <text:p/>
      </draw:polygon>
      <draw:polygon presentation:style-name="Mpr39" draw:text-style-name="MP9" draw:layer="backgroundobjects" svg:width="0.727cm" svg:height="0.967cm" draw:transform="rotate (-3.14159265358979) translate (17.776cm 21cm)" svg:viewBox="0 0 728 968" draw:points="700,902 654,935 585,957 509,965 509,968 210,968 210,965 135,957 66,935 20,902 3,862 0,862 0,0 728,0 728,862 717,862">
        <text:p/>
      </draw:polygon>
      <draw:polygon presentation:style-name="Mpr37" draw:text-style-name="MP9" draw:layer="backgroundobjects" svg:width="0.727cm" svg:height="0.595cm" draw:transform="rotate (-3.14159265358979) translate (17.615cm 21cm)" svg:viewBox="0 0 728 596" draw:points="700,556 654,576 584,590 509,594 509,596 210,596 210,594 135,590 66,576 20,556 3,531 0,531 0,0 728,0 728,531 717,531">
        <text:p/>
      </draw:polygon>
      <draw:polygon presentation:style-name="Mpr36" draw:text-style-name="MP9" draw:layer="backgroundobjects" svg:width="0.726cm" svg:height="1.306cm" draw:transform="rotate (-3.14159265358979) translate (17.1cm 21cm)" svg:viewBox="0 0 727 1307" draw:points="699,1218 653,1263 584,1293 507,1303 507,1307 210,1307 210,1303 133,1293 64,1263 18,1218 1,1163 0,1163 0,0 727,0 727,1163 718,1163">
        <text:p/>
      </draw:polygon>
      <draw:polygon presentation:style-name="Mpr36" draw:text-style-name="MP9" draw:layer="backgroundobjects" svg:width="0.727cm" svg:height="0.967cm" draw:transform="rotate (-3.14159265358979) translate (16.859cm 21cm)" svg:viewBox="0 0 728 968" draw:points="700,902 654,935 585,957 509,965 509,968 210,968 210,965 135,957 66,935 20,902 3,862 0,862 0,0 728,0 728,862 717,862">
        <text:p/>
      </draw:polygon>
      <draw:polygon presentation:style-name="Mpr36" draw:text-style-name="MP9" draw:layer="backgroundobjects" svg:width="0.727cm" svg:height="0.595cm" draw:transform="rotate (-3.14159265358979) translate (16.698cm 21cm)" svg:viewBox="0 0 728 596" draw:points="700,556 654,576 584,590 509,594 509,596 210,596 210,594 135,590 66,576 20,556 3,531 0,531 0,0 728,0 728,531 717,531">
        <text:p/>
      </draw:polygon>
      <draw:polygon presentation:style-name="Mpr40" draw:text-style-name="MP9" draw:layer="backgroundobjects" svg:width="0.728cm" svg:height="1.919cm" draw:transform="rotate (-3.14159265358979) translate (17.473cm 21cm)" svg:viewBox="0 0 729 1920" draw:points="701,1788 654,1854 585,1898 508,1912 508,1920 211,1920 211,1912 134,1898 65,1854 19,1788 2,1708 0,1708 0,0 729,0 729,1708 718,1708">
        <text:p/>
      </draw:polygon>
      <draw:polygon presentation:style-name="Mpr36" draw:text-style-name="MP9" draw:layer="backgroundobjects" svg:width="0.728cm" svg:height="1.484cm" draw:transform="rotate (-3.14159265358979) translate (17.265cm 21cm)" svg:viewBox="0 0 729 1485" draw:points="701,1382 655,1433 586,1468 508,1479 508,1485 210,1485 210,1479 135,1468 66,1433 19,1382 3,1321 0,1321 0,0 729,0 729,1321 718,1321">
        <text:p/>
      </draw:polygon>
      <draw:polygon presentation:style-name="Mpr39" draw:text-style-name="MP9" draw:layer="backgroundobjects" svg:width="0.727cm" svg:height="1.306cm" draw:transform="rotate (-3.14159265358979) translate (17.1cm 21cm)" svg:viewBox="0 0 728 1307" draw:points="701,1218 655,1263 584,1293 507,1303 507,1307 210,1307 210,1303 135,1293 66,1263 20,1218 3,1163 0,1163 0,0 728,0 728,1163 718,1163">
        <text:p/>
      </draw:polygon>
      <draw:polygon presentation:style-name="Mpr40" draw:text-style-name="MP9" draw:layer="backgroundobjects" svg:width="0.727cm" svg:height="0.967cm" draw:transform="rotate (-3.14159265358979) translate (16.859cm 21cm)" svg:viewBox="0 0 728 968" draw:points="702,902 654,935 585,957 509,965 509,968 211,968 211,965 135,957 67,935 20,902 3,862 0,862 0,0 728,0 728,862 719,862">
        <text:p/>
      </draw:polygon>
      <draw:polygon presentation:style-name="Mpr41" draw:text-style-name="MP9" draw:layer="backgroundobjects" svg:width="0.727cm" svg:height="0.595cm" draw:transform="rotate (-3.14159265358979) translate (16.698cm 21cm)" svg:viewBox="0 0 728 596" draw:points="700,556 654,576 585,590 509,594 509,596 210,596 210,594 135,590 67,576 20,556 3,531 0,531 0,0 728,0 728,531 719,531">
        <text:p/>
      </draw:polygon>
      <draw:polygon presentation:style-name="Mpr36" draw:text-style-name="MP9" draw:layer="backgroundobjects" svg:width="0.728cm" svg:height="1.919cm" draw:transform="rotate (-3.14159265358979) translate (16.375cm 21cm)" svg:viewBox="0 0 729 1920" draw:points="701,1788 655,1854 586,1898 508,1912 508,1920 210,1920 210,1912 135,1898 66,1854 19,1788 2,1708 0,1708 0,0 729,0 729,1708 718,1708">
        <text:p/>
      </draw:polygon>
      <draw:polygon presentation:style-name="Mpr36" draw:text-style-name="MP9" draw:layer="backgroundobjects" svg:width="0.727cm" svg:height="1.306cm" draw:transform="rotate (-3.14159265358979) translate (15.939cm 21cm)" svg:viewBox="0 0 728 1307" draw:points="700,1218 654,1263 585,1293 509,1303 509,1307 210,1307 210,1303 135,1293 66,1263 18,1218 3,1163 0,1163 0,0 728,0 728,1163 717,1163">
        <text:p/>
      </draw:polygon>
      <draw:polygon presentation:style-name="Mpr36" draw:text-style-name="MP9" draw:layer="backgroundobjects" svg:width="0.727cm" svg:height="0.967cm" draw:transform="rotate (-3.14159265358979) translate (15.697cm 21cm)" svg:viewBox="0 0 728 968" draw:points="701,902 653,935 584,957 507,965 507,968 210,968 210,965 133,957 66,935 18,902 3,862 0,862 0,0 728,0 728,862 718,862">
        <text:p/>
      </draw:polygon>
      <draw:polygon presentation:style-name="Mpr36" draw:text-style-name="MP9" draw:layer="backgroundobjects" svg:width="0.729cm" svg:height="0.595cm" draw:transform="rotate (-3.14159265358979) translate (15.538cm 21cm)" svg:viewBox="0 0 730 596" draw:points="703,556 655,576 586,590 509,594 509,596 212,596 212,594 135,590 68,576 20,556 3,531 0,531 0,0 730,0 730,531 720,531">
        <text:p/>
      </draw:polygon>
      <draw:polygon presentation:style-name="Mpr37" draw:text-style-name="MP9" draw:layer="backgroundobjects" svg:width="0.728cm" svg:height="1.484cm" draw:transform="rotate (-3.14159265358979) translate (16.181cm 21cm)" svg:viewBox="0 0 729 1485" draw:points="700,1382 654,1433 585,1468 508,1479 508,1485 211,1485 211,1479 134,1468 65,1433 19,1382 2,1321 0,1321 0,0 729,0 729,1321 718,1321">
        <text:p/>
      </draw:polygon>
      <draw:polygon presentation:style-name="Mpr38" draw:text-style-name="MP9" draw:layer="backgroundobjects" svg:width="0.727cm" svg:height="1.306cm" draw:transform="rotate (-3.14159265358979) translate (15.939cm 21cm)" svg:viewBox="0 0 728 1307" draw:points="702,1218 654,1263 585,1293 509,1303 509,1307 211,1307 211,1303 135,1293 67,1263 20,1218 3,1163 0,1163 0,0 728,0 728,1163 719,1163">
        <text:p/>
      </draw:polygon>
      <draw:polygon presentation:style-name="Mpr36" draw:text-style-name="MP9" draw:layer="backgroundobjects" svg:width="0.727cm" svg:height="0.967cm" draw:transform="rotate (-3.14159265358979) translate (15.697cm 21cm)" svg:viewBox="0 0 728 968" draw:points="701,902 655,935 586,957 507,965 507,968 210,968 210,965 135,957 66,935 18,902 3,862 0,862 0,0 728,0 728,862 719,862">
        <text:p/>
      </draw:polygon>
      <draw:polygon presentation:style-name="Mpr38" draw:text-style-name="MP9" draw:layer="backgroundobjects" svg:width="0.727cm" svg:height="0.595cm" draw:transform="rotate (-3.14159265358979) translate (15.536cm 21cm)" svg:viewBox="0 0 728 596" draw:points="701,556 655,576 586,590 507,594 507,596 210,596 210,594 135,590 66,576 18,556 3,531 0,531 0,0 728,0 728,531 719,531">
        <text:p/>
      </draw:polygon>
      <draw:polygon presentation:style-name="Mpr36" draw:text-style-name="MP9" draw:layer="backgroundobjects" svg:width="0.727cm" svg:height="1.919cm" draw:transform="rotate (-3.14159265358979) translate (14.581cm 21cm)" svg:viewBox="0 0 728 1920" draw:points="27,1788 73,1854 142,1898 219,1912 219,1920 518,1920 518,1912 593,1898 662,1854 710,1788 725,1708 728,1708 728,0 0,0 0,1708 9,1708">
        <text:p/>
      </draw:polygon>
      <draw:polygon presentation:style-name="Mpr36" draw:text-style-name="MP9" draw:layer="backgroundobjects" svg:width="0.728cm" svg:height="1.306cm" draw:transform="rotate (-3.14159265358979) translate (15.018cm 21cm)" svg:viewBox="0 0 729 1307" draw:points="28,1218 74,1263 143,1293 219,1303 219,1307 517,1307 517,1303 594,1293 663,1263 709,1218 725,1163 729,1163 729,0 0,0 0,1163 9,1163">
        <text:p/>
      </draw:polygon>
      <draw:polygon presentation:style-name="Mpr36" draw:text-style-name="MP9" draw:layer="backgroundobjects" svg:width="0.727cm" svg:height="0.967cm" draw:transform="rotate (-3.14159265358979) translate (15.26cm 21cm)" svg:viewBox="0 0 728 968" draw:points="28,902 74,935 143,957 219,965 219,968 518,968 518,965 593,957 662,935 708,902 725,862 728,862 728,0 0,0 0,862 11,862">
        <text:p/>
      </draw:polygon>
      <draw:polygon presentation:style-name="Mpr36" draw:text-style-name="MP9" draw:layer="backgroundobjects" svg:width="0.727cm" svg:height="0.595cm" draw:transform="rotate (-3.14159265358979) translate (15.421cm 21cm)" svg:viewBox="0 0 728 596" draw:points="28,556 74,576 144,590 219,594 219,596 518,596 518,594 593,590 662,576 708,556 725,531 728,531 728,0 0,0 0,531 11,531">
        <text:p/>
      </draw:polygon>
      <draw:polygon presentation:style-name="Mpr39" draw:text-style-name="MP9" draw:layer="backgroundobjects" svg:width="0.728cm" svg:height="1.484cm" draw:transform="rotate (-3.14159265358979) translate (14.873cm 21cm)" svg:viewBox="0 0 729 1485" draw:points="28,1382 74,1433 143,1468 221,1479 221,1485 519,1485 519,1479 594,1468 663,1433 710,1382 726,1321 729,1321 729,0 0,0 0,1321 11,1321">
        <text:p/>
      </draw:polygon>
      <draw:polygon presentation:style-name="Mpr40" draw:text-style-name="MP9" draw:layer="backgroundobjects" svg:width="0.727cm" svg:height="1.306cm" draw:transform="rotate (-3.14159265358979) translate (15.019cm 21cm)" svg:viewBox="0 0 728 1307" draw:points="27,1218 73,1263 144,1293 220,1303 220,1307 518,1307 518,1303 593,1293 662,1263 708,1218 725,1163 728,1163 728,0 0,0 0,1163 10,1163">
        <text:p/>
      </draw:polygon>
      <draw:polygon presentation:style-name="Mpr37" draw:text-style-name="MP9" draw:layer="backgroundobjects" svg:width="0.727cm" svg:height="0.967cm" draw:transform="rotate (-3.14159265358979) translate (15.26cm 21cm)" svg:viewBox="0 0 728 968" draw:points="26,902 74,935 143,957 219,965 219,968 517,968 517,965 593,957 661,935 708,902 725,862 728,862 728,0 0,0 0,862 9,862">
        <text:p/>
      </draw:polygon>
      <draw:polygon presentation:style-name="Mpr36" draw:text-style-name="MP9" draw:layer="backgroundobjects" svg:width="0.727cm" svg:height="0.595cm" draw:transform="rotate (-3.14159265358979) translate (15.421cm 21cm)" svg:viewBox="0 0 728 596" draw:points="28,556 74,576 143,590 219,594 219,596 518,596 518,594 593,590 661,576 708,556 725,531 728,531 728,0 0,0 0,531 9,531">
        <text:p/>
      </draw:polygon>
      <draw:polygon presentation:style-name="Mpr39" draw:text-style-name="MP9" draw:layer="backgroundobjects" svg:width="0.556cm" svg:height="1.469cm" draw:transform="rotate (-3.14159265358979) translate (21.973cm 21cm)" svg:viewBox="0 0 557 1470" draw:points="536,1369 501,1419 448,1453 389,1464 389,1470 161,1470 161,1464 103,1453 51,1419 14,1369 2,1308 0,1308 0,0 557,0 557,1308 550,1308">
        <text:p/>
      </draw:polygon>
      <draw:polygon presentation:style-name="Mpr38" draw:text-style-name="MP9" draw:layer="backgroundobjects" svg:width="0.556cm" svg:height="1.136cm" draw:transform="rotate (-3.14159265358979) translate (21.806cm 21cm)" svg:viewBox="0 0 557 1137" draw:points="537,1058 502,1097 447,1124 389,1132 389,1137 161,1137 161,1132 103,1124 51,1097 15,1058 2,1011 0,1011 0,0 557,0 557,1011 550,1011">
        <text:p/>
      </draw:polygon>
      <draw:polygon presentation:style-name="Mpr36" draw:text-style-name="MP9" draw:layer="backgroundobjects" svg:width="0.557cm" svg:height="1cm" draw:transform="rotate (-3.14159265358979) translate (21.64cm 21cm)" svg:viewBox="0 0 558 1001" draw:points="536,933 501,967 448,990 390,998 390,1001 162,1001 162,998 103,990 50,967 15,933 3,890 0,890 0,0 558,0 558,890 551,890">
        <text:p/>
      </draw:polygon>
      <draw:polygon presentation:style-name="Mpr39" draw:text-style-name="MP9" draw:layer="backgroundobjects" svg:width="0.556cm" svg:height="0.74cm" draw:transform="rotate (-3.14159265358979) translate (21.454cm 21cm)" svg:viewBox="0 0 557 741" draw:points="535,691 500,716 447,733 389,739 389,741 161,741 161,739 103,733 50,716 15,691 2,660 0,660 0,0 557,0 557,660 548,660">
        <text:p/>
      </draw:polygon>
      <draw:polygon presentation:style-name="Mpr37" draw:text-style-name="MP9" draw:layer="backgroundobjects" svg:width="0.556cm" svg:height="0.455cm" draw:transform="rotate (-3.14159265358979) translate (21.331cm 21cm)" svg:viewBox="0 0 557 456" draw:points="536,426 500,441 447,452 390,455 390,456 161,456 161,455 103,452 51,441 15,426 2,407 0,407 0,0 557,0 557,407 549,407">
        <text:p/>
      </draw:polygon>
      <draw:polygon presentation:style-name="Mpr36" draw:text-style-name="MP9" draw:layer="backgroundobjects" svg:width="0.556cm" svg:height="1.469cm" draw:transform="rotate (-3.14159265358979) translate (21.271cm 21cm)" svg:viewBox="0 0 557 1470" draw:points="536,1369 501,1419 448,1453 389,1464 389,1470 160,1470 160,1464 103,1453 50,1419 13,1369 2,1308 0,1308 0,0 557,0 557,1308 550,1308">
        <text:p/>
      </draw:polygon>
      <draw:polygon presentation:style-name="Mpr36" draw:text-style-name="MP9" draw:layer="backgroundobjects" svg:width="0.556cm" svg:height="1.136cm" draw:transform="rotate (-3.14159265358979) translate (21.104cm 21cm)" svg:viewBox="0 0 557 1137" draw:points="537,1058 502,1097 447,1124 389,1132 389,1137 161,1137 161,1132 103,1124 51,1097 15,1058 2,1011 0,1011 0,0 557,0 557,1011 550,1011">
        <text:p/>
      </draw:polygon>
      <draw:polygon presentation:style-name="Mpr36" draw:text-style-name="MP9" draw:layer="backgroundobjects" svg:width="0.555cm" svg:height="1cm" draw:transform="rotate (-3.14159265358979) translate (20.937cm 21cm)" svg:viewBox="0 0 556 1001" draw:points="535,933 500,967 447,990 388,998 388,1001 161,1001 161,998 102,990 49,967 14,933 1,890 0,890 0,0 556,0 556,890 550,890">
        <text:p/>
      </draw:polygon>
      <draw:polygon presentation:style-name="Mpr36" draw:text-style-name="MP9" draw:layer="backgroundobjects" svg:width="0.556cm" svg:height="0.74cm" draw:transform="rotate (-3.14159265358979) translate (20.752cm 21cm)" svg:viewBox="0 0 557 741" draw:points="535,691 500,716 447,733 389,739 389,741 160,741 160,739 103,733 50,716 15,691 2,660 0,660 0,0 557,0 557,660 548,660">
        <text:p/>
      </draw:polygon>
      <draw:polygon presentation:style-name="Mpr36" draw:text-style-name="MP9" draw:layer="backgroundobjects" svg:width="0.556cm" svg:height="0.455cm" draw:transform="rotate (-3.14159265358979) translate (20.629cm 21cm)" svg:viewBox="0 0 557 456" draw:points="535,426 500,441 447,452 389,455 389,456 160,456 160,455 103,452 50,441 15,426 2,407 0,407 0,0 557,0 557,407 548,407">
        <text:p/>
      </draw:polygon>
      <draw:polygon presentation:style-name="Mpr40" draw:text-style-name="MP9" draw:layer="backgroundobjects" svg:width="0.557cm" svg:height="1.469cm" draw:transform="rotate (-3.14159265358979) translate (21.271cm 21cm)" svg:viewBox="0 0 558 1470" draw:points="537,1369 501,1419 448,1453 389,1464 389,1470 162,1470 162,1464 103,1453 50,1419 15,1369 2,1308 0,1308 0,0 558,0 558,1308 550,1308">
        <text:p/>
      </draw:polygon>
      <draw:polygon presentation:style-name="Mpr36" draw:text-style-name="MP9" draw:layer="backgroundobjects" svg:width="0.557cm" svg:height="1.136cm" draw:transform="rotate (-3.14159265358979) translate (21.104cm 21cm)" svg:viewBox="0 0 558 1137" draw:points="537,1058 502,1097 449,1124 389,1132 389,1137 161,1137 161,1132 104,1124 51,1097 15,1058 3,1011 0,1011 0,0 558,0 558,1011 550,1011">
        <text:p/>
      </draw:polygon>
      <draw:polygon presentation:style-name="Mpr39" draw:text-style-name="MP9" draw:layer="backgroundobjects" svg:width="0.556cm" svg:height="1cm" draw:transform="rotate (-3.14159265358979) translate (20.937cm 21cm)" svg:viewBox="0 0 557 1001" draw:points="537,933 501,967 447,990 388,998 388,1001 161,1001 161,998 103,990 51,967 15,933 2,890 0,890 0,0 557,0 557,890 550,890">
        <text:p/>
      </draw:polygon>
      <draw:polygon presentation:style-name="Mpr40" draw:text-style-name="MP9" draw:layer="backgroundobjects" svg:width="0.556cm" svg:height="0.74cm" draw:transform="rotate (-3.14159265358979) translate (20.752cm 21cm)" svg:viewBox="0 0 557 741" draw:points="537,691 500,716 447,733 389,739 389,741 161,741 161,739 103,733 51,716 15,691 2,660 0,660 0,0 557,0 557,660 550,660">
        <text:p/>
      </draw:polygon>
      <draw:polygon presentation:style-name="Mpr41" draw:text-style-name="MP9" draw:layer="backgroundobjects" svg:width="0.556cm" svg:height="0.455cm" draw:transform="rotate (-3.14159265358979) translate (20.629cm 21cm)" svg:viewBox="0 0 557 456" draw:points="535,426 500,441 447,452 389,455 389,456 160,456 160,455 103,452 51,441 15,426 2,407 0,407 0,0 557,0 557,407 550,407">
        <text:p/>
      </draw:polygon>
      <draw:polygon presentation:style-name="Mpr36" draw:text-style-name="MP9" draw:layer="backgroundobjects" svg:width="0.557cm" svg:height="1.469cm" draw:transform="rotate (-3.14159265358979) translate (20.382cm 21cm)" svg:viewBox="0 0 558 1470" draw:points="536,1369 501,1419 448,1453 389,1464 389,1470 161,1470 161,1464 103,1453 50,1419 14,1369 1,1308 0,1308 0,0 558,0 558,1308 549,1308">
        <text:p/>
      </draw:polygon>
      <draw:polygon presentation:style-name="Mpr36" draw:text-style-name="MP9" draw:layer="backgroundobjects" svg:width="0.556cm" svg:height="1.136cm" draw:transform="rotate (-3.14159265358979) translate (20.215cm 21cm)" svg:viewBox="0 0 557 1137" draw:points="536,1058 501,1097 448,1124 388,1132 388,1137 160,1137 160,1132 103,1124 50,1097 13,1058 2,1011 0,1011 0,0 557,0 557,1011 550,1011">
        <text:p/>
      </draw:polygon>
      <draw:polygon presentation:style-name="Mpr36" draw:text-style-name="MP9" draw:layer="backgroundobjects" svg:width="0.556cm" svg:height="1cm" draw:transform="rotate (-3.14159265358979) translate (20.048cm 21cm)" svg:viewBox="0 0 557 1001" draw:points="535,933 500,967 447,990 389,998 389,1001 160,1001 160,998 103,990 50,967 13,933 2,890 0,890 0,0 557,0 557,890 548,890">
        <text:p/>
      </draw:polygon>
      <draw:polygon presentation:style-name="Mpr36" draw:text-style-name="MP9" draw:layer="backgroundobjects" svg:width="0.556cm" svg:height="0.74cm" draw:transform="rotate (-3.14159265358979) translate (19.863cm 21cm)" svg:viewBox="0 0 557 741" draw:points="536,691 499,716 447,733 388,739 388,741 160,741 160,739 101,733 50,716 13,691 2,660 0,660 0,0 557,0 557,660 549,660">
        <text:p/>
      </draw:polygon>
      <draw:polygon presentation:style-name="Mpr36" draw:text-style-name="MP9" draw:layer="backgroundobjects" svg:width="0.558cm" svg:height="0.455cm" draw:transform="rotate (-3.14159265358979) translate (19.742cm 21cm)" svg:viewBox="0 0 559 456" draw:points="538,426 502,441 449,452 390,455 390,456 163,456 163,455 104,452 52,441 16,426 3,407 0,407 0,0 559,0 559,407 551,407">
        <text:p/>
      </draw:polygon>
      <draw:polygon presentation:style-name="Mpr36" draw:text-style-name="MP9" draw:layer="backgroundobjects" svg:width="0.557cm" svg:height="1.469cm" draw:transform="rotate (-3.14159265358979) translate (20.382cm 21cm)" svg:viewBox="0 0 558 1470" draw:points="536,1369 501,1419 448,1453 389,1464 389,1470 162,1470 162,1464 103,1453 50,1419 15,1369 2,1308 0,1308 0,0 558,0 558,1308 549,1308">
        <text:p/>
      </draw:polygon>
      <draw:polygon presentation:style-name="Mpr37" draw:text-style-name="MP9" draw:layer="backgroundobjects" svg:width="0.557cm" svg:height="1.136cm" draw:transform="rotate (-3.14159265358979) translate (20.215cm 21cm)" svg:viewBox="0 0 558 1137" draw:points="536,1058 501,1097 448,1124 389,1132 389,1137 162,1137 162,1132 103,1124 50,1097 15,1058 2,1011 0,1011 0,0 558,0 558,1011 550,1011">
        <text:p/>
      </draw:polygon>
      <draw:polygon presentation:style-name="Mpr38" draw:text-style-name="MP9" draw:layer="backgroundobjects" svg:width="0.556cm" svg:height="1cm" draw:transform="rotate (-3.14159265358979) translate (20.048cm 21cm)" svg:viewBox="0 0 557 1001" draw:points="537,933 500,967 447,990 389,998 389,1001 161,1001 161,998 103,990 51,967 15,933 2,890 0,890 0,0 557,0 557,890 550,890">
        <text:p/>
      </draw:polygon>
      <draw:polygon presentation:style-name="Mpr36" draw:text-style-name="MP9" draw:layer="backgroundobjects" svg:width="0.556cm" svg:height="0.74cm" draw:transform="rotate (-3.14159265358979) translate (19.863cm 21cm)" svg:viewBox="0 0 557 741" draw:points="536,691 501,716 448,733 388,739 388,741 160,741 160,739 103,733 50,716 13,691 2,660 0,660 0,0 557,0 557,660 550,660">
        <text:p/>
      </draw:polygon>
      <draw:polygon presentation:style-name="Mpr38" draw:text-style-name="MP9" draw:layer="backgroundobjects" svg:width="0.556cm" svg:height="0.455cm" draw:transform="rotate (-3.14159265358979) translate (19.74cm 21cm)" svg:viewBox="0 0 557 456" draw:points="536,426 501,441 448,452 388,455 388,456 161,456 161,455 103,452 50,441 14,426 2,407 0,407 0,0 557,0 557,407 550,407">
        <text:p/>
      </draw:polygon>
      <draw:polygon presentation:style-name="Mpr36" draw:text-style-name="MP9" draw:layer="backgroundobjects" svg:width="0.556cm" svg:height="1.469cm" draw:transform="rotate (-3.14159265358979) translate (19.01cm 21cm)" svg:viewBox="0 0 557 1470" draw:points="21,1369 56,1419 109,1453 168,1464 168,1470 396,1470 396,1464 454,1453 506,1419 543,1369 555,1308 557,1308 557,0 0,0 0,1308 7,1308">
        <text:p/>
      </draw:polygon>
      <draw:polygon presentation:style-name="Mpr36" draw:text-style-name="MP9" draw:layer="backgroundobjects" svg:width="0.556cm" svg:height="1.136cm" draw:transform="rotate (-3.14159265358979) translate (19.177cm 21cm)" svg:viewBox="0 0 557 1137" draw:points="20,1058 55,1097 110,1124 168,1132 168,1137 396,1137 396,1132 454,1124 506,1097 542,1058 555,1011 557,1011 557,0 0,0 0,1011 7,1011">
        <text:p/>
      </draw:polygon>
      <draw:polygon presentation:style-name="Mpr36" draw:text-style-name="MP9" draw:layer="backgroundobjects" svg:width="0.557cm" svg:height="1cm" draw:transform="rotate (-3.14159265358979) translate (19.344cm 21cm)" svg:viewBox="0 0 558 1001" draw:points="22,933 57,967 110,990 168,998 168,1001 396,1001 396,998 455,990 508,967 543,933 555,890 558,890 558,0 0,0 0,890 7,890">
        <text:p/>
      </draw:polygon>
      <draw:polygon presentation:style-name="Mpr36" draw:text-style-name="MP9" draw:layer="backgroundobjects" svg:width="0.556cm" svg:height="0.74cm" draw:transform="rotate (-3.14159265358979) translate (19.529cm 21cm)" svg:viewBox="0 0 557 741" draw:points="22,691 57,716 110,733 168,739 168,741 396,741 396,739 454,733 507,716 542,691 555,660 557,660 557,0 0,0 0,660 9,660">
        <text:p/>
      </draw:polygon>
      <draw:polygon presentation:style-name="Mpr36" draw:text-style-name="MP9" draw:layer="backgroundobjects" svg:width="0.556cm" svg:height="0.455cm" draw:transform="rotate (-3.14159265358979) translate (19.652cm 21cm)" svg:viewBox="0 0 557 456" draw:points="21,426 57,441 110,452 167,455 167,456 396,456 396,455 454,452 506,441 542,426 555,407 557,407 557,0 0,0 0,407 8,407">
        <text:p/>
      </draw:polygon>
      <draw:polygon presentation:style-name="Mpr36" draw:text-style-name="MP9" draw:layer="backgroundobjects" svg:width="0.558cm" svg:height="1.469cm" draw:transform="rotate (-3.14159265358979) translate (19.012cm 21cm)" svg:viewBox="0 0 559 1470" draw:points="22,1369 58,1419 111,1453 170,1464 170,1470 397,1470 397,1464 456,1453 508,1419 544,1369 557,1308 559,1308 559,0 0,0 0,1308 9,1308">
        <text:p/>
      </draw:polygon>
      <draw:polygon presentation:style-name="Mpr39" draw:text-style-name="MP9" draw:layer="backgroundobjects" svg:width="0.556cm" svg:height="1.136cm" draw:transform="rotate (-3.14159265358979) translate (19.178cm 21cm)" svg:viewBox="0 0 557 1137" draw:points="21,1058 56,1097 109,1124 169,1132 169,1137 397,1137 397,1132 454,1124 507,1097 543,1058 555,1011 557,1011 557,0 0,0 0,1011 8,1011">
        <text:p/>
      </draw:polygon>
      <draw:polygon presentation:style-name="Mpr40" draw:text-style-name="MP9" draw:layer="backgroundobjects" svg:width="0.556cm" svg:height="1cm" draw:transform="rotate (-3.14159265358979) translate (19.344cm 21cm)" svg:viewBox="0 0 557 1001" draw:points="20,933 55,967 110,990 168,998 168,1001 396,1001 396,998 453,990 506,967 541,933 554,890 557,890 557,0 0,0 0,890 7,890">
        <text:p/>
      </draw:polygon>
      <draw:polygon presentation:style-name="Mpr37" draw:text-style-name="MP9" draw:layer="backgroundobjects" svg:width="0.556cm" svg:height="0.74cm" draw:transform="rotate (-3.14159265358979) translate (19.529cm 21cm)" svg:viewBox="0 0 557 741" draw:points="20,691 57,716 110,733 168,739 168,741 396,741 396,739 454,733 506,716 542,691 555,660 557,660 557,0 0,0 0,660 7,660">
        <text:p/>
      </draw:polygon>
      <draw:polygon presentation:style-name="Mpr36" draw:text-style-name="MP9" draw:layer="backgroundobjects" svg:width="0.556cm" svg:height="0.455cm" draw:transform="rotate (-3.14159265358979) translate (19.652cm 21cm)" svg:viewBox="0 0 557 456" draw:points="21,426 57,441 109,452 167,455 167,456 396,456 396,455 454,452 506,441 542,426 555,407 557,407 557,0 0,0 0,407 7,407">
        <text:p/>
      </draw:polygon>
      <draw:polygon presentation:style-name="Mpr39" draw:text-style-name="MP9" draw:layer="backgroundobjects" svg:width="0.426cm" svg:height="1.129cm" draw:transform="rotate (-3.14159265358979) translate (24.683cm 21cm)" svg:viewBox="0 0 427 1130" draw:points="411,1052 384,1091 344,1117 299,1125 299,1130 123,1130 123,1125 79,1117 39,1091 11,1052 2,1005 0,1005 0,0 427,0 427,1005 422,1005">
        <text:p/>
      </draw:polygon>
      <draw:polygon presentation:style-name="Mpr38" draw:text-style-name="MP9" draw:layer="backgroundobjects" svg:width="0.426cm" svg:height="0.873cm" draw:transform="rotate (-3.14159265358979) translate (24.56cm 21cm)" svg:viewBox="0 0 427 874" draw:points="412,813 385,843 343,864 299,870 299,874 124,874 124,870 79,864 39,843 12,813 2,777 0,777 0,0 427,0 427,777 422,777">
        <text:p/>
      </draw:polygon>
      <draw:polygon presentation:style-name="Mpr36" draw:text-style-name="MP9" draw:layer="backgroundobjects" svg:width="0.427cm" svg:height="0.768cm" draw:transform="rotate (-3.14159265358979) translate (24.42cm 21cm)" svg:viewBox="0 0 428 769" draw:points="412,717 385,743 344,761 300,767 300,769 125,769 125,767 80,761 39,743 12,717 3,684 0,684 0,0 428,0 428,684 423,684">
        <text:p/>
      </draw:polygon>
      <draw:polygon presentation:style-name="Mpr39" draw:text-style-name="MP9" draw:layer="backgroundobjects" svg:width="0.426cm" svg:height="0.569cm" draw:transform="rotate (-3.14159265358979) translate (24.277cm 21cm)" svg:viewBox="0 0 427 570" draw:points="411,531 384,550 343,563 299,568 299,570 123,570 123,568 79,563 39,550 12,531 2,507 0,507 0,0 427,0 427,507 421,507">
        <text:p/>
      </draw:polygon>
      <draw:polygon presentation:style-name="Mpr37" draw:text-style-name="MP9" draw:layer="backgroundobjects" svg:width="0.427cm" svg:height="0.35cm" draw:transform="rotate (-3.14159265358979) translate (24.183cm 21cm)" svg:viewBox="0 0 428 351" draw:points="411,327 384,339 343,347 299,350 299,351 124,351 124,350 80,347 39,339 12,327 2,313 0,313 0,0 428,0 428,313 421,313">
        <text:p/>
      </draw:polygon>
      <draw:polygon presentation:style-name="Mpr36" draw:text-style-name="MP9" draw:layer="backgroundobjects" svg:width="0.426cm" svg:height="0.569cm" draw:transform="rotate (-3.14159265358979) translate (23.739cm 21cm)" svg:viewBox="0 0 427 570" draw:points="411,531 384,550 344,563 299,568 299,570 123,570 123,568 79,563 39,550 12,531 2,507 0,507 0,0 427,0 427,507 421,507">
        <text:p/>
      </draw:polygon>
      <draw:polygon presentation:style-name="Mpr36" draw:text-style-name="MP9" draw:layer="backgroundobjects" svg:width="0.426cm" svg:height="0.35cm" draw:transform="rotate (-3.14159265358979) translate (23.644cm 21cm)" svg:viewBox="0 0 427 351" draw:points="411,327 384,339 342,347 298,350 298,351 123,351 123,350 79,347 38,339 11,327 1,313 0,313 0,0 427,0 427,313 421,313">
        <text:p/>
      </draw:polygon>
      <draw:polygon presentation:style-name="Mpr40" draw:text-style-name="MP9" draw:layer="backgroundobjects" svg:width="0.427cm" svg:height="1.129cm" draw:transform="rotate (-3.14159265358979) translate (24.127cm 21cm)" svg:viewBox="0 0 428 1130" draw:points="411,1052 384,1091 343,1117 298,1125 298,1130 124,1130 124,1125 78,1117 38,1091 11,1052 1,1005 0,1005 0,0 428,0 428,1005 421,1005">
        <text:p/>
      </draw:polygon>
      <draw:polygon presentation:style-name="Mpr36" draw:text-style-name="MP9" draw:layer="backgroundobjects" svg:width="0.427cm" svg:height="0.873cm" draw:transform="rotate (-3.14159265358979) translate (24.033cm 21cm)" svg:viewBox="0 0 428 874" draw:points="411,813 384,843 344,864 298,870 298,874 123,874 123,870 79,864 39,843 11,813 2,777 0,777 0,0 428,0 428,777 421,777">
        <text:p/>
      </draw:polygon>
      <draw:polygon presentation:style-name="Mpr39" draw:text-style-name="MP9" draw:layer="backgroundobjects" svg:width="0.426cm" svg:height="0.768cm" draw:transform="rotate (-3.14159265358979) translate (23.842cm 21cm)" svg:viewBox="0 0 427 769" draw:points="411,717 384,743 343,761 297,767 297,769 123,769 123,767 79,761 38,743 11,717 1,684 0,684 0,0 427,0 427,684 421,684">
        <text:p/>
      </draw:polygon>
      <draw:polygon presentation:style-name="Mpr40" draw:text-style-name="MP9" draw:layer="backgroundobjects" svg:width="0.426cm" svg:height="0.569cm" draw:transform="rotate (-3.14159265358979) translate (23.783cm 21cm)" svg:viewBox="0 0 427 570" draw:points="412,531 384,550 344,563 299,568 299,570 124,570 124,568 79,563 40,550 12,531 2,507 0,507 0,0 427,0 427,507 422,507">
        <text:p/>
      </draw:polygon>
      <draw:polygon presentation:style-name="Mpr41" draw:text-style-name="MP9" draw:layer="backgroundobjects" svg:width="0.426cm" svg:height="0.35cm" draw:transform="rotate (-3.14159265358979) translate (23.644cm 21cm)" svg:viewBox="0 0 427 351" draw:points="411,327 384,339 343,347 298,350 298,351 123,351 123,350 79,347 39,339 11,327 1,313 0,313 0,0 427,0 427,313 422,313">
        <text:p/>
      </draw:polygon>
      <draw:polygon presentation:style-name="Mpr36" draw:text-style-name="MP9" draw:layer="backgroundobjects" svg:width="0.427cm" svg:height="1.129cm" draw:transform="rotate (-3.14159265358979) translate (23.455cm 21cm)" svg:viewBox="0 0 428 1130" draw:points="412,1052 385,1091 344,1117 298,1125 298,1130 124,1130 124,1125 80,1117 39,1091 11,1052 1,1005 0,1005 0,0 428,0 428,1005 422,1005">
        <text:p/>
      </draw:polygon>
      <draw:polygon presentation:style-name="Mpr36" draw:text-style-name="MP9" draw:layer="backgroundobjects" svg:width="0.427cm" svg:height="0.873cm" draw:transform="rotate (-3.14159265358979) translate (23.327cm 21cm)" svg:viewBox="0 0 428 874" draw:points="412,813 385,843 344,864 298,870 298,874 123,874 123,870 79,864 39,843 11,813 2,777 0,777 0,0 428,0 428,777 422,777">
        <text:p/>
      </draw:polygon>
      <draw:polygon presentation:style-name="Mpr36" draw:text-style-name="MP9" draw:layer="backgroundobjects" svg:width="0.426cm" svg:height="0.768cm" draw:transform="rotate (-3.14159265358979) translate (23.199cm 21cm)" svg:viewBox="0 0 427 769" draw:points="411,717 384,743 344,761 299,767 299,769 123,769 123,767 79,761 39,743 11,717 2,684 0,684 0,0 427,0 427,684 421,684">
        <text:p/>
      </draw:polygon>
      <draw:polygon presentation:style-name="Mpr36" draw:text-style-name="MP9" draw:layer="backgroundobjects" svg:width="0.427cm" svg:height="0.569cm" draw:transform="rotate (-3.14159265358979) translate (23.057cm 21cm)" svg:viewBox="0 0 428 570" draw:points="412,531 384,550 343,563 298,568 298,570 123,570 123,568 78,563 39,550 11,531 2,507 0,507 0,0 428,0 428,507 422,507">
        <text:p/>
      </draw:polygon>
      <draw:polygon presentation:style-name="Mpr36" draw:text-style-name="MP9" draw:layer="backgroundobjects" svg:width="0.427cm" svg:height="0.35cm" draw:transform="rotate (-3.14159265358979) translate (22.963cm 21cm)" svg:viewBox="0 0 428 351" draw:points="412,327 384,339 344,347 298,350 298,351 124,351 124,350 79,347 39,339 11,327 1,313 0,313 0,0 428,0 428,313 422,313">
        <text:p/>
      </draw:polygon>
      <draw:polygon presentation:style-name="Mpr36" draw:text-style-name="MP9" draw:layer="backgroundobjects" svg:width="0.427cm" svg:height="1.129cm" draw:transform="rotate (-3.14159265358979) translate (23.455cm 21cm)" svg:viewBox="0 0 428 1130" draw:points="412,1052 385,1091 344,1117 299,1125 299,1130 125,1130 125,1125 80,1117 39,1091 12,1052 2,1005 0,1005 0,0 428,0 428,1005 422,1005">
        <text:p/>
      </draw:polygon>
      <draw:polygon presentation:style-name="Mpr37" draw:text-style-name="MP9" draw:layer="backgroundobjects" svg:width="0.427cm" svg:height="0.873cm" draw:transform="rotate (-3.14159265358979) translate (23.326cm 21cm)" svg:viewBox="0 0 428 874" draw:points="411,813 384,843 343,864 298,870 298,874 124,874 124,870 78,864 38,843 11,813 1,777 0,777 0,0 428,0 428,777 421,777">
        <text:p/>
      </draw:polygon>
      <draw:polygon presentation:style-name="Mpr38" draw:text-style-name="MP9" draw:layer="backgroundobjects" svg:width="0.426cm" svg:height="0.768cm" draw:transform="rotate (-3.14159265358979) translate (23.199cm 21cm)" svg:viewBox="0 0 427 769" draw:points="412,717 384,743 344,761 299,767 299,769 124,769 124,767 79,761 40,743 12,717 2,684 0,684 0,0 427,0 427,684 422,684">
        <text:p/>
      </draw:polygon>
      <draw:polygon presentation:style-name="Mpr36" draw:text-style-name="MP9" draw:layer="backgroundobjects" svg:width="0.427cm" svg:height="0.569cm" draw:transform="rotate (-3.14159265358979) translate (23.057cm 21cm)" svg:viewBox="0 0 428 570" draw:points="412,531 385,550 344,563 298,568 298,570 123,570 123,568 79,563 39,550 11,531 2,507 0,507 0,0 428,0 428,507 422,507">
        <text:p/>
      </draw:polygon>
      <draw:polygon presentation:style-name="Mpr38" draw:text-style-name="MP9" draw:layer="backgroundobjects" svg:width="0.426cm" svg:height="0.35cm" draw:transform="rotate (-3.14159265358979) translate (22.962cm 21cm)" svg:viewBox="0 0 427 351" draw:points="411,327 384,339 344,347 297,350 297,351 123,351 123,350 79,347 38,339 10,327 1,313 0,313 0,0 427,0 427,313 422,313">
        <text:p/>
      </draw:polygon>
      <draw:polygon presentation:style-name="Mpr36" draw:text-style-name="MP9" draw:layer="backgroundobjects" svg:width="0.426cm" svg:height="0.569cm" draw:transform="rotate (-3.14159265358979) translate (22.8cm 21cm)" svg:viewBox="0 0 427 570" draw:points="16,531 43,550 84,563 128,568 128,570 304,570 304,568 348,563 388,550 415,531 425,507 427,507 427,0 0,0 0,507 6,507">
        <text:p/>
      </draw:polygon>
      <draw:polygon presentation:style-name="Mpr36" draw:text-style-name="MP9" draw:layer="backgroundobjects" svg:width="0.427cm" svg:height="0.35cm" draw:transform="rotate (-3.14159265358979) translate (22.895cm 21cm)" svg:viewBox="0 0 428 351" draw:points="17,327 44,339 85,347 129,350 129,351 304,351 304,350 348,347 389,339 416,327 426,313 428,313 428,0 0,0 0,313 7,313">
        <text:p/>
      </draw:polygon>
      <draw:polygon presentation:style-name="Mpr36" draw:text-style-name="MP9" draw:layer="backgroundobjects" svg:width="0.427cm" svg:height="1.129cm" draw:transform="rotate (-3.14159265358979) translate (22.4cm 21cm)" svg:viewBox="0 0 428 1130" draw:points="16,1052 44,1091 84,1117 129,1125 129,1130 304,1130 304,1125 349,1117 389,1091 416,1052 426,1005 428,1005 428,0 0,0 0,1005 6,1005">
        <text:p/>
      </draw:polygon>
      <draw:polygon presentation:style-name="Mpr39" draw:text-style-name="MP9" draw:layer="backgroundobjects" svg:width="0.426cm" svg:height="0.873cm" draw:transform="rotate (-3.14159265358979) translate (22.563cm 21cm)" svg:viewBox="0 0 427 874" draw:points="16,813 43,843 83,864 129,870 129,874 304,874 304,870 348,864 389,843 416,813 426,777 427,777 427,0 0,0 0,777 6,777">
        <text:p/>
      </draw:polygon>
      <draw:polygon presentation:style-name="Mpr40" draw:text-style-name="MP9" draw:layer="backgroundobjects" svg:width="0.426cm" svg:height="0.768cm" draw:transform="rotate (-3.14159265358979) translate (22.699cm 21cm)" svg:viewBox="0 0 427 769" draw:points="16,717 43,743 85,761 129,767 129,769 304,769 304,767 348,761 389,743 416,717 426,684 427,684 427,0 0,0 0,684 6,684">
        <text:p/>
      </draw:polygon>
      <draw:polygon presentation:style-name="Mpr37" draw:text-style-name="MP9" draw:layer="backgroundobjects" svg:width="0.426cm" svg:height="0.569cm" draw:transform="rotate (-3.14159265358979) translate (22.8cm 21cm)" svg:viewBox="0 0 427 570" draw:points="15,531 43,550 84,563 128,568 128,570 303,570 303,568 348,563 388,550 415,531 425,507 427,507 427,0 0,0 0,507 5,507">
        <text:p/>
      </draw:polygon>
      <draw:polygon presentation:style-name="Mpr36" draw:text-style-name="MP9" draw:layer="backgroundobjects" svg:width="0.427cm" svg:height="0.35cm" draw:transform="rotate (-3.14159265358979) translate (22.895cm 21cm)" svg:viewBox="0 0 428 351" draw:points="17,327 44,339 84,347 129,350 129,351 304,351 304,350 348,347 388,339 416,327 426,313 428,313 428,0 0,0 0,313 6,313">
        <text:p/>
      </draw:polygon>
      <draw:polygon presentation:style-name="Mpr39" draw:text-style-name="MP9" draw:layer="backgroundobjects" svg:width="0.951cm" svg:height="0.776cm" draw:transform="rotate (-3.14159265358979) translate (10.04cm 21cm)" svg:viewBox="0 0 952 777" draw:points="916,725 855,751 765,769 664,774 664,777 275,777 275,774 176,769 86,751 25,725 4,692 0,692 0,0 952,0 952,692 939,692">
        <text:p/>
      </draw:polygon>
      <presentation:notes style:page-layout-name="PM0">
        <draw:page-thumbnail presentation:style-name="vortrag_5f_gruen-title" draw:layer="backgroundobjects" svg:width="14.09cm" svg:height="9.67cm" svg:x="3.743cm" svg:y="2.683cm" presentation:class="page"/>
        <draw:frame presentation:style-name="vortrag_5f_gruen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water" style:page-layout-name="PM1" draw:style-name="Mdp1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wachsmaler" style:page-layout-name="PM1" draw:style-name="Mdp13">
      <draw:frame presentation:style-name="lyt-wachsmaler-title" draw:layer="backgroundobjects" svg:width="23cm" svg:height="3.506cm" svg:x="2.5cm" svg:y="0.837cm" presentation:class="title" presentation:placeholder="true">
        <draw:text-box/>
      </draw:frame>
      <draw:frame presentation:style-name="lyt-wachsmaler-outline1" draw:layer="backgroundobjects" svg:width="23cm" svg:height="12.18cm" svg:x="2.5cm" svg:y="4.914cm" presentation:class="outline" presentation:placeholder="true">
        <draw:text-box/>
      </draw:frame>
      <draw:frame presentation:style-name="Mpr47" draw:text-style-name="MP4" draw:layer="backgroundobjects" svg:width="6.523cm" svg:height="1.448cm" svg:x="2.1cm" svg:y="17.1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976cm" svg:y="17.1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20.076cm" svg:y="17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wachsmaler-title" draw:layer="backgroundobjects" svg:width="15.265cm" svg:height="10.476cm" svg:x="3.161cm" svg:y="2.123cm" presentation:class="page"/>
        <draw:frame presentation:style-name="lyt-wachsmaler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5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whitemountains" style:page-layout-name="PM1" draw:style-name="Mdp15">
      <draw:frame presentation:style-name="lyt-whitemountains-title" draw:layer="backgroundobjects" svg:width="22.599cm" svg:height="3.506cm" svg:x="4cm" svg:y="0.837cm" presentation:class="title" presentation:placeholder="true">
        <draw:text-box/>
      </draw:frame>
      <draw:frame presentation:style-name="lyt-whitemountains-outline1" draw:layer="backgroundobjects" svg:width="22.599cm" svg:height="12.18cm" svg:x="4cm" svg:y="4.914cm" presentation:class="outline" presentation:placeholder="true">
        <draw:text-box/>
      </draw:frame>
      <draw:frame presentation:style-name="Mpr53" draw:text-style-name="MP4" draw:layer="backgroundobjects" svg:width="6.523cm" svg:height="1.448cm" svg:x="1.9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53" draw:text-style-name="MP5" draw:layer="backgroundobjects" svg:width="8.875cm" svg:height="1.448cm" svg:x="10.0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6" draw:layer="backgroundobjects" svg:width="6.523cm" svg:height="1.448cm" svg:x="20.576cm" svg:y="19.3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whitemountains-title" draw:layer="backgroundobjects" svg:width="15.265cm" svg:height="10.476cm" svg:x="3.161cm" svg:y="2.123cm" presentation:class="page"/>
        <draw:frame presentation:style-name="lyt-whitemountains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Overmeer</meta:initial-creator>
    <meta:creation-date>2012-02-17T13:08:08</meta:creation-date>
    <meta:editing-duration>P16DT5H52M54S</meta:editing-duration>
    <meta:editing-cycles>12</meta:editing-cycles>
    <dc:date>2012-08-22T14:15:12</dc:date>
    <dc:creator>Mark Overmeer</dc:creator>
    <meta:generator>LibreOffice/3.5$Linux_X86_64 LibreOffice_project/350m1$Build-403</meta:generator>
    <meta:document-statistic meta:object-count="910"/>
  </office:meta>
</office:document-meta>
</file>